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25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1165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29"/>
    <style:style style:name="ce6" style:family="table-cell" style:parent-style-name="Default">
      <style:text-properties style:font-name="Liberation Sans" style:font-name-asian="AR PL UMing HK" style:font-name-complex="Lohit Devanagari"/>
    </style:style>
    <style:style style:name="ce7" style:family="table-cell" style:parent-style-name="Default">
      <style:table-cell-properties fo:background-color="#ffff99"/>
      <style:text-properties fo:color="#800000"/>
    </style:style>
    <style:style style:name="ce8" style:family="table-cell" style:parent-style-name="Default" style:data-style-name="N126"/>
    <style:style style:name="ce9" style:family="table-cell" style:parent-style-name="Default" style:data-style-name="N121"/>
    <style:style style:name="ce10" style:family="table-cell" style:parent-style-name="Default" style:data-style-name="N2"/>
    <style:style style:name="ce11" style:family="table-cell" style:parent-style-name="Default" style:data-style-name="N133"/>
    <style:style style:name="ce12" style:family="table-cell" style:parent-style-name="Default" style:data-style-name="N190"/>
  </office:automatic-styles>
  <office:body>
    <office:spreadsheet>
      <table:table table:name="Sheet1" table:style-name="ta1">
        <table:table-column table:style-name="co1" table:number-columns-repeated="53" table:default-cell-style-name="Default"/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10"/>
          <table:table-cell office:value-type="string" calcext:value-type="string">
            <text:p>Sigms^2</text:p>
          </table:table-cell>
          <table:table-cell office:value-type="float" office:value="1.649047" calcext:value-type="float">
            <text:p>1.6490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.754214" calcext:value-type="float">
            <text:p>-1.754214</text:p>
          </table:table-cell>
          <table:table-cell office:value-type="string" calcext:value-type="string">
            <text:p>AL2</text:p>
          </table:table-cell>
          <table:table-cell table:number-columns-repeated="4"/>
          <table:table-cell office:value-type="string" calcext:value-type="string">
            <text:p>inverse</text:p>
          </table:table-cell>
          <table:table-cell table:style-name="ce1" office:value-type="float" office:value="0.05735373" calcext:value-type="float">
            <text:p>5.74E-002</text:p>
          </table:table-cell>
          <table:table-cell table:style-name="ce1" office:value-type="float" office:value="-0.01776192" calcext:value-type="float">
            <text:p>-1.78E-002</text:p>
          </table:table-cell>
          <table:table-cell table:style-name="ce1" office:value-type="float" office:value="0.001363818" calcext:value-type="float">
            <text:p>1.36E-003</text:p>
          </table:table-cell>
          <table:table-cell table:style-name="ce1" office:value-type="float" office:value="0.004446882" calcext:value-type="float">
            <text:p>4.45E-003</text:p>
          </table:table-cell>
          <table:table-cell table:style-name="ce1" office:value-type="float" office:value="-0.00004216931" calcext:value-type="float">
            <text:p>-4.22E-005</text:p>
          </table:table-cell>
          <table:table-cell table:style-name="ce1" office:value-type="float" office:value="-0.0002199646" calcext:value-type="float">
            <text:p>-2.20E-004</text:p>
          </table:table-cell>
          <table:table-cell table:style-name="ce1" office:value-type="float" office:value="-0.0009186099" calcext:value-type="float">
            <text:p>-9.19E-004</text:p>
          </table:table-cell>
          <table:table-cell table:style-name="ce1" office:value-type="float" office:value="0.003771805" calcext:value-type="float">
            <text:p>3.77E-003</text:p>
          </table:table-cell>
          <table:table-cell/>
          <table:table-cell office:value-type="string" calcext:value-type="string">
            <text:p>Transpose</text:p>
          </table:table-cell>
          <table:table-cell table:style-name="ce1" office:value-type="float" office:value="0.05735373" calcext:value-type="float">
            <text:p>5.74E-002</text:p>
          </table:table-cell>
          <table:table-cell table:style-name="ce1" office:value-type="float" office:value="-0.01776192" calcext:value-type="float">
            <text:p>-1.78E-002</text:p>
          </table:table-cell>
          <table:table-cell table:style-name="ce1" office:value-type="float" office:value="0.001363818" calcext:value-type="float">
            <text:p>1.36E-003</text:p>
          </table:table-cell>
          <table:table-cell table:style-name="ce1" office:value-type="float" office:value="0.004446882" calcext:value-type="float">
            <text:p>4.45E-003</text:p>
          </table:table-cell>
          <table:table-cell table:style-name="ce1" office:value-type="float" office:value="-0.00004216931" calcext:value-type="float">
            <text:p>-4.22E-005</text:p>
          </table:table-cell>
          <table:table-cell table:style-name="ce1" office:value-type="float" office:value="-0.0002199646" calcext:value-type="float">
            <text:p>-2.20E-004</text:p>
          </table:table-cell>
          <table:table-cell table:style-name="ce1" office:value-type="float" office:value="-0.0009186099" calcext:value-type="float">
            <text:p>-9.19E-004</text:p>
          </table:table-cell>
          <table:table-cell table:style-name="ce1" office:value-type="float" office:value="0.003771805" calcext:value-type="float">
            <text:p>3.77E-00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0.467513" calcext:value-type="float">
            <text:p>-0.467513</text:p>
          </table:table-cell>
          <table:table-cell office:value-type="string" calcext:value-type="string">
            <text:p>AL3</text:p>
          </table:table-cell>
          <table:table-cell table:number-columns-repeated="5"/>
          <table:table-cell table:style-name="ce1" office:value-type="float" office:value="-0.01776192" calcext:value-type="float">
            <text:p>-1.78E-002</text:p>
          </table:table-cell>
          <table:table-cell table:style-name="ce1" office:value-type="float" office:value="0.005529454" calcext:value-type="float">
            <text:p>5.53E-003</text:p>
          </table:table-cell>
          <table:table-cell table:style-name="ce1" office:value-type="float" office:value="-0.0004260829" calcext:value-type="float">
            <text:p>-4.26E-004</text:p>
          </table:table-cell>
          <table:table-cell table:style-name="ce1" office:value-type="float" office:value="-0.001294019" calcext:value-type="float">
            <text:p>-1.29E-003</text:p>
          </table:table-cell>
          <table:table-cell table:style-name="ce1" office:value-type="float" office:value="-0.00001572471" calcext:value-type="float">
            <text:p>-1.57E-005</text:p>
          </table:table-cell>
          <table:table-cell table:style-name="ce1" office:value-type="float" office:value="0.00002667943" calcext:value-type="float">
            <text:p>2.67E-005</text:p>
          </table:table-cell>
          <table:table-cell table:style-name="ce1" office:value-type="float" office:value="0.0002763349" calcext:value-type="float">
            <text:p>2.76E-004</text:p>
          </table:table-cell>
          <table:table-cell table:style-name="ce1" office:value-type="float" office:value="-0.001129633" calcext:value-type="float">
            <text:p>-1.13E-003</text:p>
          </table:table-cell>
          <table:table-cell table:number-columns-repeated="2"/>
          <table:table-cell table:style-name="ce1" office:value-type="float" office:value="-0.01776192" calcext:value-type="float">
            <text:p>-1.78E-002</text:p>
          </table:table-cell>
          <table:table-cell table:style-name="ce1" office:value-type="float" office:value="0.005529454" calcext:value-type="float">
            <text:p>5.53E-003</text:p>
          </table:table-cell>
          <table:table-cell table:style-name="ce1" office:value-type="float" office:value="-0.0004260829" calcext:value-type="float">
            <text:p>-4.26E-004</text:p>
          </table:table-cell>
          <table:table-cell table:style-name="ce1" office:value-type="float" office:value="-0.001294019" calcext:value-type="float">
            <text:p>-1.29E-003</text:p>
          </table:table-cell>
          <table:table-cell table:style-name="ce1" office:value-type="float" office:value="-0.00001572471" calcext:value-type="float">
            <text:p>-1.57E-005</text:p>
          </table:table-cell>
          <table:table-cell table:style-name="ce1" office:value-type="float" office:value="0.00002667943" calcext:value-type="float">
            <text:p>2.67E-005</text:p>
          </table:table-cell>
          <table:table-cell table:style-name="ce1" office:value-type="float" office:value="0.0002763349" calcext:value-type="float">
            <text:p>2.76E-004</text:p>
          </table:table-cell>
          <table:table-cell table:style-name="ce1" office:value-type="float" office:value="-0.001129633" calcext:value-type="float">
            <text:p>-1.13E-00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0.020909" calcext:value-type="float">
            <text:p>-0.020909</text:p>
          </table:table-cell>
          <table:table-cell office:value-type="string" calcext:value-type="string">
            <text:p>AL4</text:p>
          </table:table-cell>
          <table:table-cell table:number-columns-repeated="5"/>
          <table:table-cell table:style-name="ce1" office:value-type="float" office:value="0.001363818" calcext:value-type="float">
            <text:p>1.36E-003</text:p>
          </table:table-cell>
          <table:table-cell table:style-name="ce1" office:value-type="float" office:value="-0.0004260829" calcext:value-type="float">
            <text:p>-4.26E-004</text:p>
          </table:table-cell>
          <table:table-cell table:style-name="ce1" office:value-type="float" office:value="0.00003292823" calcext:value-type="float">
            <text:p>3.29E-005</text:p>
          </table:table-cell>
          <table:table-cell table:style-name="ce1" office:value-type="float" office:value="0.00009400733" calcext:value-type="float">
            <text:p>9.40E-005</text:p>
          </table:table-cell>
          <table:table-cell table:style-name="ce1" office:value-type="float" office:value="0.000002030455" calcext:value-type="float">
            <text:p>2.03E-006</text:p>
          </table:table-cell>
          <table:table-cell table:style-name="ce1" office:value-type="float" office:value="-0.0000004194362" calcext:value-type="float">
            <text:p>-4.19E-007</text:p>
          </table:table-cell>
          <table:table-cell table:style-name="ce1" office:value-type="float" office:value="-0.00002168844" calcext:value-type="float">
            <text:p>-2.17E-005</text:p>
          </table:table-cell>
          <table:table-cell table:style-name="ce1" office:value-type="float" office:value="0.00008423117" calcext:value-type="float">
            <text:p>8.42E-005</text:p>
          </table:table-cell>
          <table:table-cell table:number-columns-repeated="2"/>
          <table:table-cell table:style-name="ce1" office:value-type="float" office:value="0.001363818" calcext:value-type="float">
            <text:p>1.36E-003</text:p>
          </table:table-cell>
          <table:table-cell table:style-name="ce1" office:value-type="float" office:value="-0.0004260829" calcext:value-type="float">
            <text:p>-4.26E-004</text:p>
          </table:table-cell>
          <table:table-cell table:style-name="ce1" office:value-type="float" office:value="0.00003292823" calcext:value-type="float">
            <text:p>3.29E-005</text:p>
          </table:table-cell>
          <table:table-cell table:style-name="ce1" office:value-type="float" office:value="0.00009400733" calcext:value-type="float">
            <text:p>9.40E-005</text:p>
          </table:table-cell>
          <table:table-cell table:style-name="ce1" office:value-type="float" office:value="0.000002030455" calcext:value-type="float">
            <text:p>2.03E-006</text:p>
          </table:table-cell>
          <table:table-cell table:style-name="ce1" office:value-type="float" office:value="-0.0000004194362" calcext:value-type="float">
            <text:p>-4.19E-007</text:p>
          </table:table-cell>
          <table:table-cell table:style-name="ce1" office:value-type="float" office:value="-0.00002168844" calcext:value-type="float">
            <text:p>-2.17E-005</text:p>
          </table:table-cell>
          <table:table-cell table:style-name="ce1" office:value-type="float" office:value="0.00008423117" calcext:value-type="float">
            <text:p>8.42E-00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1.203208" calcext:value-type="float">
            <text:p>-1.203208</text:p>
          </table:table-cell>
          <table:table-cell office:value-type="string" calcext:value-type="string">
            <text:p>AL1</text:p>
          </table:table-cell>
          <table:table-cell table:number-columns-repeated="5"/>
          <table:table-cell table:style-name="ce1" office:value-type="float" office:value="0.004446882" calcext:value-type="float">
            <text:p>4.45E-003</text:p>
          </table:table-cell>
          <table:table-cell table:style-name="ce1" office:value-type="float" office:value="-0.001294019" calcext:value-type="float">
            <text:p>-1.29E-003</text:p>
          </table:table-cell>
          <table:table-cell table:style-name="ce1" office:value-type="float" office:value="0.00009400733" calcext:value-type="float">
            <text:p>9.40E-005</text:p>
          </table:table-cell>
          <table:table-cell table:style-name="ce1" office:value-type="float" office:value="0.002716023" calcext:value-type="float">
            <text:p>2.72E-003</text:p>
          </table:table-cell>
          <table:table-cell table:style-name="ce1" office:value-type="float" office:value="-0.00001014844" calcext:value-type="float">
            <text:p>-1.01E-005</text:p>
          </table:table-cell>
          <table:table-cell table:style-name="ce1" office:value-type="float" office:value="-0.0001757334" calcext:value-type="float">
            <text:p>-1.76E-004</text:p>
          </table:table-cell>
          <table:table-cell table:style-name="ce1" office:value-type="float" office:value="-0.00004109257" calcext:value-type="float">
            <text:p>-4.11E-005</text:p>
          </table:table-cell>
          <table:table-cell table:style-name="ce1" office:value-type="float" office:value="0.001001031" calcext:value-type="float">
            <text:p>1.00E-003</text:p>
          </table:table-cell>
          <table:table-cell table:number-columns-repeated="2"/>
          <table:table-cell table:style-name="ce1" office:value-type="float" office:value="0.004446882" calcext:value-type="float">
            <text:p>4.45E-003</text:p>
          </table:table-cell>
          <table:table-cell table:style-name="ce1" office:value-type="float" office:value="-0.001294019" calcext:value-type="float">
            <text:p>-1.29E-003</text:p>
          </table:table-cell>
          <table:table-cell table:style-name="ce1" office:value-type="float" office:value="0.00009400733" calcext:value-type="float">
            <text:p>9.40E-005</text:p>
          </table:table-cell>
          <table:table-cell table:style-name="ce1" office:value-type="float" office:value="0.002716023" calcext:value-type="float">
            <text:p>2.72E-003</text:p>
          </table:table-cell>
          <table:table-cell table:style-name="ce1" office:value-type="float" office:value="-0.00001014844" calcext:value-type="float">
            <text:p>-1.01E-005</text:p>
          </table:table-cell>
          <table:table-cell table:style-name="ce1" office:value-type="float" office:value="-0.0001757334" calcext:value-type="float">
            <text:p>-1.76E-004</text:p>
          </table:table-cell>
          <table:table-cell table:style-name="ce1" office:value-type="float" office:value="-0.00004109257" calcext:value-type="float">
            <text:p>-4.11E-005</text:p>
          </table:table-cell>
          <table:table-cell table:style-name="ce1" office:value-type="float" office:value="0.001001031" calcext:value-type="float">
            <text:p>1.00E-003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1" office:value-type="float" office:value="-0.00004216931" calcext:value-type="float">
            <text:p>-4.22E-005</text:p>
          </table:table-cell>
          <table:table-cell table:style-name="ce1" office:value-type="float" office:value="-0.00001572471" calcext:value-type="float">
            <text:p>-1.57E-005</text:p>
          </table:table-cell>
          <table:table-cell table:style-name="ce1" office:value-type="float" office:value="0.000002030455" calcext:value-type="float">
            <text:p>2.03E-006</text:p>
          </table:table-cell>
          <table:table-cell table:style-name="ce1" office:value-type="float" office:value="-0.00001014844" calcext:value-type="float">
            <text:p>-1.01E-005</text:p>
          </table:table-cell>
          <table:table-cell table:style-name="ce1" office:value-type="float" office:value="0.00006478793" calcext:value-type="float">
            <text:p>6.48E-005</text:p>
          </table:table-cell>
          <table:table-cell table:style-name="ce1" office:value-type="float" office:value="0.00006498464" calcext:value-type="float">
            <text:p>6.50E-005</text:p>
          </table:table-cell>
          <table:table-cell table:style-name="ce1" office:value-type="float" office:value="0.00004687198" calcext:value-type="float">
            <text:p>4.69E-005</text:p>
          </table:table-cell>
          <table:table-cell table:style-name="ce1" office:value-type="float" office:value="-0.000007931186" calcext:value-type="float">
            <text:p>-7.93E-006</text:p>
          </table:table-cell>
          <table:table-cell table:number-columns-repeated="2"/>
          <table:table-cell table:style-name="ce1" office:value-type="float" office:value="-0.00004216931" calcext:value-type="float">
            <text:p>-4.22E-005</text:p>
          </table:table-cell>
          <table:table-cell table:style-name="ce1" office:value-type="float" office:value="-0.00001572471" calcext:value-type="float">
            <text:p>-1.57E-005</text:p>
          </table:table-cell>
          <table:table-cell table:style-name="ce1" office:value-type="float" office:value="0.000002030455" calcext:value-type="float">
            <text:p>2.03E-006</text:p>
          </table:table-cell>
          <table:table-cell table:style-name="ce1" office:value-type="float" office:value="-0.00001014844" calcext:value-type="float">
            <text:p>-1.01E-005</text:p>
          </table:table-cell>
          <table:table-cell table:style-name="ce1" office:value-type="float" office:value="0.00006478793" calcext:value-type="float">
            <text:p>6.48E-005</text:p>
          </table:table-cell>
          <table:table-cell table:style-name="ce1" office:value-type="float" office:value="0.00006498464" calcext:value-type="float">
            <text:p>6.50E-005</text:p>
          </table:table-cell>
          <table:table-cell table:style-name="ce1" office:value-type="float" office:value="0.00004687198" calcext:value-type="float">
            <text:p>4.69E-005</text:p>
          </table:table-cell>
          <table:table-cell table:style-name="ce1" office:value-type="float" office:value="-0.000007931186" calcext:value-type="float">
            <text:p>-7.93E-006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1" office:value-type="float" office:value="-0.0002199646" calcext:value-type="float">
            <text:p>-2.20E-004</text:p>
          </table:table-cell>
          <table:table-cell table:style-name="ce1" office:value-type="float" office:value="0.00002667943" calcext:value-type="float">
            <text:p>2.67E-005</text:p>
          </table:table-cell>
          <table:table-cell table:style-name="ce1" office:value-type="float" office:value="-0.0000004194362" calcext:value-type="float">
            <text:p>-4.19E-007</text:p>
          </table:table-cell>
          <table:table-cell table:style-name="ce1" office:value-type="float" office:value="-0.0001757334" calcext:value-type="float">
            <text:p>-1.76E-004</text:p>
          </table:table-cell>
          <table:table-cell table:style-name="ce1" office:value-type="float" office:value="0.00006498464" calcext:value-type="float">
            <text:p>6.50E-005</text:p>
          </table:table-cell>
          <table:table-cell table:style-name="ce1" office:value-type="float" office:value="0.0001050972" calcext:value-type="float">
            <text:p>1.05E-004</text:p>
          </table:table-cell>
          <table:table-cell table:style-name="ce1" office:value-type="float" office:value="0.0000456127" calcext:value-type="float">
            <text:p>4.56E-005</text:p>
          </table:table-cell>
          <table:table-cell table:style-name="ce1" office:value-type="float" office:value="-0.00006768689" calcext:value-type="float">
            <text:p>-6.77E-005</text:p>
          </table:table-cell>
          <table:table-cell table:number-columns-repeated="2"/>
          <table:table-cell table:style-name="ce1" office:value-type="float" office:value="-0.0002199646" calcext:value-type="float">
            <text:p>-2.20E-004</text:p>
          </table:table-cell>
          <table:table-cell table:style-name="ce1" office:value-type="float" office:value="0.00002667943" calcext:value-type="float">
            <text:p>2.67E-005</text:p>
          </table:table-cell>
          <table:table-cell table:style-name="ce1" office:value-type="float" office:value="-0.0000004194362" calcext:value-type="float">
            <text:p>-4.19E-007</text:p>
          </table:table-cell>
          <table:table-cell table:style-name="ce1" office:value-type="float" office:value="-0.0001757334" calcext:value-type="float">
            <text:p>-1.76E-004</text:p>
          </table:table-cell>
          <table:table-cell table:style-name="ce1" office:value-type="float" office:value="0.00006498464" calcext:value-type="float">
            <text:p>6.50E-005</text:p>
          </table:table-cell>
          <table:table-cell table:style-name="ce1" office:value-type="float" office:value="0.0001050972" calcext:value-type="float">
            <text:p>1.05E-004</text:p>
          </table:table-cell>
          <table:table-cell table:style-name="ce1" office:value-type="float" office:value="0.0000456127" calcext:value-type="float">
            <text:p>4.56E-005</text:p>
          </table:table-cell>
          <table:table-cell table:style-name="ce1" office:value-type="float" office:value="-0.00006768689" calcext:value-type="float">
            <text:p>-6.77E-005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1" office:value-type="float" office:value="-0.0009186099" calcext:value-type="float">
            <text:p>-9.19E-004</text:p>
          </table:table-cell>
          <table:table-cell table:style-name="ce1" office:value-type="float" office:value="0.0002763349" calcext:value-type="float">
            <text:p>2.76E-004</text:p>
          </table:table-cell>
          <table:table-cell table:style-name="ce1" office:value-type="float" office:value="-0.00002168844" calcext:value-type="float">
            <text:p>-2.17E-005</text:p>
          </table:table-cell>
          <table:table-cell table:style-name="ce1" office:value-type="float" office:value="-0.00004109257" calcext:value-type="float">
            <text:p>-4.11E-005</text:p>
          </table:table-cell>
          <table:table-cell table:style-name="ce1" office:value-type="float" office:value="0.00004687198" calcext:value-type="float">
            <text:p>4.69E-005</text:p>
          </table:table-cell>
          <table:table-cell table:style-name="ce1" office:value-type="float" office:value="0.0000456127" calcext:value-type="float">
            <text:p>4.56E-005</text:p>
          </table:table-cell>
          <table:table-cell table:style-name="ce1" office:value-type="float" office:value="0.0001145587" calcext:value-type="float">
            <text:p>1.15E-004</text:p>
          </table:table-cell>
          <table:table-cell table:style-name="ce1" office:value-type="float" office:value="-0.00004482263" calcext:value-type="float">
            <text:p>-4.48E-005</text:p>
          </table:table-cell>
          <table:table-cell table:number-columns-repeated="2"/>
          <table:table-cell table:style-name="ce1" office:value-type="float" office:value="-0.0009186099" calcext:value-type="float">
            <text:p>-9.19E-004</text:p>
          </table:table-cell>
          <table:table-cell table:style-name="ce1" office:value-type="float" office:value="0.0002763349" calcext:value-type="float">
            <text:p>2.76E-004</text:p>
          </table:table-cell>
          <table:table-cell table:style-name="ce1" office:value-type="float" office:value="-0.00002168844" calcext:value-type="float">
            <text:p>-2.17E-005</text:p>
          </table:table-cell>
          <table:table-cell table:style-name="ce1" office:value-type="float" office:value="-0.00004109257" calcext:value-type="float">
            <text:p>-4.11E-005</text:p>
          </table:table-cell>
          <table:table-cell table:style-name="ce1" office:value-type="float" office:value="0.00004687198" calcext:value-type="float">
            <text:p>4.69E-005</text:p>
          </table:table-cell>
          <table:table-cell table:style-name="ce1" office:value-type="float" office:value="0.0000456127" calcext:value-type="float">
            <text:p>4.56E-005</text:p>
          </table:table-cell>
          <table:table-cell table:style-name="ce1" office:value-type="float" office:value="0.0001145587" calcext:value-type="float">
            <text:p>1.15E-004</text:p>
          </table:table-cell>
          <table:table-cell table:style-name="ce1" office:value-type="float" office:value="-0.00004482263" calcext:value-type="float">
            <text:p>-4.48E-005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1" office:value-type="float" office:value="0.003771805" calcext:value-type="float">
            <text:p>3.77E-003</text:p>
          </table:table-cell>
          <table:table-cell table:style-name="ce1" office:value-type="float" office:value="-0.001129633" calcext:value-type="float">
            <text:p>-1.13E-003</text:p>
          </table:table-cell>
          <table:table-cell table:style-name="ce1" office:value-type="float" office:value="0.00008423117" calcext:value-type="float">
            <text:p>8.42E-005</text:p>
          </table:table-cell>
          <table:table-cell table:style-name="ce1" office:value-type="float" office:value="0.001001031" calcext:value-type="float">
            <text:p>1.00E-003</text:p>
          </table:table-cell>
          <table:table-cell table:style-name="ce1" office:value-type="float" office:value="-0.000007931186" calcext:value-type="float">
            <text:p>-7.93E-006</text:p>
          </table:table-cell>
          <table:table-cell table:style-name="ce1" office:value-type="float" office:value="-0.00006768689" calcext:value-type="float">
            <text:p>-6.77E-005</text:p>
          </table:table-cell>
          <table:table-cell table:style-name="ce1" office:value-type="float" office:value="-0.00004482263" calcext:value-type="float">
            <text:p>-4.48E-005</text:p>
          </table:table-cell>
          <table:table-cell table:style-name="ce1" office:value-type="float" office:value="0.0004852931" calcext:value-type="float">
            <text:p>4.85E-004</text:p>
          </table:table-cell>
          <table:table-cell table:number-columns-repeated="2"/>
          <table:table-cell table:style-name="ce1" office:value-type="float" office:value="0.003771805" calcext:value-type="float">
            <text:p>3.77E-003</text:p>
          </table:table-cell>
          <table:table-cell table:style-name="ce1" office:value-type="float" office:value="-0.001129633" calcext:value-type="float">
            <text:p>-1.13E-003</text:p>
          </table:table-cell>
          <table:table-cell table:style-name="ce1" office:value-type="float" office:value="0.00008423117" calcext:value-type="float">
            <text:p>8.42E-005</text:p>
          </table:table-cell>
          <table:table-cell table:style-name="ce1" office:value-type="float" office:value="0.001001031" calcext:value-type="float">
            <text:p>1.00E-003</text:p>
          </table:table-cell>
          <table:table-cell table:style-name="ce1" office:value-type="float" office:value="-0.000007931186" calcext:value-type="float">
            <text:p>-7.93E-006</text:p>
          </table:table-cell>
          <table:table-cell table:style-name="ce1" office:value-type="float" office:value="-0.00006768689" calcext:value-type="float">
            <text:p>-6.77E-005</text:p>
          </table:table-cell>
          <table:table-cell table:style-name="ce1" office:value-type="float" office:value="-0.00004482263" calcext:value-type="float">
            <text:p>-4.48E-005</text:p>
          </table:table-cell>
          <table:table-cell table:style-name="ce1" office:value-type="float" office:value="0.0004852931" calcext:value-type="float">
            <text:p>4.85E-004</text:p>
          </table:table-cell>
          <table:table-cell table:number-columns-repeated="27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office:value-type="float" office:value="193.415873" calcext:value-type="float">
            <text:p>193.415873</text:p>
          </table:table-cell>
          <table:table-cell table:formula="of:=LN([.A12])" office:value-type="float" office:value="5.26484265307431" calcext:value-type="float">
            <text:p>5.2648426531</text:p>
          </table:table-cell>
          <table:table-cell table:number-columns-repeated="51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8"/>
          <table:table-cell office:value-type="string" calcext:value-type="string">
            <text:p>F_i..</text:p>
          </table:table-cell>
          <table:table-cell table:number-columns-repeated="44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style-name="ce1" table:number-columns-repeated="18"/>
          <table:table-cell/>
          <table:table-cell table:style-name="ce1" table:number-columns-repeated="8"/>
        </table:table-row>
        <table:table-row table:style-name="ro1">
          <table:table-cell office:value-type="float" office:value="4.8021915" calcext:value-type="float">
            <text:p>4.8021915</text:p>
          </table:table-cell>
          <table:table-cell table:formula="of:=[.A17]/[.D17]^2" office:value-type="float" office:value="4.8021915" calcext:value-type="float">
            <text:p>4.8021915</text:p>
          </table:table-cell>
          <table:table-cell office:value-type="float" office:value="1.4881737" calcext:value-type="float">
            <text:p>1.4881737</text:p>
          </table:table-cell>
          <table:table-cell office:value-type="float" office:value="1" calcext:value-type="float">
            <text:p>1</text:p>
          </table:table-cell>
          <table:table-cell table:formula="of:=EXP([.A17])" office:value-type="float" office:value="121.77699959935" calcext:value-type="float">
            <text:p>121.7769995994</text:p>
          </table:table-cell>
          <table:table-cell/>
          <table:table-cell office:value-type="string" calcext:value-type="string">
            <text:p>I=1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17:.P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349005986484291" calcext:value-type="float">
            <text:p>-0.0034900599</text:p>
          </table:table-cell>
          <table:table-cell office:value-type="float" office:value="0.00349005986484291" calcext:value-type="float">
            <text:p>0.003490059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606603633018619" calcext:value-type="float">
            <text:p>-0.0060660363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04525202000159" calcext:value-type="float">
            <text:p>0.001045252</text:p>
          </table:table-cell>
          <table:table-cell office:value-type="float" office:value="-0.00104525202000159" calcext:value-type="float">
            <text:p>-0.00104525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86802465761436" calcext:value-type="float">
            <text:p>0.0018680247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2*([.B17]-[.$B$12])" office:value-type="float" office:value="-0.925302306148625" calcext:value-type="float">
            <text:p>-0.92530230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779392958505969" calcext:value-type="float">
            <text:p>-7.79392958505969E-005</text:p>
          </table:table-cell>
          <table:table-cell office:value-type="float" office:value="0.0000779392958505969" calcext:value-type="float">
            <text:p>7.79392958505969E-0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142656224032178" calcext:value-type="float">
            <text:p>-0.0001426562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-2*([.B17]-[.$B$12])" office:value-type="float" office:value="0.925302306148625" calcext:value-type="float">
            <text:p>0.92530230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926256292826264" calcext:value-type="float">
            <text:p>-0.0009262563</text:p>
          </table:table-cell>
          <table:table-cell office:value-type="float" office:value="0.000926256292826264" calcext:value-type="float">
            <text:p>0.000926256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591212456708323" calcext:value-type="float">
            <text:p>5.91212456708323E-005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733874469629369" calcext:value-type="float">
            <text:p>7.33874469629369E-006</text:p>
          </table:table-cell>
          <table:table-cell office:value-type="float" office:value="-0.00000733874469629369" calcext:value-type="float">
            <text:p>-7.33874469629369E-00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748490692338604" calcext:value-type="float">
            <text:p>7.48490692338604E-006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626308354130283" calcext:value-type="float">
            <text:p>6.26308354130283E-005</text:p>
          </table:table-cell>
          <table:table-cell office:value-type="float" office:value="-0.0000626308354130283" calcext:value-type="float">
            <text:p>-6.26308354130283E-0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216613028397657" calcext:value-type="float">
            <text:p>-2.16613028397657E-006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414744829066465" calcext:value-type="float">
            <text:p>4.14744829066465E-005</text:p>
          </table:table-cell>
          <table:table-cell office:value-type="float" office:value="-0.0000414744829066465" calcext:value-type="float">
            <text:p>-4.14744829066465E-0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880328150149323" calcext:value-type="float">
            <text:p>8.80328150149323E-005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B17]-[.$B$12])" office:value-type="float" office:value="-0.925302306148625" calcext:value-type="float">
            <text:p>-0.9253023061</text:p>
          </table:table-cell>
          <table:table-cell table:formula="of:=-2*([.B17]-[.$B$12])" office:value-type="float" office:value="0.925302306148625" calcext:value-type="float">
            <text:p>0.92530230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*([.$B$5]-[.$B$4])/[.D17]^2" office:value-type="float" office:value="-2.364598" calcext:value-type="float">
            <text:p>-2.3645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449042824588015" calcext:value-type="float">
            <text:p>-0.0004490428</text:p>
          </table:table-cell>
          <table:table-cell office:value-type="float" office:value="0.000449042824588015" calcext:value-type="float">
            <text:p>0.00044904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299206096698133" calcext:value-type="float">
            <text:p>-0.0002992061</text:p>
          </table:table-cell>
          <table:table-cell table:number-columns-repeated="27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27"/>
        </table:table-row>
        <table:table-row table:style-name="ro1">
          <table:table-cell office:value-type="float" office:value="5.500033" calcext:value-type="float">
            <text:p>5.500033</text:p>
          </table:table-cell>
          <table:table-cell table:formula="of:=[.A28]/[.D28]^2" office:value-type="float" office:value="5.500033" calcext:value-type="float">
            <text:p>5.500033</text:p>
          </table:table-cell>
          <table:table-cell office:value-type="float" office:value="1.2689629" calcext:value-type="float">
            <text:p>1.2689629</text:p>
          </table:table-cell>
          <table:table-cell office:value-type="float" office:value="1" calcext:value-type="float">
            <text:p>1</text:p>
          </table:table-cell>
          <table:table-cell table:formula="of:=EXP([.A28])" office:value-type="float" office:value="244.700007231221" calcext:value-type="float">
            <text:p>244.7000072312</text:p>
          </table:table-cell>
          <table:table-cell/>
          <table:table-cell office:value-type="string" calcext:value-type="string">
            <text:p>I=2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28:.P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table:style-name="ce1"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1" table:number-columns-repeated="8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5.8414509" calcext:value-type="float">
            <text:p>5.8414509</text:p>
          </table:table-cell>
          <table:table-cell table:formula="of:=[.A39]/[.D39]^2" office:value-type="float" office:value="5.8414509" calcext:value-type="float">
            <text:p>5.8414509</text:p>
          </table:table-cell>
          <table:table-cell office:value-type="float" office:value="1.0273973" calcext:value-type="float">
            <text:p>1.0273973</text:p>
          </table:table-cell>
          <table:table-cell office:value-type="float" office:value="1" calcext:value-type="float">
            <text:p>1</text:p>
          </table:table-cell>
          <table:table-cell table:formula="of:=EXP([.A39])" office:value-type="float" office:value="344.278492132205" calcext:value-type="float">
            <text:p>344.2784921322</text:p>
          </table:table-cell>
          <table:table-cell/>
          <table:table-cell office:value-type="string" calcext:value-type="string">
            <text:p>I=3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39:.P4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6.0957457" calcext:value-type="float">
            <text:p>6.0957457</text:p>
          </table:table-cell>
          <table:table-cell table:formula="of:=[.A50]/[.D50]^2" office:value-type="float" office:value="6.0957457" calcext:value-type="float">
            <text:p>6.0957457</text:p>
          </table:table-cell>
          <table:table-cell office:value-type="float" office:value="0.820049" calcext:value-type="float">
            <text:p>0.820049</text:p>
          </table:table-cell>
          <table:table-cell office:value-type="float" office:value="1" calcext:value-type="float">
            <text:p>1</text:p>
          </table:table-cell>
          <table:table-cell table:formula="of:=EXP([.A50])" office:value-type="float" office:value="443.964986460737" calcext:value-type="float">
            <text:p>443.9649864607</text:p>
          </table:table-cell>
          <table:table-cell/>
          <table:table-cell office:value-type="string" calcext:value-type="string">
            <text:p>I=4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50:.P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1" table:number-columns-repeated="8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2"/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2"/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2"/>
          <table:table-cell table:number-columns-repeated="14"/>
        </table:table-row>
        <table:table-row table:style-name="ro1">
          <table:table-cell table:number-columns-repeated="39"/>
          <table:table-cell table:style-name="ce2"/>
          <table:table-cell table:number-columns-repeated="13"/>
        </table:table-row>
        <table:table-row table:style-name="ro1">
          <table:table-cell table:number-columns-repeated="40"/>
          <table:table-cell table:style-name="ce2"/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25"/>
          <table:table-cell table:style-name="ce2"/>
          <table:table-cell table:number-columns-repeated="11"/>
        </table:table-row>
        <table:table-row table:style-name="ro1">
          <table:table-cell office:value-type="float" office:value="6.6578884" calcext:value-type="float">
            <text:p>6.6578884</text:p>
          </table:table-cell>
          <table:table-cell table:formula="of:=[.A61]/[.D61]^2" office:value-type="float" office:value="6.6578884" calcext:value-type="float">
            <text:p>6.6578884</text:p>
          </table:table-cell>
          <table:table-cell office:value-type="float" office:value="0.4149575" calcext:value-type="float">
            <text:p>0.4149575</text:p>
          </table:table-cell>
          <table:table-cell office:value-type="float" office:value="1" calcext:value-type="float">
            <text:p>1</text:p>
          </table:table-cell>
          <table:table-cell table:formula="of:=EXP([.A61])" office:value-type="float" office:value="778.90446472531" calcext:value-type="float">
            <text:p>778.9044647253</text:p>
          </table:table-cell>
          <table:table-cell/>
          <table:table-cell office:value-type="string" calcext:value-type="string">
            <text:p>I=5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61:.P6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style-name="ce2"/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table:style-name="ce2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6.7654772" calcext:value-type="float">
            <text:p>6.7654772</text:p>
          </table:table-cell>
          <table:table-cell table:formula="of:=[.A72]/[.D72]^2" office:value-type="float" office:value="6.7654772" calcext:value-type="float">
            <text:p>6.7654772</text:p>
          </table:table-cell>
          <table:table-cell office:value-type="float" office:value="-1.6325223" calcext:value-type="float">
            <text:p>-1.6325223</text:p>
          </table:table-cell>
          <table:table-cell office:value-type="float" office:value="1" calcext:value-type="float">
            <text:p>1</text:p>
          </table:table-cell>
          <table:table-cell table:formula="of:=EXP([.A72])" office:value-type="float" office:value="867.380022792595" calcext:value-type="float">
            <text:p>867.3800227926</text:p>
          </table:table-cell>
          <table:table-cell/>
          <table:table-cell office:value-type="string" calcext:value-type="string">
            <text:p>I=6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72:.P7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7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7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7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7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7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7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3"/>
          <table:table-cell table:style-name="ce4" table:number-columns-repeated="7"/>
          <table:table-cell table:number-columns-repeated="9"/>
        </table:table-row>
        <table:table-row table:style-name="ro1">
          <table:table-cell table:number-columns-repeated="4"/>
          <table:table-cell table:formula="of:=EXP([.A7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4"/>
          <table:table-cell table:style-name="ce3"/>
          <table:table-cell table:style-name="ce4" table:number-columns-repeated="6"/>
          <table:table-cell table:number-columns-repeated="9"/>
        </table:table-row>
        <table:table-row table:style-name="ro1">
          <table:table-cell table:number-columns-repeated="4"/>
          <table:table-cell table:formula="of:=EXP([.A80])" office:value-type="float" office:value="1" calcext:value-type="float">
            <text:p>1</text:p>
          </table:table-cell>
          <table:table-cell table:number-columns-repeated="31"/>
          <table:table-cell table:style-name="ce4" table:number-columns-repeated="2"/>
          <table:table-cell table:style-name="ce3"/>
          <table:table-cell table:style-name="ce4" table:number-columns-repeated="5"/>
          <table:table-cell table:number-columns-repeated="9"/>
        </table:table-row>
        <table:table-row table:style-name="ro1">
          <table:table-cell table:number-columns-repeated="4"/>
          <table:table-cell table:formula="of:=EXP([.A81])" office:value-type="float" office:value="1" calcext:value-type="float">
            <text:p>1</text:p>
          </table:table-cell>
          <table:table-cell table:number-columns-repeated="31"/>
          <table:table-cell table:style-name="ce4" table:number-columns-repeated="3"/>
          <table:table-cell table:style-name="ce3"/>
          <table:table-cell table:style-name="ce4" table:number-columns-repeated="4"/>
          <table:table-cell table:number-columns-repeated="9"/>
        </table:table-row>
        <table:table-row table:style-name="ro1">
          <table:table-cell table:number-columns-repeated="4"/>
          <table:table-cell table:formula="of:=EXP([.A82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20"/>
          <table:table-cell table:style-name="ce4" table:number-columns-repeated="4"/>
          <table:table-cell table:style-name="ce3"/>
          <table:table-cell table:style-name="ce4" table:number-columns-repeated="3"/>
          <table:table-cell table:number-columns-repeated="9"/>
        </table:table-row>
        <table:table-row table:style-name="ro1">
          <table:table-cell office:value-type="float" office:value="6.8711504" calcext:value-type="float">
            <text:p>6.8711504</text:p>
          </table:table-cell>
          <table:table-cell table:formula="of:=[.A83]/[.D83]^2" office:value-type="float" office:value="6.8711504" calcext:value-type="float">
            <text:p>6.8711504</text:p>
          </table:table-cell>
          <table:table-cell office:value-type="float" office:value="0.2694067" calcext:value-type="float">
            <text:p>0.2694067</text:p>
          </table:table-cell>
          <table:table-cell office:value-type="float" office:value="1" calcext:value-type="float">
            <text:p>1</text:p>
          </table:table-cell>
          <table:table-cell table:formula="of:=EXP([.A83])" office:value-type="float" office:value="964.056979279309" calcext:value-type="float">
            <text:p>964.0569792793</text:p>
          </table:table-cell>
          <table:table-cell/>
          <table:table-cell office:value-type="string" calcext:value-type="string">
            <text:p>I=7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83:.P9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4" table:number-columns-repeated="5"/>
          <table:table-cell table:style-name="ce3"/>
          <table:table-cell table:style-name="ce4" table:number-columns-repeated="2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4" table:number-columns-repeated="6"/>
          <table:table-cell table:style-name="ce3"/>
          <table:table-cell table:style-name="ce4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4" table:number-columns-repeated="7"/>
          <table:table-cell table:style-name="ce3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7.0139775" calcext:value-type="float">
            <text:p>7.0139775</text:p>
          </table:table-cell>
          <table:table-cell table:formula="of:=[.A94]/[.D94]^2" office:value-type="float" office:value="7.0139775" calcext:value-type="float">
            <text:p>7.0139775</text:p>
          </table:table-cell>
          <table:table-cell office:value-type="float" office:value="0.1547657" calcext:value-type="float">
            <text:p>0.1547657</text:p>
          </table:table-cell>
          <table:table-cell office:value-type="float" office:value="1" calcext:value-type="float">
            <text:p>1</text:p>
          </table:table-cell>
          <table:table-cell table:formula="of:=EXP([.A94])" office:value-type="float" office:value="1112.06897414974" calcext:value-type="float">
            <text:p>1112.0689741497</text:p>
          </table:table-cell>
          <table:table-cell/>
          <table:table-cell office:value-type="string" calcext:value-type="string">
            <text:p>I=8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94:.P10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7.100809" calcext:value-type="float">
            <text:p>7.100809</text:p>
          </table:table-cell>
          <table:table-cell table:formula="of:=[.A105]/[.D105]^2" office:value-type="float" office:value="7.100809" calcext:value-type="float">
            <text:p>7.100809</text:p>
          </table:table-cell>
          <table:table-cell office:value-type="float" office:value="0.0997521" calcext:value-type="float">
            <text:p>0.0997521</text:p>
          </table:table-cell>
          <table:table-cell office:value-type="float" office:value="1" calcext:value-type="float">
            <text:p>1</text:p>
          </table:table-cell>
          <table:table-cell table:formula="of:=EXP([.A105])" office:value-type="float" office:value="1212.94795256753" calcext:value-type="float">
            <text:p>1212.9479525675</text:p>
          </table:table-cell>
          <table:table-cell/>
          <table:table-cell office:value-type="string" calcext:value-type="string">
            <text:p>I=9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105:.P1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7.1694593" calcext:value-type="float">
            <text:p>7.1694593</text:p>
          </table:table-cell>
          <table:table-cell table:formula="of:=[.A116]/[.D116]^2" office:value-type="float" office:value="7.1694593" calcext:value-type="float">
            <text:p>7.1694593</text:p>
          </table:table-cell>
          <table:table-cell office:value-type="float" office:value="0.0531205" calcext:value-type="float">
            <text:p>0.0531205</text:p>
          </table:table-cell>
          <table:table-cell office:value-type="float" office:value="1" calcext:value-type="float">
            <text:p>1</text:p>
          </table:table-cell>
          <table:table-cell table:formula="of:=EXP([.A116])" office:value-type="float" office:value="1299.14196680205" calcext:value-type="float">
            <text:p>1299.1419668021</text:p>
          </table:table-cell>
          <table:table-cell/>
          <table:table-cell office:value-type="string" calcext:value-type="string">
            <text:p>I=10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116:.P1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7.2499298" calcext:value-type="float">
            <text:p>7.2499298</text:p>
          </table:table-cell>
          <table:table-cell table:formula="of:=[.A127]/[.D127]^2" office:value-type="float" office:value="7.2499298" calcext:value-type="float">
            <text:p>7.2499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EXP([.A127])" office:value-type="float" office:value="1408.00600271387" calcext:value-type="float">
            <text:p>1408.0060027139</text:p>
          </table:table-cell>
          <table:table-cell/>
          <table:table-cell office:value-type="string" calcext:value-type="string">
            <text:p>I=11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127:.P13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2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2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3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3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3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3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3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35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136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137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4.3771925" calcext:value-type="float">
            <text:p>4.3771925</text:p>
          </table:table-cell>
          <table:table-cell table:formula="of:=[.A138]/[.D138]^2" office:value-type="float" office:value="4.3771925" calcext:value-type="float">
            <text:p>4.3771925</text:p>
          </table:table-cell>
          <table:table-cell office:value-type="float" office:value="0.1519379" calcext:value-type="float">
            <text:p>0.1519379</text:p>
          </table:table-cell>
          <table:table-cell office:value-type="float" office:value="1" calcext:value-type="float">
            <text:p>1</text:p>
          </table:table-cell>
          <table:table-cell table:formula="of:=EXP([.A138])" office:value-type="float" office:value="79.6142024759871" calcext:value-type="float">
            <text:p>79.614202476</text:p>
          </table:table-cell>
          <table:table-cell/>
          <table:table-cell office:value-type="string" calcext:value-type="string">
            <text:p>I=12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matrix-columns-spanned="8" table:number-matrix-rows-spanned="8" table:formula="of:=MMULT([.$I$2:.$P$9];[.I138:.P1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669608657123292" calcext:value-type="float">
            <text:p>-0.0066960866</text:p>
          </table:table-cell>
          <table:table-cell office:value-type="float" office:value="0.00669608657123292" calcext:value-type="float">
            <text:p>0.006696086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344543809631419" calcext:value-type="float">
            <text:p>-0.0034454381</text:p>
          </table:table-cell>
          <table:table-cell/>
          <table:table-cell table:number-matrix-columns-spanned="8" table:number-matrix-rows-spanned="8" table:formula="of:=MMULT([.I138:.P145];[.R138:.Y1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3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200543781073559" calcext:value-type="float">
            <text:p>0.0020054378</text:p>
          </table:table-cell>
          <table:table-cell office:value-type="float" office:value="-0.00200543781073559" calcext:value-type="float">
            <text:p>-0.00200543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13028070848656" calcext:value-type="float">
            <text:p>0.00113028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4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145]" office:value-type="float" office:value="-1.77530030614863" calcext:value-type="float">
            <text:p>-1.77530030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149535621888257" calcext:value-type="float">
            <text:p>-0.0001495356</text:p>
          </table:table-cell>
          <table:table-cell office:value-type="float" office:value="0.000149535621888257" calcext:value-type="float">
            <text:p>0.00014953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907391111903774" calcext:value-type="float">
            <text:p>-9.07391111903774E-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52949398153451" calcext:value-type="float">
            <text:p>0.001529494</text:p>
          </table:table-cell>
          <table:table-cell office:value-type="float" office:value="-0.00152949398153451" calcext:value-type="float">
            <text:p>-0.00152949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852271835784841" calcext:value-type="float">
            <text:p>-0.0008522718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4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145]" office:value-type="float" office:value="1.77530030614863" calcext:value-type="float">
            <text:p>1.77530030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177713064076427" calcext:value-type="float">
            <text:p>-0.0017771306</text:p>
          </table:table-cell>
          <table:table-cell office:value-type="float" office:value="0.00177713064076427" calcext:value-type="float">
            <text:p>0.001777130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22878293211395" calcext:value-type="float">
            <text:p>0.00228782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152949398153451" calcext:value-type="float">
            <text:p>-0.001529494</text:p>
          </table:table-cell>
          <table:table-cell office:value-type="float" office:value="0.00152949398153451" calcext:value-type="float">
            <text:p>0.00152949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852271835784841" calcext:value-type="float">
            <text:p>0.0008522718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4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140802369339217" calcext:value-type="float">
            <text:p>1.40802369339217E-005</text:p>
          </table:table-cell>
          <table:table-cell office:value-type="float" office:value="-0.0000140802369339217" calcext:value-type="float">
            <text:p>-1.40802369339217E-0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286712946882397" calcext:value-type="float">
            <text:p>-2.86712946882397E-0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4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120164556539248" calcext:value-type="float">
            <text:p>0.0001201646</text:p>
          </table:table-cell>
          <table:table-cell office:value-type="float" office:value="-0.000120164556539248" calcext:value-type="float">
            <text:p>-0.00012016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151182648886049" calcext:value-type="float">
            <text:p>-0.00015118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4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795736287613866" calcext:value-type="float">
            <text:p>7.95736287613866E-005</text:p>
          </table:table-cell>
          <table:table-cell office:value-type="float" office:value="-0.0000795736287613866" calcext:value-type="float">
            <text:p>-7.95736287613866E-0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715393433231922" calcext:value-type="float">
            <text:p>7.15393433231922E-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4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B138]-[.$B$12])" office:value-type="float" office:value="-1.77530030614863" calcext:value-type="float">
            <text:p>-1.7753003061</text:p>
          </table:table-cell>
          <table:table-cell table:formula="of:=-2*([.B138]-[.$B$12])" office:value-type="float" office:value="1.77530030614863" calcext:value-type="float">
            <text:p>1.77530030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*([.$B$5]-[.$B$4])/[.D138]^2" office:value-type="float" office:value="-2.364598" calcext:value-type="float">
            <text:p>-2.3645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861540989001816" calcext:value-type="float">
            <text:p>-0.000861541</text:p>
          </table:table-cell>
          <table:table-cell office:value-type="float" office:value="0.000861540989001816" calcext:value-type="float">
            <text:p>0.0008615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480071925202209" calcext:value-type="float">
            <text:p>0.00048007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852271835784841" calcext:value-type="float">
            <text:p>-0.0008522718</text:p>
          </table:table-cell>
          <table:table-cell office:value-type="float" office:value="0.000852271835784841" calcext:value-type="float">
            <text:p>0.00085227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308749615192139" calcext:value-type="float">
            <text:p>0.0030874962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46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147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148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4.3944232" calcext:value-type="float">
            <text:p>4.3944232</text:p>
          </table:table-cell>
          <table:table-cell table:formula="of:=[.A149]/[.D149]^2" office:value-type="float" office:value="4.3944232" calcext:value-type="float">
            <text:p>4.3944232</text:p>
          </table:table-cell>
          <table:table-cell office:value-type="float" office:value="0.1736337" calcext:value-type="float">
            <text:p>0.1736337</text:p>
          </table:table-cell>
          <table:table-cell office:value-type="float" office:value="1" calcext:value-type="float">
            <text:p>1</text:p>
          </table:table-cell>
          <table:table-cell table:formula="of:=EXP([.A149])" office:value-type="float" office:value="80.9978976988149" calcext:value-type="float">
            <text:p>80.9978976988</text:p>
          </table:table-cell>
          <table:table-cell/>
          <table:table-cell office:value-type="string" calcext:value-type="string">
            <text:p>I=13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matrix-columns-spanned="8" table:number-matrix-rows-spanned="8" table:formula="of:=MMULT([.$I$2:.$P$9];[.I149:.P1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656610489040591" calcext:value-type="float">
            <text:p>-0.0065661049</text:p>
          </table:table-cell>
          <table:table-cell office:value-type="float" office:value="0.00656610489040591" calcext:value-type="float">
            <text:p>0.00656610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35516847980438" calcext:value-type="float">
            <text:p>-0.0035516848</text:p>
          </table:table-cell>
          <table:table-cell/>
          <table:table-cell table:number-matrix-columns-spanned="8" table:number-matrix-rows-spanned="8" table:formula="of:=MMULT([.I149:.P156];[.R149:.Y1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5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96650907606939" calcext:value-type="float">
            <text:p>0.0019665091</text:p>
          </table:table-cell>
          <table:table-cell office:value-type="float" office:value="-0.00196650907606939" calcext:value-type="float">
            <text:p>-0.001966509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1601910016031" calcext:value-type="float">
            <text:p>0.0011601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5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156]" office:value-type="float" office:value="-1.74083890614862" calcext:value-type="float">
            <text:p>-1.74083890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146632897846419" calcext:value-type="float">
            <text:p>-0.0001466329</text:p>
          </table:table-cell>
          <table:table-cell office:value-type="float" office:value="0.000146632897846419" calcext:value-type="float">
            <text:p>0.00014663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928439824871176" calcext:value-type="float">
            <text:p>-0.0000928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47069049256344" calcext:value-type="float">
            <text:p>0.0014706905</text:p>
          </table:table-cell>
          <table:table-cell office:value-type="float" office:value="-0.00147069049256344" calcext:value-type="float">
            <text:p>-0.00147069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780727462717166" calcext:value-type="float">
            <text:p>-0.000780727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5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156]" office:value-type="float" office:value="1.74083890614862" calcext:value-type="float">
            <text:p>1.74083890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174263371106086" calcext:value-type="float">
            <text:p>-0.0017426337</text:p>
          </table:table-cell>
          <table:table-cell office:value-type="float" office:value="0.00174263371106086" calcext:value-type="float">
            <text:p>0.00174263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219747099032935" calcext:value-type="float">
            <text:p>0.002197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147069049256344" calcext:value-type="float">
            <text:p>-0.0014706905</text:p>
          </table:table-cell>
          <table:table-cell office:value-type="float" office:value="0.00147069049256344" calcext:value-type="float">
            <text:p>0.00147069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780727462717166" calcext:value-type="float">
            <text:p>0.000780727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5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138069171607013" calcext:value-type="float">
            <text:p>1.38069171607013E-005</text:p>
          </table:table-cell>
          <table:table-cell office:value-type="float" office:value="-0.0000138069171607013" calcext:value-type="float">
            <text:p>-1.38069171607013E-0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244742769667095" calcext:value-type="float">
            <text:p>-2.44742769667095E-0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5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117831971548202" calcext:value-type="float">
            <text:p>0.000117832</text:p>
          </table:table-cell>
          <table:table-cell office:value-type="float" office:value="-0.000117831971548202" calcext:value-type="float">
            <text:p>-0.0001178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145141084253952" calcext:value-type="float">
            <text:p>-0.00014514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5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780289781799045" calcext:value-type="float">
            <text:p>0.000078029</text:p>
          </table:table-cell>
          <table:table-cell office:value-type="float" office:value="-0.0000780289781799045" calcext:value-type="float">
            <text:p>-0.0000780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722080368087743" calcext:value-type="float">
            <text:p>0.0000722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5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B149]-[.$B$12])" office:value-type="float" office:value="-1.74083890614862" calcext:value-type="float">
            <text:p>-1.7408389061</text:p>
          </table:table-cell>
          <table:table-cell table:formula="of:=-2*([.B149]-[.$B$12])" office:value-type="float" office:value="1.74083890614862" calcext:value-type="float">
            <text:p>1.74083890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*([.$B$5]-[.$B$4])/[.D149]^2" office:value-type="float" office:value="-2.364598" calcext:value-type="float">
            <text:p>-2.3645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844817109365475" calcext:value-type="float">
            <text:p>-0.0008448171</text:p>
          </table:table-cell>
          <table:table-cell office:value-type="float" office:value="0.000844817109365475" calcext:value-type="float">
            <text:p>0.000844817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448477719540645" calcext:value-type="float">
            <text:p>0.00044847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780727462717166" calcext:value-type="float">
            <text:p>-0.0007807275</text:p>
          </table:table-cell>
          <table:table-cell office:value-type="float" office:value="0.000780727462717166" calcext:value-type="float">
            <text:p>0.00078072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292659989334327" calcext:value-type="float">
            <text:p>0.0029265999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EXP([.A157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158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159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5.6218451" calcext:value-type="float">
            <text:p>5.6218451</text:p>
          </table:table-cell>
          <table:table-cell table:formula="of:=[.A160]/[.D160]^2" office:value-type="float" office:value="5.6218451" calcext:value-type="float">
            <text:p>5.6218451</text:p>
          </table:table-cell>
          <table:table-cell office:value-type="float" office:value="0.2447143" calcext:value-type="float">
            <text:p>0.2447143</text:p>
          </table:table-cell>
          <table:table-cell office:value-type="float" office:value="1" calcext:value-type="float">
            <text:p>1</text:p>
          </table:table-cell>
          <table:table-cell table:formula="of:=EXP([.A160])" office:value-type="float" office:value="276.398896642835" calcext:value-type="float">
            <text:p>276.3988966428</text:p>
          </table:table-cell>
          <table:table-cell/>
          <table:table-cell office:value-type="string" calcext:value-type="string">
            <text:p>I=14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160:.P1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6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6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6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6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6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6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6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68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16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170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5.7132403" calcext:value-type="float">
            <text:p>5.7132403</text:p>
          </table:table-cell>
          <table:table-cell table:formula="of:=[.A171]/[.D171]^2" office:value-type="float" office:value="5.7132403" calcext:value-type="float">
            <text:p>5.7132403</text:p>
          </table:table-cell>
          <table:table-cell office:value-type="float" office:value="0.1787626" calcext:value-type="float">
            <text:p>0.1787626</text:p>
          </table:table-cell>
          <table:table-cell office:value-type="float" office:value="1" calcext:value-type="float">
            <text:p>1</text:p>
          </table:table-cell>
          <table:table-cell table:formula="of:=EXP([.A171])" office:value-type="float" office:value="302.850807572723" calcext:value-type="float">
            <text:p>302.8508075727</text:p>
          </table:table-cell>
          <table:table-cell/>
          <table:table-cell office:value-type="string" calcext:value-type="string">
            <text:p>I=15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171:.P1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7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7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7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7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7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7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7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7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180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181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5.874967" calcext:value-type="float">
            <text:p>5.874967</text:p>
          </table:table-cell>
          <table:table-cell table:formula="of:=[.A182]/[.D182]^2" office:value-type="float" office:value="5.874967" calcext:value-type="float">
            <text:p>5.874967</text:p>
          </table:table-cell>
          <table:table-cell office:value-type="float" office:value="0.058473" calcext:value-type="float">
            <text:p>0.058473</text:p>
          </table:table-cell>
          <table:table-cell office:value-type="float" office:value="1" calcext:value-type="float">
            <text:p>1</text:p>
          </table:table-cell>
          <table:table-cell table:formula="of:=EXP([.A182])" office:value-type="float" office:value="356.01291205083" calcext:value-type="float">
            <text:p>356.0129120508</text:p>
          </table:table-cell>
          <table:table-cell/>
          <table:table-cell office:value-type="string" calcext:value-type="string">
            <text:p>I=16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182:.P1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8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8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8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8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8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8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8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90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191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192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5.9502479" calcext:value-type="float">
            <text:p>5.9502479</text:p>
          </table:table-cell>
          <table:table-cell table:formula="of:=[.A193]/[.D193]^2" office:value-type="float" office:value="5.9502479" calcext:value-type="float">
            <text:p>5.9502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EXP([.A193])" office:value-type="float" office:value="383.848483306507" calcext:value-type="float">
            <text:p>383.8484833065</text:p>
          </table:table-cell>
          <table:table-cell/>
          <table:table-cell office:value-type="string" calcext:value-type="string">
            <text:p>I=17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193:.P2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9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9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9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9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9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19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0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01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02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03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6.741122" calcext:value-type="float">
            <text:p>6.741122</text:p>
          </table:table-cell>
          <table:table-cell table:formula="of:=[.A204]/[.D204]^2" office:value-type="float" office:value="6.741122" calcext:value-type="float">
            <text:p>6.741122</text:p>
          </table:table-cell>
          <table:table-cell office:value-type="float" office:value="0.2791331" calcext:value-type="float">
            <text:p>0.2791331</text:p>
          </table:table-cell>
          <table:table-cell office:value-type="float" office:value="1" calcext:value-type="float">
            <text:p>1</text:p>
          </table:table-cell>
          <table:table-cell table:formula="of:=EXP([.A204])" office:value-type="float" office:value="846.509987427212" calcext:value-type="float">
            <text:p>846.5099874272</text:p>
          </table:table-cell>
          <table:table-cell/>
          <table:table-cell office:value-type="string" calcext:value-type="string">
            <text:p>I=18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204:.P2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0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0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0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0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0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1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1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12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13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14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6.9448998" calcext:value-type="float">
            <text:p>6.9448998</text:p>
          </table:table-cell>
          <table:table-cell table:formula="of:=[.A215]/[.D215]^2" office:value-type="float" office:value="6.9448998" calcext:value-type="float">
            <text:p>6.9448998</text:p>
          </table:table-cell>
          <table:table-cell office:value-type="float" office:value="0.1370649" calcext:value-type="float">
            <text:p>0.1370649</text:p>
          </table:table-cell>
          <table:table-cell office:value-type="float" office:value="1" calcext:value-type="float">
            <text:p>1</text:p>
          </table:table-cell>
          <table:table-cell table:formula="of:=EXP([.A215])" office:value-type="float" office:value="1037.84300012708" calcext:value-type="float">
            <text:p>1037.8430001271</text:p>
          </table:table-cell>
          <table:table-cell/>
          <table:table-cell office:value-type="string" calcext:value-type="string">
            <text:p>I=19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215:.P2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1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1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1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1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2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2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2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23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24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25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7.1214851" calcext:value-type="float">
            <text:p>7.1214851</text:p>
          </table:table-cell>
          <table:table-cell table:formula="of:=[.A226]/[.D226]^2" office:value-type="float" office:value="7.1214851" calcext:value-type="float">
            <text:p>7.12148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EXP([.A226])" office:value-type="float" office:value="1238.28805018893" calcext:value-type="float">
            <text:p>1238.2880501889</text:p>
          </table:table-cell>
          <table:table-cell/>
          <table:table-cell office:value-type="string" calcext:value-type="string">
            <text:p>I=20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226:.P2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2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2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2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3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3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3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3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34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35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36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7.2153958" calcext:value-type="float">
            <text:p>7.2153958</text:p>
          </table:table-cell>
          <table:table-cell table:formula="of:=[.A237]/[.D237]^2" office:value-type="float" office:value="7.2153958" calcext:value-type="float">
            <text:p>7.2153958</text:p>
          </table:table-cell>
          <table:table-cell office:value-type="float" office:value="-0.0321672" calcext:value-type="float">
            <text:p>-0.0321672</text:p>
          </table:table-cell>
          <table:table-cell office:value-type="float" office:value="1" calcext:value-type="float">
            <text:p>1</text:p>
          </table:table-cell>
          <table:table-cell table:formula="of:=EXP([.A237])" office:value-type="float" office:value="1360.21193343851" calcext:value-type="float">
            <text:p>1360.2119334385</text:p>
          </table:table-cell>
          <table:table-cell/>
          <table:table-cell office:value-type="string" calcext:value-type="string">
            <text:p>I=21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237:.P24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3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3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4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4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4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4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4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45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46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47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7.6084812" calcext:value-type="float">
            <text:p>7.6084812</text:p>
          </table:table-cell>
          <table:table-cell table:formula="of:=[.A248]/[.D248]^2" office:value-type="float" office:value="7.6084812" calcext:value-type="float">
            <text:p>7.6084812</text:p>
          </table:table-cell>
          <table:table-cell office:value-type="float" office:value="-0.3853177" calcext:value-type="float">
            <text:p>-0.3853177</text:p>
          </table:table-cell>
          <table:table-cell office:value-type="float" office:value="1" calcext:value-type="float">
            <text:p>1</text:p>
          </table:table-cell>
          <table:table-cell table:formula="of:=EXP([.A248])" office:value-type="float" office:value="2015.21506359891" calcext:value-type="float">
            <text:p>2015.2150635989</text:p>
          </table:table-cell>
          <table:table-cell/>
          <table:table-cell office:value-type="string" calcext:value-type="string">
            <text:p>I=22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248:.P2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4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5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5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5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5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5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5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56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57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58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7.6181484" calcext:value-type="float">
            <text:p>7.6181484</text:p>
          </table:table-cell>
          <table:table-cell table:formula="of:=[.A259]/[.D259]^2" office:value-type="float" office:value="7.6181484" calcext:value-type="float">
            <text:p>7.6181484</text:p>
          </table:table-cell>
          <table:table-cell office:value-type="float" office:value="-0.3671271" calcext:value-type="float">
            <text:p>-0.3671271</text:p>
          </table:table-cell>
          <table:table-cell office:value-type="float" office:value="1" calcext:value-type="float">
            <text:p>1</text:p>
          </table:table-cell>
          <table:table-cell table:formula="of:=EXP([.A259])" office:value-type="float" office:value="2034.79102055198" calcext:value-type="float">
            <text:p>2034.791020552</text:p>
          </table:table-cell>
          <table:table-cell/>
          <table:table-cell office:value-type="string" calcext:value-type="string">
            <text:p>I=23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259:.P26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6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6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6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6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6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6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6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67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68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69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7.8626896" calcext:value-type="float">
            <text:p>7.8626896</text:p>
          </table:table-cell>
          <table:table-cell table:formula="of:=[.A270]/[.D270]^2" office:value-type="float" office:value="7.8626896" calcext:value-type="float">
            <text:p>7.8626896</text:p>
          </table:table-cell>
          <table:table-cell office:value-type="float" office:value="-0.5793814" calcext:value-type="float">
            <text:p>-0.5793814</text:p>
          </table:table-cell>
          <table:table-cell office:value-type="float" office:value="1" calcext:value-type="float">
            <text:p>1</text:p>
          </table:table-cell>
          <table:table-cell table:formula="of:=EXP([.A270])" office:value-type="float" office:value="2598.49991048558" calcext:value-type="float">
            <text:p>2598.4999104856</text:p>
          </table:table-cell>
          <table:table-cell/>
          <table:table-cell office:value-type="string" calcext:value-type="string">
            <text:p>I=24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270:.P27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7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7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7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7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7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7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7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78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7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80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8.0095774" calcext:value-type="float">
            <text:p>8.0095774</text:p>
          </table:table-cell>
          <table:table-cell table:formula="of:=[.A281]/[.D281]^2" office:value-type="float" office:value="8.0095774" calcext:value-type="float">
            <text:p>8.0095774</text:p>
          </table:table-cell>
          <table:table-cell office:value-type="float" office:value="-0.7227026" calcext:value-type="float">
            <text:p>-0.7227026</text:p>
          </table:table-cell>
          <table:table-cell office:value-type="float" office:value="1" calcext:value-type="float">
            <text:p>1</text:p>
          </table:table-cell>
          <table:table-cell table:formula="of:=EXP([.A281])" office:value-type="float" office:value="3009.6449681336" calcext:value-type="float">
            <text:p>3009.6449681336</text:p>
          </table:table-cell>
          <table:table-cell/>
          <table:table-cell office:value-type="string" calcext:value-type="string">
            <text:p>I=25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281:.P28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8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8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8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8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8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8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8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8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90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291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8.07154" calcext:value-type="float">
            <text:p>8.07154</text:p>
          </table:table-cell>
          <table:table-cell table:formula="of:=[.A292]/[.D292]^2" office:value-type="float" office:value="8.07154" calcext:value-type="float">
            <text:p>8.07154</text:p>
          </table:table-cell>
          <table:table-cell office:value-type="float" office:value="-0.7756718" calcext:value-type="float">
            <text:p>-0.7756718</text:p>
          </table:table-cell>
          <table:table-cell office:value-type="float" office:value="1" calcext:value-type="float">
            <text:p>1</text:p>
          </table:table-cell>
          <table:table-cell table:formula="of:=EXP([.A292])" office:value-type="float" office:value="3202.02915896434" calcext:value-type="float">
            <text:p>3202.0291589644</text:p>
          </table:table-cell>
          <table:table-cell/>
          <table:table-cell office:value-type="string" calcext:value-type="string">
            <text:p>I=26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292:.P29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9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9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9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9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9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9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29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00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301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302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8.0874875" calcext:value-type="float">
            <text:p>8.0874875</text:p>
          </table:table-cell>
          <table:table-cell table:formula="of:=[.A303]/[.D303]^2" office:value-type="float" office:value="8.0874875" calcext:value-type="float">
            <text:p>8.0874875</text:p>
          </table:table-cell>
          <table:table-cell office:value-type="float" office:value="-0.8382633" calcext:value-type="float">
            <text:p>-0.8382633</text:p>
          </table:table-cell>
          <table:table-cell office:value-type="float" office:value="1" calcext:value-type="float">
            <text:p>1</text:p>
          </table:table-cell>
          <table:table-cell table:formula="of:=EXP([.A303])" office:value-type="float" office:value="3253.50286654611" calcext:value-type="float">
            <text:p>3253.5028665461</text:p>
          </table:table-cell>
          <table:table-cell/>
          <table:table-cell office:value-type="string" calcext:value-type="string">
            <text:p>I=27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303:.P3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0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0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0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0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0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0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1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11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312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313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8.0934864" calcext:value-type="float">
            <text:p>8.0934864</text:p>
          </table:table-cell>
          <table:table-cell table:formula="of:=[.A314]/[.D314]^2" office:value-type="float" office:value="8.0934864" calcext:value-type="float">
            <text:p>8.0934864</text:p>
          </table:table-cell>
          <table:table-cell office:value-type="float" office:value="-0.7837287" calcext:value-type="float">
            <text:p>-0.7837287</text:p>
          </table:table-cell>
          <table:table-cell office:value-type="float" office:value="1" calcext:value-type="float">
            <text:p>1</text:p>
          </table:table-cell>
          <table:table-cell table:formula="of:=EXP([.A314])" office:value-type="float" office:value="3273.07896371015" calcext:value-type="float">
            <text:p>3273.0789637102</text:p>
          </table:table-cell>
          <table:table-cell/>
          <table:table-cell office:value-type="string" calcext:value-type="string">
            <text:p>I=28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314:.P3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1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1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1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1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1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2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2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22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323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324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8.1464865" calcext:value-type="float">
            <text:p>8.1464865</text:p>
          </table:table-cell>
          <table:table-cell table:formula="of:=[.A325]/[.D325]^2" office:value-type="float" office:value="8.1464865" calcext:value-type="float">
            <text:p>8.1464865</text:p>
          </table:table-cell>
          <table:table-cell office:value-type="float" office:value="-0.9030984" calcext:value-type="float">
            <text:p>-0.9030984</text:p>
          </table:table-cell>
          <table:table-cell office:value-type="float" office:value="1" calcext:value-type="float">
            <text:p>1</text:p>
          </table:table-cell>
          <table:table-cell table:formula="of:=EXP([.A325])" office:value-type="float" office:value="3451.23183527569" calcext:value-type="float">
            <text:p>3451.2318352757</text:p>
          </table:table-cell>
          <table:table-cell/>
          <table:table-cell office:value-type="string" calcext:value-type="string">
            <text:p>I=29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325:.P3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table:formula="of:=[.A326]/[.D326]^2" office:value-type="string" office:string-value="" calcext:value-type="error">
            <text:p>#DIV/0!</text:p>
          </table:table-cell>
          <table:table-cell table:number-columns-repeated="2"/>
          <table:table-cell table:formula="of:=EXP([.A32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table:formula="of:=[.A327]/[.D327]^2" office:value-type="string" office:string-value="" calcext:value-type="error">
            <text:p>#DIV/0!</text:p>
          </table:table-cell>
          <table:table-cell table:number-columns-repeated="2"/>
          <table:table-cell table:formula="of:=EXP([.A32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table:formula="of:=[.A328]/[.D328]^2" office:value-type="string" office:string-value="" calcext:value-type="error">
            <text:p>#DIV/0!</text:p>
          </table:table-cell>
          <table:table-cell table:number-columns-repeated="2"/>
          <table:table-cell table:formula="of:=EXP([.A32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table:formula="of:=[.A329]/[.D329]^2" office:value-type="string" office:string-value="" calcext:value-type="error">
            <text:p>#DIV/0!</text:p>
          </table:table-cell>
          <table:table-cell table:number-columns-repeated="2"/>
          <table:table-cell table:formula="of:=EXP([.A32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table:formula="of:=[.A330]/[.D330]^2" office:value-type="string" office:string-value="" calcext:value-type="error">
            <text:p>#DIV/0!</text:p>
          </table:table-cell>
          <table:table-cell table:number-columns-repeated="2"/>
          <table:table-cell table:formula="of:=EXP([.A33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table:formula="of:=[.A331]/[.D331]^2" office:value-type="string" office:string-value="" calcext:value-type="error">
            <text:p>#DIV/0!</text:p>
          </table:table-cell>
          <table:table-cell table:number-columns-repeated="2"/>
          <table:table-cell table:formula="of:=EXP([.A33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table:formula="of:=[.A332]/[.D332]^2" office:value-type="string" office:string-value="" calcext:value-type="error">
            <text:p>#DIV/0!</text:p>
          </table:table-cell>
          <table:table-cell table:number-columns-repeated="2"/>
          <table:table-cell table:formula="of:=EXP([.A33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table:formula="of:=[.A333]/[.D333]^2" office:value-type="string" office:string-value="" calcext:value-type="error">
            <text:p>#DIV/0!</text:p>
          </table:table-cell>
          <table:table-cell table:number-columns-repeated="2"/>
          <table:table-cell table:formula="of:=EXP([.A333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/>
          <table:table-cell table:formula="of:=[.A334]/[.D334]^2" office:value-type="string" office:string-value="" calcext:value-type="error">
            <text:p>#DIV/0!</text:p>
          </table:table-cell>
          <table:table-cell table:number-columns-repeated="2"/>
          <table:table-cell table:formula="of:=EXP([.A334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/>
          <table:table-cell table:formula="of:=[.A335]/[.D335]^2" office:value-type="string" office:string-value="" calcext:value-type="error">
            <text:p>#DIV/0!</text:p>
          </table:table-cell>
          <table:table-cell table:number-columns-repeated="2"/>
          <table:table-cell table:formula="of:=EXP([.A335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7.0675142032" calcext:value-type="float">
            <text:p>7.0675142032</text:p>
          </table:table-cell>
          <table:table-cell table:formula="of:=[.A336]/[.D336]^2" office:value-type="float" office:value="7.0675142032" calcext:value-type="float">
            <text:p>7.0675142032</text:p>
          </table:table-cell>
          <table:table-cell office:value-type="float" office:value="-6.1058665184" calcext:value-type="float">
            <text:p>-6.1058665184</text:p>
          </table:table-cell>
          <table:table-cell office:value-type="float" office:value="1" calcext:value-type="float">
            <text:p>1</text:p>
          </table:table-cell>
          <table:table-cell table:formula="of:=EXP([.A336])" office:value-type="float" office:value="1173.22800003878" calcext:value-type="float">
            <text:p>1173.2280000388</text:p>
          </table:table-cell>
          <table:table-cell/>
          <table:table-cell office:value-type="string" calcext:value-type="string">
            <text:p>I=30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336:.P3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3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3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3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4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4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4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4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EXP([.A344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345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EXP([.A346])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7"/>
        </table:table-row>
        <table:table-row table:style-name="ro1">
          <table:table-cell office:value-type="float" office:value="7.1948061523" calcext:value-type="float">
            <text:p>7.1948061523</text:p>
          </table:table-cell>
          <table:table-cell table:formula="of:=[.A347]/[.D347]^2" office:value-type="float" office:value="7.1948061523" calcext:value-type="float">
            <text:p>7.1948061523</text:p>
          </table:table-cell>
          <table:table-cell office:value-type="float" office:value="-6.1971939672" calcext:value-type="float">
            <text:p>-6.1971939672</text:p>
          </table:table-cell>
          <table:table-cell office:value-type="float" office:value="1" calcext:value-type="float">
            <text:p>1</text:p>
          </table:table-cell>
          <table:table-cell table:formula="of:=EXP([.A347])" office:value-type="float" office:value="1332.49200004047" calcext:value-type="float">
            <text:p>1332.4920000405</text:p>
          </table:table-cell>
          <table:table-cell/>
          <table:table-cell office:value-type="string" calcext:value-type="string">
            <text:p>I=31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MULT([.$I$2:.$P$9];[.I347:.P35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8"/>
          <table:table-cell table:style-name="ce1" table:number-columns-repeated="8"/>
          <table:table-cell table:number-columns-repeated="37"/>
        </table:table-row>
        <table:table-row table:style-name="ro1" table:number-rows-repeated="10">
          <table:table-cell table:number-columns-repeated="53"/>
        </table:table-row>
        <table:table-row table:style-name="ro1">
          <table:table-cell table:number-columns-repeated="8"/>
          <table:table-cell table:style-name="ce1" table:number-columns-repeated="8"/>
          <table:table-cell table:number-columns-repeated="37"/>
        </table:table-row>
      </table:table>
      <table:table table:name="Sheet2" table:style-name="ta1"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304" table:default-cell-style-name="Default"/>
        <table:table-row table:style-name="ro1">
          <table:table-cell table:number-columns-repeated="318"/>
        </table:table-row>
        <table:table-row table:style-name="ro1">
          <table:table-cell table:number-columns-repeated="3"/>
          <table:table-cell office:value-type="string" calcext:value-type="string">
            <text:p>1,1</text:p>
          </table:table-cell>
          <table:table-cell table:number-columns-repeated="9"/>
          <table:table-cell office:value-type="string" calcext:value-type="string">
            <text:p>1,2</text:p>
          </table:table-cell>
          <table:table-cell table:number-columns-repeated="8"/>
          <table:table-cell office:value-type="string" calcext:value-type="string">
            <text:p>1,3</text:p>
          </table:table-cell>
          <table:table-cell table:number-columns-repeated="8"/>
          <table:table-cell office:value-type="string" calcext:value-type="string">
            <text:p>1,4</text:p>
          </table:table-cell>
          <table:table-cell table:number-columns-repeated="8"/>
          <table:table-cell office:value-type="string" calcext:value-type="string">
            <text:p>1,5</text:p>
          </table:table-cell>
          <table:table-cell table:number-columns-repeated="8"/>
          <table:table-cell office:value-type="string" calcext:value-type="string">
            <text:p>1,6</text:p>
          </table:table-cell>
          <table:table-cell table:number-columns-repeated="8"/>
          <table:table-cell office:value-type="string" calcext:value-type="string">
            <text:p>1,7</text:p>
          </table:table-cell>
          <table:table-cell table:number-columns-repeated="8"/>
          <table:table-cell office:value-type="string" calcext:value-type="string">
            <text:p>1,8</text:p>
          </table:table-cell>
          <table:table-cell table:number-columns-repeated="8"/>
          <table:table-cell office:value-type="string" calcext:value-type="string">
            <text:p>1,9</text:p>
          </table:table-cell>
          <table:table-cell table:number-columns-repeated="8"/>
          <table:table-cell office:value-type="string" calcext:value-type="string">
            <text:p>1,10</text:p>
          </table:table-cell>
          <table:table-cell table:number-columns-repeated="8"/>
          <table:table-cell office:value-type="string" calcext:value-type="string">
            <text:p>1,11</text:p>
          </table:table-cell>
          <table:table-cell table:number-columns-repeated="8"/>
          <table:table-cell office:value-type="string" calcext:value-type="string">
            <text:p>1,12</text:p>
          </table:table-cell>
          <table:table-cell table:number-columns-repeated="8"/>
          <table:table-cell office:value-type="string" calcext:value-type="string">
            <text:p>1,13</text:p>
          </table:table-cell>
          <table:table-cell table:number-columns-repeated="8"/>
          <table:table-cell office:value-type="string" calcext:value-type="string">
            <text:p>1,14</text:p>
          </table:table-cell>
          <table:table-cell table:number-columns-repeated="8"/>
          <table:table-cell office:value-type="string" calcext:value-type="string">
            <text:p>1,15</text:p>
          </table:table-cell>
          <table:table-cell table:number-columns-repeated="8"/>
          <table:table-cell office:value-type="string" calcext:value-type="string">
            <text:p>1,16</text:p>
          </table:table-cell>
          <table:table-cell table:number-columns-repeated="8"/>
          <table:table-cell office:value-type="string" calcext:value-type="string">
            <text:p>1,17</text:p>
          </table:table-cell>
          <table:table-cell table:number-columns-repeated="8"/>
          <table:table-cell office:value-type="string" calcext:value-type="string">
            <text:p>1,18</text:p>
          </table:table-cell>
          <table:table-cell table:number-columns-repeated="8"/>
          <table:table-cell office:value-type="string" calcext:value-type="string">
            <text:p>1,19</text:p>
          </table:table-cell>
          <table:table-cell table:number-columns-repeated="8"/>
          <table:table-cell office:value-type="string" calcext:value-type="string">
            <text:p>1,20</text:p>
          </table:table-cell>
          <table:table-cell table:number-columns-repeated="8"/>
          <table:table-cell office:value-type="string" calcext:value-type="string">
            <text:p>1,21</text:p>
          </table:table-cell>
          <table:table-cell table:number-columns-repeated="8"/>
          <table:table-cell office:value-type="string" calcext:value-type="string">
            <text:p>1,22</text:p>
          </table:table-cell>
          <table:table-cell table:number-columns-repeated="8"/>
          <table:table-cell office:value-type="string" calcext:value-type="string">
            <text:p>1,23</text:p>
          </table:table-cell>
          <table:table-cell table:number-columns-repeated="8"/>
          <table:table-cell office:value-type="string" calcext:value-type="string">
            <text:p>1,24</text:p>
          </table:table-cell>
          <table:table-cell table:number-columns-repeated="8"/>
          <table:table-cell office:value-type="string" calcext:value-type="string">
            <text:p>1,25</text:p>
          </table:table-cell>
          <table:table-cell table:number-columns-repeated="8"/>
          <table:table-cell office:value-type="string" calcext:value-type="string">
            <text:p>1,26</text:p>
          </table:table-cell>
          <table:table-cell table:number-columns-repeated="8"/>
          <table:table-cell office:value-type="string" calcext:value-type="string">
            <text:p>1,27</text:p>
          </table:table-cell>
          <table:table-cell table:number-columns-repeated="8"/>
          <table:table-cell office:value-type="string" calcext:value-type="string">
            <text:p>1,28</text:p>
          </table:table-cell>
          <table:table-cell table:number-columns-repeated="8"/>
          <table:table-cell office:value-type="string" calcext:value-type="string">
            <text:p>1,29</text:p>
          </table:table-cell>
          <table:table-cell table:number-columns-repeated="8"/>
          <table:table-cell office:value-type="string" calcext:value-type="string">
            <text:p>1,30</text:p>
          </table:table-cell>
          <table:table-cell table:number-columns-repeated="8"/>
          <table:table-cell office:value-type="string" calcext:value-type="string">
            <text:p>1,31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8" table:number-matrix-rows-spanned="8" table:formula="of:=MMULT([Sheet1.S17:.Z24];[Sheet1.S17:.Z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0236767016048517" calcext:value-type="float">
            <text:p>-2.36767016048517E-007</text:p>
          </table:table-cell>
          <table:table-cell office:value-type="float" office:value="0.000000236767016048517" calcext:value-type="float">
            <text:p>2.36767016048517E-00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251921050142411" calcext:value-type="float">
            <text:p>2.51921050142411E-006</text:p>
          </table:table-cell>
          <table:table-cell/>
          <table:table-cell table:number-matrix-columns-spanned="8" table:number-matrix-rows-spanned="8" table:formula="of:=MMULT([Sheet1.S17:.Z24];[Sheet1.S28:.Z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8" table:number-matrix-rows-spanned="8" table:formula="of:=MMULT([Sheet1.S17:.Z24];[Sheet1.S39:.Z4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8" table:number-matrix-rows-spanned="8" table:formula="of:=MMULT([Sheet1.$S$17:.$Z$24];[Sheet1.S50:.Z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8" table:number-matrix-rows-spanned="8" table:formula="of:=MMULT([Sheet1.$S$17:.$Z$24];[Sheet1.S61:.Z6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table:number-matrix-columns-spanned="8" table:number-matrix-rows-spanned="8" table:formula="of:=MMULT([Sheet1.S17:.Z24];[Sheet1.S72:.Z7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table:number-matrix-columns-spanned="8" table:number-matrix-rows-spanned="8" table:formula="of:=MMULT([Sheet1.S17:.Z24];[Sheet1.S83:.Z9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style-name="ce6" table:number-matrix-columns-spanned="8" table:number-matrix-rows-spanned="8" table:formula="of:=MMULT([Sheet1.I17:.P24];[Sheet1.I138:.P1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8" table:number-matrix-rows-spanned="8" table:formula="of:=MMULT([Sheet1.I17:.P24];[Sheet1.I149:.P1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047881986035288" calcext:value-type="float">
            <text:p>4.7881986035288E-008</text:p>
          </table:table-cell>
          <table:table-cell office:value-type="float" office:value="-0.000000047881986035288" calcext:value-type="float">
            <text:p>-4.7881986035288E-00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0769832674138538" calcext:value-type="float">
            <text:p>-7.69832674138538E-0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05847561790673" calcext:value-type="float">
            <text:p>-2.05847561790673E-009</text:p>
          </table:table-cell>
          <table:table-cell office:value-type="float" office:value="0.00000000205847561790673" calcext:value-type="float">
            <text:p>2.05847561790673E-0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0584100058695299" calcext:value-type="float">
            <text:p>5.84100058695299E-0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64268946738568" calcext:value-type="float">
            <text:p>1.6426894674</text:p>
          </table:table-cell>
          <table:table-cell office:value-type="float" office:value="-1.64268946738568" calcext:value-type="float">
            <text:p>-1.64268946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18796798251443" calcext:value-type="float">
            <text:p>2.18796798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61080225449257" calcext:value-type="float">
            <text:p>1.6108022545</text:p>
          </table:table-cell>
          <table:table-cell office:value-type="float" office:value="-1.61080225449257" calcext:value-type="float">
            <text:p>-1.61080225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18796798251443" calcext:value-type="float">
            <text:p>2.1879679825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0812306927909384" calcext:value-type="float">
            <text:p>-8.12306927909384E-007</text:p>
          </table:table-cell>
          <table:table-cell office:value-type="float" office:value="0.000000812306927909384" calcext:value-type="float">
            <text:p>8.12306927909384E-00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169208213913873" calcext:value-type="float">
            <text:p>1.69208213913873E-0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64268946738568" calcext:value-type="float">
            <text:p>-1.6426894674</text:p>
          </table:table-cell>
          <table:table-cell office:value-type="float" office:value="1.64268946738568" calcext:value-type="float">
            <text:p>1.64268946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18796798251443" calcext:value-type="float">
            <text:p>-2.18796798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61080225449257" calcext:value-type="float">
            <text:p>-1.6108022545</text:p>
          </table:table-cell>
          <table:table-cell office:value-type="float" office:value="1.61080225449257" calcext:value-type="float">
            <text:p>1.61080225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18796798251443" calcext:value-type="float">
            <text:p>-2.1879679825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00286453811567531" calcext:value-type="float">
            <text:p>2.86453811567531E-009</text:p>
          </table:table-cell>
          <table:table-cell office:value-type="float" office:value="-0.00000000286453811567531" calcext:value-type="float">
            <text:p>-2.86453811567531E-0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000372032312030969" calcext:value-type="float">
            <text:p>-3.72032312030969E-0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0541034874767999" calcext:value-type="float">
            <text:p>5.41034874767999E-008</text:p>
          </table:table-cell>
          <table:table-cell office:value-type="float" office:value="-0.0000000541034874767999" calcext:value-type="float">
            <text:p>-5.41034874767999E-00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00119893721078183" calcext:value-type="float">
            <text:p>-0.0000000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000434699512025439" calcext:value-type="float">
            <text:p>-4.34699512025439E-009</text:p>
          </table:table-cell>
          <table:table-cell office:value-type="float" office:value="0.00000000434699512025439" calcext:value-type="float">
            <text:p>4.34699512025439E-0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00347085711801105" calcext:value-type="float">
            <text:p>-3.47085711801105E-0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0246574309672692" calcext:value-type="float">
            <text:p>-2.46574309672692E-007</text:p>
          </table:table-cell>
          <table:table-cell office:value-type="float" office:value="0.000000246574309672692" calcext:value-type="float">
            <text:p>2.46574309672692E-00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180131013234994" calcext:value-type="float">
            <text:p>1.80131013234994E-0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19787155331843" calcext:value-type="float">
            <text:p>4.1978715533</text:p>
          </table:table-cell>
          <table:table-cell office:value-type="float" office:value="-4.19787155331843" calcext:value-type="float">
            <text:p>-4.19787155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87670263637537" calcext:value-type="float">
            <text:p>8.87670263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11638419580123" calcext:value-type="float">
            <text:p>4.1163841958</text:p>
          </table:table-cell>
          <table:table-cell office:value-type="float" office:value="-4.11638419580123" calcext:value-type="float">
            <text:p>-4.116384195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81292821058914" calcext:value-type="float">
            <text:p>8.8129282106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4];[.F5];[.G6];[.H7];[.I8];[.J9];[.K10];[.L11])" office:value-type="float" office:value="0.000000990379465526471" calcext:value-type="float">
            <text:p>9.90379465526471E-007</text:p>
          </table:table-cell>
          <table:table-cell table:number-columns-repeated="8"/>
          <table:table-cell table:style-name="ce3" table:formula="of:=SUM([.N4];[.O5];[.P6];[.Q7];[.R8];[.S9];[.T10];[.U11])" office:value-type="float" office:value="0" calcext:value-type="float">
            <text:p>0</text:p>
          </table:table-cell>
          <table:table-cell table:number-columns-repeated="8"/>
          <table:table-cell table:style-name="ce3" table:formula="of:=SUM([.W4];[.X5];[.Y6];[.Z7];[.AA8];[.AB9];[.AC10];[.AD11])" office:value-type="float" office:value="0" calcext:value-type="float">
            <text:p>0</text:p>
          </table:table-cell>
          <table:table-cell table:number-columns-repeated="8"/>
          <table:table-cell table:style-name="ce3" table:formula="of:=SUM([.AF4];[.AG5];[.AH6];[.AI7];[.AJ8];[.AK9];[.AL10];[.AM11])" office:value-type="float" office:value="0" calcext:value-type="float">
            <text:p>0</text:p>
          </table:table-cell>
          <table:table-cell table:number-columns-repeated="8"/>
          <table:table-cell table:style-name="ce3" table:formula="of:=SUM([.AO4];[.AP5];[.AQ6];[.AR7];[.AS8];[.AT9];[.AU10];[.AV11])" office:value-type="float" office:value="0" calcext:value-type="float">
            <text:p>0</text:p>
          </table:table-cell>
          <table:table-cell table:number-columns-repeated="8"/>
          <table:table-cell table:style-name="ce3" table:formula="of:=SUM([.AX4];[.AY5];[.AZ6];[.BA7];[.BB8];[.BC9];[.BD10];[.BE11])" office:value-type="float" office:value="0" calcext:value-type="float">
            <text:p>0</text:p>
          </table:table-cell>
          <table:table-cell table:number-columns-repeated="8"/>
          <table:table-cell table:style-name="ce3" table:formula="of:=SUM([.BG4];[.BH5];[.BI6];[.BJ7];[.BK8];[.BL9];[.BM10];[.BN11])" office:value-type="float" office:value="0" calcext:value-type="float">
            <text:p>0</text:p>
          </table:table-cell>
          <table:table-cell table:number-columns-repeated="8"/>
          <table:table-cell table:style-name="ce3" table:formula="of:=SUM([.BP4];[.BQ5];[.BR6];[.BS7];[.BT8];[.BU9];[.BV10];[.BW11])" office:value-type="float" office:value="0" calcext:value-type="float">
            <text:p>0</text:p>
          </table:table-cell>
          <table:table-cell table:number-columns-repeated="8"/>
          <table:table-cell table:style-name="ce3" table:formula="of:=SUM([.BY4];[.BZ5];[.CA6];[.CB7];[.CC8];[.CD9];[.CE10];[.CF11])" office:value-type="float" office:value="0" calcext:value-type="float">
            <text:p>0</text:p>
          </table:table-cell>
          <table:table-cell table:number-columns-repeated="8"/>
          <table:table-cell table:style-name="ce3" table:formula="of:=SUM([.CH4];[.CI5];[.CJ6];[.CK7];[.CL8];[.CM9];[.CN10];[.CO11])" office:value-type="float" office:value="0" calcext:value-type="float">
            <text:p>0</text:p>
          </table:table-cell>
          <table:table-cell table:number-columns-repeated="8"/>
          <table:table-cell table:style-name="ce3" table:formula="of:=SUM([.CQ4];[.CR5];[.CS6];[.CT7];[.CU8];[.CV9];[.CW10];[.CX11])" office:value-type="float" office:value="0" calcext:value-type="float">
            <text:p>0</text:p>
          </table:table-cell>
          <table:table-cell table:number-columns-repeated="8"/>
          <table:table-cell table:style-name="ce3" table:formula="of:=SUM([.CZ4];[.DA5];[.DB6];[.DC7];[.DD8];[.DE9];[.DF10];[.DG11])" office:value-type="float" office:value="12.1620815711467" calcext:value-type="float">
            <text:p>12.1620815711</text:p>
          </table:table-cell>
          <table:table-cell table:number-columns-repeated="8"/>
          <table:table-cell table:style-name="ce3" table:formula="of:=SUM([.DI4];[.DJ5];[.DK6];[.DL7];[.DM8];[.DN9];[.DO10];[.DP11])" office:value-type="float" office:value="12.0345327195743" calcext:value-type="float">
            <text:p>12.0345327196</text:p>
          </table:table-cell>
          <table:table-cell table:number-columns-repeated="8"/>
          <table:table-cell table:style-name="ce3" table:formula="of:=SUM([.DR4];[.DS5];[.DT6];[.DU7];[.DV8];[.DW9];[.DX10];[.DY11])" office:value-type="float" office:value="0" calcext:value-type="float">
            <text:p>0</text:p>
          </table:table-cell>
          <table:table-cell table:number-columns-repeated="8"/>
          <table:table-cell table:style-name="ce3" table:formula="of:=SUM([.EA4];[.EB5];[.EC6];[.ED7];[.EE8];[.EF9];[.EG10];[.EH11])" office:value-type="float" office:value="0" calcext:value-type="float">
            <text:p>0</text:p>
          </table:table-cell>
          <table:table-cell table:number-columns-repeated="8"/>
          <table:table-cell table:style-name="ce3" table:formula="of:=SUM([.EJ4];[.EK5];[.EL6];[.EM7];[.EN8];[.EO9];[.EP10];[.EQ11])" office:value-type="float" office:value="0" calcext:value-type="float">
            <text:p>0</text:p>
          </table:table-cell>
          <table:table-cell table:number-columns-repeated="8"/>
          <table:table-cell table:style-name="ce3" table:formula="of:=SUM([.ES4];[.ET5];[.EU6];[.EV7];[.EW8];[.EX9];[.EY10];[.EZ11])" office:value-type="float" office:value="0" calcext:value-type="float">
            <text:p>0</text:p>
          </table:table-cell>
          <table:table-cell table:number-columns-repeated="8"/>
          <table:table-cell table:style-name="ce3" table:formula="of:=SUM([.FB4];[.FC5];[.FD6];[.FE7];[.FF8];[.FG9];[.FH10];[.FI11])" office:value-type="float" office:value="0" calcext:value-type="float">
            <text:p>0</text:p>
          </table:table-cell>
          <table:table-cell table:number-columns-repeated="8"/>
          <table:table-cell table:style-name="ce3" table:formula="of:=SUM([.FK4];[.FL5];[.FM6];[.FN7];[.FO8];[.FP9];[.FQ10];[.FR11])" office:value-type="float" office:value="0" calcext:value-type="float">
            <text:p>0</text:p>
          </table:table-cell>
          <table:table-cell table:number-columns-repeated="8"/>
          <table:table-cell table:style-name="ce3" table:formula="of:=SUM([.FT4];[.FU5];[.FV6];[.FW7];[.FX8];[.FY9];[.FZ10];[.GA11])" office:value-type="float" office:value="0" calcext:value-type="float">
            <text:p>0</text:p>
          </table:table-cell>
          <table:table-cell table:number-columns-repeated="8"/>
          <table:table-cell table:style-name="ce3" table:formula="of:=SUM([.GC4];[.GD5];[.GE6];[.GF7];[.GG8];[.GH9];[.GI10];[.GJ11])" office:value-type="float" office:value="0" calcext:value-type="float">
            <text:p>0</text:p>
          </table:table-cell>
          <table:table-cell table:number-columns-repeated="8"/>
          <table:table-cell table:style-name="ce3" table:formula="of:=SUM([.GL4];[.GM5];[.GN6];[.GO7];[.GP8];[.GQ9];[.GR10];[.GS11])" office:value-type="float" office:value="0" calcext:value-type="float">
            <text:p>0</text:p>
          </table:table-cell>
          <table:table-cell table:number-columns-repeated="8"/>
          <table:table-cell table:style-name="ce3" table:formula="of:=SUM([.GU4];[.GV5];[.GW6];[.GX7];[.GY8];[.GZ9];[.HA10];[.HB11])" office:value-type="float" office:value="0" calcext:value-type="float">
            <text:p>0</text:p>
          </table:table-cell>
          <table:table-cell table:number-columns-repeated="8"/>
          <table:table-cell table:style-name="ce3" table:formula="of:=SUM([.HD4];[.HE5];[.HF6];[.HG7];[.HH8];[.HI9];[.HJ10];[.HK11])" office:value-type="float" office:value="0" calcext:value-type="float">
            <text:p>0</text:p>
          </table:table-cell>
          <table:table-cell table:number-columns-repeated="8"/>
          <table:table-cell table:style-name="ce3" table:formula="of:=SUM([.HM4];[.HN5];[.HO6];[.HP7];[.HQ8];[.HR9];[.HS10];[.HT11])" office:value-type="float" office:value="0" calcext:value-type="float">
            <text:p>0</text:p>
          </table:table-cell>
          <table:table-cell table:number-columns-repeated="8"/>
          <table:table-cell table:style-name="ce3" table:formula="of:=SUM([.HV4];[.HW5];[.HX6];[.HY7];[.HZ8];[.IA9];[.IB10];[.IC11])" office:value-type="float" office:value="0" calcext:value-type="float">
            <text:p>0</text:p>
          </table:table-cell>
          <table:table-cell table:number-columns-repeated="8"/>
          <table:table-cell table:style-name="ce3" table:formula="of:=SUM([.IE4];[.IF5];[.IG6];[.IH7];[.II8];[.IJ9];[.IK10];[.IL11])" office:value-type="float" office:value="0" calcext:value-type="float">
            <text:p>0</text:p>
          </table:table-cell>
          <table:table-cell table:number-columns-repeated="8"/>
          <table:table-cell table:style-name="ce3" table:formula="of:=SUM([.IN4];[.IO5];[.IP6];[.IQ7];[.IR8];[.IS9];[.IT10];[.IU11])" office:value-type="float" office:value="0" calcext:value-type="float">
            <text:p>0</text:p>
          </table:table-cell>
          <table:table-cell table:number-columns-repeated="8"/>
          <table:table-cell table:style-name="ce3" table:formula="of:=SUM([.IW4];[.IX5];[.IY6];[.IZ7];[.JA8];[.JB9];[.JC10];[.JD11])" office:value-type="float" office:value="0" calcext:value-type="float">
            <text:p>0</text:p>
          </table:table-cell>
          <table:table-cell table:number-columns-repeated="8"/>
          <table:table-cell table:style-name="ce3" table:formula="of:=SUM([.JF4];[.JG5];[.JH6];[.JI7];[.JJ8];[.JK9];[.JL10];[.JM11])" office:value-type="float" office:value="0" calcext:value-type="float">
            <text:p>0</text:p>
          </table:table-cell>
          <table:table-cell table:number-columns-repeated="8"/>
          <table:table-cell table:style-name="ce3" table:formula="of:=SUM([.JO4];[.JP5];[.JQ6];[.JR7];[.JS8];[.JT9];[.JU10];[.JV1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4];[.KZ5];[.LA6];[.LB7];[.LC8];[.LD9];[.LE10];[.LF1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8" table:number-matrix-rows-spanned="8" table:formula="of:=MMULT([Sheet1.I28:.P35];[Sheet1.I17:.P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14];[.F15];[.G16];[.H17];[.I18];[.J19];[.K20];[.L21])" office:value-type="float" office:value="0" calcext:value-type="float">
            <text:p>0</text:p>
          </table:table-cell>
          <table:table-cell table:number-columns-repeated="8"/>
          <table:table-cell table:style-name="ce3" table:formula="of:=SUM([.N14];[.O15];[.P16];[.Q17];[.R18];[.S19];[.T20];[.U21])" office:value-type="float" office:value="0" calcext:value-type="float">
            <text:p>0</text:p>
          </table:table-cell>
          <table:table-cell table:number-columns-repeated="8"/>
          <table:table-cell table:style-name="ce3" table:formula="of:=SUM([.W14];[.X15];[.Y16];[.Z17];[.AA18];[.AB19];[.AC20];[.AD21])" office:value-type="float" office:value="0" calcext:value-type="float">
            <text:p>0</text:p>
          </table:table-cell>
          <table:table-cell table:number-columns-repeated="8"/>
          <table:table-cell table:style-name="ce3" table:formula="of:=SUM([.AF14];[.AG15];[.AH16];[.AI17];[.AJ18];[.AK19];[.AL20];[.AM21])" office:value-type="float" office:value="0" calcext:value-type="float">
            <text:p>0</text:p>
          </table:table-cell>
          <table:table-cell table:number-columns-repeated="8"/>
          <table:table-cell table:style-name="ce3" table:formula="of:=SUM([.AO14];[.AP15];[.AQ16];[.AR17];[.AS18];[.AT19];[.AU20];[.AV21])" office:value-type="float" office:value="0" calcext:value-type="float">
            <text:p>0</text:p>
          </table:table-cell>
          <table:table-cell table:number-columns-repeated="8"/>
          <table:table-cell table:style-name="ce3" table:formula="of:=SUM([.AX14];[.AY15];[.AZ16];[.BA17];[.BB18];[.BC19];[.BD20];[.BE21])" office:value-type="float" office:value="0" calcext:value-type="float">
            <text:p>0</text:p>
          </table:table-cell>
          <table:table-cell table:number-columns-repeated="8"/>
          <table:table-cell table:style-name="ce3" table:formula="of:=SUM([.BG14];[.BH15];[.BI16];[.BJ17];[.BK18];[.BL19];[.BM20];[.BN21])" office:value-type="float" office:value="0" calcext:value-type="float">
            <text:p>0</text:p>
          </table:table-cell>
          <table:table-cell table:number-columns-repeated="8"/>
          <table:table-cell table:style-name="ce3" table:formula="of:=SUM([.BP14];[.BQ15];[.BR16];[.BS17];[.BT18];[.BU19];[.BV20];[.BW21])" office:value-type="float" office:value="0" calcext:value-type="float">
            <text:p>0</text:p>
          </table:table-cell>
          <table:table-cell table:number-columns-repeated="8"/>
          <table:table-cell table:style-name="ce3" table:formula="of:=SUM([.BY14];[.BZ15];[.CA16];[.CB17];[.CC18];[.CD19];[.CE20];[.CF21])" office:value-type="float" office:value="0" calcext:value-type="float">
            <text:p>0</text:p>
          </table:table-cell>
          <table:table-cell table:number-columns-repeated="8"/>
          <table:table-cell table:style-name="ce3" table:formula="of:=SUM([.CH14];[.CI15];[.CJ16];[.CK17];[.CL18];[.CM19];[.CN20];[.CO21])" office:value-type="float" office:value="0" calcext:value-type="float">
            <text:p>0</text:p>
          </table:table-cell>
          <table:table-cell table:number-columns-repeated="8"/>
          <table:table-cell table:style-name="ce3" table:formula="of:=SUM([.CQ14];[.CR15];[.CS16];[.CT17];[.CU18];[.CV19];[.CW20];[.CX21])" office:value-type="float" office:value="0" calcext:value-type="float">
            <text:p>0</text:p>
          </table:table-cell>
          <table:table-cell table:number-columns-repeated="8"/>
          <table:table-cell table:style-name="ce3" table:formula="of:=SUM([.CZ14];[.DA15];[.DB16];[.DC17];[.DD18];[.DE19];[.DF20];[.DG21])" office:value-type="float" office:value="0" calcext:value-type="float">
            <text:p>0</text:p>
          </table:table-cell>
          <table:table-cell table:number-columns-repeated="8"/>
          <table:table-cell table:style-name="ce3" table:formula="of:=SUM([.DI14];[.DJ15];[.DK16];[.DL17];[.DM18];[.DN19];[.DO20];[.DP21])" office:value-type="float" office:value="0" calcext:value-type="float">
            <text:p>0</text:p>
          </table:table-cell>
          <table:table-cell table:number-columns-repeated="8"/>
          <table:table-cell table:style-name="ce3" table:formula="of:=SUM([.DR14];[.DS15];[.DT16];[.DU17];[.DV18];[.DW19];[.DX20];[.DY21])" office:value-type="float" office:value="0" calcext:value-type="float">
            <text:p>0</text:p>
          </table:table-cell>
          <table:table-cell table:number-columns-repeated="8"/>
          <table:table-cell table:style-name="ce3" table:formula="of:=SUM([.EA14];[.EB15];[.EC16];[.ED17];[.EE18];[.EF19];[.EG20];[.EH21])" office:value-type="float" office:value="0" calcext:value-type="float">
            <text:p>0</text:p>
          </table:table-cell>
          <table:table-cell table:number-columns-repeated="8"/>
          <table:table-cell table:style-name="ce3" table:formula="of:=SUM([.EJ14];[.EK15];[.EL16];[.EM17];[.EN18];[.EO19];[.EP20];[.EQ21])" office:value-type="float" office:value="0" calcext:value-type="float">
            <text:p>0</text:p>
          </table:table-cell>
          <table:table-cell table:number-columns-repeated="8"/>
          <table:table-cell table:style-name="ce3" table:formula="of:=SUM([.ES14];[.ET15];[.EU16];[.EV17];[.EW18];[.EX19];[.EY20];[.EZ21])" office:value-type="float" office:value="0" calcext:value-type="float">
            <text:p>0</text:p>
          </table:table-cell>
          <table:table-cell table:number-columns-repeated="8"/>
          <table:table-cell table:style-name="ce3" table:formula="of:=SUM([.FB14];[.FC15];[.FD16];[.FE17];[.FF18];[.FG19];[.FH20];[.FI21])" office:value-type="float" office:value="0" calcext:value-type="float">
            <text:p>0</text:p>
          </table:table-cell>
          <table:table-cell table:number-columns-repeated="8"/>
          <table:table-cell table:style-name="ce3" table:formula="of:=SUM([.FK14];[.FL15];[.FM16];[.FN17];[.FO18];[.FP19];[.FQ20];[.FR21])" office:value-type="float" office:value="0" calcext:value-type="float">
            <text:p>0</text:p>
          </table:table-cell>
          <table:table-cell table:number-columns-repeated="8"/>
          <table:table-cell table:style-name="ce3" table:formula="of:=SUM([.FT14];[.FU15];[.FV16];[.FW17];[.FX18];[.FY19];[.FZ20];[.GA21])" office:value-type="float" office:value="0" calcext:value-type="float">
            <text:p>0</text:p>
          </table:table-cell>
          <table:table-cell table:number-columns-repeated="8"/>
          <table:table-cell table:style-name="ce3" table:formula="of:=SUM([.GC14];[.GD15];[.GE16];[.GF17];[.GG18];[.GH19];[.GI20];[.GJ21])" office:value-type="float" office:value="0" calcext:value-type="float">
            <text:p>0</text:p>
          </table:table-cell>
          <table:table-cell table:number-columns-repeated="8"/>
          <table:table-cell table:style-name="ce3" table:formula="of:=SUM([.GL14];[.GM15];[.GN16];[.GO17];[.GP18];[.GQ19];[.GR20];[.GS21])" office:value-type="float" office:value="0" calcext:value-type="float">
            <text:p>0</text:p>
          </table:table-cell>
          <table:table-cell table:number-columns-repeated="8"/>
          <table:table-cell table:style-name="ce3" table:formula="of:=SUM([.GU14];[.GV15];[.GW16];[.GX17];[.GY18];[.GZ19];[.HA20];[.HB21])" office:value-type="float" office:value="0" calcext:value-type="float">
            <text:p>0</text:p>
          </table:table-cell>
          <table:table-cell table:number-columns-repeated="8"/>
          <table:table-cell table:style-name="ce3" table:formula="of:=SUM([.HD14];[.HE15];[.HF16];[.HG17];[.HH18];[.HI19];[.HJ20];[.HK21])" office:value-type="float" office:value="0" calcext:value-type="float">
            <text:p>0</text:p>
          </table:table-cell>
          <table:table-cell table:number-columns-repeated="8"/>
          <table:table-cell table:style-name="ce3" table:formula="of:=SUM([.HM14];[.HN15];[.HO16];[.HP17];[.HQ18];[.HR19];[.HS20];[.HT21])" office:value-type="float" office:value="0" calcext:value-type="float">
            <text:p>0</text:p>
          </table:table-cell>
          <table:table-cell table:number-columns-repeated="8"/>
          <table:table-cell table:style-name="ce3" table:formula="of:=SUM([.HV14];[.HW15];[.HX16];[.HY17];[.HZ18];[.IA19];[.IB20];[.IC21])" office:value-type="float" office:value="0" calcext:value-type="float">
            <text:p>0</text:p>
          </table:table-cell>
          <table:table-cell table:number-columns-repeated="8"/>
          <table:table-cell table:style-name="ce3" table:formula="of:=SUM([.IE14];[.IF15];[.IG16];[.IH17];[.II18];[.IJ19];[.IK20];[.IL21])" office:value-type="float" office:value="0" calcext:value-type="float">
            <text:p>0</text:p>
          </table:table-cell>
          <table:table-cell table:number-columns-repeated="8"/>
          <table:table-cell table:style-name="ce3" table:formula="of:=SUM([.IN14];[.IO15];[.IP16];[.IQ17];[.IR18];[.IS19];[.IT20];[.IU21])" office:value-type="float" office:value="0" calcext:value-type="float">
            <text:p>0</text:p>
          </table:table-cell>
          <table:table-cell table:number-columns-repeated="8"/>
          <table:table-cell table:style-name="ce3" table:formula="of:=SUM([.IW14];[.IX15];[.IY16];[.IZ17];[.JA18];[.JB19];[.JC20];[.JD21])" office:value-type="float" office:value="0" calcext:value-type="float">
            <text:p>0</text:p>
          </table:table-cell>
          <table:table-cell table:number-columns-repeated="8"/>
          <table:table-cell table:style-name="ce3" table:formula="of:=SUM([.JF14];[.JG15];[.JH16];[.JI17];[.JJ18];[.JK19];[.JL20];[.JM21])" office:value-type="float" office:value="0" calcext:value-type="float">
            <text:p>0</text:p>
          </table:table-cell>
          <table:table-cell table:number-columns-repeated="8"/>
          <table:table-cell table:style-name="ce3" table:formula="of:=SUM([.JO14];[.JP15];[.JQ16];[.JR17];[.JS18];[.JT19];[.JU20];[.JV2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14];[.KZ15];[.LA16];[.LB17];[.LC18];[.LD19];[.LE20];[.LF2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24];[.F25];[.G26];[.H27];[.I28];[.J29];[.K30];[.L31])" office:value-type="float" office:value="0" calcext:value-type="float">
            <text:p>0</text:p>
          </table:table-cell>
          <table:table-cell table:number-columns-repeated="8"/>
          <table:table-cell table:style-name="ce3" table:formula="of:=SUM([.N24];[.O25];[.P26];[.Q27];[.R28];[.S29];[.T30];[.U31])" office:value-type="float" office:value="0" calcext:value-type="float">
            <text:p>0</text:p>
          </table:table-cell>
          <table:table-cell table:number-columns-repeated="8"/>
          <table:table-cell table:style-name="ce3" table:formula="of:=SUM([.W24];[.X25];[.Y26];[.Z27];[.AA28];[.AB29];[.AC30];[.AD31])" office:value-type="float" office:value="0" calcext:value-type="float">
            <text:p>0</text:p>
          </table:table-cell>
          <table:table-cell table:number-columns-repeated="8"/>
          <table:table-cell table:style-name="ce3" table:formula="of:=SUM([.AF24];[.AG25];[.AH26];[.AI27];[.AJ28];[.AK29];[.AL30];[.AM31])" office:value-type="float" office:value="0" calcext:value-type="float">
            <text:p>0</text:p>
          </table:table-cell>
          <table:table-cell table:number-columns-repeated="8"/>
          <table:table-cell table:style-name="ce3" table:formula="of:=SUM([.AO24];[.AP25];[.AQ26];[.AR27];[.AS28];[.AT29];[.AU30];[.AV31])" office:value-type="float" office:value="0" calcext:value-type="float">
            <text:p>0</text:p>
          </table:table-cell>
          <table:table-cell table:number-columns-repeated="8"/>
          <table:table-cell table:style-name="ce3" table:formula="of:=SUM([.AX24];[.AY25];[.AZ26];[.BA27];[.BB28];[.BC29];[.BD30];[.BE31])" office:value-type="float" office:value="0" calcext:value-type="float">
            <text:p>0</text:p>
          </table:table-cell>
          <table:table-cell table:number-columns-repeated="8"/>
          <table:table-cell table:style-name="ce3" table:formula="of:=SUM([.BG24];[.BH25];[.BI26];[.BJ27];[.BK28];[.BL29];[.BM30];[.BN31])" office:value-type="float" office:value="0" calcext:value-type="float">
            <text:p>0</text:p>
          </table:table-cell>
          <table:table-cell table:number-columns-repeated="8"/>
          <table:table-cell table:style-name="ce3" table:formula="of:=SUM([.BP24];[.BQ25];[.BR26];[.BS27];[.BT28];[.BU29];[.BV30];[.BW31])" office:value-type="float" office:value="0" calcext:value-type="float">
            <text:p>0</text:p>
          </table:table-cell>
          <table:table-cell table:number-columns-repeated="8"/>
          <table:table-cell table:style-name="ce3" table:formula="of:=SUM([.BY24];[.BZ25];[.CA26];[.CB27];[.CC28];[.CD29];[.CE30];[.CF31])" office:value-type="float" office:value="0" calcext:value-type="float">
            <text:p>0</text:p>
          </table:table-cell>
          <table:table-cell table:number-columns-repeated="8"/>
          <table:table-cell table:style-name="ce3" table:formula="of:=SUM([.CH24];[.CI25];[.CJ26];[.CK27];[.CL28];[.CM29];[.CN30];[.CO31])" office:value-type="float" office:value="0" calcext:value-type="float">
            <text:p>0</text:p>
          </table:table-cell>
          <table:table-cell table:number-columns-repeated="8"/>
          <table:table-cell table:style-name="ce3" table:formula="of:=SUM([.CQ24];[.CR25];[.CS26];[.CT27];[.CU28];[.CV29];[.CW30];[.CX31])" office:value-type="float" office:value="0" calcext:value-type="float">
            <text:p>0</text:p>
          </table:table-cell>
          <table:table-cell table:number-columns-repeated="8"/>
          <table:table-cell table:style-name="ce3" table:formula="of:=SUM([.CZ24];[.DA25];[.DB26];[.DC27];[.DD28];[.DE29];[.DF30];[.DG31])" office:value-type="float" office:value="0" calcext:value-type="float">
            <text:p>0</text:p>
          </table:table-cell>
          <table:table-cell table:number-columns-repeated="8"/>
          <table:table-cell table:style-name="ce3" table:formula="of:=SUM([.DI24];[.DJ25];[.DK26];[.DL27];[.DM28];[.DN29];[.DO30];[.DP31])" office:value-type="float" office:value="0" calcext:value-type="float">
            <text:p>0</text:p>
          </table:table-cell>
          <table:table-cell table:number-columns-repeated="8"/>
          <table:table-cell table:style-name="ce3" table:formula="of:=SUM([.DR24];[.DS25];[.DT26];[.DU27];[.DV28];[.DW29];[.DX30];[.DY31])" office:value-type="float" office:value="0" calcext:value-type="float">
            <text:p>0</text:p>
          </table:table-cell>
          <table:table-cell table:number-columns-repeated="8"/>
          <table:table-cell table:style-name="ce3" table:formula="of:=SUM([.EA24];[.EB25];[.EC26];[.ED27];[.EE28];[.EF29];[.EG30];[.EH31])" office:value-type="float" office:value="0" calcext:value-type="float">
            <text:p>0</text:p>
          </table:table-cell>
          <table:table-cell table:number-columns-repeated="8"/>
          <table:table-cell table:style-name="ce3" table:formula="of:=SUM([.EJ24];[.EK25];[.EL26];[.EM27];[.EN28];[.EO29];[.EP30];[.EQ31])" office:value-type="float" office:value="0" calcext:value-type="float">
            <text:p>0</text:p>
          </table:table-cell>
          <table:table-cell table:number-columns-repeated="8"/>
          <table:table-cell table:style-name="ce3" table:formula="of:=SUM([.ES24];[.ET25];[.EU26];[.EV27];[.EW28];[.EX29];[.EY30];[.EZ31])" office:value-type="float" office:value="0" calcext:value-type="float">
            <text:p>0</text:p>
          </table:table-cell>
          <table:table-cell table:number-columns-repeated="8"/>
          <table:table-cell table:style-name="ce3" table:formula="of:=SUM([.FB24];[.FC25];[.FD26];[.FE27];[.FF28];[.FG29];[.FH30];[.FI31])" office:value-type="float" office:value="0" calcext:value-type="float">
            <text:p>0</text:p>
          </table:table-cell>
          <table:table-cell table:number-columns-repeated="8"/>
          <table:table-cell table:style-name="ce3" table:formula="of:=SUM([.FK24];[.FL25];[.FM26];[.FN27];[.FO28];[.FP29];[.FQ30];[.FR31])" office:value-type="float" office:value="0" calcext:value-type="float">
            <text:p>0</text:p>
          </table:table-cell>
          <table:table-cell table:number-columns-repeated="8"/>
          <table:table-cell table:style-name="ce3" table:formula="of:=SUM([.FT24];[.FU25];[.FV26];[.FW27];[.FX28];[.FY29];[.FZ30];[.GA31])" office:value-type="float" office:value="0" calcext:value-type="float">
            <text:p>0</text:p>
          </table:table-cell>
          <table:table-cell table:number-columns-repeated="8"/>
          <table:table-cell table:style-name="ce3" table:formula="of:=SUM([.GC24];[.GD25];[.GE26];[.GF27];[.GG28];[.GH29];[.GI30];[.GJ31])" office:value-type="float" office:value="0" calcext:value-type="float">
            <text:p>0</text:p>
          </table:table-cell>
          <table:table-cell table:number-columns-repeated="8"/>
          <table:table-cell table:style-name="ce3" table:formula="of:=SUM([.GL24];[.GM25];[.GN26];[.GO27];[.GP28];[.GQ29];[.GR30];[.GS31])" office:value-type="float" office:value="0" calcext:value-type="float">
            <text:p>0</text:p>
          </table:table-cell>
          <table:table-cell table:number-columns-repeated="8"/>
          <table:table-cell table:style-name="ce3" table:formula="of:=SUM([.GU24];[.GV25];[.GW26];[.GX27];[.GY28];[.GZ29];[.HA30];[.HB31])" office:value-type="float" office:value="0" calcext:value-type="float">
            <text:p>0</text:p>
          </table:table-cell>
          <table:table-cell table:number-columns-repeated="8"/>
          <table:table-cell table:style-name="ce3" table:formula="of:=SUM([.HD24];[.HE25];[.HF26];[.HG27];[.HH28];[.HI29];[.HJ30];[.HK31])" office:value-type="float" office:value="0" calcext:value-type="float">
            <text:p>0</text:p>
          </table:table-cell>
          <table:table-cell table:number-columns-repeated="8"/>
          <table:table-cell table:style-name="ce3" table:formula="of:=SUM([.HM24];[.HN25];[.HO26];[.HP27];[.HQ28];[.HR29];[.HS30];[.HT31])" office:value-type="float" office:value="0" calcext:value-type="float">
            <text:p>0</text:p>
          </table:table-cell>
          <table:table-cell table:number-columns-repeated="8"/>
          <table:table-cell table:style-name="ce3" table:formula="of:=SUM([.HV24];[.HW25];[.HX26];[.HY27];[.HZ28];[.IA29];[.IB30];[.IC31])" office:value-type="float" office:value="0" calcext:value-type="float">
            <text:p>0</text:p>
          </table:table-cell>
          <table:table-cell table:number-columns-repeated="8"/>
          <table:table-cell table:style-name="ce3" table:formula="of:=SUM([.IE24];[.IF25];[.IG26];[.IH27];[.II28];[.IJ29];[.IK30];[.IL31])" office:value-type="float" office:value="0" calcext:value-type="float">
            <text:p>0</text:p>
          </table:table-cell>
          <table:table-cell table:number-columns-repeated="8"/>
          <table:table-cell table:style-name="ce3" table:formula="of:=SUM([.IN24];[.IO25];[.IP26];[.IQ27];[.IR28];[.IS29];[.IT30];[.IU31])" office:value-type="float" office:value="0" calcext:value-type="float">
            <text:p>0</text:p>
          </table:table-cell>
          <table:table-cell table:number-columns-repeated="8"/>
          <table:table-cell table:style-name="ce3" table:formula="of:=SUM([.IW24];[.IX25];[.IY26];[.IZ27];[.JA28];[.JB29];[.JC30];[.JD31])" office:value-type="float" office:value="0" calcext:value-type="float">
            <text:p>0</text:p>
          </table:table-cell>
          <table:table-cell table:number-columns-repeated="8"/>
          <table:table-cell table:style-name="ce3" table:formula="of:=SUM([.JF24];[.JG25];[.JH26];[.JI27];[.JJ28];[.JK29];[.JL30];[.JM31])" office:value-type="float" office:value="0" calcext:value-type="float">
            <text:p>0</text:p>
          </table:table-cell>
          <table:table-cell table:number-columns-repeated="8"/>
          <table:table-cell table:style-name="ce3" table:formula="of:=SUM([.JO24];[.JP25];[.JQ26];[.JR27];[.JS28];[.JT29];[.JU30];[.JV3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24];[.KZ25];[.LA26];[.LB27];[.LC28];[.LD29];[.LE30];[.LF3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34];[.F35];[.G36];[.H37];[.I38];[.J39];[.K40];[.L41])" office:value-type="float" office:value="0" calcext:value-type="float">
            <text:p>0</text:p>
          </table:table-cell>
          <table:table-cell table:number-columns-repeated="8"/>
          <table:table-cell table:style-name="ce3" table:formula="of:=SUM([.N34];[.O35];[.P36];[.Q37];[.R38];[.S39];[.T40];[.U41])" office:value-type="float" office:value="0" calcext:value-type="float">
            <text:p>0</text:p>
          </table:table-cell>
          <table:table-cell table:number-columns-repeated="8"/>
          <table:table-cell table:style-name="ce3" table:formula="of:=SUM([.W34];[.X35];[.Y36];[.Z37];[.AA38];[.AB39];[.AC40];[.AD41])" office:value-type="float" office:value="0" calcext:value-type="float">
            <text:p>0</text:p>
          </table:table-cell>
          <table:table-cell table:number-columns-repeated="8"/>
          <table:table-cell table:style-name="ce3" table:formula="of:=SUM([.AF34];[.AG35];[.AH36];[.AI37];[.AJ38];[.AK39];[.AL40];[.AM41])" office:value-type="float" office:value="0" calcext:value-type="float">
            <text:p>0</text:p>
          </table:table-cell>
          <table:table-cell table:number-columns-repeated="8"/>
          <table:table-cell table:style-name="ce3" table:formula="of:=SUM([.AO34];[.AP35];[.AQ36];[.AR37];[.AS38];[.AT39];[.AU40];[.AV41])" office:value-type="float" office:value="0" calcext:value-type="float">
            <text:p>0</text:p>
          </table:table-cell>
          <table:table-cell table:number-columns-repeated="8"/>
          <table:table-cell table:style-name="ce3" table:formula="of:=SUM([.AX34];[.AY35];[.AZ36];[.BA37];[.BB38];[.BC39];[.BD40];[.BE41])" office:value-type="float" office:value="0" calcext:value-type="float">
            <text:p>0</text:p>
          </table:table-cell>
          <table:table-cell table:number-columns-repeated="8"/>
          <table:table-cell table:style-name="ce3" table:formula="of:=SUM([.BG34];[.BH35];[.BI36];[.BJ37];[.BK38];[.BL39];[.BM40];[.BN41])" office:value-type="float" office:value="0" calcext:value-type="float">
            <text:p>0</text:p>
          </table:table-cell>
          <table:table-cell table:number-columns-repeated="8"/>
          <table:table-cell table:style-name="ce3" table:formula="of:=SUM([.BP34];[.BQ35];[.BR36];[.BS37];[.BT38];[.BU39];[.BV40];[.BW41])" office:value-type="float" office:value="0" calcext:value-type="float">
            <text:p>0</text:p>
          </table:table-cell>
          <table:table-cell table:number-columns-repeated="8"/>
          <table:table-cell table:style-name="ce3" table:formula="of:=SUM([.BY34];[.BZ35];[.CA36];[.CB37];[.CC38];[.CD39];[.CE40];[.CF41])" office:value-type="float" office:value="0" calcext:value-type="float">
            <text:p>0</text:p>
          </table:table-cell>
          <table:table-cell table:number-columns-repeated="8"/>
          <table:table-cell table:style-name="ce3" table:formula="of:=SUM([.CH34];[.CI35];[.CJ36];[.CK37];[.CL38];[.CM39];[.CN40];[.CO41])" office:value-type="float" office:value="0" calcext:value-type="float">
            <text:p>0</text:p>
          </table:table-cell>
          <table:table-cell table:number-columns-repeated="8"/>
          <table:table-cell table:style-name="ce3" table:formula="of:=SUM([.CQ34];[.CR35];[.CS36];[.CT37];[.CU38];[.CV39];[.CW40];[.CX41])" office:value-type="float" office:value="0" calcext:value-type="float">
            <text:p>0</text:p>
          </table:table-cell>
          <table:table-cell table:number-columns-repeated="8"/>
          <table:table-cell table:style-name="ce3" table:formula="of:=SUM([.CZ34];[.DA35];[.DB36];[.DC37];[.DD38];[.DE39];[.DF40];[.DG41])" office:value-type="float" office:value="0" calcext:value-type="float">
            <text:p>0</text:p>
          </table:table-cell>
          <table:table-cell table:number-columns-repeated="8"/>
          <table:table-cell table:style-name="ce3" table:formula="of:=SUM([.DI34];[.DJ35];[.DK36];[.DL37];[.DM38];[.DN39];[.DO40];[.DP41])" office:value-type="float" office:value="0" calcext:value-type="float">
            <text:p>0</text:p>
          </table:table-cell>
          <table:table-cell table:number-columns-repeated="8"/>
          <table:table-cell table:style-name="ce3" table:formula="of:=SUM([.DR34];[.DS35];[.DT36];[.DU37];[.DV38];[.DW39];[.DX40];[.DY41])" office:value-type="float" office:value="0" calcext:value-type="float">
            <text:p>0</text:p>
          </table:table-cell>
          <table:table-cell table:number-columns-repeated="8"/>
          <table:table-cell table:style-name="ce3" table:formula="of:=SUM([.EA34];[.EB35];[.EC36];[.ED37];[.EE38];[.EF39];[.EG40];[.EH41])" office:value-type="float" office:value="0" calcext:value-type="float">
            <text:p>0</text:p>
          </table:table-cell>
          <table:table-cell table:number-columns-repeated="8"/>
          <table:table-cell table:style-name="ce3" table:formula="of:=SUM([.EJ34];[.EK35];[.EL36];[.EM37];[.EN38];[.EO39];[.EP40];[.EQ41])" office:value-type="float" office:value="0" calcext:value-type="float">
            <text:p>0</text:p>
          </table:table-cell>
          <table:table-cell table:number-columns-repeated="8"/>
          <table:table-cell table:style-name="ce3" table:formula="of:=SUM([.ES34];[.ET35];[.EU36];[.EV37];[.EW38];[.EX39];[.EY40];[.EZ41])" office:value-type="float" office:value="0" calcext:value-type="float">
            <text:p>0</text:p>
          </table:table-cell>
          <table:table-cell table:number-columns-repeated="8"/>
          <table:table-cell table:style-name="ce3" table:formula="of:=SUM([.FB34];[.FC35];[.FD36];[.FE37];[.FF38];[.FG39];[.FH40];[.FI41])" office:value-type="float" office:value="0" calcext:value-type="float">
            <text:p>0</text:p>
          </table:table-cell>
          <table:table-cell table:number-columns-repeated="8"/>
          <table:table-cell table:style-name="ce3" table:formula="of:=SUM([.FK34];[.FL35];[.FM36];[.FN37];[.FO38];[.FP39];[.FQ40];[.FR41])" office:value-type="float" office:value="0" calcext:value-type="float">
            <text:p>0</text:p>
          </table:table-cell>
          <table:table-cell table:number-columns-repeated="8"/>
          <table:table-cell table:style-name="ce3" table:formula="of:=SUM([.FT34];[.FU35];[.FV36];[.FW37];[.FX38];[.FY39];[.FZ40];[.GA41])" office:value-type="float" office:value="0" calcext:value-type="float">
            <text:p>0</text:p>
          </table:table-cell>
          <table:table-cell table:number-columns-repeated="8"/>
          <table:table-cell table:style-name="ce3" table:formula="of:=SUM([.GC34];[.GD35];[.GE36];[.GF37];[.GG38];[.GH39];[.GI40];[.GJ41])" office:value-type="float" office:value="0" calcext:value-type="float">
            <text:p>0</text:p>
          </table:table-cell>
          <table:table-cell table:number-columns-repeated="8"/>
          <table:table-cell table:style-name="ce3" table:formula="of:=SUM([.GL34];[.GM35];[.GN36];[.GO37];[.GP38];[.GQ39];[.GR40];[.GS41])" office:value-type="float" office:value="0" calcext:value-type="float">
            <text:p>0</text:p>
          </table:table-cell>
          <table:table-cell table:number-columns-repeated="8"/>
          <table:table-cell table:style-name="ce3" table:formula="of:=SUM([.GU34];[.GV35];[.GW36];[.GX37];[.GY38];[.GZ39];[.HA40];[.HB41])" office:value-type="float" office:value="0" calcext:value-type="float">
            <text:p>0</text:p>
          </table:table-cell>
          <table:table-cell table:number-columns-repeated="8"/>
          <table:table-cell table:style-name="ce3" table:formula="of:=SUM([.HD34];[.HE35];[.HF36];[.HG37];[.HH38];[.HI39];[.HJ40];[.HK41])" office:value-type="float" office:value="0" calcext:value-type="float">
            <text:p>0</text:p>
          </table:table-cell>
          <table:table-cell table:number-columns-repeated="8"/>
          <table:table-cell table:style-name="ce3" table:formula="of:=SUM([.HM34];[.HN35];[.HO36];[.HP37];[.HQ38];[.HR39];[.HS40];[.HT41])" office:value-type="float" office:value="0" calcext:value-type="float">
            <text:p>0</text:p>
          </table:table-cell>
          <table:table-cell table:number-columns-repeated="8"/>
          <table:table-cell table:style-name="ce3" table:formula="of:=SUM([.HV34];[.HW35];[.HX36];[.HY37];[.HZ38];[.IA39];[.IB40];[.IC41])" office:value-type="float" office:value="0" calcext:value-type="float">
            <text:p>0</text:p>
          </table:table-cell>
          <table:table-cell table:number-columns-repeated="8"/>
          <table:table-cell table:style-name="ce3" table:formula="of:=SUM([.IE34];[.IF35];[.IG36];[.IH37];[.II38];[.IJ39];[.IK40];[.IL41])" office:value-type="float" office:value="0" calcext:value-type="float">
            <text:p>0</text:p>
          </table:table-cell>
          <table:table-cell table:number-columns-repeated="8"/>
          <table:table-cell table:style-name="ce3" table:formula="of:=SUM([.IN34];[.IO35];[.IP36];[.IQ37];[.IR38];[.IS39];[.IT40];[.IU41])" office:value-type="float" office:value="0" calcext:value-type="float">
            <text:p>0</text:p>
          </table:table-cell>
          <table:table-cell table:number-columns-repeated="8"/>
          <table:table-cell table:style-name="ce3" table:formula="of:=SUM([.IW34];[.IX35];[.IY36];[.IZ37];[.JA38];[.JB39];[.JC40];[.JD41])" office:value-type="float" office:value="0" calcext:value-type="float">
            <text:p>0</text:p>
          </table:table-cell>
          <table:table-cell table:number-columns-repeated="8"/>
          <table:table-cell table:style-name="ce3" table:formula="of:=SUM([.JF34];[.JG35];[.JH36];[.JI37];[.JJ38];[.JK39];[.JL40];[.JM41])" office:value-type="float" office:value="0" calcext:value-type="float">
            <text:p>0</text:p>
          </table:table-cell>
          <table:table-cell table:number-columns-repeated="8"/>
          <table:table-cell table:style-name="ce3" table:formula="of:=SUM([.JO34];[.JP35];[.JQ36];[.JR37];[.JS38];[.JT39];[.JU40];[.JV4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34];[.KZ35];[.LA36];[.LB37];[.LC38];[.LD39];[.LE40];[.LF4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44];[.F45];[.G46];[.H47];[.I48];[.J49];[.K50];[.L51])" office:value-type="float" office:value="0" calcext:value-type="float">
            <text:p>0</text:p>
          </table:table-cell>
          <table:table-cell table:number-columns-repeated="8"/>
          <table:table-cell table:style-name="ce3" table:formula="of:=SUM([.N44];[.O45];[.P46];[.Q47];[.R48];[.S49];[.T50];[.U51])" office:value-type="float" office:value="0" calcext:value-type="float">
            <text:p>0</text:p>
          </table:table-cell>
          <table:table-cell table:number-columns-repeated="8"/>
          <table:table-cell table:style-name="ce3" table:formula="of:=SUM([.W44];[.X45];[.Y46];[.Z47];[.AA48];[.AB49];[.AC50];[.AD51])" office:value-type="float" office:value="0" calcext:value-type="float">
            <text:p>0</text:p>
          </table:table-cell>
          <table:table-cell table:number-columns-repeated="8"/>
          <table:table-cell table:style-name="ce3" table:formula="of:=SUM([.AF44];[.AG45];[.AH46];[.AI47];[.AJ48];[.AK49];[.AL50];[.AM51])" office:value-type="float" office:value="0" calcext:value-type="float">
            <text:p>0</text:p>
          </table:table-cell>
          <table:table-cell table:number-columns-repeated="8"/>
          <table:table-cell table:style-name="ce3" table:formula="of:=SUM([.AO44];[.AP45];[.AQ46];[.AR47];[.AS48];[.AT49];[.AU50];[.AV51])" office:value-type="float" office:value="0" calcext:value-type="float">
            <text:p>0</text:p>
          </table:table-cell>
          <table:table-cell table:number-columns-repeated="8"/>
          <table:table-cell table:style-name="ce3" table:formula="of:=SUM([.AX44];[.AY45];[.AZ46];[.BA47];[.BB48];[.BC49];[.BD50];[.BE51])" office:value-type="float" office:value="0" calcext:value-type="float">
            <text:p>0</text:p>
          </table:table-cell>
          <table:table-cell table:number-columns-repeated="8"/>
          <table:table-cell table:style-name="ce3" table:formula="of:=SUM([.BG44];[.BH45];[.BI46];[.BJ47];[.BK48];[.BL49];[.BM50];[.BN51])" office:value-type="float" office:value="0" calcext:value-type="float">
            <text:p>0</text:p>
          </table:table-cell>
          <table:table-cell table:number-columns-repeated="8"/>
          <table:table-cell table:style-name="ce3" table:formula="of:=SUM([.BP44];[.BQ45];[.BR46];[.BS47];[.BT48];[.BU49];[.BV50];[.BW51])" office:value-type="float" office:value="0" calcext:value-type="float">
            <text:p>0</text:p>
          </table:table-cell>
          <table:table-cell table:number-columns-repeated="8"/>
          <table:table-cell table:style-name="ce3" table:formula="of:=SUM([.BY44];[.BZ45];[.CA46];[.CB47];[.CC48];[.CD49];[.CE50];[.CF51])" office:value-type="float" office:value="0" calcext:value-type="float">
            <text:p>0</text:p>
          </table:table-cell>
          <table:table-cell table:number-columns-repeated="8"/>
          <table:table-cell table:style-name="ce3" table:formula="of:=SUM([.CH44];[.CI45];[.CJ46];[.CK47];[.CL48];[.CM49];[.CN50];[.CO51])" office:value-type="float" office:value="0" calcext:value-type="float">
            <text:p>0</text:p>
          </table:table-cell>
          <table:table-cell table:number-columns-repeated="8"/>
          <table:table-cell table:style-name="ce3" table:formula="of:=SUM([.CQ44];[.CR45];[.CS46];[.CT47];[.CU48];[.CV49];[.CW50];[.CX51])" office:value-type="float" office:value="0" calcext:value-type="float">
            <text:p>0</text:p>
          </table:table-cell>
          <table:table-cell table:number-columns-repeated="8"/>
          <table:table-cell table:style-name="ce3" table:formula="of:=SUM([.CZ44];[.DA45];[.DB46];[.DC47];[.DD48];[.DE49];[.DF50];[.DG51])" office:value-type="float" office:value="0" calcext:value-type="float">
            <text:p>0</text:p>
          </table:table-cell>
          <table:table-cell table:number-columns-repeated="8"/>
          <table:table-cell table:style-name="ce3" table:formula="of:=SUM([.DI44];[.DJ45];[.DK46];[.DL47];[.DM48];[.DN49];[.DO50];[.DP51])" office:value-type="float" office:value="0" calcext:value-type="float">
            <text:p>0</text:p>
          </table:table-cell>
          <table:table-cell table:number-columns-repeated="8"/>
          <table:table-cell table:style-name="ce3" table:formula="of:=SUM([.DR44];[.DS45];[.DT46];[.DU47];[.DV48];[.DW49];[.DX50];[.DY51])" office:value-type="float" office:value="0" calcext:value-type="float">
            <text:p>0</text:p>
          </table:table-cell>
          <table:table-cell table:number-columns-repeated="8"/>
          <table:table-cell table:style-name="ce3" table:formula="of:=SUM([.EA44];[.EB45];[.EC46];[.ED47];[.EE48];[.EF49];[.EG50];[.EH51])" office:value-type="float" office:value="0" calcext:value-type="float">
            <text:p>0</text:p>
          </table:table-cell>
          <table:table-cell table:number-columns-repeated="8"/>
          <table:table-cell table:style-name="ce3" table:formula="of:=SUM([.EJ44];[.EK45];[.EL46];[.EM47];[.EN48];[.EO49];[.EP50];[.EQ51])" office:value-type="float" office:value="0" calcext:value-type="float">
            <text:p>0</text:p>
          </table:table-cell>
          <table:table-cell table:number-columns-repeated="8"/>
          <table:table-cell table:style-name="ce3" table:formula="of:=SUM([.ES44];[.ET45];[.EU46];[.EV47];[.EW48];[.EX49];[.EY50];[.EZ51])" office:value-type="float" office:value="0" calcext:value-type="float">
            <text:p>0</text:p>
          </table:table-cell>
          <table:table-cell table:number-columns-repeated="8"/>
          <table:table-cell table:style-name="ce3" table:formula="of:=SUM([.FB44];[.FC45];[.FD46];[.FE47];[.FF48];[.FG49];[.FH50];[.FI51])" office:value-type="float" office:value="0" calcext:value-type="float">
            <text:p>0</text:p>
          </table:table-cell>
          <table:table-cell table:number-columns-repeated="8"/>
          <table:table-cell table:style-name="ce3" table:formula="of:=SUM([.FK44];[.FL45];[.FM46];[.FN47];[.FO48];[.FP49];[.FQ50];[.FR51])" office:value-type="float" office:value="0" calcext:value-type="float">
            <text:p>0</text:p>
          </table:table-cell>
          <table:table-cell table:number-columns-repeated="8"/>
          <table:table-cell table:style-name="ce3" table:formula="of:=SUM([.FT44];[.FU45];[.FV46];[.FW47];[.FX48];[.FY49];[.FZ50];[.GA51])" office:value-type="float" office:value="0" calcext:value-type="float">
            <text:p>0</text:p>
          </table:table-cell>
          <table:table-cell table:number-columns-repeated="8"/>
          <table:table-cell table:style-name="ce3" table:formula="of:=SUM([.GC44];[.GD45];[.GE46];[.GF47];[.GG48];[.GH49];[.GI50];[.GJ51])" office:value-type="float" office:value="0" calcext:value-type="float">
            <text:p>0</text:p>
          </table:table-cell>
          <table:table-cell table:number-columns-repeated="8"/>
          <table:table-cell table:style-name="ce3" table:formula="of:=SUM([.GL44];[.GM45];[.GN46];[.GO47];[.GP48];[.GQ49];[.GR50];[.GS51])" office:value-type="float" office:value="0" calcext:value-type="float">
            <text:p>0</text:p>
          </table:table-cell>
          <table:table-cell table:number-columns-repeated="8"/>
          <table:table-cell table:style-name="ce3" table:formula="of:=SUM([.GU44];[.GV45];[.GW46];[.GX47];[.GY48];[.GZ49];[.HA50];[.HB51])" office:value-type="float" office:value="0" calcext:value-type="float">
            <text:p>0</text:p>
          </table:table-cell>
          <table:table-cell table:number-columns-repeated="8"/>
          <table:table-cell table:style-name="ce3" table:formula="of:=SUM([.HD44];[.HE45];[.HF46];[.HG47];[.HH48];[.HI49];[.HJ50];[.HK51])" office:value-type="float" office:value="0" calcext:value-type="float">
            <text:p>0</text:p>
          </table:table-cell>
          <table:table-cell table:number-columns-repeated="8"/>
          <table:table-cell table:style-name="ce3" table:formula="of:=SUM([.HM44];[.HN45];[.HO46];[.HP47];[.HQ48];[.HR49];[.HS50];[.HT51])" office:value-type="float" office:value="0" calcext:value-type="float">
            <text:p>0</text:p>
          </table:table-cell>
          <table:table-cell table:number-columns-repeated="8"/>
          <table:table-cell table:style-name="ce3" table:formula="of:=SUM([.HV44];[.HW45];[.HX46];[.HY47];[.HZ48];[.IA49];[.IB50];[.IC51])" office:value-type="float" office:value="0" calcext:value-type="float">
            <text:p>0</text:p>
          </table:table-cell>
          <table:table-cell table:number-columns-repeated="8"/>
          <table:table-cell table:style-name="ce3" table:formula="of:=SUM([.IE44];[.IF45];[.IG46];[.IH47];[.II48];[.IJ49];[.IK50];[.IL51])" office:value-type="float" office:value="0" calcext:value-type="float">
            <text:p>0</text:p>
          </table:table-cell>
          <table:table-cell table:number-columns-repeated="8"/>
          <table:table-cell table:style-name="ce3" table:formula="of:=SUM([.IN44];[.IO45];[.IP46];[.IQ47];[.IR48];[.IS49];[.IT50];[.IU51])" office:value-type="float" office:value="0" calcext:value-type="float">
            <text:p>0</text:p>
          </table:table-cell>
          <table:table-cell table:number-columns-repeated="8"/>
          <table:table-cell table:style-name="ce3" table:formula="of:=SUM([.IW44];[.IX45];[.IY46];[.IZ47];[.JA48];[.JB49];[.JC50];[.JD51])" office:value-type="float" office:value="0" calcext:value-type="float">
            <text:p>0</text:p>
          </table:table-cell>
          <table:table-cell table:number-columns-repeated="8"/>
          <table:table-cell table:style-name="ce3" table:formula="of:=SUM([.JF44];[.JG45];[.JH46];[.JI47];[.JJ48];[.JK49];[.JL50];[.JM51])" office:value-type="float" office:value="0" calcext:value-type="float">
            <text:p>0</text:p>
          </table:table-cell>
          <table:table-cell table:number-columns-repeated="8"/>
          <table:table-cell table:style-name="ce3" table:formula="of:=SUM([.JO44];[.JP45];[.JQ46];[.JR47];[.JS48];[.JT49];[.JU50];[.JV5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44];[.KZ45];[.LA46];[.LB47];[.LC48];[.LD49];[.LE50];[.LF5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54];[.F55];[.G56];[.H57];[.I58];[.J59];[.K60];[.L61])" office:value-type="float" office:value="0" calcext:value-type="float">
            <text:p>0</text:p>
          </table:table-cell>
          <table:table-cell table:number-columns-repeated="8"/>
          <table:table-cell table:style-name="ce3" table:formula="of:=SUM([.N54];[.O55];[.P56];[.Q57];[.R58];[.S59];[.T60];[.U61])" office:value-type="float" office:value="0" calcext:value-type="float">
            <text:p>0</text:p>
          </table:table-cell>
          <table:table-cell table:number-columns-repeated="8"/>
          <table:table-cell table:style-name="ce3" table:formula="of:=SUM([.W54];[.X55];[.Y56];[.Z57];[.AA58];[.AB59];[.AC60];[.AD61])" office:value-type="float" office:value="0" calcext:value-type="float">
            <text:p>0</text:p>
          </table:table-cell>
          <table:table-cell table:number-columns-repeated="8"/>
          <table:table-cell table:style-name="ce3" table:formula="of:=SUM([.AF54];[.AG55];[.AH56];[.AI57];[.AJ58];[.AK59];[.AL60];[.AM61])" office:value-type="float" office:value="0" calcext:value-type="float">
            <text:p>0</text:p>
          </table:table-cell>
          <table:table-cell table:number-columns-repeated="8"/>
          <table:table-cell table:style-name="ce3" table:formula="of:=SUM([.AO54];[.AP55];[.AQ56];[.AR57];[.AS58];[.AT59];[.AU60];[.AV61])" office:value-type="float" office:value="0" calcext:value-type="float">
            <text:p>0</text:p>
          </table:table-cell>
          <table:table-cell table:number-columns-repeated="8"/>
          <table:table-cell table:style-name="ce3" table:formula="of:=SUM([.AX54];[.AY55];[.AZ56];[.BA57];[.BB58];[.BC59];[.BD60];[.BE61])" office:value-type="float" office:value="0" calcext:value-type="float">
            <text:p>0</text:p>
          </table:table-cell>
          <table:table-cell table:number-columns-repeated="8"/>
          <table:table-cell table:style-name="ce3" table:formula="of:=SUM([.BG54];[.BH55];[.BI56];[.BJ57];[.BK58];[.BL59];[.BM60];[.BN61])" office:value-type="float" office:value="0" calcext:value-type="float">
            <text:p>0</text:p>
          </table:table-cell>
          <table:table-cell table:number-columns-repeated="8"/>
          <table:table-cell table:style-name="ce3" table:formula="of:=SUM([.BP54];[.BQ55];[.BR56];[.BS57];[.BT58];[.BU59];[.BV60];[.BW61])" office:value-type="float" office:value="0" calcext:value-type="float">
            <text:p>0</text:p>
          </table:table-cell>
          <table:table-cell table:number-columns-repeated="8"/>
          <table:table-cell table:style-name="ce3" table:formula="of:=SUM([.BY54];[.BZ55];[.CA56];[.CB57];[.CC58];[.CD59];[.CE60];[.CF61])" office:value-type="float" office:value="0" calcext:value-type="float">
            <text:p>0</text:p>
          </table:table-cell>
          <table:table-cell table:number-columns-repeated="8"/>
          <table:table-cell table:style-name="ce3" table:formula="of:=SUM([.CH54];[.CI55];[.CJ56];[.CK57];[.CL58];[.CM59];[.CN60];[.CO61])" office:value-type="float" office:value="0" calcext:value-type="float">
            <text:p>0</text:p>
          </table:table-cell>
          <table:table-cell table:number-columns-repeated="8"/>
          <table:table-cell table:style-name="ce3" table:formula="of:=SUM([.CQ54];[.CR55];[.CS56];[.CT57];[.CU58];[.CV59];[.CW60];[.CX61])" office:value-type="float" office:value="0" calcext:value-type="float">
            <text:p>0</text:p>
          </table:table-cell>
          <table:table-cell table:number-columns-repeated="8"/>
          <table:table-cell table:style-name="ce3" table:formula="of:=SUM([.CZ54];[.DA55];[.DB56];[.DC57];[.DD58];[.DE59];[.DF60];[.DG61])" office:value-type="float" office:value="0" calcext:value-type="float">
            <text:p>0</text:p>
          </table:table-cell>
          <table:table-cell table:number-columns-repeated="8"/>
          <table:table-cell table:style-name="ce3" table:formula="of:=SUM([.DI54];[.DJ55];[.DK56];[.DL57];[.DM58];[.DN59];[.DO60];[.DP61])" office:value-type="float" office:value="0" calcext:value-type="float">
            <text:p>0</text:p>
          </table:table-cell>
          <table:table-cell table:number-columns-repeated="8"/>
          <table:table-cell table:style-name="ce3" table:formula="of:=SUM([.DR54];[.DS55];[.DT56];[.DU57];[.DV58];[.DW59];[.DX60];[.DY61])" office:value-type="float" office:value="0" calcext:value-type="float">
            <text:p>0</text:p>
          </table:table-cell>
          <table:table-cell table:number-columns-repeated="8"/>
          <table:table-cell table:style-name="ce3" table:formula="of:=SUM([.EA54];[.EB55];[.EC56];[.ED57];[.EE58];[.EF59];[.EG60];[.EH61])" office:value-type="float" office:value="0" calcext:value-type="float">
            <text:p>0</text:p>
          </table:table-cell>
          <table:table-cell table:number-columns-repeated="8"/>
          <table:table-cell table:style-name="ce3" table:formula="of:=SUM([.EJ54];[.EK55];[.EL56];[.EM57];[.EN58];[.EO59];[.EP60];[.EQ61])" office:value-type="float" office:value="0" calcext:value-type="float">
            <text:p>0</text:p>
          </table:table-cell>
          <table:table-cell table:number-columns-repeated="8"/>
          <table:table-cell table:style-name="ce3" table:formula="of:=SUM([.ES54];[.ET55];[.EU56];[.EV57];[.EW58];[.EX59];[.EY60];[.EZ61])" office:value-type="float" office:value="0" calcext:value-type="float">
            <text:p>0</text:p>
          </table:table-cell>
          <table:table-cell table:number-columns-repeated="8"/>
          <table:table-cell table:style-name="ce3" table:formula="of:=SUM([.FB54];[.FC55];[.FD56];[.FE57];[.FF58];[.FG59];[.FH60];[.FI61])" office:value-type="float" office:value="0" calcext:value-type="float">
            <text:p>0</text:p>
          </table:table-cell>
          <table:table-cell table:number-columns-repeated="8"/>
          <table:table-cell table:style-name="ce3" table:formula="of:=SUM([.FK54];[.FL55];[.FM56];[.FN57];[.FO58];[.FP59];[.FQ60];[.FR61])" office:value-type="float" office:value="0" calcext:value-type="float">
            <text:p>0</text:p>
          </table:table-cell>
          <table:table-cell table:number-columns-repeated="8"/>
          <table:table-cell table:style-name="ce3" table:formula="of:=SUM([.FT54];[.FU55];[.FV56];[.FW57];[.FX58];[.FY59];[.FZ60];[.GA61])" office:value-type="float" office:value="0" calcext:value-type="float">
            <text:p>0</text:p>
          </table:table-cell>
          <table:table-cell table:number-columns-repeated="8"/>
          <table:table-cell table:style-name="ce3" table:formula="of:=SUM([.GC54];[.GD55];[.GE56];[.GF57];[.GG58];[.GH59];[.GI60];[.GJ61])" office:value-type="float" office:value="0" calcext:value-type="float">
            <text:p>0</text:p>
          </table:table-cell>
          <table:table-cell table:number-columns-repeated="8"/>
          <table:table-cell table:style-name="ce3" table:formula="of:=SUM([.GL54];[.GM55];[.GN56];[.GO57];[.GP58];[.GQ59];[.GR60];[.GS61])" office:value-type="float" office:value="0" calcext:value-type="float">
            <text:p>0</text:p>
          </table:table-cell>
          <table:table-cell table:number-columns-repeated="8"/>
          <table:table-cell table:style-name="ce3" table:formula="of:=SUM([.GU54];[.GV55];[.GW56];[.GX57];[.GY58];[.GZ59];[.HA60];[.HB61])" office:value-type="float" office:value="0" calcext:value-type="float">
            <text:p>0</text:p>
          </table:table-cell>
          <table:table-cell table:number-columns-repeated="8"/>
          <table:table-cell table:style-name="ce3" table:formula="of:=SUM([.HD54];[.HE55];[.HF56];[.HG57];[.HH58];[.HI59];[.HJ60];[.HK61])" office:value-type="float" office:value="0" calcext:value-type="float">
            <text:p>0</text:p>
          </table:table-cell>
          <table:table-cell table:number-columns-repeated="8"/>
          <table:table-cell table:style-name="ce3" table:formula="of:=SUM([.HM54];[.HN55];[.HO56];[.HP57];[.HQ58];[.HR59];[.HS60];[.HT61])" office:value-type="float" office:value="0" calcext:value-type="float">
            <text:p>0</text:p>
          </table:table-cell>
          <table:table-cell table:number-columns-repeated="8"/>
          <table:table-cell table:style-name="ce3" table:formula="of:=SUM([.HV54];[.HW55];[.HX56];[.HY57];[.HZ58];[.IA59];[.IB60];[.IC61])" office:value-type="float" office:value="0" calcext:value-type="float">
            <text:p>0</text:p>
          </table:table-cell>
          <table:table-cell table:number-columns-repeated="8"/>
          <table:table-cell table:style-name="ce3" table:formula="of:=SUM([.IE54];[.IF55];[.IG56];[.IH57];[.II58];[.IJ59];[.IK60];[.IL61])" office:value-type="float" office:value="0" calcext:value-type="float">
            <text:p>0</text:p>
          </table:table-cell>
          <table:table-cell table:number-columns-repeated="8"/>
          <table:table-cell table:style-name="ce3" table:formula="of:=SUM([.IN54];[.IO55];[.IP56];[.IQ57];[.IR58];[.IS59];[.IT60];[.IU61])" office:value-type="float" office:value="0" calcext:value-type="float">
            <text:p>0</text:p>
          </table:table-cell>
          <table:table-cell table:number-columns-repeated="8"/>
          <table:table-cell table:style-name="ce3" table:formula="of:=SUM([.IW54];[.IX55];[.IY56];[.IZ57];[.JA58];[.JB59];[.JC60];[.JD61])" office:value-type="float" office:value="0" calcext:value-type="float">
            <text:p>0</text:p>
          </table:table-cell>
          <table:table-cell table:number-columns-repeated="8"/>
          <table:table-cell table:style-name="ce3" table:formula="of:=SUM([.JF54];[.JG55];[.JH56];[.JI57];[.JJ58];[.JK59];[.JL60];[.JM61])" office:value-type="float" office:value="0" calcext:value-type="float">
            <text:p>0</text:p>
          </table:table-cell>
          <table:table-cell table:number-columns-repeated="8"/>
          <table:table-cell table:style-name="ce3" table:formula="of:=SUM([.JO54];[.JP55];[.JQ56];[.JR57];[.JS58];[.JT59];[.JU60];[.JV6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54];[.KZ55];[.LA56];[.LB57];[.LC58];[.LD59];[.LE60];[.LF6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64];[.F65];[.G66];[.H67];[.I68];[.J69];[.K70];[.L71])" office:value-type="float" office:value="0" calcext:value-type="float">
            <text:p>0</text:p>
          </table:table-cell>
          <table:table-cell table:number-columns-repeated="8"/>
          <table:table-cell table:style-name="ce3" table:formula="of:=SUM([.N64];[.O65];[.P66];[.Q67];[.R68];[.S69];[.T70];[.U71])" office:value-type="float" office:value="0" calcext:value-type="float">
            <text:p>0</text:p>
          </table:table-cell>
          <table:table-cell table:number-columns-repeated="8"/>
          <table:table-cell table:style-name="ce3" table:formula="of:=SUM([.W64];[.X65];[.Y66];[.Z67];[.AA68];[.AB69];[.AC70];[.AD71])" office:value-type="float" office:value="0" calcext:value-type="float">
            <text:p>0</text:p>
          </table:table-cell>
          <table:table-cell table:number-columns-repeated="8"/>
          <table:table-cell table:style-name="ce3" table:formula="of:=SUM([.AF64];[.AG65];[.AH66];[.AI67];[.AJ68];[.AK69];[.AL70];[.AM71])" office:value-type="float" office:value="0" calcext:value-type="float">
            <text:p>0</text:p>
          </table:table-cell>
          <table:table-cell table:number-columns-repeated="8"/>
          <table:table-cell table:style-name="ce3" table:formula="of:=SUM([.AO64];[.AP65];[.AQ66];[.AR67];[.AS68];[.AT69];[.AU70];[.AV71])" office:value-type="float" office:value="0" calcext:value-type="float">
            <text:p>0</text:p>
          </table:table-cell>
          <table:table-cell table:number-columns-repeated="8"/>
          <table:table-cell table:style-name="ce3" table:formula="of:=SUM([.AX64];[.AY65];[.AZ66];[.BA67];[.BB68];[.BC69];[.BD70];[.BE71])" office:value-type="float" office:value="0" calcext:value-type="float">
            <text:p>0</text:p>
          </table:table-cell>
          <table:table-cell table:number-columns-repeated="8"/>
          <table:table-cell table:style-name="ce3" table:formula="of:=SUM([.BG64];[.BH65];[.BI66];[.BJ67];[.BK68];[.BL69];[.BM70];[.BN71])" office:value-type="float" office:value="0" calcext:value-type="float">
            <text:p>0</text:p>
          </table:table-cell>
          <table:table-cell table:number-columns-repeated="8"/>
          <table:table-cell table:style-name="ce3" table:formula="of:=SUM([.BP64];[.BQ65];[.BR66];[.BS67];[.BT68];[.BU69];[.BV70];[.BW71])" office:value-type="float" office:value="0" calcext:value-type="float">
            <text:p>0</text:p>
          </table:table-cell>
          <table:table-cell table:number-columns-repeated="8"/>
          <table:table-cell table:style-name="ce3" table:formula="of:=SUM([.BY64];[.BZ65];[.CA66];[.CB67];[.CC68];[.CD69];[.CE70];[.CF71])" office:value-type="float" office:value="0" calcext:value-type="float">
            <text:p>0</text:p>
          </table:table-cell>
          <table:table-cell table:number-columns-repeated="8"/>
          <table:table-cell table:style-name="ce3" table:formula="of:=SUM([.CH64];[.CI65];[.CJ66];[.CK67];[.CL68];[.CM69];[.CN70];[.CO71])" office:value-type="float" office:value="0" calcext:value-type="float">
            <text:p>0</text:p>
          </table:table-cell>
          <table:table-cell table:number-columns-repeated="8"/>
          <table:table-cell table:style-name="ce3" table:formula="of:=SUM([.CQ64];[.CR65];[.CS66];[.CT67];[.CU68];[.CV69];[.CW70];[.CX71])" office:value-type="float" office:value="0" calcext:value-type="float">
            <text:p>0</text:p>
          </table:table-cell>
          <table:table-cell table:number-columns-repeated="8"/>
          <table:table-cell table:style-name="ce3" table:formula="of:=SUM([.CZ64];[.DA65];[.DB66];[.DC67];[.DD68];[.DE69];[.DF70];[.DG71])" office:value-type="float" office:value="0" calcext:value-type="float">
            <text:p>0</text:p>
          </table:table-cell>
          <table:table-cell table:number-columns-repeated="8"/>
          <table:table-cell table:style-name="ce3" table:formula="of:=SUM([.DI64];[.DJ65];[.DK66];[.DL67];[.DM68];[.DN69];[.DO70];[.DP71])" office:value-type="float" office:value="0" calcext:value-type="float">
            <text:p>0</text:p>
          </table:table-cell>
          <table:table-cell table:number-columns-repeated="8"/>
          <table:table-cell table:style-name="ce3" table:formula="of:=SUM([.DR64];[.DS65];[.DT66];[.DU67];[.DV68];[.DW69];[.DX70];[.DY71])" office:value-type="float" office:value="0" calcext:value-type="float">
            <text:p>0</text:p>
          </table:table-cell>
          <table:table-cell table:number-columns-repeated="8"/>
          <table:table-cell table:style-name="ce3" table:formula="of:=SUM([.EA64];[.EB65];[.EC66];[.ED67];[.EE68];[.EF69];[.EG70];[.EH71])" office:value-type="float" office:value="0" calcext:value-type="float">
            <text:p>0</text:p>
          </table:table-cell>
          <table:table-cell table:number-columns-repeated="8"/>
          <table:table-cell table:style-name="ce3" table:formula="of:=SUM([.EJ64];[.EK65];[.EL66];[.EM67];[.EN68];[.EO69];[.EP70];[.EQ71])" office:value-type="float" office:value="0" calcext:value-type="float">
            <text:p>0</text:p>
          </table:table-cell>
          <table:table-cell table:number-columns-repeated="8"/>
          <table:table-cell table:style-name="ce3" table:formula="of:=SUM([.ES64];[.ET65];[.EU66];[.EV67];[.EW68];[.EX69];[.EY70];[.EZ71])" office:value-type="float" office:value="0" calcext:value-type="float">
            <text:p>0</text:p>
          </table:table-cell>
          <table:table-cell table:number-columns-repeated="8"/>
          <table:table-cell table:style-name="ce3" table:formula="of:=SUM([.FB64];[.FC65];[.FD66];[.FE67];[.FF68];[.FG69];[.FH70];[.FI71])" office:value-type="float" office:value="0" calcext:value-type="float">
            <text:p>0</text:p>
          </table:table-cell>
          <table:table-cell table:number-columns-repeated="8"/>
          <table:table-cell table:style-name="ce3" table:formula="of:=SUM([.FK64];[.FL65];[.FM66];[.FN67];[.FO68];[.FP69];[.FQ70];[.FR71])" office:value-type="float" office:value="0" calcext:value-type="float">
            <text:p>0</text:p>
          </table:table-cell>
          <table:table-cell table:number-columns-repeated="8"/>
          <table:table-cell table:style-name="ce3" table:formula="of:=SUM([.FT64];[.FU65];[.FV66];[.FW67];[.FX68];[.FY69];[.FZ70];[.GA71])" office:value-type="float" office:value="0" calcext:value-type="float">
            <text:p>0</text:p>
          </table:table-cell>
          <table:table-cell table:number-columns-repeated="8"/>
          <table:table-cell table:style-name="ce3" table:formula="of:=SUM([.GC64];[.GD65];[.GE66];[.GF67];[.GG68];[.GH69];[.GI70];[.GJ71])" office:value-type="float" office:value="0" calcext:value-type="float">
            <text:p>0</text:p>
          </table:table-cell>
          <table:table-cell table:number-columns-repeated="8"/>
          <table:table-cell table:style-name="ce3" table:formula="of:=SUM([.GL64];[.GM65];[.GN66];[.GO67];[.GP68];[.GQ69];[.GR70];[.GS71])" office:value-type="float" office:value="0" calcext:value-type="float">
            <text:p>0</text:p>
          </table:table-cell>
          <table:table-cell table:number-columns-repeated="8"/>
          <table:table-cell table:style-name="ce3" table:formula="of:=SUM([.GU64];[.GV65];[.GW66];[.GX67];[.GY68];[.GZ69];[.HA70];[.HB71])" office:value-type="float" office:value="0" calcext:value-type="float">
            <text:p>0</text:p>
          </table:table-cell>
          <table:table-cell table:number-columns-repeated="8"/>
          <table:table-cell table:style-name="ce3" table:formula="of:=SUM([.HD64];[.HE65];[.HF66];[.HG67];[.HH68];[.HI69];[.HJ70];[.HK71])" office:value-type="float" office:value="0" calcext:value-type="float">
            <text:p>0</text:p>
          </table:table-cell>
          <table:table-cell table:number-columns-repeated="8"/>
          <table:table-cell table:style-name="ce3" table:formula="of:=SUM([.HM64];[.HN65];[.HO66];[.HP67];[.HQ68];[.HR69];[.HS70];[.HT71])" office:value-type="float" office:value="0" calcext:value-type="float">
            <text:p>0</text:p>
          </table:table-cell>
          <table:table-cell table:number-columns-repeated="8"/>
          <table:table-cell table:style-name="ce3" table:formula="of:=SUM([.HV64];[.HW65];[.HX66];[.HY67];[.HZ68];[.IA69];[.IB70];[.IC71])" office:value-type="float" office:value="0" calcext:value-type="float">
            <text:p>0</text:p>
          </table:table-cell>
          <table:table-cell table:number-columns-repeated="8"/>
          <table:table-cell table:style-name="ce3" table:formula="of:=SUM([.IE64];[.IF65];[.IG66];[.IH67];[.II68];[.IJ69];[.IK70];[.IL71])" office:value-type="float" office:value="0" calcext:value-type="float">
            <text:p>0</text:p>
          </table:table-cell>
          <table:table-cell table:number-columns-repeated="8"/>
          <table:table-cell table:style-name="ce3" table:formula="of:=SUM([.IN64];[.IO65];[.IP66];[.IQ67];[.IR68];[.IS69];[.IT70];[.IU71])" office:value-type="float" office:value="0" calcext:value-type="float">
            <text:p>0</text:p>
          </table:table-cell>
          <table:table-cell table:number-columns-repeated="8"/>
          <table:table-cell table:style-name="ce3" table:formula="of:=SUM([.IW64];[.IX65];[.IY66];[.IZ67];[.JA68];[.JB69];[.JC70];[.JD71])" office:value-type="float" office:value="0" calcext:value-type="float">
            <text:p>0</text:p>
          </table:table-cell>
          <table:table-cell table:number-columns-repeated="8"/>
          <table:table-cell table:style-name="ce3" table:formula="of:=SUM([.JF64];[.JG65];[.JH66];[.JI67];[.JJ68];[.JK69];[.JL70];[.JM71])" office:value-type="float" office:value="0" calcext:value-type="float">
            <text:p>0</text:p>
          </table:table-cell>
          <table:table-cell table:number-columns-repeated="8"/>
          <table:table-cell table:style-name="ce3" table:formula="of:=SUM([.JO64];[.JP65];[.JQ66];[.JR67];[.JS68];[.JT69];[.JU70];[.JV7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64];[.KZ65];[.LA66];[.LB67];[.LC68];[.LD69];[.LE70];[.LF7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74];[.F75];[.G76];[.H77];[.I78];[.J79];[.K80];[.L81])" office:value-type="float" office:value="0" calcext:value-type="float">
            <text:p>0</text:p>
          </table:table-cell>
          <table:table-cell table:number-columns-repeated="8"/>
          <table:table-cell table:style-name="ce3" table:formula="of:=SUM([.N74];[.O75];[.P76];[.Q77];[.R78];[.S79];[.T80];[.U81])" office:value-type="float" office:value="0" calcext:value-type="float">
            <text:p>0</text:p>
          </table:table-cell>
          <table:table-cell table:number-columns-repeated="8"/>
          <table:table-cell table:style-name="ce3" table:formula="of:=SUM([.W74];[.X75];[.Y76];[.Z77];[.AA78];[.AB79];[.AC80];[.AD81])" office:value-type="float" office:value="0" calcext:value-type="float">
            <text:p>0</text:p>
          </table:table-cell>
          <table:table-cell table:number-columns-repeated="8"/>
          <table:table-cell table:style-name="ce3" table:formula="of:=SUM([.AF74];[.AG75];[.AH76];[.AI77];[.AJ78];[.AK79];[.AL80];[.AM81])" office:value-type="float" office:value="0" calcext:value-type="float">
            <text:p>0</text:p>
          </table:table-cell>
          <table:table-cell table:number-columns-repeated="8"/>
          <table:table-cell table:style-name="ce3" table:formula="of:=SUM([.AO74];[.AP75];[.AQ76];[.AR77];[.AS78];[.AT79];[.AU80];[.AV81])" office:value-type="float" office:value="0" calcext:value-type="float">
            <text:p>0</text:p>
          </table:table-cell>
          <table:table-cell table:number-columns-repeated="8"/>
          <table:table-cell table:style-name="ce3" table:formula="of:=SUM([.AX74];[.AY75];[.AZ76];[.BA77];[.BB78];[.BC79];[.BD80];[.BE81])" office:value-type="float" office:value="0" calcext:value-type="float">
            <text:p>0</text:p>
          </table:table-cell>
          <table:table-cell table:number-columns-repeated="8"/>
          <table:table-cell table:style-name="ce3" table:formula="of:=SUM([.BG74];[.BH75];[.BI76];[.BJ77];[.BK78];[.BL79];[.BM80];[.BN81])" office:value-type="float" office:value="0" calcext:value-type="float">
            <text:p>0</text:p>
          </table:table-cell>
          <table:table-cell table:number-columns-repeated="8"/>
          <table:table-cell table:style-name="ce3" table:formula="of:=SUM([.BP74];[.BQ75];[.BR76];[.BS77];[.BT78];[.BU79];[.BV80];[.BW81])" office:value-type="float" office:value="0" calcext:value-type="float">
            <text:p>0</text:p>
          </table:table-cell>
          <table:table-cell table:number-columns-repeated="8"/>
          <table:table-cell table:style-name="ce3" table:formula="of:=SUM([.BY74];[.BZ75];[.CA76];[.CB77];[.CC78];[.CD79];[.CE80];[.CF81])" office:value-type="float" office:value="0" calcext:value-type="float">
            <text:p>0</text:p>
          </table:table-cell>
          <table:table-cell table:number-columns-repeated="8"/>
          <table:table-cell table:style-name="ce3" table:formula="of:=SUM([.CH74];[.CI75];[.CJ76];[.CK77];[.CL78];[.CM79];[.CN80];[.CO81])" office:value-type="float" office:value="0" calcext:value-type="float">
            <text:p>0</text:p>
          </table:table-cell>
          <table:table-cell table:number-columns-repeated="8"/>
          <table:table-cell table:style-name="ce3" table:formula="of:=SUM([.CQ74];[.CR75];[.CS76];[.CT77];[.CU78];[.CV79];[.CW80];[.CX81])" office:value-type="float" office:value="0" calcext:value-type="float">
            <text:p>0</text:p>
          </table:table-cell>
          <table:table-cell table:number-columns-repeated="8"/>
          <table:table-cell table:style-name="ce3" table:formula="of:=SUM([.CZ74];[.DA75];[.DB76];[.DC77];[.DD78];[.DE79];[.DF80];[.DG81])" office:value-type="float" office:value="0" calcext:value-type="float">
            <text:p>0</text:p>
          </table:table-cell>
          <table:table-cell table:number-columns-repeated="8"/>
          <table:table-cell table:style-name="ce3" table:formula="of:=SUM([.DI74];[.DJ75];[.DK76];[.DL77];[.DM78];[.DN79];[.DO80];[.DP81])" office:value-type="float" office:value="0" calcext:value-type="float">
            <text:p>0</text:p>
          </table:table-cell>
          <table:table-cell table:number-columns-repeated="8"/>
          <table:table-cell table:style-name="ce3" table:formula="of:=SUM([.DR74];[.DS75];[.DT76];[.DU77];[.DV78];[.DW79];[.DX80];[.DY81])" office:value-type="float" office:value="0" calcext:value-type="float">
            <text:p>0</text:p>
          </table:table-cell>
          <table:table-cell table:number-columns-repeated="8"/>
          <table:table-cell table:style-name="ce3" table:formula="of:=SUM([.EA74];[.EB75];[.EC76];[.ED77];[.EE78];[.EF79];[.EG80];[.EH81])" office:value-type="float" office:value="0" calcext:value-type="float">
            <text:p>0</text:p>
          </table:table-cell>
          <table:table-cell table:number-columns-repeated="8"/>
          <table:table-cell table:style-name="ce3" table:formula="of:=SUM([.EJ74];[.EK75];[.EL76];[.EM77];[.EN78];[.EO79];[.EP80];[.EQ81])" office:value-type="float" office:value="0" calcext:value-type="float">
            <text:p>0</text:p>
          </table:table-cell>
          <table:table-cell table:number-columns-repeated="8"/>
          <table:table-cell table:style-name="ce3" table:formula="of:=SUM([.ES74];[.ET75];[.EU76];[.EV77];[.EW78];[.EX79];[.EY80];[.EZ81])" office:value-type="float" office:value="0" calcext:value-type="float">
            <text:p>0</text:p>
          </table:table-cell>
          <table:table-cell table:number-columns-repeated="8"/>
          <table:table-cell table:style-name="ce3" table:formula="of:=SUM([.FB74];[.FC75];[.FD76];[.FE77];[.FF78];[.FG79];[.FH80];[.FI81])" office:value-type="float" office:value="0" calcext:value-type="float">
            <text:p>0</text:p>
          </table:table-cell>
          <table:table-cell table:number-columns-repeated="8"/>
          <table:table-cell table:style-name="ce3" table:formula="of:=SUM([.FK74];[.FL75];[.FM76];[.FN77];[.FO78];[.FP79];[.FQ80];[.FR81])" office:value-type="float" office:value="0" calcext:value-type="float">
            <text:p>0</text:p>
          </table:table-cell>
          <table:table-cell table:number-columns-repeated="8"/>
          <table:table-cell table:style-name="ce3" table:formula="of:=SUM([.FT74];[.FU75];[.FV76];[.FW77];[.FX78];[.FY79];[.FZ80];[.GA81])" office:value-type="float" office:value="0" calcext:value-type="float">
            <text:p>0</text:p>
          </table:table-cell>
          <table:table-cell table:number-columns-repeated="8"/>
          <table:table-cell table:style-name="ce3" table:formula="of:=SUM([.GC74];[.GD75];[.GE76];[.GF77];[.GG78];[.GH79];[.GI80];[.GJ81])" office:value-type="float" office:value="0" calcext:value-type="float">
            <text:p>0</text:p>
          </table:table-cell>
          <table:table-cell table:number-columns-repeated="8"/>
          <table:table-cell table:style-name="ce3" table:formula="of:=SUM([.GL74];[.GM75];[.GN76];[.GO77];[.GP78];[.GQ79];[.GR80];[.GS81])" office:value-type="float" office:value="0" calcext:value-type="float">
            <text:p>0</text:p>
          </table:table-cell>
          <table:table-cell table:number-columns-repeated="8"/>
          <table:table-cell table:style-name="ce3" table:formula="of:=SUM([.GU74];[.GV75];[.GW76];[.GX77];[.GY78];[.GZ79];[.HA80];[.HB81])" office:value-type="float" office:value="0" calcext:value-type="float">
            <text:p>0</text:p>
          </table:table-cell>
          <table:table-cell table:number-columns-repeated="8"/>
          <table:table-cell table:style-name="ce3" table:formula="of:=SUM([.HD74];[.HE75];[.HF76];[.HG77];[.HH78];[.HI79];[.HJ80];[.HK81])" office:value-type="float" office:value="0" calcext:value-type="float">
            <text:p>0</text:p>
          </table:table-cell>
          <table:table-cell table:number-columns-repeated="8"/>
          <table:table-cell table:style-name="ce3" table:formula="of:=SUM([.HM74];[.HN75];[.HO76];[.HP77];[.HQ78];[.HR79];[.HS80];[.HT81])" office:value-type="float" office:value="0" calcext:value-type="float">
            <text:p>0</text:p>
          </table:table-cell>
          <table:table-cell table:number-columns-repeated="8"/>
          <table:table-cell table:style-name="ce3" table:formula="of:=SUM([.HV74];[.HW75];[.HX76];[.HY77];[.HZ78];[.IA79];[.IB80];[.IC81])" office:value-type="float" office:value="0" calcext:value-type="float">
            <text:p>0</text:p>
          </table:table-cell>
          <table:table-cell table:number-columns-repeated="8"/>
          <table:table-cell table:style-name="ce3" table:formula="of:=SUM([.IE74];[.IF75];[.IG76];[.IH77];[.II78];[.IJ79];[.IK80];[.IL81])" office:value-type="float" office:value="0" calcext:value-type="float">
            <text:p>0</text:p>
          </table:table-cell>
          <table:table-cell table:number-columns-repeated="8"/>
          <table:table-cell table:style-name="ce3" table:formula="of:=SUM([.IN74];[.IO75];[.IP76];[.IQ77];[.IR78];[.IS79];[.IT80];[.IU81])" office:value-type="float" office:value="0" calcext:value-type="float">
            <text:p>0</text:p>
          </table:table-cell>
          <table:table-cell table:number-columns-repeated="8"/>
          <table:table-cell table:style-name="ce3" table:formula="of:=SUM([.IW74];[.IX75];[.IY76];[.IZ77];[.JA78];[.JB79];[.JC80];[.JD81])" office:value-type="float" office:value="0" calcext:value-type="float">
            <text:p>0</text:p>
          </table:table-cell>
          <table:table-cell table:number-columns-repeated="8"/>
          <table:table-cell table:style-name="ce3" table:formula="of:=SUM([.JF74];[.JG75];[.JH76];[.JI77];[.JJ78];[.JK79];[.JL80];[.JM81])" office:value-type="float" office:value="0" calcext:value-type="float">
            <text:p>0</text:p>
          </table:table-cell>
          <table:table-cell table:number-columns-repeated="8"/>
          <table:table-cell table:style-name="ce3" table:formula="of:=SUM([.JO74];[.JP75];[.JQ76];[.JR77];[.JS78];[.JT79];[.JU80];[.JV8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74];[.KZ75];[.LA76];[.LB77];[.LC78];[.LD79];[.LE80];[.LF8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84];[.F85];[.G86];[.H87];[.I88];[.J89];[.K90];[.L91])" office:value-type="float" office:value="0" calcext:value-type="float">
            <text:p>0</text:p>
          </table:table-cell>
          <table:table-cell table:number-columns-repeated="30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94];[.F95];[.G96];[.H97];[.I98];[.J99];[.K100];[.L101])" office:value-type="float" office:value="0" calcext:value-type="float">
            <text:p>0</text:p>
          </table:table-cell>
          <table:table-cell table:number-columns-repeated="8"/>
          <table:table-cell table:style-name="ce3" table:formula="of:=SUM([.N94];[.O95];[.P96];[.Q97];[.R98];[.S99];[.T100];[.U101])" office:value-type="float" office:value="0" calcext:value-type="float">
            <text:p>0</text:p>
          </table:table-cell>
          <table:table-cell table:number-columns-repeated="8"/>
          <table:table-cell table:style-name="ce3" table:formula="of:=SUM([.W94];[.X95];[.Y96];[.Z97];[.AA98];[.AB99];[.AC100];[.AD101])" office:value-type="float" office:value="0" calcext:value-type="float">
            <text:p>0</text:p>
          </table:table-cell>
          <table:table-cell table:number-columns-repeated="8"/>
          <table:table-cell table:style-name="ce3" table:formula="of:=SUM([.AF94];[.AG95];[.AH96];[.AI97];[.AJ98];[.AK99];[.AL100];[.AM101])" office:value-type="float" office:value="0" calcext:value-type="float">
            <text:p>0</text:p>
          </table:table-cell>
          <table:table-cell table:number-columns-repeated="8"/>
          <table:table-cell table:style-name="ce3" table:formula="of:=SUM([.AO94];[.AP95];[.AQ96];[.AR97];[.AS98];[.AT99];[.AU100];[.AV101])" office:value-type="float" office:value="0" calcext:value-type="float">
            <text:p>0</text:p>
          </table:table-cell>
          <table:table-cell table:number-columns-repeated="8"/>
          <table:table-cell table:style-name="ce3" table:formula="of:=SUM([.AX94];[.AY95];[.AZ96];[.BA97];[.BB98];[.BC99];[.BD100];[.BE101])" office:value-type="float" office:value="0" calcext:value-type="float">
            <text:p>0</text:p>
          </table:table-cell>
          <table:table-cell table:number-columns-repeated="8"/>
          <table:table-cell table:style-name="ce3" table:formula="of:=SUM([.BG94];[.BH95];[.BI96];[.BJ97];[.BK98];[.BL99];[.BM100];[.BN101])" office:value-type="float" office:value="0" calcext:value-type="float">
            <text:p>0</text:p>
          </table:table-cell>
          <table:table-cell table:number-columns-repeated="8"/>
          <table:table-cell table:style-name="ce3" table:formula="of:=SUM([.BP94];[.BQ95];[.BR96];[.BS97];[.BT98];[.BU99];[.BV100];[.BW101])" office:value-type="float" office:value="0" calcext:value-type="float">
            <text:p>0</text:p>
          </table:table-cell>
          <table:table-cell table:number-columns-repeated="8"/>
          <table:table-cell table:style-name="ce3" table:formula="of:=SUM([.BY94];[.BZ95];[.CA96];[.CB97];[.CC98];[.CD99];[.CE100];[.CF101])" office:value-type="float" office:value="0" calcext:value-type="float">
            <text:p>0</text:p>
          </table:table-cell>
          <table:table-cell table:number-columns-repeated="8"/>
          <table:table-cell table:style-name="ce3" table:formula="of:=SUM([.CH94];[.CI95];[.CJ96];[.CK97];[.CL98];[.CM99];[.CN100];[.CO101])" office:value-type="float" office:value="0" calcext:value-type="float">
            <text:p>0</text:p>
          </table:table-cell>
          <table:table-cell table:number-columns-repeated="8"/>
          <table:table-cell table:style-name="ce3" table:formula="of:=SUM([.CQ94];[.CR95];[.CS96];[.CT97];[.CU98];[.CV99];[.CW100];[.CX101])" office:value-type="float" office:value="0" calcext:value-type="float">
            <text:p>0</text:p>
          </table:table-cell>
          <table:table-cell table:number-columns-repeated="8"/>
          <table:table-cell table:style-name="ce3" table:formula="of:=SUM([.CZ94];[.DA95];[.DB96];[.DC97];[.DD98];[.DE99];[.DF100];[.DG101])" office:value-type="float" office:value="0" calcext:value-type="float">
            <text:p>0</text:p>
          </table:table-cell>
          <table:table-cell table:number-columns-repeated="8"/>
          <table:table-cell table:style-name="ce3" table:formula="of:=SUM([.DI94];[.DJ95];[.DK96];[.DL97];[.DM98];[.DN99];[.DO100];[.DP101])" office:value-type="float" office:value="0" calcext:value-type="float">
            <text:p>0</text:p>
          </table:table-cell>
          <table:table-cell table:number-columns-repeated="8"/>
          <table:table-cell table:style-name="ce3" table:formula="of:=SUM([.DR94];[.DS95];[.DT96];[.DU97];[.DV98];[.DW99];[.DX100];[.DY101])" office:value-type="float" office:value="0" calcext:value-type="float">
            <text:p>0</text:p>
          </table:table-cell>
          <table:table-cell table:number-columns-repeated="8"/>
          <table:table-cell table:style-name="ce3" table:formula="of:=SUM([.EA94];[.EB95];[.EC96];[.ED97];[.EE98];[.EF99];[.EG100];[.EH101])" office:value-type="float" office:value="0" calcext:value-type="float">
            <text:p>0</text:p>
          </table:table-cell>
          <table:table-cell table:number-columns-repeated="8"/>
          <table:table-cell table:style-name="ce3" table:formula="of:=SUM([.EJ94];[.EK95];[.EL96];[.EM97];[.EN98];[.EO99];[.EP100];[.EQ101])" office:value-type="float" office:value="0" calcext:value-type="float">
            <text:p>0</text:p>
          </table:table-cell>
          <table:table-cell table:number-columns-repeated="8"/>
          <table:table-cell table:style-name="ce3" table:formula="of:=SUM([.ES94];[.ET95];[.EU96];[.EV97];[.EW98];[.EX99];[.EY100];[.EZ101])" office:value-type="float" office:value="0" calcext:value-type="float">
            <text:p>0</text:p>
          </table:table-cell>
          <table:table-cell table:number-columns-repeated="8"/>
          <table:table-cell table:style-name="ce3" table:formula="of:=SUM([.FB94];[.FC95];[.FD96];[.FE97];[.FF98];[.FG99];[.FH100];[.FI101])" office:value-type="float" office:value="0" calcext:value-type="float">
            <text:p>0</text:p>
          </table:table-cell>
          <table:table-cell table:number-columns-repeated="8"/>
          <table:table-cell table:style-name="ce3" table:formula="of:=SUM([.FK94];[.FL95];[.FM96];[.FN97];[.FO98];[.FP99];[.FQ100];[.FR101])" office:value-type="float" office:value="0" calcext:value-type="float">
            <text:p>0</text:p>
          </table:table-cell>
          <table:table-cell table:number-columns-repeated="8"/>
          <table:table-cell table:style-name="ce3" table:formula="of:=SUM([.FT94];[.FU95];[.FV96];[.FW97];[.FX98];[.FY99];[.FZ100];[.GA101])" office:value-type="float" office:value="0" calcext:value-type="float">
            <text:p>0</text:p>
          </table:table-cell>
          <table:table-cell table:number-columns-repeated="8"/>
          <table:table-cell table:style-name="ce3" table:formula="of:=SUM([.GC94];[.GD95];[.GE96];[.GF97];[.GG98];[.GH99];[.GI100];[.GJ101])" office:value-type="float" office:value="0" calcext:value-type="float">
            <text:p>0</text:p>
          </table:table-cell>
          <table:table-cell table:number-columns-repeated="8"/>
          <table:table-cell table:style-name="ce3" table:formula="of:=SUM([.GL94];[.GM95];[.GN96];[.GO97];[.GP98];[.GQ99];[.GR100];[.GS101])" office:value-type="float" office:value="0" calcext:value-type="float">
            <text:p>0</text:p>
          </table:table-cell>
          <table:table-cell table:number-columns-repeated="8"/>
          <table:table-cell table:style-name="ce3" table:formula="of:=SUM([.GU94];[.GV95];[.GW96];[.GX97];[.GY98];[.GZ99];[.HA100];[.HB101])" office:value-type="float" office:value="0" calcext:value-type="float">
            <text:p>0</text:p>
          </table:table-cell>
          <table:table-cell table:number-columns-repeated="8"/>
          <table:table-cell table:style-name="ce3" table:formula="of:=SUM([.HD94];[.HE95];[.HF96];[.HG97];[.HH98];[.HI99];[.HJ100];[.HK101])" office:value-type="float" office:value="0" calcext:value-type="float">
            <text:p>0</text:p>
          </table:table-cell>
          <table:table-cell table:number-columns-repeated="8"/>
          <table:table-cell table:style-name="ce3" table:formula="of:=SUM([.HM94];[.HN95];[.HO96];[.HP97];[.HQ98];[.HR99];[.HS100];[.HT101])" office:value-type="float" office:value="0" calcext:value-type="float">
            <text:p>0</text:p>
          </table:table-cell>
          <table:table-cell table:number-columns-repeated="8"/>
          <table:table-cell table:style-name="ce3" table:formula="of:=SUM([.HV94];[.HW95];[.HX96];[.HY97];[.HZ98];[.IA99];[.IB100];[.IC101])" office:value-type="float" office:value="0" calcext:value-type="float">
            <text:p>0</text:p>
          </table:table-cell>
          <table:table-cell table:number-columns-repeated="8"/>
          <table:table-cell table:style-name="ce3" table:formula="of:=SUM([.IE94];[.IF95];[.IG96];[.IH97];[.II98];[.IJ99];[.IK100];[.IL101])" office:value-type="float" office:value="0" calcext:value-type="float">
            <text:p>0</text:p>
          </table:table-cell>
          <table:table-cell table:number-columns-repeated="8"/>
          <table:table-cell table:style-name="ce3" table:formula="of:=SUM([.IN94];[.IO95];[.IP96];[.IQ97];[.IR98];[.IS99];[.IT100];[.IU101])" office:value-type="float" office:value="0" calcext:value-type="float">
            <text:p>0</text:p>
          </table:table-cell>
          <table:table-cell table:number-columns-repeated="8"/>
          <table:table-cell table:style-name="ce3" table:formula="of:=SUM([.IW94];[.IX95];[.IY96];[.IZ97];[.JA98];[.JB99];[.JC100];[.JD101])" office:value-type="float" office:value="0" calcext:value-type="float">
            <text:p>0</text:p>
          </table:table-cell>
          <table:table-cell table:number-columns-repeated="8"/>
          <table:table-cell table:style-name="ce3" table:formula="of:=SUM([.JF94];[.JG95];[.JH96];[.JI97];[.JJ98];[.JK99];[.JL100];[.JM101])" office:value-type="float" office:value="0" calcext:value-type="float">
            <text:p>0</text:p>
          </table:table-cell>
          <table:table-cell table:number-columns-repeated="8"/>
          <table:table-cell table:style-name="ce3" table:formula="of:=SUM([.JO94];[.JP95];[.JQ96];[.JR97];[.JS98];[.JT99];[.JU100];[.JV10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94];[.KZ95];[.LA96];[.LB97];[.LC98];[.LD99];[.LE100];[.LF10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104];[.F105];[.G106];[.H107];[.I108];[.J109];[.K110];[.L111])" office:value-type="float" office:value="0" calcext:value-type="float">
            <text:p>0</text:p>
          </table:table-cell>
          <table:table-cell table:number-columns-repeated="8"/>
          <table:table-cell table:style-name="ce3" table:formula="of:=SUM([.N104];[.O105];[.P106];[.Q107];[.R108];[.S109];[.T110];[.U111])" office:value-type="float" office:value="0" calcext:value-type="float">
            <text:p>0</text:p>
          </table:table-cell>
          <table:table-cell table:number-columns-repeated="8"/>
          <table:table-cell table:style-name="ce3" table:formula="of:=SUM([.W104];[.X105];[.Y106];[.Z107];[.AA108];[.AB109];[.AC110];[.AD111])" office:value-type="float" office:value="0" calcext:value-type="float">
            <text:p>0</text:p>
          </table:table-cell>
          <table:table-cell table:number-columns-repeated="8"/>
          <table:table-cell table:style-name="ce3" table:formula="of:=SUM([.AF104];[.AG105];[.AH106];[.AI107];[.AJ108];[.AK109];[.AL110];[.AM111])" office:value-type="float" office:value="0" calcext:value-type="float">
            <text:p>0</text:p>
          </table:table-cell>
          <table:table-cell table:number-columns-repeated="8"/>
          <table:table-cell table:style-name="ce3" table:formula="of:=SUM([.AO104];[.AP105];[.AQ106];[.AR107];[.AS108];[.AT109];[.AU110];[.AV111])" office:value-type="float" office:value="0" calcext:value-type="float">
            <text:p>0</text:p>
          </table:table-cell>
          <table:table-cell table:number-columns-repeated="8"/>
          <table:table-cell table:style-name="ce3" table:formula="of:=SUM([.AX104];[.AY105];[.AZ106];[.BA107];[.BB108];[.BC109];[.BD110];[.BE111])" office:value-type="float" office:value="0" calcext:value-type="float">
            <text:p>0</text:p>
          </table:table-cell>
          <table:table-cell table:number-columns-repeated="8"/>
          <table:table-cell table:style-name="ce3" table:formula="of:=SUM([.BG104];[.BH105];[.BI106];[.BJ107];[.BK108];[.BL109];[.BM110];[.BN111])" office:value-type="float" office:value="0" calcext:value-type="float">
            <text:p>0</text:p>
          </table:table-cell>
          <table:table-cell table:number-columns-repeated="8"/>
          <table:table-cell table:style-name="ce3" table:formula="of:=SUM([.BP104];[.BQ105];[.BR106];[.BS107];[.BT108];[.BU109];[.BV110];[.BW111])" office:value-type="float" office:value="0" calcext:value-type="float">
            <text:p>0</text:p>
          </table:table-cell>
          <table:table-cell table:number-columns-repeated="8"/>
          <table:table-cell table:style-name="ce3" table:formula="of:=SUM([.BY104];[.BZ105];[.CA106];[.CB107];[.CC108];[.CD109];[.CE110];[.CF111])" office:value-type="float" office:value="0" calcext:value-type="float">
            <text:p>0</text:p>
          </table:table-cell>
          <table:table-cell table:number-columns-repeated="8"/>
          <table:table-cell table:style-name="ce3" table:formula="of:=SUM([.CH104];[.CI105];[.CJ106];[.CK107];[.CL108];[.CM109];[.CN110];[.CO111])" office:value-type="float" office:value="0" calcext:value-type="float">
            <text:p>0</text:p>
          </table:table-cell>
          <table:table-cell table:number-columns-repeated="8"/>
          <table:table-cell table:style-name="ce3" table:formula="of:=SUM([.CQ104];[.CR105];[.CS106];[.CT107];[.CU108];[.CV109];[.CW110];[.CX111])" office:value-type="float" office:value="0" calcext:value-type="float">
            <text:p>0</text:p>
          </table:table-cell>
          <table:table-cell table:number-columns-repeated="8"/>
          <table:table-cell table:style-name="ce3" table:formula="of:=SUM([.CZ104];[.DA105];[.DB106];[.DC107];[.DD108];[.DE109];[.DF110];[.DG111])" office:value-type="float" office:value="0" calcext:value-type="float">
            <text:p>0</text:p>
          </table:table-cell>
          <table:table-cell table:number-columns-repeated="8"/>
          <table:table-cell table:style-name="ce3" table:formula="of:=SUM([.DI104];[.DJ105];[.DK106];[.DL107];[.DM108];[.DN109];[.DO110];[.DP111])" office:value-type="float" office:value="0" calcext:value-type="float">
            <text:p>0</text:p>
          </table:table-cell>
          <table:table-cell table:number-columns-repeated="8"/>
          <table:table-cell table:style-name="ce3" table:formula="of:=SUM([.DR104];[.DS105];[.DT106];[.DU107];[.DV108];[.DW109];[.DX110];[.DY111])" office:value-type="float" office:value="0" calcext:value-type="float">
            <text:p>0</text:p>
          </table:table-cell>
          <table:table-cell table:number-columns-repeated="8"/>
          <table:table-cell table:style-name="ce3" table:formula="of:=SUM([.EA104];[.EB105];[.EC106];[.ED107];[.EE108];[.EF109];[.EG110];[.EH111])" office:value-type="float" office:value="0" calcext:value-type="float">
            <text:p>0</text:p>
          </table:table-cell>
          <table:table-cell table:number-columns-repeated="8"/>
          <table:table-cell table:style-name="ce3" table:formula="of:=SUM([.EJ104];[.EK105];[.EL106];[.EM107];[.EN108];[.EO109];[.EP110];[.EQ111])" office:value-type="float" office:value="0" calcext:value-type="float">
            <text:p>0</text:p>
          </table:table-cell>
          <table:table-cell table:number-columns-repeated="8"/>
          <table:table-cell table:style-name="ce3" table:formula="of:=SUM([.ES104];[.ET105];[.EU106];[.EV107];[.EW108];[.EX109];[.EY110];[.EZ111])" office:value-type="float" office:value="0" calcext:value-type="float">
            <text:p>0</text:p>
          </table:table-cell>
          <table:table-cell table:number-columns-repeated="8"/>
          <table:table-cell table:style-name="ce3" table:formula="of:=SUM([.FB104];[.FC105];[.FD106];[.FE107];[.FF108];[.FG109];[.FH110];[.FI111])" office:value-type="float" office:value="0" calcext:value-type="float">
            <text:p>0</text:p>
          </table:table-cell>
          <table:table-cell table:number-columns-repeated="8"/>
          <table:table-cell table:style-name="ce3" table:formula="of:=SUM([.FK104];[.FL105];[.FM106];[.FN107];[.FO108];[.FP109];[.FQ110];[.FR111])" office:value-type="float" office:value="0" calcext:value-type="float">
            <text:p>0</text:p>
          </table:table-cell>
          <table:table-cell table:number-columns-repeated="8"/>
          <table:table-cell table:style-name="ce3" table:formula="of:=SUM([.FT104];[.FU105];[.FV106];[.FW107];[.FX108];[.FY109];[.FZ110];[.GA111])" office:value-type="float" office:value="0" calcext:value-type="float">
            <text:p>0</text:p>
          </table:table-cell>
          <table:table-cell table:number-columns-repeated="8"/>
          <table:table-cell table:style-name="ce3" table:formula="of:=SUM([.GC104];[.GD105];[.GE106];[.GF107];[.GG108];[.GH109];[.GI110];[.GJ111])" office:value-type="float" office:value="0" calcext:value-type="float">
            <text:p>0</text:p>
          </table:table-cell>
          <table:table-cell table:number-columns-repeated="8"/>
          <table:table-cell table:style-name="ce3" table:formula="of:=SUM([.GL104];[.GM105];[.GN106];[.GO107];[.GP108];[.GQ109];[.GR110];[.GS111])" office:value-type="float" office:value="0" calcext:value-type="float">
            <text:p>0</text:p>
          </table:table-cell>
          <table:table-cell table:number-columns-repeated="8"/>
          <table:table-cell table:style-name="ce3" table:formula="of:=SUM([.GU104];[.GV105];[.GW106];[.GX107];[.GY108];[.GZ109];[.HA110];[.HB111])" office:value-type="float" office:value="0" calcext:value-type="float">
            <text:p>0</text:p>
          </table:table-cell>
          <table:table-cell table:number-columns-repeated="8"/>
          <table:table-cell table:style-name="ce3" table:formula="of:=SUM([.HD104];[.HE105];[.HF106];[.HG107];[.HH108];[.HI109];[.HJ110];[.HK111])" office:value-type="float" office:value="0" calcext:value-type="float">
            <text:p>0</text:p>
          </table:table-cell>
          <table:table-cell table:number-columns-repeated="8"/>
          <table:table-cell table:style-name="ce3" table:formula="of:=SUM([.HM104];[.HN105];[.HO106];[.HP107];[.HQ108];[.HR109];[.HS110];[.HT111])" office:value-type="float" office:value="0" calcext:value-type="float">
            <text:p>0</text:p>
          </table:table-cell>
          <table:table-cell table:number-columns-repeated="8"/>
          <table:table-cell table:style-name="ce3" table:formula="of:=SUM([.HV104];[.HW105];[.HX106];[.HY107];[.HZ108];[.IA109];[.IB110];[.IC111])" office:value-type="float" office:value="0" calcext:value-type="float">
            <text:p>0</text:p>
          </table:table-cell>
          <table:table-cell table:number-columns-repeated="8"/>
          <table:table-cell table:style-name="ce3" table:formula="of:=SUM([.IE104];[.IF105];[.IG106];[.IH107];[.II108];[.IJ109];[.IK110];[.IL111])" office:value-type="float" office:value="0" calcext:value-type="float">
            <text:p>0</text:p>
          </table:table-cell>
          <table:table-cell table:number-columns-repeated="8"/>
          <table:table-cell table:style-name="ce3" table:formula="of:=SUM([.IN104];[.IO105];[.IP106];[.IQ107];[.IR108];[.IS109];[.IT110];[.IU111])" office:value-type="float" office:value="0" calcext:value-type="float">
            <text:p>0</text:p>
          </table:table-cell>
          <table:table-cell table:number-columns-repeated="8"/>
          <table:table-cell table:style-name="ce3" table:formula="of:=SUM([.IW104];[.IX105];[.IY106];[.IZ107];[.JA108];[.JB109];[.JC110];[.JD111])" office:value-type="float" office:value="0" calcext:value-type="float">
            <text:p>0</text:p>
          </table:table-cell>
          <table:table-cell table:number-columns-repeated="8"/>
          <table:table-cell table:style-name="ce3" table:formula="of:=SUM([.JF104];[.JG105];[.JH106];[.JI107];[.JJ108];[.JK109];[.JL110];[.JM111])" office:value-type="float" office:value="0" calcext:value-type="float">
            <text:p>0</text:p>
          </table:table-cell>
          <table:table-cell table:number-columns-repeated="8"/>
          <table:table-cell table:style-name="ce3" table:formula="of:=SUM([.JO104];[.JP105];[.JQ106];[.JR107];[.JS108];[.JT109];[.JU110];[.JV11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104];[.KZ105];[.LA106];[.LB107];[.LC108];[.LD109];[.LE110];[.LF11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</text:p>
          </table:table-cell>
          <table:table-cell table:style-name="ce6" table:number-matrix-columns-spanned="8" table:number-matrix-rows-spanned="8" table:formula="of:=MMULT([Sheet1.I138:.P145];[Sheet1.I17:.P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style-name="ce6" table:number-matrix-columns-spanned="8" table:number-matrix-rows-spanned="8" table:formula="of:=MMULT([Sheet1.I138:.P145];[Sheet1.I138:.P1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8" table:number-matrix-rows-spanned="8" table:formula="of:=MMULT([Sheet1.I138:.P145];[Sheet1.I149:.P1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64268946738568" calcext:value-type="float">
            <text:p>1.6426894674</text:p>
          </table:table-cell>
          <table:table-cell office:value-type="float" office:value="-1.64268946738568" calcext:value-type="float">
            <text:p>-1.64268946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19787155331843" calcext:value-type="float">
            <text:p>4.197871553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15169117701141" calcext:value-type="float">
            <text:p>3.151691177</text:p>
          </table:table-cell>
          <table:table-cell office:value-type="float" office:value="-3.15169117701141" calcext:value-type="float">
            <text:p>-3.1516911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19787155331843" calcext:value-type="float">
            <text:p>4.19787155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09051184304109" calcext:value-type="float">
            <text:p>3.090511843</text:p>
          </table:table-cell>
          <table:table-cell office:value-type="float" office:value="-3.09051184304109" calcext:value-type="float">
            <text:p>-3.0905118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19787155331843" calcext:value-type="float">
            <text:p>4.197871553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64268946738568" calcext:value-type="float">
            <text:p>-1.6426894674</text:p>
          </table:table-cell>
          <table:table-cell office:value-type="float" office:value="1.64268946738568" calcext:value-type="float">
            <text:p>1.64268946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4.19787155331843" calcext:value-type="float">
            <text:p>-4.197871553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3.15169117701141" calcext:value-type="float">
            <text:p>-3.151691177</text:p>
          </table:table-cell>
          <table:table-cell office:value-type="float" office:value="3.15169117701141" calcext:value-type="float">
            <text:p>3.1516911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4.19787155331843" calcext:value-type="float">
            <text:p>-4.19787155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3.09051184304109" calcext:value-type="float">
            <text:p>-3.090511843</text:p>
          </table:table-cell>
          <table:table-cell office:value-type="float" office:value="3.09051184304109" calcext:value-type="float">
            <text:p>3.0905118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4.19787155331843" calcext:value-type="float">
            <text:p>-4.197871553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18796798251443" calcext:value-type="float">
            <text:p>2.1879679825</text:p>
          </table:table-cell>
          <table:table-cell office:value-type="float" office:value="-2.18796798251443" calcext:value-type="float">
            <text:p>-2.18796798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87670263637537" calcext:value-type="float">
            <text:p>8.876702636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19787155331843" calcext:value-type="float">
            <text:p>4.1978715533</text:p>
          </table:table-cell>
          <table:table-cell office:value-type="float" office:value="-4.19787155331843" calcext:value-type="float">
            <text:p>-4.19787155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8947060556268" calcext:value-type="float">
            <text:p>11.89470605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11638419580123" calcext:value-type="float">
            <text:p>4.1163841958</text:p>
          </table:table-cell>
          <table:table-cell office:value-type="float" office:value="-4.11638419580123" calcext:value-type="float">
            <text:p>-4.116384195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7723473876862" calcext:value-type="float">
            <text:p>11.7723473877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114];[.F115];[.G116];[.H117];[.I118];[.J119];[.K120];[.L121])" office:value-type="float" office:value="12.1620815711467" calcext:value-type="float">
            <text:p>12.1620815711</text:p>
          </table:table-cell>
          <table:table-cell table:number-columns-repeated="8"/>
          <table:table-cell table:style-name="ce3" table:formula="of:=SUM([.N114];[.O115];[.P116];[.Q117];[.R118];[.S119];[.T120];[.U121])" office:value-type="float" office:value="0" calcext:value-type="float">
            <text:p>0</text:p>
          </table:table-cell>
          <table:table-cell table:number-columns-repeated="8"/>
          <table:table-cell table:style-name="ce3" table:formula="of:=SUM([.W114];[.X115];[.Y116];[.Z117];[.AA118];[.AB119];[.AC120];[.AD121])" office:value-type="float" office:value="0" calcext:value-type="float">
            <text:p>0</text:p>
          </table:table-cell>
          <table:table-cell table:number-columns-repeated="8"/>
          <table:table-cell table:style-name="ce3" table:formula="of:=SUM([.AF114];[.AG115];[.AH116];[.AI117];[.AJ118];[.AK119];[.AL120];[.AM121])" office:value-type="float" office:value="0" calcext:value-type="float">
            <text:p>0</text:p>
          </table:table-cell>
          <table:table-cell table:number-columns-repeated="8"/>
          <table:table-cell table:style-name="ce3" table:formula="of:=SUM([.AO114];[.AP115];[.AQ116];[.AR117];[.AS118];[.AT119];[.AU120];[.AV121])" office:value-type="float" office:value="0" calcext:value-type="float">
            <text:p>0</text:p>
          </table:table-cell>
          <table:table-cell table:number-columns-repeated="8"/>
          <table:table-cell table:style-name="ce3" table:formula="of:=SUM([.AX114];[.AY115];[.AZ116];[.BA117];[.BB118];[.BC119];[.BD120];[.BE121])" office:value-type="float" office:value="0" calcext:value-type="float">
            <text:p>0</text:p>
          </table:table-cell>
          <table:table-cell table:number-columns-repeated="8"/>
          <table:table-cell table:style-name="ce3" table:formula="of:=SUM([.BG114];[.BH115];[.BI116];[.BJ117];[.BK118];[.BL119];[.BM120];[.BN121])" office:value-type="float" office:value="0" calcext:value-type="float">
            <text:p>0</text:p>
          </table:table-cell>
          <table:table-cell table:number-columns-repeated="8"/>
          <table:table-cell table:style-name="ce3" table:formula="of:=SUM([.BP114];[.BQ115];[.BR116];[.BS117];[.BT118];[.BU119];[.BV120];[.BW121])" office:value-type="float" office:value="0" calcext:value-type="float">
            <text:p>0</text:p>
          </table:table-cell>
          <table:table-cell table:number-columns-repeated="8"/>
          <table:table-cell table:style-name="ce3" table:formula="of:=SUM([.BY114];[.BZ115];[.CA116];[.CB117];[.CC118];[.CD119];[.CE120];[.CF121])" office:value-type="float" office:value="0" calcext:value-type="float">
            <text:p>0</text:p>
          </table:table-cell>
          <table:table-cell table:number-columns-repeated="8"/>
          <table:table-cell table:style-name="ce3" table:formula="of:=SUM([.CH114];[.CI115];[.CJ116];[.CK117];[.CL118];[.CM119];[.CN120];[.CO121])" office:value-type="float" office:value="0" calcext:value-type="float">
            <text:p>0</text:p>
          </table:table-cell>
          <table:table-cell table:number-columns-repeated="8"/>
          <table:table-cell table:style-name="ce3" table:formula="of:=SUM([.CQ114];[.CR115];[.CS116];[.CT117];[.CU118];[.CV119];[.CW120];[.CX121])" office:value-type="float" office:value="0" calcext:value-type="float">
            <text:p>0</text:p>
          </table:table-cell>
          <table:table-cell table:number-columns-repeated="8"/>
          <table:table-cell table:style-name="ce3" table:formula="of:=SUM([.CZ114];[.DA115];[.DB116];[.DC117];[.DD118];[.DE119];[.DF120];[.DG121])" office:value-type="float" office:value="18.1980884096496" calcext:value-type="float">
            <text:p>18.1980884096</text:p>
          </table:table-cell>
          <table:table-cell table:number-columns-repeated="8"/>
          <table:table-cell table:style-name="ce3" table:formula="of:=SUM([.DI114];[.DJ115];[.DK116];[.DL117];[.DM118];[.DN119];[.DO120];[.DP121])" office:value-type="float" office:value="17.9533710737684" calcext:value-type="float">
            <text:p>17.9533710738</text:p>
          </table:table-cell>
          <table:table-cell table:number-columns-repeated="8"/>
          <table:table-cell table:style-name="ce3" table:formula="of:=SUM([.DR114];[.DS115];[.DT116];[.DU117];[.DV118];[.DW119];[.DX120];[.DY121])" office:value-type="float" office:value="0" calcext:value-type="float">
            <text:p>0</text:p>
          </table:table-cell>
          <table:table-cell table:number-columns-repeated="8"/>
          <table:table-cell table:style-name="ce3" table:formula="of:=SUM([.EA114];[.EB115];[.EC116];[.ED117];[.EE118];[.EF119];[.EG120];[.EH121])" office:value-type="float" office:value="0" calcext:value-type="float">
            <text:p>0</text:p>
          </table:table-cell>
          <table:table-cell table:number-columns-repeated="8"/>
          <table:table-cell table:style-name="ce3" table:formula="of:=SUM([.EJ114];[.EK115];[.EL116];[.EM117];[.EN118];[.EO119];[.EP120];[.EQ121])" office:value-type="float" office:value="0" calcext:value-type="float">
            <text:p>0</text:p>
          </table:table-cell>
          <table:table-cell table:number-columns-repeated="8"/>
          <table:table-cell table:style-name="ce3" table:formula="of:=SUM([.ES114];[.ET115];[.EU116];[.EV117];[.EW118];[.EX119];[.EY120];[.EZ121])" office:value-type="float" office:value="0" calcext:value-type="float">
            <text:p>0</text:p>
          </table:table-cell>
          <table:table-cell table:number-columns-repeated="8"/>
          <table:table-cell table:style-name="ce3" table:formula="of:=SUM([.FB114];[.FC115];[.FD116];[.FE117];[.FF118];[.FG119];[.FH120];[.FI121])" office:value-type="float" office:value="0" calcext:value-type="float">
            <text:p>0</text:p>
          </table:table-cell>
          <table:table-cell table:number-columns-repeated="8"/>
          <table:table-cell table:style-name="ce3" table:formula="of:=SUM([.FK114];[.FL115];[.FM116];[.FN117];[.FO118];[.FP119];[.FQ120];[.FR121])" office:value-type="float" office:value="0" calcext:value-type="float">
            <text:p>0</text:p>
          </table:table-cell>
          <table:table-cell table:number-columns-repeated="8"/>
          <table:table-cell table:style-name="ce3" table:formula="of:=SUM([.FT114];[.FU115];[.FV116];[.FW117];[.FX118];[.FY119];[.FZ120];[.GA121])" office:value-type="float" office:value="0" calcext:value-type="float">
            <text:p>0</text:p>
          </table:table-cell>
          <table:table-cell table:number-columns-repeated="8"/>
          <table:table-cell table:style-name="ce3" table:formula="of:=SUM([.GC114];[.GD115];[.GE116];[.GF117];[.GG118];[.GH119];[.GI120];[.GJ121])" office:value-type="float" office:value="0" calcext:value-type="float">
            <text:p>0</text:p>
          </table:table-cell>
          <table:table-cell table:number-columns-repeated="8"/>
          <table:table-cell table:style-name="ce3" table:formula="of:=SUM([.GL114];[.GM115];[.GN116];[.GO117];[.GP118];[.GQ119];[.GR120];[.GS121])" office:value-type="float" office:value="0" calcext:value-type="float">
            <text:p>0</text:p>
          </table:table-cell>
          <table:table-cell table:number-columns-repeated="8"/>
          <table:table-cell table:style-name="ce3" table:formula="of:=SUM([.GU114];[.GV115];[.GW116];[.GX117];[.GY118];[.GZ119];[.HA120];[.HB121])" office:value-type="float" office:value="0" calcext:value-type="float">
            <text:p>0</text:p>
          </table:table-cell>
          <table:table-cell table:number-columns-repeated="8"/>
          <table:table-cell table:style-name="ce3" table:formula="of:=SUM([.HD114];[.HE115];[.HF116];[.HG117];[.HH118];[.HI119];[.HJ120];[.HK121])" office:value-type="float" office:value="0" calcext:value-type="float">
            <text:p>0</text:p>
          </table:table-cell>
          <table:table-cell table:number-columns-repeated="8"/>
          <table:table-cell table:style-name="ce3" table:formula="of:=SUM([.HM114];[.HN115];[.HO116];[.HP117];[.HQ118];[.HR119];[.HS120];[.HT121])" office:value-type="float" office:value="0" calcext:value-type="float">
            <text:p>0</text:p>
          </table:table-cell>
          <table:table-cell table:number-columns-repeated="8"/>
          <table:table-cell table:style-name="ce3" table:formula="of:=SUM([.HV114];[.HW115];[.HX116];[.HY117];[.HZ118];[.IA119];[.IB120];[.IC121])" office:value-type="float" office:value="0" calcext:value-type="float">
            <text:p>0</text:p>
          </table:table-cell>
          <table:table-cell table:number-columns-repeated="8"/>
          <table:table-cell table:style-name="ce3" table:formula="of:=SUM([.IE114];[.IF115];[.IG116];[.IH117];[.II118];[.IJ119];[.IK120];[.IL121])" office:value-type="float" office:value="0" calcext:value-type="float">
            <text:p>0</text:p>
          </table:table-cell>
          <table:table-cell table:number-columns-repeated="8"/>
          <table:table-cell table:style-name="ce3" table:formula="of:=SUM([.IN114];[.IO115];[.IP116];[.IQ117];[.IR118];[.IS119];[.IT120];[.IU121])" office:value-type="float" office:value="0" calcext:value-type="float">
            <text:p>0</text:p>
          </table:table-cell>
          <table:table-cell table:number-columns-repeated="8"/>
          <table:table-cell table:style-name="ce3" table:formula="of:=SUM([.IW114];[.IX115];[.IY116];[.IZ117];[.JA118];[.JB119];[.JC120];[.JD121])" office:value-type="float" office:value="0" calcext:value-type="float">
            <text:p>0</text:p>
          </table:table-cell>
          <table:table-cell table:number-columns-repeated="8"/>
          <table:table-cell table:style-name="ce3" table:formula="of:=SUM([.JF114];[.JG115];[.JH116];[.JI117];[.JJ118];[.JK119];[.JL120];[.JM121])" office:value-type="float" office:value="0" calcext:value-type="float">
            <text:p>0</text:p>
          </table:table-cell>
          <table:table-cell table:number-columns-repeated="8"/>
          <table:table-cell table:style-name="ce3" table:formula="of:=SUM([.JO114];[.JP115];[.JQ116];[.JR117];[.JS118];[.JT119];[.JU120];[.JV12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114];[.KZ115];[.LA116];[.LB117];[.LC118];[.LD119];[.LE120];[.LF12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8" table:number-matrix-rows-spanned="8" table:formula="of:=MMULT([Sheet1.I149:.P156];[Sheet1.I17:.P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matrix-columns-spanned="8" table:number-matrix-rows-spanned="8" table:formula="of:=MMULT([Sheet1.I149:.P156];[Sheet1.I138:.P1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8" table:number-matrix-rows-spanned="8" table:formula="of:=MMULT([Sheet1.I149:.P156];[Sheet1.I149:.P1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61080225449257" calcext:value-type="float">
            <text:p>1.6108022545</text:p>
          </table:table-cell>
          <table:table-cell office:value-type="float" office:value="-1.61080225449257" calcext:value-type="float">
            <text:p>-1.61080225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11638419580123" calcext:value-type="float">
            <text:p>4.116384195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09051184304109" calcext:value-type="float">
            <text:p>3.090511843</text:p>
          </table:table-cell>
          <table:table-cell office:value-type="float" office:value="-3.09051184304109" calcext:value-type="float">
            <text:p>-3.0905118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11638419580123" calcext:value-type="float">
            <text:p>4.11638419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03052009716074" calcext:value-type="float">
            <text:p>3.0305200972</text:p>
          </table:table-cell>
          <table:table-cell office:value-type="float" office:value="-3.03052009716074" calcext:value-type="float">
            <text:p>-3.030520097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11638419580123" calcext:value-type="float">
            <text:p>4.116384195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61080225449257" calcext:value-type="float">
            <text:p>-1.6108022545</text:p>
          </table:table-cell>
          <table:table-cell office:value-type="float" office:value="1.61080225449257" calcext:value-type="float">
            <text:p>1.61080225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4.11638419580123" calcext:value-type="float">
            <text:p>-4.116384195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3.09051184304109" calcext:value-type="float">
            <text:p>-3.090511843</text:p>
          </table:table-cell>
          <table:table-cell office:value-type="float" office:value="3.09051184304109" calcext:value-type="float">
            <text:p>3.0905118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4.11638419580123" calcext:value-type="float">
            <text:p>-4.11638419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3.03052009716074" calcext:value-type="float">
            <text:p>-3.0305200972</text:p>
          </table:table-cell>
          <table:table-cell office:value-type="float" office:value="3.03052009716074" calcext:value-type="float">
            <text:p>3.030520097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4.11638419580123" calcext:value-type="float">
            <text:p>-4.116384195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18796798251443" calcext:value-type="float">
            <text:p>2.1879679825</text:p>
          </table:table-cell>
          <table:table-cell office:value-type="float" office:value="-2.18796798251443" calcext:value-type="float">
            <text:p>-2.18796798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81292821058914" calcext:value-type="float">
            <text:p>8.8129282106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19787155331843" calcext:value-type="float">
            <text:p>4.1978715533</text:p>
          </table:table-cell>
          <table:table-cell office:value-type="float" office:value="-4.19787155331843" calcext:value-type="float">
            <text:p>-4.19787155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7723473876862" calcext:value-type="float">
            <text:p>11.77234738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11638419580123" calcext:value-type="float">
            <text:p>4.1163841958</text:p>
          </table:table-cell>
          <table:table-cell office:value-type="float" office:value="-4.11638419580123" calcext:value-type="float">
            <text:p>-4.116384195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6523638959255" calcext:value-type="float">
            <text:p>11.652363895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124];[.F125];[.G126];[.H127];[.I128];[.J129];[.K130];[.L131])" office:value-type="float" office:value="12.0345327195743" calcext:value-type="float">
            <text:p>12.0345327196</text:p>
          </table:table-cell>
          <table:table-cell table:number-columns-repeated="8"/>
          <table:table-cell table:style-name="ce3" table:formula="of:=SUM([.N124];[.O125];[.P126];[.Q127];[.R128];[.S129];[.T130];[.U131])" office:value-type="float" office:value="0" calcext:value-type="float">
            <text:p>0</text:p>
          </table:table-cell>
          <table:table-cell table:number-columns-repeated="8"/>
          <table:table-cell table:style-name="ce3" table:formula="of:=SUM([.W124];[.X125];[.Y126];[.Z127];[.AA128];[.AB129];[.AC130];[.AD131])" office:value-type="float" office:value="0" calcext:value-type="float">
            <text:p>0</text:p>
          </table:table-cell>
          <table:table-cell table:number-columns-repeated="8"/>
          <table:table-cell table:style-name="ce3" table:formula="of:=SUM([.AF124];[.AG125];[.AH126];[.AI127];[.AJ128];[.AK129];[.AL130];[.AM131])" office:value-type="float" office:value="0" calcext:value-type="float">
            <text:p>0</text:p>
          </table:table-cell>
          <table:table-cell table:number-columns-repeated="8"/>
          <table:table-cell table:style-name="ce3" table:formula="of:=SUM([.AO124];[.AP125];[.AQ126];[.AR127];[.AS128];[.AT129];[.AU130];[.AV131])" office:value-type="float" office:value="0" calcext:value-type="float">
            <text:p>0</text:p>
          </table:table-cell>
          <table:table-cell table:number-columns-repeated="8"/>
          <table:table-cell table:style-name="ce3" table:formula="of:=SUM([.AX124];[.AY125];[.AZ126];[.BA127];[.BB128];[.BC129];[.BD130];[.BE131])" office:value-type="float" office:value="0" calcext:value-type="float">
            <text:p>0</text:p>
          </table:table-cell>
          <table:table-cell table:number-columns-repeated="8"/>
          <table:table-cell table:style-name="ce3" table:formula="of:=SUM([.BG124];[.BH125];[.BI126];[.BJ127];[.BK128];[.BL129];[.BM130];[.BN131])" office:value-type="float" office:value="0" calcext:value-type="float">
            <text:p>0</text:p>
          </table:table-cell>
          <table:table-cell table:number-columns-repeated="8"/>
          <table:table-cell table:style-name="ce3" table:formula="of:=SUM([.BP124];[.BQ125];[.BR126];[.BS127];[.BT128];[.BU129];[.BV130];[.BW131])" office:value-type="float" office:value="0" calcext:value-type="float">
            <text:p>0</text:p>
          </table:table-cell>
          <table:table-cell table:number-columns-repeated="8"/>
          <table:table-cell table:style-name="ce3" table:formula="of:=SUM([.BY124];[.BZ125];[.CA126];[.CB127];[.CC128];[.CD129];[.CE130];[.CF131])" office:value-type="float" office:value="0" calcext:value-type="float">
            <text:p>0</text:p>
          </table:table-cell>
          <table:table-cell table:number-columns-repeated="8"/>
          <table:table-cell table:style-name="ce3" table:formula="of:=SUM([.CH124];[.CI125];[.CJ126];[.CK127];[.CL128];[.CM129];[.CN130];[.CO131])" office:value-type="float" office:value="0" calcext:value-type="float">
            <text:p>0</text:p>
          </table:table-cell>
          <table:table-cell table:number-columns-repeated="8"/>
          <table:table-cell table:style-name="ce3" table:formula="of:=SUM([.CQ124];[.CR125];[.CS126];[.CT127];[.CU128];[.CV129];[.CW130];[.CX131])" office:value-type="float" office:value="0" calcext:value-type="float">
            <text:p>0</text:p>
          </table:table-cell>
          <table:table-cell table:number-columns-repeated="8"/>
          <table:table-cell table:style-name="ce3" table:formula="of:=SUM([.CZ124];[.DA125];[.DB126];[.DC127];[.DD128];[.DE129];[.DF130];[.DG131])" office:value-type="float" office:value="17.9533710737684" calcext:value-type="float">
            <text:p>17.9533710738</text:p>
          </table:table-cell>
          <table:table-cell table:number-columns-repeated="8"/>
          <table:table-cell table:style-name="ce3" table:formula="of:=SUM([.DI124];[.DJ125];[.DK126];[.DL127];[.DM128];[.DN129];[.DO130];[.DP131])" office:value-type="float" office:value="17.713404090247" calcext:value-type="float">
            <text:p>17.7134040902</text:p>
          </table:table-cell>
          <table:table-cell table:number-columns-repeated="8"/>
          <table:table-cell table:style-name="ce3" table:formula="of:=SUM([.DR124];[.DS125];[.DT126];[.DU127];[.DV128];[.DW129];[.DX130];[.DY131])" office:value-type="float" office:value="0" calcext:value-type="float">
            <text:p>0</text:p>
          </table:table-cell>
          <table:table-cell table:number-columns-repeated="8"/>
          <table:table-cell table:style-name="ce3" table:formula="of:=SUM([.EA124];[.EB125];[.EC126];[.ED127];[.EE128];[.EF129];[.EG130];[.EH131])" office:value-type="float" office:value="0" calcext:value-type="float">
            <text:p>0</text:p>
          </table:table-cell>
          <table:table-cell table:number-columns-repeated="8"/>
          <table:table-cell table:style-name="ce3" table:formula="of:=SUM([.EJ124];[.EK125];[.EL126];[.EM127];[.EN128];[.EO129];[.EP130];[.EQ131])" office:value-type="float" office:value="0" calcext:value-type="float">
            <text:p>0</text:p>
          </table:table-cell>
          <table:table-cell table:number-columns-repeated="8"/>
          <table:table-cell table:style-name="ce3" table:formula="of:=SUM([.ES124];[.ET125];[.EU126];[.EV127];[.EW128];[.EX129];[.EY130];[.EZ131])" office:value-type="float" office:value="0" calcext:value-type="float">
            <text:p>0</text:p>
          </table:table-cell>
          <table:table-cell table:number-columns-repeated="8"/>
          <table:table-cell table:style-name="ce3" table:formula="of:=SUM([.FB124];[.FC125];[.FD126];[.FE127];[.FF128];[.FG129];[.FH130];[.FI131])" office:value-type="float" office:value="0" calcext:value-type="float">
            <text:p>0</text:p>
          </table:table-cell>
          <table:table-cell table:number-columns-repeated="8"/>
          <table:table-cell table:style-name="ce3" table:formula="of:=SUM([.FK124];[.FL125];[.FM126];[.FN127];[.FO128];[.FP129];[.FQ130];[.FR131])" office:value-type="float" office:value="0" calcext:value-type="float">
            <text:p>0</text:p>
          </table:table-cell>
          <table:table-cell table:number-columns-repeated="8"/>
          <table:table-cell table:style-name="ce3" table:formula="of:=SUM([.FT124];[.FU125];[.FV126];[.FW127];[.FX128];[.FY129];[.FZ130];[.GA131])" office:value-type="float" office:value="0" calcext:value-type="float">
            <text:p>0</text:p>
          </table:table-cell>
          <table:table-cell table:number-columns-repeated="8"/>
          <table:table-cell table:style-name="ce3" table:formula="of:=SUM([.GC124];[.GD125];[.GE126];[.GF127];[.GG128];[.GH129];[.GI130];[.GJ131])" office:value-type="float" office:value="0" calcext:value-type="float">
            <text:p>0</text:p>
          </table:table-cell>
          <table:table-cell table:number-columns-repeated="8"/>
          <table:table-cell table:style-name="ce3" table:formula="of:=SUM([.GL124];[.GM125];[.GN126];[.GO127];[.GP128];[.GQ129];[.GR130];[.GS131])" office:value-type="float" office:value="0" calcext:value-type="float">
            <text:p>0</text:p>
          </table:table-cell>
          <table:table-cell table:number-columns-repeated="8"/>
          <table:table-cell table:style-name="ce3" table:formula="of:=SUM([.GU124];[.GV125];[.GW126];[.GX127];[.GY128];[.GZ129];[.HA130];[.HB131])" office:value-type="float" office:value="0" calcext:value-type="float">
            <text:p>0</text:p>
          </table:table-cell>
          <table:table-cell table:number-columns-repeated="8"/>
          <table:table-cell table:style-name="ce3" table:formula="of:=SUM([.HD124];[.HE125];[.HF126];[.HG127];[.HH128];[.HI129];[.HJ130];[.HK131])" office:value-type="float" office:value="0" calcext:value-type="float">
            <text:p>0</text:p>
          </table:table-cell>
          <table:table-cell table:number-columns-repeated="8"/>
          <table:table-cell table:style-name="ce3" table:formula="of:=SUM([.HM124];[.HN125];[.HO126];[.HP127];[.HQ128];[.HR129];[.HS130];[.HT131])" office:value-type="float" office:value="0" calcext:value-type="float">
            <text:p>0</text:p>
          </table:table-cell>
          <table:table-cell table:number-columns-repeated="8"/>
          <table:table-cell table:style-name="ce3" table:formula="of:=SUM([.HV124];[.HW125];[.HX126];[.HY127];[.HZ128];[.IA129];[.IB130];[.IC131])" office:value-type="float" office:value="0" calcext:value-type="float">
            <text:p>0</text:p>
          </table:table-cell>
          <table:table-cell table:number-columns-repeated="8"/>
          <table:table-cell table:style-name="ce3" table:formula="of:=SUM([.IE124];[.IF125];[.IG126];[.IH127];[.II128];[.IJ129];[.IK130];[.IL131])" office:value-type="float" office:value="0" calcext:value-type="float">
            <text:p>0</text:p>
          </table:table-cell>
          <table:table-cell table:number-columns-repeated="8"/>
          <table:table-cell table:style-name="ce3" table:formula="of:=SUM([.IN124];[.IO125];[.IP126];[.IQ127];[.IR128];[.IS129];[.IT130];[.IU131])" office:value-type="float" office:value="0" calcext:value-type="float">
            <text:p>0</text:p>
          </table:table-cell>
          <table:table-cell table:number-columns-repeated="8"/>
          <table:table-cell table:style-name="ce3" table:formula="of:=SUM([.IW124];[.IX125];[.IY126];[.IZ127];[.JA128];[.JB129];[.JC130];[.JD131])" office:value-type="float" office:value="0" calcext:value-type="float">
            <text:p>0</text:p>
          </table:table-cell>
          <table:table-cell table:number-columns-repeated="8"/>
          <table:table-cell table:style-name="ce3" table:formula="of:=SUM([.JF124];[.JG125];[.JH126];[.JI127];[.JJ128];[.JK129];[.JL130];[.JM131])" office:value-type="float" office:value="0" calcext:value-type="float">
            <text:p>0</text:p>
          </table:table-cell>
          <table:table-cell table:number-columns-repeated="8"/>
          <table:table-cell table:style-name="ce3" table:formula="of:=SUM([.JO124];[.JP125];[.JQ126];[.JR127];[.JS128];[.JT129];[.JU130];[.JV13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124];[.KZ125];[.LA126];[.LB127];[.LC128];[.LD129];[.LE130];[.LF13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134];[.F135];[.G136];[.H137];[.I138];[.J139];[.K140];[.L141])" office:value-type="float" office:value="0" calcext:value-type="float">
            <text:p>0</text:p>
          </table:table-cell>
          <table:table-cell table:number-columns-repeated="8"/>
          <table:table-cell table:style-name="ce3" table:formula="of:=SUM([.N134];[.O135];[.P136];[.Q137];[.R138];[.S139];[.T140];[.U141])" office:value-type="float" office:value="0" calcext:value-type="float">
            <text:p>0</text:p>
          </table:table-cell>
          <table:table-cell table:number-columns-repeated="8"/>
          <table:table-cell table:style-name="ce3" table:formula="of:=SUM([.W134];[.X135];[.Y136];[.Z137];[.AA138];[.AB139];[.AC140];[.AD141])" office:value-type="float" office:value="0" calcext:value-type="float">
            <text:p>0</text:p>
          </table:table-cell>
          <table:table-cell table:number-columns-repeated="8"/>
          <table:table-cell table:style-name="ce3" table:formula="of:=SUM([.AF134];[.AG135];[.AH136];[.AI137];[.AJ138];[.AK139];[.AL140];[.AM141])" office:value-type="float" office:value="0" calcext:value-type="float">
            <text:p>0</text:p>
          </table:table-cell>
          <table:table-cell table:number-columns-repeated="8"/>
          <table:table-cell table:style-name="ce3" table:formula="of:=SUM([.AO134];[.AP135];[.AQ136];[.AR137];[.AS138];[.AT139];[.AU140];[.AV141])" office:value-type="float" office:value="0" calcext:value-type="float">
            <text:p>0</text:p>
          </table:table-cell>
          <table:table-cell table:number-columns-repeated="8"/>
          <table:table-cell table:style-name="ce3" table:formula="of:=SUM([.AX134];[.AY135];[.AZ136];[.BA137];[.BB138];[.BC139];[.BD140];[.BE141])" office:value-type="float" office:value="0" calcext:value-type="float">
            <text:p>0</text:p>
          </table:table-cell>
          <table:table-cell table:number-columns-repeated="8"/>
          <table:table-cell table:style-name="ce3" table:formula="of:=SUM([.BG134];[.BH135];[.BI136];[.BJ137];[.BK138];[.BL139];[.BM140];[.BN141])" office:value-type="float" office:value="0" calcext:value-type="float">
            <text:p>0</text:p>
          </table:table-cell>
          <table:table-cell table:number-columns-repeated="8"/>
          <table:table-cell table:style-name="ce3" table:formula="of:=SUM([.BP134];[.BQ135];[.BR136];[.BS137];[.BT138];[.BU139];[.BV140];[.BW141])" office:value-type="float" office:value="0" calcext:value-type="float">
            <text:p>0</text:p>
          </table:table-cell>
          <table:table-cell table:number-columns-repeated="8"/>
          <table:table-cell table:style-name="ce3" table:formula="of:=SUM([.BY134];[.BZ135];[.CA136];[.CB137];[.CC138];[.CD139];[.CE140];[.CF141])" office:value-type="float" office:value="0" calcext:value-type="float">
            <text:p>0</text:p>
          </table:table-cell>
          <table:table-cell table:number-columns-repeated="8"/>
          <table:table-cell table:style-name="ce3" table:formula="of:=SUM([.CH134];[.CI135];[.CJ136];[.CK137];[.CL138];[.CM139];[.CN140];[.CO141])" office:value-type="float" office:value="0" calcext:value-type="float">
            <text:p>0</text:p>
          </table:table-cell>
          <table:table-cell table:number-columns-repeated="8"/>
          <table:table-cell table:style-name="ce3" table:formula="of:=SUM([.CQ134];[.CR135];[.CS136];[.CT137];[.CU138];[.CV139];[.CW140];[.CX141])" office:value-type="float" office:value="0" calcext:value-type="float">
            <text:p>0</text:p>
          </table:table-cell>
          <table:table-cell table:number-columns-repeated="8"/>
          <table:table-cell table:style-name="ce3" table:formula="of:=SUM([.CZ134];[.DA135];[.DB136];[.DC137];[.DD138];[.DE139];[.DF140];[.DG141])" office:value-type="float" office:value="0" calcext:value-type="float">
            <text:p>0</text:p>
          </table:table-cell>
          <table:table-cell table:number-columns-repeated="8"/>
          <table:table-cell table:style-name="ce3" table:formula="of:=SUM([.DI134];[.DJ135];[.DK136];[.DL137];[.DM138];[.DN139];[.DO140];[.DP141])" office:value-type="float" office:value="0" calcext:value-type="float">
            <text:p>0</text:p>
          </table:table-cell>
          <table:table-cell table:number-columns-repeated="8"/>
          <table:table-cell table:style-name="ce3" table:formula="of:=SUM([.DR134];[.DS135];[.DT136];[.DU137];[.DV138];[.DW139];[.DX140];[.DY141])" office:value-type="float" office:value="0" calcext:value-type="float">
            <text:p>0</text:p>
          </table:table-cell>
          <table:table-cell table:number-columns-repeated="8"/>
          <table:table-cell table:style-name="ce3" table:formula="of:=SUM([.EA134];[.EB135];[.EC136];[.ED137];[.EE138];[.EF139];[.EG140];[.EH141])" office:value-type="float" office:value="0" calcext:value-type="float">
            <text:p>0</text:p>
          </table:table-cell>
          <table:table-cell table:number-columns-repeated="8"/>
          <table:table-cell table:style-name="ce3" table:formula="of:=SUM([.EJ134];[.EK135];[.EL136];[.EM137];[.EN138];[.EO139];[.EP140];[.EQ141])" office:value-type="float" office:value="0" calcext:value-type="float">
            <text:p>0</text:p>
          </table:table-cell>
          <table:table-cell table:number-columns-repeated="8"/>
          <table:table-cell table:style-name="ce3" table:formula="of:=SUM([.ES134];[.ET135];[.EU136];[.EV137];[.EW138];[.EX139];[.EY140];[.EZ141])" office:value-type="float" office:value="0" calcext:value-type="float">
            <text:p>0</text:p>
          </table:table-cell>
          <table:table-cell table:number-columns-repeated="8"/>
          <table:table-cell table:style-name="ce3" table:formula="of:=SUM([.FB134];[.FC135];[.FD136];[.FE137];[.FF138];[.FG139];[.FH140];[.FI141])" office:value-type="float" office:value="0" calcext:value-type="float">
            <text:p>0</text:p>
          </table:table-cell>
          <table:table-cell table:number-columns-repeated="8"/>
          <table:table-cell table:style-name="ce3" table:formula="of:=SUM([.FK134];[.FL135];[.FM136];[.FN137];[.FO138];[.FP139];[.FQ140];[.FR141])" office:value-type="float" office:value="0" calcext:value-type="float">
            <text:p>0</text:p>
          </table:table-cell>
          <table:table-cell table:number-columns-repeated="8"/>
          <table:table-cell table:style-name="ce3" table:formula="of:=SUM([.FT134];[.FU135];[.FV136];[.FW137];[.FX138];[.FY139];[.FZ140];[.GA141])" office:value-type="float" office:value="0" calcext:value-type="float">
            <text:p>0</text:p>
          </table:table-cell>
          <table:table-cell table:number-columns-repeated="8"/>
          <table:table-cell table:style-name="ce3" table:formula="of:=SUM([.GC134];[.GD135];[.GE136];[.GF137];[.GG138];[.GH139];[.GI140];[.GJ141])" office:value-type="float" office:value="0" calcext:value-type="float">
            <text:p>0</text:p>
          </table:table-cell>
          <table:table-cell table:number-columns-repeated="8"/>
          <table:table-cell table:style-name="ce3" table:formula="of:=SUM([.GL134];[.GM135];[.GN136];[.GO137];[.GP138];[.GQ139];[.GR140];[.GS141])" office:value-type="float" office:value="0" calcext:value-type="float">
            <text:p>0</text:p>
          </table:table-cell>
          <table:table-cell table:number-columns-repeated="8"/>
          <table:table-cell table:style-name="ce3" table:formula="of:=SUM([.GU134];[.GV135];[.GW136];[.GX137];[.GY138];[.GZ139];[.HA140];[.HB141])" office:value-type="float" office:value="0" calcext:value-type="float">
            <text:p>0</text:p>
          </table:table-cell>
          <table:table-cell table:number-columns-repeated="8"/>
          <table:table-cell table:style-name="ce3" table:formula="of:=SUM([.HD134];[.HE135];[.HF136];[.HG137];[.HH138];[.HI139];[.HJ140];[.HK141])" office:value-type="float" office:value="0" calcext:value-type="float">
            <text:p>0</text:p>
          </table:table-cell>
          <table:table-cell table:number-columns-repeated="8"/>
          <table:table-cell table:style-name="ce3" table:formula="of:=SUM([.HM134];[.HN135];[.HO136];[.HP137];[.HQ138];[.HR139];[.HS140];[.HT141])" office:value-type="float" office:value="0" calcext:value-type="float">
            <text:p>0</text:p>
          </table:table-cell>
          <table:table-cell table:number-columns-repeated="8"/>
          <table:table-cell table:style-name="ce3" table:formula="of:=SUM([.HV134];[.HW135];[.HX136];[.HY137];[.HZ138];[.IA139];[.IB140];[.IC141])" office:value-type="float" office:value="0" calcext:value-type="float">
            <text:p>0</text:p>
          </table:table-cell>
          <table:table-cell table:number-columns-repeated="8"/>
          <table:table-cell table:style-name="ce3" table:formula="of:=SUM([.IE134];[.IF135];[.IG136];[.IH137];[.II138];[.IJ139];[.IK140];[.IL141])" office:value-type="float" office:value="0" calcext:value-type="float">
            <text:p>0</text:p>
          </table:table-cell>
          <table:table-cell table:number-columns-repeated="8"/>
          <table:table-cell table:style-name="ce3" table:formula="of:=SUM([.IN134];[.IO135];[.IP136];[.IQ137];[.IR138];[.IS139];[.IT140];[.IU141])" office:value-type="float" office:value="0" calcext:value-type="float">
            <text:p>0</text:p>
          </table:table-cell>
          <table:table-cell table:number-columns-repeated="8"/>
          <table:table-cell table:style-name="ce3" table:formula="of:=SUM([.IW134];[.IX135];[.IY136];[.IZ137];[.JA138];[.JB139];[.JC140];[.JD141])" office:value-type="float" office:value="0" calcext:value-type="float">
            <text:p>0</text:p>
          </table:table-cell>
          <table:table-cell table:number-columns-repeated="8"/>
          <table:table-cell table:style-name="ce3" table:formula="of:=SUM([.JF134];[.JG135];[.JH136];[.JI137];[.JJ138];[.JK139];[.JL140];[.JM141])" office:value-type="float" office:value="0" calcext:value-type="float">
            <text:p>0</text:p>
          </table:table-cell>
          <table:table-cell table:number-columns-repeated="8"/>
          <table:table-cell table:style-name="ce3" table:formula="of:=SUM([.JO134];[.JP135];[.JQ136];[.JR137];[.JS138];[.JT139];[.JU140];[.JV14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134];[.KZ135];[.LA136];[.LB137];[.LC138];[.LD139];[.LE140];[.LF14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144];[.F145];[.G146];[.H147];[.I148];[.J149];[.K150];[.L151])" office:value-type="float" office:value="0" calcext:value-type="float">
            <text:p>0</text:p>
          </table:table-cell>
          <table:table-cell table:number-columns-repeated="8"/>
          <table:table-cell table:style-name="ce3" table:formula="of:=SUM([.N144];[.O145];[.P146];[.Q147];[.R148];[.S149];[.T150];[.U151])" office:value-type="float" office:value="0" calcext:value-type="float">
            <text:p>0</text:p>
          </table:table-cell>
          <table:table-cell table:number-columns-repeated="8"/>
          <table:table-cell table:style-name="ce3" table:formula="of:=SUM([.W144];[.X145];[.Y146];[.Z147];[.AA148];[.AB149];[.AC150];[.AD151])" office:value-type="float" office:value="0" calcext:value-type="float">
            <text:p>0</text:p>
          </table:table-cell>
          <table:table-cell table:number-columns-repeated="8"/>
          <table:table-cell table:style-name="ce3" table:formula="of:=SUM([.AF144];[.AG145];[.AH146];[.AI147];[.AJ148];[.AK149];[.AL150];[.AM151])" office:value-type="float" office:value="0" calcext:value-type="float">
            <text:p>0</text:p>
          </table:table-cell>
          <table:table-cell table:number-columns-repeated="8"/>
          <table:table-cell table:style-name="ce3" table:formula="of:=SUM([.AO144];[.AP145];[.AQ146];[.AR147];[.AS148];[.AT149];[.AU150];[.AV151])" office:value-type="float" office:value="0" calcext:value-type="float">
            <text:p>0</text:p>
          </table:table-cell>
          <table:table-cell table:number-columns-repeated="8"/>
          <table:table-cell table:style-name="ce3" table:formula="of:=SUM([.AX144];[.AY145];[.AZ146];[.BA147];[.BB148];[.BC149];[.BD150];[.BE151])" office:value-type="float" office:value="0" calcext:value-type="float">
            <text:p>0</text:p>
          </table:table-cell>
          <table:table-cell table:number-columns-repeated="8"/>
          <table:table-cell table:style-name="ce3" table:formula="of:=SUM([.BG144];[.BH145];[.BI146];[.BJ147];[.BK148];[.BL149];[.BM150];[.BN151])" office:value-type="float" office:value="0" calcext:value-type="float">
            <text:p>0</text:p>
          </table:table-cell>
          <table:table-cell table:number-columns-repeated="8"/>
          <table:table-cell table:style-name="ce3" table:formula="of:=SUM([.BP144];[.BQ145];[.BR146];[.BS147];[.BT148];[.BU149];[.BV150];[.BW151])" office:value-type="float" office:value="0" calcext:value-type="float">
            <text:p>0</text:p>
          </table:table-cell>
          <table:table-cell table:number-columns-repeated="8"/>
          <table:table-cell table:style-name="ce3" table:formula="of:=SUM([.BY144];[.BZ145];[.CA146];[.CB147];[.CC148];[.CD149];[.CE150];[.CF151])" office:value-type="float" office:value="0" calcext:value-type="float">
            <text:p>0</text:p>
          </table:table-cell>
          <table:table-cell table:number-columns-repeated="8"/>
          <table:table-cell table:style-name="ce3" table:formula="of:=SUM([.CH144];[.CI145];[.CJ146];[.CK147];[.CL148];[.CM149];[.CN150];[.CO151])" office:value-type="float" office:value="0" calcext:value-type="float">
            <text:p>0</text:p>
          </table:table-cell>
          <table:table-cell table:number-columns-repeated="8"/>
          <table:table-cell table:style-name="ce3" table:formula="of:=SUM([.CQ144];[.CR145];[.CS146];[.CT147];[.CU148];[.CV149];[.CW150];[.CX151])" office:value-type="float" office:value="0" calcext:value-type="float">
            <text:p>0</text:p>
          </table:table-cell>
          <table:table-cell table:number-columns-repeated="8"/>
          <table:table-cell table:style-name="ce3" table:formula="of:=SUM([.CZ144];[.DA145];[.DB146];[.DC147];[.DD148];[.DE149];[.DF150];[.DG151])" office:value-type="float" office:value="0" calcext:value-type="float">
            <text:p>0</text:p>
          </table:table-cell>
          <table:table-cell table:number-columns-repeated="8"/>
          <table:table-cell table:style-name="ce3" table:formula="of:=SUM([.DI144];[.DJ145];[.DK146];[.DL147];[.DM148];[.DN149];[.DO150];[.DP151])" office:value-type="float" office:value="0" calcext:value-type="float">
            <text:p>0</text:p>
          </table:table-cell>
          <table:table-cell table:number-columns-repeated="8"/>
          <table:table-cell table:style-name="ce3" table:formula="of:=SUM([.DR144];[.DS145];[.DT146];[.DU147];[.DV148];[.DW149];[.DX150];[.DY151])" office:value-type="float" office:value="0" calcext:value-type="float">
            <text:p>0</text:p>
          </table:table-cell>
          <table:table-cell table:number-columns-repeated="8"/>
          <table:table-cell table:style-name="ce3" table:formula="of:=SUM([.EA144];[.EB145];[.EC146];[.ED147];[.EE148];[.EF149];[.EG150];[.EH151])" office:value-type="float" office:value="0" calcext:value-type="float">
            <text:p>0</text:p>
          </table:table-cell>
          <table:table-cell table:number-columns-repeated="8"/>
          <table:table-cell table:style-name="ce3" table:formula="of:=SUM([.EJ144];[.EK145];[.EL146];[.EM147];[.EN148];[.EO149];[.EP150];[.EQ151])" office:value-type="float" office:value="0" calcext:value-type="float">
            <text:p>0</text:p>
          </table:table-cell>
          <table:table-cell table:number-columns-repeated="8"/>
          <table:table-cell table:style-name="ce3" table:formula="of:=SUM([.ES144];[.ET145];[.EU146];[.EV147];[.EW148];[.EX149];[.EY150];[.EZ151])" office:value-type="float" office:value="0" calcext:value-type="float">
            <text:p>0</text:p>
          </table:table-cell>
          <table:table-cell table:number-columns-repeated="8"/>
          <table:table-cell table:style-name="ce3" table:formula="of:=SUM([.FB144];[.FC145];[.FD146];[.FE147];[.FF148];[.FG149];[.FH150];[.FI151])" office:value-type="float" office:value="0" calcext:value-type="float">
            <text:p>0</text:p>
          </table:table-cell>
          <table:table-cell table:number-columns-repeated="8"/>
          <table:table-cell table:style-name="ce3" table:formula="of:=SUM([.FK144];[.FL145];[.FM146];[.FN147];[.FO148];[.FP149];[.FQ150];[.FR151])" office:value-type="float" office:value="0" calcext:value-type="float">
            <text:p>0</text:p>
          </table:table-cell>
          <table:table-cell table:number-columns-repeated="8"/>
          <table:table-cell table:style-name="ce3" table:formula="of:=SUM([.FT144];[.FU145];[.FV146];[.FW147];[.FX148];[.FY149];[.FZ150];[.GA151])" office:value-type="float" office:value="0" calcext:value-type="float">
            <text:p>0</text:p>
          </table:table-cell>
          <table:table-cell table:number-columns-repeated="8"/>
          <table:table-cell table:style-name="ce3" table:formula="of:=SUM([.GC144];[.GD145];[.GE146];[.GF147];[.GG148];[.GH149];[.GI150];[.GJ151])" office:value-type="float" office:value="0" calcext:value-type="float">
            <text:p>0</text:p>
          </table:table-cell>
          <table:table-cell table:number-columns-repeated="8"/>
          <table:table-cell table:style-name="ce3" table:formula="of:=SUM([.GL144];[.GM145];[.GN146];[.GO147];[.GP148];[.GQ149];[.GR150];[.GS151])" office:value-type="float" office:value="0" calcext:value-type="float">
            <text:p>0</text:p>
          </table:table-cell>
          <table:table-cell table:number-columns-repeated="8"/>
          <table:table-cell table:style-name="ce3" table:formula="of:=SUM([.GU144];[.GV145];[.GW146];[.GX147];[.GY148];[.GZ149];[.HA150];[.HB151])" office:value-type="float" office:value="0" calcext:value-type="float">
            <text:p>0</text:p>
          </table:table-cell>
          <table:table-cell table:number-columns-repeated="8"/>
          <table:table-cell table:style-name="ce3" table:formula="of:=SUM([.HD144];[.HE145];[.HF146];[.HG147];[.HH148];[.HI149];[.HJ150];[.HK151])" office:value-type="float" office:value="0" calcext:value-type="float">
            <text:p>0</text:p>
          </table:table-cell>
          <table:table-cell table:number-columns-repeated="8"/>
          <table:table-cell table:style-name="ce3" table:formula="of:=SUM([.HM144];[.HN145];[.HO146];[.HP147];[.HQ148];[.HR149];[.HS150];[.HT151])" office:value-type="float" office:value="0" calcext:value-type="float">
            <text:p>0</text:p>
          </table:table-cell>
          <table:table-cell table:number-columns-repeated="8"/>
          <table:table-cell table:style-name="ce3" table:formula="of:=SUM([.HV144];[.HW145];[.HX146];[.HY147];[.HZ148];[.IA149];[.IB150];[.IC151])" office:value-type="float" office:value="0" calcext:value-type="float">
            <text:p>0</text:p>
          </table:table-cell>
          <table:table-cell table:number-columns-repeated="8"/>
          <table:table-cell table:style-name="ce3" table:formula="of:=SUM([.IE144];[.IF145];[.IG146];[.IH147];[.II148];[.IJ149];[.IK150];[.IL151])" office:value-type="float" office:value="0" calcext:value-type="float">
            <text:p>0</text:p>
          </table:table-cell>
          <table:table-cell table:number-columns-repeated="8"/>
          <table:table-cell table:style-name="ce3" table:formula="of:=SUM([.IN144];[.IO145];[.IP146];[.IQ147];[.IR148];[.IS149];[.IT150];[.IU151])" office:value-type="float" office:value="0" calcext:value-type="float">
            <text:p>0</text:p>
          </table:table-cell>
          <table:table-cell table:number-columns-repeated="8"/>
          <table:table-cell table:style-name="ce3" table:formula="of:=SUM([.IW144];[.IX145];[.IY146];[.IZ147];[.JA148];[.JB149];[.JC150];[.JD151])" office:value-type="float" office:value="0" calcext:value-type="float">
            <text:p>0</text:p>
          </table:table-cell>
          <table:table-cell table:number-columns-repeated="8"/>
          <table:table-cell table:style-name="ce3" table:formula="of:=SUM([.JF144];[.JG145];[.JH146];[.JI147];[.JJ148];[.JK149];[.JL150];[.JM151])" office:value-type="float" office:value="0" calcext:value-type="float">
            <text:p>0</text:p>
          </table:table-cell>
          <table:table-cell table:number-columns-repeated="8"/>
          <table:table-cell table:style-name="ce3" table:formula="of:=SUM([.JO144];[.JP145];[.JQ146];[.JR147];[.JS148];[.JT149];[.JU150];[.JV15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144];[.KZ145];[.LA146];[.LB147];[.LC148];[.LD149];[.LE150];[.LF15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154];[.F155];[.G156];[.H157];[.I158];[.J159];[.K160];[.L161])" office:value-type="float" office:value="0" calcext:value-type="float">
            <text:p>0</text:p>
          </table:table-cell>
          <table:table-cell table:number-columns-repeated="8"/>
          <table:table-cell table:style-name="ce3" table:formula="of:=SUM([.N154];[.O155];[.P156];[.Q157];[.R158];[.S159];[.T160];[.U161])" office:value-type="float" office:value="0" calcext:value-type="float">
            <text:p>0</text:p>
          </table:table-cell>
          <table:table-cell table:number-columns-repeated="8"/>
          <table:table-cell table:style-name="ce3" table:formula="of:=SUM([.W154];[.X155];[.Y156];[.Z157];[.AA158];[.AB159];[.AC160];[.AD161])" office:value-type="float" office:value="0" calcext:value-type="float">
            <text:p>0</text:p>
          </table:table-cell>
          <table:table-cell table:number-columns-repeated="8"/>
          <table:table-cell table:style-name="ce3" table:formula="of:=SUM([.AF154];[.AG155];[.AH156];[.AI157];[.AJ158];[.AK159];[.AL160];[.AM161])" office:value-type="float" office:value="0" calcext:value-type="float">
            <text:p>0</text:p>
          </table:table-cell>
          <table:table-cell table:number-columns-repeated="8"/>
          <table:table-cell table:style-name="ce3" table:formula="of:=SUM([.AO154];[.AP155];[.AQ156];[.AR157];[.AS158];[.AT159];[.AU160];[.AV161])" office:value-type="float" office:value="0" calcext:value-type="float">
            <text:p>0</text:p>
          </table:table-cell>
          <table:table-cell table:number-columns-repeated="8"/>
          <table:table-cell table:style-name="ce3" table:formula="of:=SUM([.AX154];[.AY155];[.AZ156];[.BA157];[.BB158];[.BC159];[.BD160];[.BE161])" office:value-type="float" office:value="0" calcext:value-type="float">
            <text:p>0</text:p>
          </table:table-cell>
          <table:table-cell table:number-columns-repeated="8"/>
          <table:table-cell table:style-name="ce3" table:formula="of:=SUM([.BG154];[.BH155];[.BI156];[.BJ157];[.BK158];[.BL159];[.BM160];[.BN161])" office:value-type="float" office:value="0" calcext:value-type="float">
            <text:p>0</text:p>
          </table:table-cell>
          <table:table-cell table:number-columns-repeated="8"/>
          <table:table-cell table:style-name="ce3" table:formula="of:=SUM([.BP154];[.BQ155];[.BR156];[.BS157];[.BT158];[.BU159];[.BV160];[.BW161])" office:value-type="float" office:value="0" calcext:value-type="float">
            <text:p>0</text:p>
          </table:table-cell>
          <table:table-cell table:number-columns-repeated="8"/>
          <table:table-cell table:style-name="ce3" table:formula="of:=SUM([.BY154];[.BZ155];[.CA156];[.CB157];[.CC158];[.CD159];[.CE160];[.CF161])" office:value-type="float" office:value="0" calcext:value-type="float">
            <text:p>0</text:p>
          </table:table-cell>
          <table:table-cell table:number-columns-repeated="8"/>
          <table:table-cell table:style-name="ce3" table:formula="of:=SUM([.CH154];[.CI155];[.CJ156];[.CK157];[.CL158];[.CM159];[.CN160];[.CO161])" office:value-type="float" office:value="0" calcext:value-type="float">
            <text:p>0</text:p>
          </table:table-cell>
          <table:table-cell table:number-columns-repeated="8"/>
          <table:table-cell table:style-name="ce3" table:formula="of:=SUM([.CQ154];[.CR155];[.CS156];[.CT157];[.CU158];[.CV159];[.CW160];[.CX161])" office:value-type="float" office:value="0" calcext:value-type="float">
            <text:p>0</text:p>
          </table:table-cell>
          <table:table-cell table:number-columns-repeated="8"/>
          <table:table-cell table:style-name="ce3" table:formula="of:=SUM([.CZ154];[.DA155];[.DB156];[.DC157];[.DD158];[.DE159];[.DF160];[.DG161])" office:value-type="float" office:value="0" calcext:value-type="float">
            <text:p>0</text:p>
          </table:table-cell>
          <table:table-cell table:number-columns-repeated="8"/>
          <table:table-cell table:style-name="ce3" table:formula="of:=SUM([.DI154];[.DJ155];[.DK156];[.DL157];[.DM158];[.DN159];[.DO160];[.DP161])" office:value-type="float" office:value="0" calcext:value-type="float">
            <text:p>0</text:p>
          </table:table-cell>
          <table:table-cell table:number-columns-repeated="8"/>
          <table:table-cell table:style-name="ce3" table:formula="of:=SUM([.DR154];[.DS155];[.DT156];[.DU157];[.DV158];[.DW159];[.DX160];[.DY161])" office:value-type="float" office:value="0" calcext:value-type="float">
            <text:p>0</text:p>
          </table:table-cell>
          <table:table-cell table:number-columns-repeated="8"/>
          <table:table-cell table:style-name="ce3" table:formula="of:=SUM([.EA154];[.EB155];[.EC156];[.ED157];[.EE158];[.EF159];[.EG160];[.EH161])" office:value-type="float" office:value="0" calcext:value-type="float">
            <text:p>0</text:p>
          </table:table-cell>
          <table:table-cell table:number-columns-repeated="8"/>
          <table:table-cell table:style-name="ce3" table:formula="of:=SUM([.EJ154];[.EK155];[.EL156];[.EM157];[.EN158];[.EO159];[.EP160];[.EQ161])" office:value-type="float" office:value="0" calcext:value-type="float">
            <text:p>0</text:p>
          </table:table-cell>
          <table:table-cell table:number-columns-repeated="8"/>
          <table:table-cell table:style-name="ce3" table:formula="of:=SUM([.ES154];[.ET155];[.EU156];[.EV157];[.EW158];[.EX159];[.EY160];[.EZ161])" office:value-type="float" office:value="0" calcext:value-type="float">
            <text:p>0</text:p>
          </table:table-cell>
          <table:table-cell table:number-columns-repeated="8"/>
          <table:table-cell table:style-name="ce3" table:formula="of:=SUM([.FB154];[.FC155];[.FD156];[.FE157];[.FF158];[.FG159];[.FH160];[.FI161])" office:value-type="float" office:value="0" calcext:value-type="float">
            <text:p>0</text:p>
          </table:table-cell>
          <table:table-cell table:number-columns-repeated="8"/>
          <table:table-cell table:style-name="ce3" table:formula="of:=SUM([.FK154];[.FL155];[.FM156];[.FN157];[.FO158];[.FP159];[.FQ160];[.FR161])" office:value-type="float" office:value="0" calcext:value-type="float">
            <text:p>0</text:p>
          </table:table-cell>
          <table:table-cell table:number-columns-repeated="8"/>
          <table:table-cell table:style-name="ce3" table:formula="of:=SUM([.FT154];[.FU155];[.FV156];[.FW157];[.FX158];[.FY159];[.FZ160];[.GA161])" office:value-type="float" office:value="0" calcext:value-type="float">
            <text:p>0</text:p>
          </table:table-cell>
          <table:table-cell table:number-columns-repeated="8"/>
          <table:table-cell table:style-name="ce3" table:formula="of:=SUM([.GC154];[.GD155];[.GE156];[.GF157];[.GG158];[.GH159];[.GI160];[.GJ161])" office:value-type="float" office:value="0" calcext:value-type="float">
            <text:p>0</text:p>
          </table:table-cell>
          <table:table-cell table:number-columns-repeated="8"/>
          <table:table-cell table:style-name="ce3" table:formula="of:=SUM([.GL154];[.GM155];[.GN156];[.GO157];[.GP158];[.GQ159];[.GR160];[.GS161])" office:value-type="float" office:value="0" calcext:value-type="float">
            <text:p>0</text:p>
          </table:table-cell>
          <table:table-cell table:number-columns-repeated="8"/>
          <table:table-cell table:style-name="ce3" table:formula="of:=SUM([.GU154];[.GV155];[.GW156];[.GX157];[.GY158];[.GZ159];[.HA160];[.HB161])" office:value-type="float" office:value="0" calcext:value-type="float">
            <text:p>0</text:p>
          </table:table-cell>
          <table:table-cell table:number-columns-repeated="8"/>
          <table:table-cell table:style-name="ce3" table:formula="of:=SUM([.HD154];[.HE155];[.HF156];[.HG157];[.HH158];[.HI159];[.HJ160];[.HK161])" office:value-type="float" office:value="0" calcext:value-type="float">
            <text:p>0</text:p>
          </table:table-cell>
          <table:table-cell table:number-columns-repeated="8"/>
          <table:table-cell table:style-name="ce3" table:formula="of:=SUM([.HM154];[.HN155];[.HO156];[.HP157];[.HQ158];[.HR159];[.HS160];[.HT161])" office:value-type="float" office:value="0" calcext:value-type="float">
            <text:p>0</text:p>
          </table:table-cell>
          <table:table-cell table:number-columns-repeated="8"/>
          <table:table-cell table:style-name="ce3" table:formula="of:=SUM([.HV154];[.HW155];[.HX156];[.HY157];[.HZ158];[.IA159];[.IB160];[.IC161])" office:value-type="float" office:value="0" calcext:value-type="float">
            <text:p>0</text:p>
          </table:table-cell>
          <table:table-cell table:number-columns-repeated="8"/>
          <table:table-cell table:style-name="ce3" table:formula="of:=SUM([.IE154];[.IF155];[.IG156];[.IH157];[.II158];[.IJ159];[.IK160];[.IL161])" office:value-type="float" office:value="0" calcext:value-type="float">
            <text:p>0</text:p>
          </table:table-cell>
          <table:table-cell table:number-columns-repeated="8"/>
          <table:table-cell table:style-name="ce3" table:formula="of:=SUM([.IN154];[.IO155];[.IP156];[.IQ157];[.IR158];[.IS159];[.IT160];[.IU161])" office:value-type="float" office:value="0" calcext:value-type="float">
            <text:p>0</text:p>
          </table:table-cell>
          <table:table-cell table:number-columns-repeated="8"/>
          <table:table-cell table:style-name="ce3" table:formula="of:=SUM([.IW154];[.IX155];[.IY156];[.IZ157];[.JA158];[.JB159];[.JC160];[.JD161])" office:value-type="float" office:value="0" calcext:value-type="float">
            <text:p>0</text:p>
          </table:table-cell>
          <table:table-cell table:number-columns-repeated="8"/>
          <table:table-cell table:style-name="ce3" table:formula="of:=SUM([.JF154];[.JG155];[.JH156];[.JI157];[.JJ158];[.JK159];[.JL160];[.JM161])" office:value-type="float" office:value="0" calcext:value-type="float">
            <text:p>0</text:p>
          </table:table-cell>
          <table:table-cell table:number-columns-repeated="8"/>
          <table:table-cell table:style-name="ce3" table:formula="of:=SUM([.JO154];[.JP155];[.JQ156];[.JR157];[.JS158];[.JT159];[.JU160];[.JV16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154];[.KZ155];[.LA156];[.LB157];[.LC158];[.LD159];[.LE160];[.LF16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164];[.F165];[.G166];[.H167];[.I168];[.J169];[.K170];[.L171])" office:value-type="float" office:value="0" calcext:value-type="float">
            <text:p>0</text:p>
          </table:table-cell>
          <table:table-cell table:number-columns-repeated="8"/>
          <table:table-cell table:style-name="ce3" table:formula="of:=SUM([.N164];[.O165];[.P166];[.Q167];[.R168];[.S169];[.T170];[.U171])" office:value-type="float" office:value="0" calcext:value-type="float">
            <text:p>0</text:p>
          </table:table-cell>
          <table:table-cell table:number-columns-repeated="8"/>
          <table:table-cell table:style-name="ce3" table:formula="of:=SUM([.W164];[.X165];[.Y166];[.Z167];[.AA168];[.AB169];[.AC170];[.AD171])" office:value-type="float" office:value="0" calcext:value-type="float">
            <text:p>0</text:p>
          </table:table-cell>
          <table:table-cell table:number-columns-repeated="8"/>
          <table:table-cell table:style-name="ce3" table:formula="of:=SUM([.AF164];[.AG165];[.AH166];[.AI167];[.AJ168];[.AK169];[.AL170];[.AM171])" office:value-type="float" office:value="0" calcext:value-type="float">
            <text:p>0</text:p>
          </table:table-cell>
          <table:table-cell table:number-columns-repeated="8"/>
          <table:table-cell table:style-name="ce3" table:formula="of:=SUM([.AO164];[.AP165];[.AQ166];[.AR167];[.AS168];[.AT169];[.AU170];[.AV171])" office:value-type="float" office:value="0" calcext:value-type="float">
            <text:p>0</text:p>
          </table:table-cell>
          <table:table-cell table:number-columns-repeated="8"/>
          <table:table-cell table:style-name="ce3" table:formula="of:=SUM([.AX164];[.AY165];[.AZ166];[.BA167];[.BB168];[.BC169];[.BD170];[.BE171])" office:value-type="float" office:value="0" calcext:value-type="float">
            <text:p>0</text:p>
          </table:table-cell>
          <table:table-cell table:number-columns-repeated="8"/>
          <table:table-cell table:style-name="ce3" table:formula="of:=SUM([.BG164];[.BH165];[.BI166];[.BJ167];[.BK168];[.BL169];[.BM170];[.BN171])" office:value-type="float" office:value="0" calcext:value-type="float">
            <text:p>0</text:p>
          </table:table-cell>
          <table:table-cell table:number-columns-repeated="8"/>
          <table:table-cell table:style-name="ce3" table:formula="of:=SUM([.BP164];[.BQ165];[.BR166];[.BS167];[.BT168];[.BU169];[.BV170];[.BW171])" office:value-type="float" office:value="0" calcext:value-type="float">
            <text:p>0</text:p>
          </table:table-cell>
          <table:table-cell table:number-columns-repeated="8"/>
          <table:table-cell table:style-name="ce3" table:formula="of:=SUM([.BY164];[.BZ165];[.CA166];[.CB167];[.CC168];[.CD169];[.CE170];[.CF171])" office:value-type="float" office:value="0" calcext:value-type="float">
            <text:p>0</text:p>
          </table:table-cell>
          <table:table-cell table:number-columns-repeated="8"/>
          <table:table-cell table:style-name="ce3" table:formula="of:=SUM([.CH164];[.CI165];[.CJ166];[.CK167];[.CL168];[.CM169];[.CN170];[.CO171])" office:value-type="float" office:value="0" calcext:value-type="float">
            <text:p>0</text:p>
          </table:table-cell>
          <table:table-cell table:number-columns-repeated="8"/>
          <table:table-cell table:style-name="ce3" table:formula="of:=SUM([.CQ164];[.CR165];[.CS166];[.CT167];[.CU168];[.CV169];[.CW170];[.CX171])" office:value-type="float" office:value="0" calcext:value-type="float">
            <text:p>0</text:p>
          </table:table-cell>
          <table:table-cell table:number-columns-repeated="8"/>
          <table:table-cell table:style-name="ce3" table:formula="of:=SUM([.CZ164];[.DA165];[.DB166];[.DC167];[.DD168];[.DE169];[.DF170];[.DG171])" office:value-type="float" office:value="0" calcext:value-type="float">
            <text:p>0</text:p>
          </table:table-cell>
          <table:table-cell table:number-columns-repeated="8"/>
          <table:table-cell table:style-name="ce3" table:formula="of:=SUM([.DI164];[.DJ165];[.DK166];[.DL167];[.DM168];[.DN169];[.DO170];[.DP171])" office:value-type="float" office:value="0" calcext:value-type="float">
            <text:p>0</text:p>
          </table:table-cell>
          <table:table-cell table:number-columns-repeated="8"/>
          <table:table-cell table:style-name="ce3" table:formula="of:=SUM([.DR164];[.DS165];[.DT166];[.DU167];[.DV168];[.DW169];[.DX170];[.DY171])" office:value-type="float" office:value="0" calcext:value-type="float">
            <text:p>0</text:p>
          </table:table-cell>
          <table:table-cell table:number-columns-repeated="8"/>
          <table:table-cell table:style-name="ce3" table:formula="of:=SUM([.EA164];[.EB165];[.EC166];[.ED167];[.EE168];[.EF169];[.EG170];[.EH171])" office:value-type="float" office:value="0" calcext:value-type="float">
            <text:p>0</text:p>
          </table:table-cell>
          <table:table-cell table:number-columns-repeated="8"/>
          <table:table-cell table:style-name="ce3" table:formula="of:=SUM([.EJ164];[.EK165];[.EL166];[.EM167];[.EN168];[.EO169];[.EP170];[.EQ171])" office:value-type="float" office:value="0" calcext:value-type="float">
            <text:p>0</text:p>
          </table:table-cell>
          <table:table-cell table:number-columns-repeated="8"/>
          <table:table-cell table:style-name="ce3" table:formula="of:=SUM([.ES164];[.ET165];[.EU166];[.EV167];[.EW168];[.EX169];[.EY170];[.EZ171])" office:value-type="float" office:value="0" calcext:value-type="float">
            <text:p>0</text:p>
          </table:table-cell>
          <table:table-cell table:number-columns-repeated="8"/>
          <table:table-cell table:style-name="ce3" table:formula="of:=SUM([.FB164];[.FC165];[.FD166];[.FE167];[.FF168];[.FG169];[.FH170];[.FI171])" office:value-type="float" office:value="0" calcext:value-type="float">
            <text:p>0</text:p>
          </table:table-cell>
          <table:table-cell table:number-columns-repeated="8"/>
          <table:table-cell table:style-name="ce3" table:formula="of:=SUM([.FK164];[.FL165];[.FM166];[.FN167];[.FO168];[.FP169];[.FQ170];[.FR171])" office:value-type="float" office:value="0" calcext:value-type="float">
            <text:p>0</text:p>
          </table:table-cell>
          <table:table-cell table:number-columns-repeated="8"/>
          <table:table-cell table:style-name="ce3" table:formula="of:=SUM([.FT164];[.FU165];[.FV166];[.FW167];[.FX168];[.FY169];[.FZ170];[.GA171])" office:value-type="float" office:value="0" calcext:value-type="float">
            <text:p>0</text:p>
          </table:table-cell>
          <table:table-cell table:number-columns-repeated="8"/>
          <table:table-cell table:style-name="ce3" table:formula="of:=SUM([.GC164];[.GD165];[.GE166];[.GF167];[.GG168];[.GH169];[.GI170];[.GJ171])" office:value-type="float" office:value="0" calcext:value-type="float">
            <text:p>0</text:p>
          </table:table-cell>
          <table:table-cell table:number-columns-repeated="8"/>
          <table:table-cell table:style-name="ce3" table:formula="of:=SUM([.GL164];[.GM165];[.GN166];[.GO167];[.GP168];[.GQ169];[.GR170];[.GS171])" office:value-type="float" office:value="0" calcext:value-type="float">
            <text:p>0</text:p>
          </table:table-cell>
          <table:table-cell table:number-columns-repeated="8"/>
          <table:table-cell table:style-name="ce3" table:formula="of:=SUM([.GU164];[.GV165];[.GW166];[.GX167];[.GY168];[.GZ169];[.HA170];[.HB171])" office:value-type="float" office:value="0" calcext:value-type="float">
            <text:p>0</text:p>
          </table:table-cell>
          <table:table-cell table:number-columns-repeated="8"/>
          <table:table-cell table:style-name="ce3" table:formula="of:=SUM([.HD164];[.HE165];[.HF166];[.HG167];[.HH168];[.HI169];[.HJ170];[.HK171])" office:value-type="float" office:value="0" calcext:value-type="float">
            <text:p>0</text:p>
          </table:table-cell>
          <table:table-cell table:number-columns-repeated="8"/>
          <table:table-cell table:style-name="ce3" table:formula="of:=SUM([.HM164];[.HN165];[.HO166];[.HP167];[.HQ168];[.HR169];[.HS170];[.HT171])" office:value-type="float" office:value="0" calcext:value-type="float">
            <text:p>0</text:p>
          </table:table-cell>
          <table:table-cell table:number-columns-repeated="8"/>
          <table:table-cell table:style-name="ce3" table:formula="of:=SUM([.HV164];[.HW165];[.HX166];[.HY167];[.HZ168];[.IA169];[.IB170];[.IC171])" office:value-type="float" office:value="0" calcext:value-type="float">
            <text:p>0</text:p>
          </table:table-cell>
          <table:table-cell table:number-columns-repeated="8"/>
          <table:table-cell table:style-name="ce3" table:formula="of:=SUM([.IE164];[.IF165];[.IG166];[.IH167];[.II168];[.IJ169];[.IK170];[.IL171])" office:value-type="float" office:value="0" calcext:value-type="float">
            <text:p>0</text:p>
          </table:table-cell>
          <table:table-cell table:number-columns-repeated="8"/>
          <table:table-cell table:style-name="ce3" table:formula="of:=SUM([.IN164];[.IO165];[.IP166];[.IQ167];[.IR168];[.IS169];[.IT170];[.IU171])" office:value-type="float" office:value="0" calcext:value-type="float">
            <text:p>0</text:p>
          </table:table-cell>
          <table:table-cell table:number-columns-repeated="8"/>
          <table:table-cell table:style-name="ce3" table:formula="of:=SUM([.IW164];[.IX165];[.IY166];[.IZ167];[.JA168];[.JB169];[.JC170];[.JD171])" office:value-type="float" office:value="0" calcext:value-type="float">
            <text:p>0</text:p>
          </table:table-cell>
          <table:table-cell table:number-columns-repeated="8"/>
          <table:table-cell table:style-name="ce3" table:formula="of:=SUM([.JF164];[.JG165];[.JH166];[.JI167];[.JJ168];[.JK169];[.JL170];[.JM171])" office:value-type="float" office:value="0" calcext:value-type="float">
            <text:p>0</text:p>
          </table:table-cell>
          <table:table-cell table:number-columns-repeated="8"/>
          <table:table-cell table:style-name="ce3" table:formula="of:=SUM([.JO164];[.JP165];[.JQ166];[.JR167];[.JS168];[.JT169];[.JU170];[.JV17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164];[.KZ165];[.LA166];[.LB167];[.LC168];[.LD169];[.LE170];[.LF17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174];[.F175];[.G176];[.H177];[.I178];[.J179];[.K180];[.L181])" office:value-type="float" office:value="0" calcext:value-type="float">
            <text:p>0</text:p>
          </table:table-cell>
          <table:table-cell table:number-columns-repeated="30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184];[.F185];[.G186];[.H187];[.I188];[.J189];[.K190];[.L191])" office:value-type="float" office:value="0" calcext:value-type="float">
            <text:p>0</text:p>
          </table:table-cell>
          <table:table-cell table:number-columns-repeated="8"/>
          <table:table-cell table:style-name="ce3" table:formula="of:=SUM([.N184];[.O185];[.P186];[.Q187];[.R188];[.S189];[.T190];[.U191])" office:value-type="float" office:value="0" calcext:value-type="float">
            <text:p>0</text:p>
          </table:table-cell>
          <table:table-cell table:number-columns-repeated="8"/>
          <table:table-cell table:style-name="ce3" table:formula="of:=SUM([.W184];[.X185];[.Y186];[.Z187];[.AA188];[.AB189];[.AC190];[.AD191])" office:value-type="float" office:value="0" calcext:value-type="float">
            <text:p>0</text:p>
          </table:table-cell>
          <table:table-cell table:number-columns-repeated="8"/>
          <table:table-cell table:style-name="ce3" table:formula="of:=SUM([.AF184];[.AG185];[.AH186];[.AI187];[.AJ188];[.AK189];[.AL190];[.AM191])" office:value-type="float" office:value="0" calcext:value-type="float">
            <text:p>0</text:p>
          </table:table-cell>
          <table:table-cell table:number-columns-repeated="8"/>
          <table:table-cell table:style-name="ce3" table:formula="of:=SUM([.AO184];[.AP185];[.AQ186];[.AR187];[.AS188];[.AT189];[.AU190];[.AV191])" office:value-type="float" office:value="0" calcext:value-type="float">
            <text:p>0</text:p>
          </table:table-cell>
          <table:table-cell table:number-columns-repeated="8"/>
          <table:table-cell table:style-name="ce3" table:formula="of:=SUM([.AX184];[.AY185];[.AZ186];[.BA187];[.BB188];[.BC189];[.BD190];[.BE191])" office:value-type="float" office:value="0" calcext:value-type="float">
            <text:p>0</text:p>
          </table:table-cell>
          <table:table-cell table:number-columns-repeated="8"/>
          <table:table-cell table:style-name="ce3" table:formula="of:=SUM([.BG184];[.BH185];[.BI186];[.BJ187];[.BK188];[.BL189];[.BM190];[.BN191])" office:value-type="float" office:value="0" calcext:value-type="float">
            <text:p>0</text:p>
          </table:table-cell>
          <table:table-cell table:number-columns-repeated="8"/>
          <table:table-cell table:style-name="ce3" table:formula="of:=SUM([.BP184];[.BQ185];[.BR186];[.BS187];[.BT188];[.BU189];[.BV190];[.BW191])" office:value-type="float" office:value="0" calcext:value-type="float">
            <text:p>0</text:p>
          </table:table-cell>
          <table:table-cell table:number-columns-repeated="8"/>
          <table:table-cell table:style-name="ce3" table:formula="of:=SUM([.BY184];[.BZ185];[.CA186];[.CB187];[.CC188];[.CD189];[.CE190];[.CF191])" office:value-type="float" office:value="0" calcext:value-type="float">
            <text:p>0</text:p>
          </table:table-cell>
          <table:table-cell table:number-columns-repeated="8"/>
          <table:table-cell table:style-name="ce3" table:formula="of:=SUM([.CH184];[.CI185];[.CJ186];[.CK187];[.CL188];[.CM189];[.CN190];[.CO191])" office:value-type="float" office:value="0" calcext:value-type="float">
            <text:p>0</text:p>
          </table:table-cell>
          <table:table-cell table:number-columns-repeated="8"/>
          <table:table-cell table:style-name="ce3" table:formula="of:=SUM([.CQ184];[.CR185];[.CS186];[.CT187];[.CU188];[.CV189];[.CW190];[.CX191])" office:value-type="float" office:value="0" calcext:value-type="float">
            <text:p>0</text:p>
          </table:table-cell>
          <table:table-cell table:number-columns-repeated="8"/>
          <table:table-cell table:style-name="ce3" table:formula="of:=SUM([.CZ184];[.DA185];[.DB186];[.DC187];[.DD188];[.DE189];[.DF190];[.DG191])" office:value-type="float" office:value="0" calcext:value-type="float">
            <text:p>0</text:p>
          </table:table-cell>
          <table:table-cell table:number-columns-repeated="8"/>
          <table:table-cell table:style-name="ce3" table:formula="of:=SUM([.DI184];[.DJ185];[.DK186];[.DL187];[.DM188];[.DN189];[.DO190];[.DP191])" office:value-type="float" office:value="0" calcext:value-type="float">
            <text:p>0</text:p>
          </table:table-cell>
          <table:table-cell table:number-columns-repeated="8"/>
          <table:table-cell table:style-name="ce3" table:formula="of:=SUM([.DR184];[.DS185];[.DT186];[.DU187];[.DV188];[.DW189];[.DX190];[.DY191])" office:value-type="float" office:value="0" calcext:value-type="float">
            <text:p>0</text:p>
          </table:table-cell>
          <table:table-cell table:number-columns-repeated="8"/>
          <table:table-cell table:style-name="ce3" table:formula="of:=SUM([.EA184];[.EB185];[.EC186];[.ED187];[.EE188];[.EF189];[.EG190];[.EH191])" office:value-type="float" office:value="0" calcext:value-type="float">
            <text:p>0</text:p>
          </table:table-cell>
          <table:table-cell table:number-columns-repeated="8"/>
          <table:table-cell table:style-name="ce3" table:formula="of:=SUM([.EJ184];[.EK185];[.EL186];[.EM187];[.EN188];[.EO189];[.EP190];[.EQ191])" office:value-type="float" office:value="0" calcext:value-type="float">
            <text:p>0</text:p>
          </table:table-cell>
          <table:table-cell table:number-columns-repeated="8"/>
          <table:table-cell table:style-name="ce3" table:formula="of:=SUM([.ES184];[.ET185];[.EU186];[.EV187];[.EW188];[.EX189];[.EY190];[.EZ191])" office:value-type="float" office:value="0" calcext:value-type="float">
            <text:p>0</text:p>
          </table:table-cell>
          <table:table-cell table:number-columns-repeated="8"/>
          <table:table-cell table:style-name="ce3" table:formula="of:=SUM([.FB184];[.FC185];[.FD186];[.FE187];[.FF188];[.FG189];[.FH190];[.FI191])" office:value-type="float" office:value="0" calcext:value-type="float">
            <text:p>0</text:p>
          </table:table-cell>
          <table:table-cell table:number-columns-repeated="8"/>
          <table:table-cell table:style-name="ce3" table:formula="of:=SUM([.FK184];[.FL185];[.FM186];[.FN187];[.FO188];[.FP189];[.FQ190];[.FR191])" office:value-type="float" office:value="0" calcext:value-type="float">
            <text:p>0</text:p>
          </table:table-cell>
          <table:table-cell table:number-columns-repeated="8"/>
          <table:table-cell table:style-name="ce3" table:formula="of:=SUM([.FT184];[.FU185];[.FV186];[.FW187];[.FX188];[.FY189];[.FZ190];[.GA191])" office:value-type="float" office:value="0" calcext:value-type="float">
            <text:p>0</text:p>
          </table:table-cell>
          <table:table-cell table:number-columns-repeated="8"/>
          <table:table-cell table:style-name="ce3" table:formula="of:=SUM([.GC184];[.GD185];[.GE186];[.GF187];[.GG188];[.GH189];[.GI190];[.GJ191])" office:value-type="float" office:value="0" calcext:value-type="float">
            <text:p>0</text:p>
          </table:table-cell>
          <table:table-cell table:number-columns-repeated="8"/>
          <table:table-cell table:style-name="ce3" table:formula="of:=SUM([.GL184];[.GM185];[.GN186];[.GO187];[.GP188];[.GQ189];[.GR190];[.GS191])" office:value-type="float" office:value="0" calcext:value-type="float">
            <text:p>0</text:p>
          </table:table-cell>
          <table:table-cell table:number-columns-repeated="8"/>
          <table:table-cell table:style-name="ce3" table:formula="of:=SUM([.GU184];[.GV185];[.GW186];[.GX187];[.GY188];[.GZ189];[.HA190];[.HB191])" office:value-type="float" office:value="0" calcext:value-type="float">
            <text:p>0</text:p>
          </table:table-cell>
          <table:table-cell table:number-columns-repeated="8"/>
          <table:table-cell table:style-name="ce3" table:formula="of:=SUM([.HD184];[.HE185];[.HF186];[.HG187];[.HH188];[.HI189];[.HJ190];[.HK191])" office:value-type="float" office:value="0" calcext:value-type="float">
            <text:p>0</text:p>
          </table:table-cell>
          <table:table-cell table:number-columns-repeated="8"/>
          <table:table-cell table:style-name="ce3" table:formula="of:=SUM([.HM184];[.HN185];[.HO186];[.HP187];[.HQ188];[.HR189];[.HS190];[.HT191])" office:value-type="float" office:value="0" calcext:value-type="float">
            <text:p>0</text:p>
          </table:table-cell>
          <table:table-cell table:number-columns-repeated="8"/>
          <table:table-cell table:style-name="ce3" table:formula="of:=SUM([.HV184];[.HW185];[.HX186];[.HY187];[.HZ188];[.IA189];[.IB190];[.IC191])" office:value-type="float" office:value="0" calcext:value-type="float">
            <text:p>0</text:p>
          </table:table-cell>
          <table:table-cell table:number-columns-repeated="8"/>
          <table:table-cell table:style-name="ce3" table:formula="of:=SUM([.IE184];[.IF185];[.IG186];[.IH187];[.II188];[.IJ189];[.IK190];[.IL191])" office:value-type="float" office:value="0" calcext:value-type="float">
            <text:p>0</text:p>
          </table:table-cell>
          <table:table-cell table:number-columns-repeated="8"/>
          <table:table-cell table:style-name="ce3" table:formula="of:=SUM([.IN184];[.IO185];[.IP186];[.IQ187];[.IR188];[.IS189];[.IT190];[.IU191])" office:value-type="float" office:value="0" calcext:value-type="float">
            <text:p>0</text:p>
          </table:table-cell>
          <table:table-cell table:number-columns-repeated="8"/>
          <table:table-cell table:style-name="ce3" table:formula="of:=SUM([.IW184];[.IX185];[.IY186];[.IZ187];[.JA188];[.JB189];[.JC190];[.JD191])" office:value-type="float" office:value="0" calcext:value-type="float">
            <text:p>0</text:p>
          </table:table-cell>
          <table:table-cell table:number-columns-repeated="8"/>
          <table:table-cell table:style-name="ce3" table:formula="of:=SUM([.JF184];[.JG185];[.JH186];[.JI187];[.JJ188];[.JK189];[.JL190];[.JM191])" office:value-type="float" office:value="0" calcext:value-type="float">
            <text:p>0</text:p>
          </table:table-cell>
          <table:table-cell table:number-columns-repeated="8"/>
          <table:table-cell table:style-name="ce3" table:formula="of:=SUM([.JO184];[.JP185];[.JQ186];[.JR187];[.JS188];[.JT189];[.JU190];[.JV19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184];[.KZ185];[.LA186];[.LB187];[.LC188];[.LD189];[.LE190];[.LF19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194];[.F195];[.G196];[.H197];[.I198];[.J199];[.K200];[.L201])" office:value-type="float" office:value="0" calcext:value-type="float">
            <text:p>0</text:p>
          </table:table-cell>
          <table:table-cell table:number-columns-repeated="8"/>
          <table:table-cell table:style-name="ce3" table:formula="of:=SUM([.N194];[.O195];[.P196];[.Q197];[.R198];[.S199];[.T200];[.U201])" office:value-type="float" office:value="0" calcext:value-type="float">
            <text:p>0</text:p>
          </table:table-cell>
          <table:table-cell table:number-columns-repeated="8"/>
          <table:table-cell table:style-name="ce3" table:formula="of:=SUM([.W194];[.X195];[.Y196];[.Z197];[.AA198];[.AB199];[.AC200];[.AD201])" office:value-type="float" office:value="0" calcext:value-type="float">
            <text:p>0</text:p>
          </table:table-cell>
          <table:table-cell table:number-columns-repeated="8"/>
          <table:table-cell table:style-name="ce3" table:formula="of:=SUM([.AF194];[.AG195];[.AH196];[.AI197];[.AJ198];[.AK199];[.AL200];[.AM201])" office:value-type="float" office:value="0" calcext:value-type="float">
            <text:p>0</text:p>
          </table:table-cell>
          <table:table-cell table:number-columns-repeated="8"/>
          <table:table-cell table:style-name="ce3" table:formula="of:=SUM([.AO194];[.AP195];[.AQ196];[.AR197];[.AS198];[.AT199];[.AU200];[.AV201])" office:value-type="float" office:value="0" calcext:value-type="float">
            <text:p>0</text:p>
          </table:table-cell>
          <table:table-cell table:number-columns-repeated="8"/>
          <table:table-cell table:style-name="ce3" table:formula="of:=SUM([.AX194];[.AY195];[.AZ196];[.BA197];[.BB198];[.BC199];[.BD200];[.BE201])" office:value-type="float" office:value="0" calcext:value-type="float">
            <text:p>0</text:p>
          </table:table-cell>
          <table:table-cell table:number-columns-repeated="8"/>
          <table:table-cell table:style-name="ce3" table:formula="of:=SUM([.BG194];[.BH195];[.BI196];[.BJ197];[.BK198];[.BL199];[.BM200];[.BN201])" office:value-type="float" office:value="0" calcext:value-type="float">
            <text:p>0</text:p>
          </table:table-cell>
          <table:table-cell table:number-columns-repeated="8"/>
          <table:table-cell table:style-name="ce3" table:formula="of:=SUM([.BP194];[.BQ195];[.BR196];[.BS197];[.BT198];[.BU199];[.BV200];[.BW201])" office:value-type="float" office:value="0" calcext:value-type="float">
            <text:p>0</text:p>
          </table:table-cell>
          <table:table-cell table:number-columns-repeated="8"/>
          <table:table-cell table:style-name="ce3" table:formula="of:=SUM([.BY194];[.BZ195];[.CA196];[.CB197];[.CC198];[.CD199];[.CE200];[.CF201])" office:value-type="float" office:value="0" calcext:value-type="float">
            <text:p>0</text:p>
          </table:table-cell>
          <table:table-cell table:number-columns-repeated="8"/>
          <table:table-cell table:style-name="ce3" table:formula="of:=SUM([.CH194];[.CI195];[.CJ196];[.CK197];[.CL198];[.CM199];[.CN200];[.CO201])" office:value-type="float" office:value="0" calcext:value-type="float">
            <text:p>0</text:p>
          </table:table-cell>
          <table:table-cell table:number-columns-repeated="8"/>
          <table:table-cell table:style-name="ce3" table:formula="of:=SUM([.CQ194];[.CR195];[.CS196];[.CT197];[.CU198];[.CV199];[.CW200];[.CX201])" office:value-type="float" office:value="0" calcext:value-type="float">
            <text:p>0</text:p>
          </table:table-cell>
          <table:table-cell table:number-columns-repeated="8"/>
          <table:table-cell table:style-name="ce3" table:formula="of:=SUM([.CZ194];[.DA195];[.DB196];[.DC197];[.DD198];[.DE199];[.DF200];[.DG201])" office:value-type="float" office:value="0" calcext:value-type="float">
            <text:p>0</text:p>
          </table:table-cell>
          <table:table-cell table:number-columns-repeated="8"/>
          <table:table-cell table:style-name="ce3" table:formula="of:=SUM([.DI194];[.DJ195];[.DK196];[.DL197];[.DM198];[.DN199];[.DO200];[.DP201])" office:value-type="float" office:value="0" calcext:value-type="float">
            <text:p>0</text:p>
          </table:table-cell>
          <table:table-cell table:number-columns-repeated="8"/>
          <table:table-cell table:style-name="ce3" table:formula="of:=SUM([.DR194];[.DS195];[.DT196];[.DU197];[.DV198];[.DW199];[.DX200];[.DY201])" office:value-type="float" office:value="0" calcext:value-type="float">
            <text:p>0</text:p>
          </table:table-cell>
          <table:table-cell table:number-columns-repeated="8"/>
          <table:table-cell table:style-name="ce3" table:formula="of:=SUM([.EA194];[.EB195];[.EC196];[.ED197];[.EE198];[.EF199];[.EG200];[.EH201])" office:value-type="float" office:value="0" calcext:value-type="float">
            <text:p>0</text:p>
          </table:table-cell>
          <table:table-cell table:number-columns-repeated="8"/>
          <table:table-cell table:style-name="ce3" table:formula="of:=SUM([.EJ194];[.EK195];[.EL196];[.EM197];[.EN198];[.EO199];[.EP200];[.EQ201])" office:value-type="float" office:value="0" calcext:value-type="float">
            <text:p>0</text:p>
          </table:table-cell>
          <table:table-cell table:number-columns-repeated="8"/>
          <table:table-cell table:style-name="ce3" table:formula="of:=SUM([.ES194];[.ET195];[.EU196];[.EV197];[.EW198];[.EX199];[.EY200];[.EZ201])" office:value-type="float" office:value="0" calcext:value-type="float">
            <text:p>0</text:p>
          </table:table-cell>
          <table:table-cell table:number-columns-repeated="8"/>
          <table:table-cell table:style-name="ce3" table:formula="of:=SUM([.FB194];[.FC195];[.FD196];[.FE197];[.FF198];[.FG199];[.FH200];[.FI201])" office:value-type="float" office:value="0" calcext:value-type="float">
            <text:p>0</text:p>
          </table:table-cell>
          <table:table-cell table:number-columns-repeated="8"/>
          <table:table-cell table:style-name="ce3" table:formula="of:=SUM([.FK194];[.FL195];[.FM196];[.FN197];[.FO198];[.FP199];[.FQ200];[.FR201])" office:value-type="float" office:value="0" calcext:value-type="float">
            <text:p>0</text:p>
          </table:table-cell>
          <table:table-cell table:number-columns-repeated="8"/>
          <table:table-cell table:style-name="ce3" table:formula="of:=SUM([.FT194];[.FU195];[.FV196];[.FW197];[.FX198];[.FY199];[.FZ200];[.GA201])" office:value-type="float" office:value="0" calcext:value-type="float">
            <text:p>0</text:p>
          </table:table-cell>
          <table:table-cell table:number-columns-repeated="8"/>
          <table:table-cell table:style-name="ce3" table:formula="of:=SUM([.GC194];[.GD195];[.GE196];[.GF197];[.GG198];[.GH199];[.GI200];[.GJ201])" office:value-type="float" office:value="0" calcext:value-type="float">
            <text:p>0</text:p>
          </table:table-cell>
          <table:table-cell table:number-columns-repeated="8"/>
          <table:table-cell table:style-name="ce3" table:formula="of:=SUM([.GL194];[.GM195];[.GN196];[.GO197];[.GP198];[.GQ199];[.GR200];[.GS201])" office:value-type="float" office:value="0" calcext:value-type="float">
            <text:p>0</text:p>
          </table:table-cell>
          <table:table-cell table:number-columns-repeated="8"/>
          <table:table-cell table:style-name="ce3" table:formula="of:=SUM([.GU194];[.GV195];[.GW196];[.GX197];[.GY198];[.GZ199];[.HA200];[.HB201])" office:value-type="float" office:value="0" calcext:value-type="float">
            <text:p>0</text:p>
          </table:table-cell>
          <table:table-cell table:number-columns-repeated="8"/>
          <table:table-cell table:style-name="ce3" table:formula="of:=SUM([.HD194];[.HE195];[.HF196];[.HG197];[.HH198];[.HI199];[.HJ200];[.HK201])" office:value-type="float" office:value="0" calcext:value-type="float">
            <text:p>0</text:p>
          </table:table-cell>
          <table:table-cell table:number-columns-repeated="8"/>
          <table:table-cell table:style-name="ce3" table:formula="of:=SUM([.HM194];[.HN195];[.HO196];[.HP197];[.HQ198];[.HR199];[.HS200];[.HT201])" office:value-type="float" office:value="0" calcext:value-type="float">
            <text:p>0</text:p>
          </table:table-cell>
          <table:table-cell table:number-columns-repeated="8"/>
          <table:table-cell table:style-name="ce3" table:formula="of:=SUM([.HV194];[.HW195];[.HX196];[.HY197];[.HZ198];[.IA199];[.IB200];[.IC201])" office:value-type="float" office:value="0" calcext:value-type="float">
            <text:p>0</text:p>
          </table:table-cell>
          <table:table-cell table:number-columns-repeated="8"/>
          <table:table-cell table:style-name="ce3" table:formula="of:=SUM([.IE194];[.IF195];[.IG196];[.IH197];[.II198];[.IJ199];[.IK200];[.IL201])" office:value-type="float" office:value="0" calcext:value-type="float">
            <text:p>0</text:p>
          </table:table-cell>
          <table:table-cell table:number-columns-repeated="8"/>
          <table:table-cell table:style-name="ce3" table:formula="of:=SUM([.IN194];[.IO195];[.IP196];[.IQ197];[.IR198];[.IS199];[.IT200];[.IU201])" office:value-type="float" office:value="0" calcext:value-type="float">
            <text:p>0</text:p>
          </table:table-cell>
          <table:table-cell table:number-columns-repeated="8"/>
          <table:table-cell table:style-name="ce3" table:formula="of:=SUM([.IW194];[.IX195];[.IY196];[.IZ197];[.JA198];[.JB199];[.JC200];[.JD201])" office:value-type="float" office:value="0" calcext:value-type="float">
            <text:p>0</text:p>
          </table:table-cell>
          <table:table-cell table:number-columns-repeated="8"/>
          <table:table-cell table:style-name="ce3" table:formula="of:=SUM([.JF194];[.JG195];[.JH196];[.JI197];[.JJ198];[.JK199];[.JL200];[.JM201])" office:value-type="float" office:value="0" calcext:value-type="float">
            <text:p>0</text:p>
          </table:table-cell>
          <table:table-cell table:number-columns-repeated="8"/>
          <table:table-cell table:style-name="ce3" table:formula="of:=SUM([.JO194];[.JP195];[.JQ196];[.JR197];[.JS198];[.JT199];[.JU200];[.JV20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194];[.KZ195];[.LA196];[.LB197];[.LC198];[.LD199];[.LE200];[.LF20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204];[.F205];[.G206];[.H207];[.I208];[.J209];[.K210];[.L211])" office:value-type="float" office:value="0" calcext:value-type="float">
            <text:p>0</text:p>
          </table:table-cell>
          <table:table-cell table:number-columns-repeated="8"/>
          <table:table-cell table:style-name="ce3" table:formula="of:=SUM([.N204];[.O205];[.P206];[.Q207];[.R208];[.S209];[.T210];[.U211])" office:value-type="float" office:value="0" calcext:value-type="float">
            <text:p>0</text:p>
          </table:table-cell>
          <table:table-cell table:number-columns-repeated="8"/>
          <table:table-cell table:style-name="ce3" table:formula="of:=SUM([.W204];[.X205];[.Y206];[.Z207];[.AA208];[.AB209];[.AC210];[.AD211])" office:value-type="float" office:value="0" calcext:value-type="float">
            <text:p>0</text:p>
          </table:table-cell>
          <table:table-cell table:number-columns-repeated="8"/>
          <table:table-cell table:style-name="ce3" table:formula="of:=SUM([.AF204];[.AG205];[.AH206];[.AI207];[.AJ208];[.AK209];[.AL210];[.AM211])" office:value-type="float" office:value="0" calcext:value-type="float">
            <text:p>0</text:p>
          </table:table-cell>
          <table:table-cell table:number-columns-repeated="8"/>
          <table:table-cell table:style-name="ce3" table:formula="of:=SUM([.AO204];[.AP205];[.AQ206];[.AR207];[.AS208];[.AT209];[.AU210];[.AV211])" office:value-type="float" office:value="0" calcext:value-type="float">
            <text:p>0</text:p>
          </table:table-cell>
          <table:table-cell table:number-columns-repeated="8"/>
          <table:table-cell table:style-name="ce3" table:formula="of:=SUM([.AX204];[.AY205];[.AZ206];[.BA207];[.BB208];[.BC209];[.BD210];[.BE211])" office:value-type="float" office:value="0" calcext:value-type="float">
            <text:p>0</text:p>
          </table:table-cell>
          <table:table-cell table:number-columns-repeated="8"/>
          <table:table-cell table:style-name="ce3" table:formula="of:=SUM([.BG204];[.BH205];[.BI206];[.BJ207];[.BK208];[.BL209];[.BM210];[.BN211])" office:value-type="float" office:value="0" calcext:value-type="float">
            <text:p>0</text:p>
          </table:table-cell>
          <table:table-cell table:number-columns-repeated="8"/>
          <table:table-cell table:style-name="ce3" table:formula="of:=SUM([.BP204];[.BQ205];[.BR206];[.BS207];[.BT208];[.BU209];[.BV210];[.BW211])" office:value-type="float" office:value="0" calcext:value-type="float">
            <text:p>0</text:p>
          </table:table-cell>
          <table:table-cell table:number-columns-repeated="8"/>
          <table:table-cell table:style-name="ce3" table:formula="of:=SUM([.BY204];[.BZ205];[.CA206];[.CB207];[.CC208];[.CD209];[.CE210];[.CF211])" office:value-type="float" office:value="0" calcext:value-type="float">
            <text:p>0</text:p>
          </table:table-cell>
          <table:table-cell table:number-columns-repeated="8"/>
          <table:table-cell table:style-name="ce3" table:formula="of:=SUM([.CH204];[.CI205];[.CJ206];[.CK207];[.CL208];[.CM209];[.CN210];[.CO211])" office:value-type="float" office:value="0" calcext:value-type="float">
            <text:p>0</text:p>
          </table:table-cell>
          <table:table-cell table:number-columns-repeated="8"/>
          <table:table-cell table:style-name="ce3" table:formula="of:=SUM([.CQ204];[.CR205];[.CS206];[.CT207];[.CU208];[.CV209];[.CW210];[.CX211])" office:value-type="float" office:value="0" calcext:value-type="float">
            <text:p>0</text:p>
          </table:table-cell>
          <table:table-cell table:number-columns-repeated="8"/>
          <table:table-cell table:style-name="ce3" table:formula="of:=SUM([.CZ204];[.DA205];[.DB206];[.DC207];[.DD208];[.DE209];[.DF210];[.DG211])" office:value-type="float" office:value="0" calcext:value-type="float">
            <text:p>0</text:p>
          </table:table-cell>
          <table:table-cell table:number-columns-repeated="8"/>
          <table:table-cell table:style-name="ce3" table:formula="of:=SUM([.DI204];[.DJ205];[.DK206];[.DL207];[.DM208];[.DN209];[.DO210];[.DP211])" office:value-type="float" office:value="0" calcext:value-type="float">
            <text:p>0</text:p>
          </table:table-cell>
          <table:table-cell table:number-columns-repeated="8"/>
          <table:table-cell table:style-name="ce3" table:formula="of:=SUM([.DR204];[.DS205];[.DT206];[.DU207];[.DV208];[.DW209];[.DX210];[.DY211])" office:value-type="float" office:value="0" calcext:value-type="float">
            <text:p>0</text:p>
          </table:table-cell>
          <table:table-cell table:number-columns-repeated="8"/>
          <table:table-cell table:style-name="ce3" table:formula="of:=SUM([.EA204];[.EB205];[.EC206];[.ED207];[.EE208];[.EF209];[.EG210];[.EH211])" office:value-type="float" office:value="0" calcext:value-type="float">
            <text:p>0</text:p>
          </table:table-cell>
          <table:table-cell table:number-columns-repeated="8"/>
          <table:table-cell table:style-name="ce3" table:formula="of:=SUM([.EJ204];[.EK205];[.EL206];[.EM207];[.EN208];[.EO209];[.EP210];[.EQ211])" office:value-type="float" office:value="0" calcext:value-type="float">
            <text:p>0</text:p>
          </table:table-cell>
          <table:table-cell table:number-columns-repeated="8"/>
          <table:table-cell table:style-name="ce3" table:formula="of:=SUM([.ES204];[.ET205];[.EU206];[.EV207];[.EW208];[.EX209];[.EY210];[.EZ211])" office:value-type="float" office:value="0" calcext:value-type="float">
            <text:p>0</text:p>
          </table:table-cell>
          <table:table-cell table:number-columns-repeated="8"/>
          <table:table-cell table:style-name="ce3" table:formula="of:=SUM([.FB204];[.FC205];[.FD206];[.FE207];[.FF208];[.FG209];[.FH210];[.FI211])" office:value-type="float" office:value="0" calcext:value-type="float">
            <text:p>0</text:p>
          </table:table-cell>
          <table:table-cell table:number-columns-repeated="8"/>
          <table:table-cell table:style-name="ce3" table:formula="of:=SUM([.FK204];[.FL205];[.FM206];[.FN207];[.FO208];[.FP209];[.FQ210];[.FR211])" office:value-type="float" office:value="0" calcext:value-type="float">
            <text:p>0</text:p>
          </table:table-cell>
          <table:table-cell table:number-columns-repeated="8"/>
          <table:table-cell table:style-name="ce3" table:formula="of:=SUM([.FT204];[.FU205];[.FV206];[.FW207];[.FX208];[.FY209];[.FZ210];[.GA211])" office:value-type="float" office:value="0" calcext:value-type="float">
            <text:p>0</text:p>
          </table:table-cell>
          <table:table-cell table:number-columns-repeated="8"/>
          <table:table-cell table:style-name="ce3" table:formula="of:=SUM([.GC204];[.GD205];[.GE206];[.GF207];[.GG208];[.GH209];[.GI210];[.GJ211])" office:value-type="float" office:value="0" calcext:value-type="float">
            <text:p>0</text:p>
          </table:table-cell>
          <table:table-cell table:number-columns-repeated="8"/>
          <table:table-cell table:style-name="ce3" table:formula="of:=SUM([.GL204];[.GM205];[.GN206];[.GO207];[.GP208];[.GQ209];[.GR210];[.GS211])" office:value-type="float" office:value="0" calcext:value-type="float">
            <text:p>0</text:p>
          </table:table-cell>
          <table:table-cell table:number-columns-repeated="8"/>
          <table:table-cell table:style-name="ce3" table:formula="of:=SUM([.GU204];[.GV205];[.GW206];[.GX207];[.GY208];[.GZ209];[.HA210];[.HB211])" office:value-type="float" office:value="0" calcext:value-type="float">
            <text:p>0</text:p>
          </table:table-cell>
          <table:table-cell table:number-columns-repeated="8"/>
          <table:table-cell table:style-name="ce3" table:formula="of:=SUM([.HD204];[.HE205];[.HF206];[.HG207];[.HH208];[.HI209];[.HJ210];[.HK211])" office:value-type="float" office:value="0" calcext:value-type="float">
            <text:p>0</text:p>
          </table:table-cell>
          <table:table-cell table:number-columns-repeated="8"/>
          <table:table-cell table:style-name="ce3" table:formula="of:=SUM([.HM204];[.HN205];[.HO206];[.HP207];[.HQ208];[.HR209];[.HS210];[.HT211])" office:value-type="float" office:value="0" calcext:value-type="float">
            <text:p>0</text:p>
          </table:table-cell>
          <table:table-cell table:number-columns-repeated="8"/>
          <table:table-cell table:style-name="ce3" table:formula="of:=SUM([.HV204];[.HW205];[.HX206];[.HY207];[.HZ208];[.IA209];[.IB210];[.IC211])" office:value-type="float" office:value="0" calcext:value-type="float">
            <text:p>0</text:p>
          </table:table-cell>
          <table:table-cell table:number-columns-repeated="8"/>
          <table:table-cell table:style-name="ce3" table:formula="of:=SUM([.IE204];[.IF205];[.IG206];[.IH207];[.II208];[.IJ209];[.IK210];[.IL211])" office:value-type="float" office:value="0" calcext:value-type="float">
            <text:p>0</text:p>
          </table:table-cell>
          <table:table-cell table:number-columns-repeated="8"/>
          <table:table-cell table:style-name="ce3" table:formula="of:=SUM([.IN204];[.IO205];[.IP206];[.IQ207];[.IR208];[.IS209];[.IT210];[.IU211])" office:value-type="float" office:value="0" calcext:value-type="float">
            <text:p>0</text:p>
          </table:table-cell>
          <table:table-cell table:number-columns-repeated="8"/>
          <table:table-cell table:style-name="ce3" table:formula="of:=SUM([.IW204];[.IX205];[.IY206];[.IZ207];[.JA208];[.JB209];[.JC210];[.JD211])" office:value-type="float" office:value="0" calcext:value-type="float">
            <text:p>0</text:p>
          </table:table-cell>
          <table:table-cell table:number-columns-repeated="8"/>
          <table:table-cell table:style-name="ce3" table:formula="of:=SUM([.JF204];[.JG205];[.JH206];[.JI207];[.JJ208];[.JK209];[.JL210];[.JM211])" office:value-type="float" office:value="0" calcext:value-type="float">
            <text:p>0</text:p>
          </table:table-cell>
          <table:table-cell table:number-columns-repeated="8"/>
          <table:table-cell table:style-name="ce3" table:formula="of:=SUM([.JO204];[.JP205];[.JQ206];[.JR207];[.JS208];[.JT209];[.JU210];[.JV21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204];[.KZ205];[.LA206];[.LB207];[.LC208];[.LD209];[.LE210];[.LF21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214];[.F215];[.G216];[.H217];[.I218];[.J219];[.K220];[.L221])" office:value-type="float" office:value="0" calcext:value-type="float">
            <text:p>0</text:p>
          </table:table-cell>
          <table:table-cell table:number-columns-repeated="8"/>
          <table:table-cell table:style-name="ce3" table:formula="of:=SUM([.N214];[.O215];[.P216];[.Q217];[.R218];[.S219];[.T220];[.U221])" office:value-type="float" office:value="0" calcext:value-type="float">
            <text:p>0</text:p>
          </table:table-cell>
          <table:table-cell table:number-columns-repeated="8"/>
          <table:table-cell table:style-name="ce3" table:formula="of:=SUM([.W214];[.X215];[.Y216];[.Z217];[.AA218];[.AB219];[.AC220];[.AD221])" office:value-type="float" office:value="0" calcext:value-type="float">
            <text:p>0</text:p>
          </table:table-cell>
          <table:table-cell table:number-columns-repeated="8"/>
          <table:table-cell table:style-name="ce3" table:formula="of:=SUM([.AF214];[.AG215];[.AH216];[.AI217];[.AJ218];[.AK219];[.AL220];[.AM221])" office:value-type="float" office:value="0" calcext:value-type="float">
            <text:p>0</text:p>
          </table:table-cell>
          <table:table-cell table:number-columns-repeated="8"/>
          <table:table-cell table:style-name="ce3" table:formula="of:=SUM([.AO214];[.AP215];[.AQ216];[.AR217];[.AS218];[.AT219];[.AU220];[.AV221])" office:value-type="float" office:value="0" calcext:value-type="float">
            <text:p>0</text:p>
          </table:table-cell>
          <table:table-cell table:number-columns-repeated="8"/>
          <table:table-cell table:style-name="ce3" table:formula="of:=SUM([.AX214];[.AY215];[.AZ216];[.BA217];[.BB218];[.BC219];[.BD220];[.BE221])" office:value-type="float" office:value="0" calcext:value-type="float">
            <text:p>0</text:p>
          </table:table-cell>
          <table:table-cell table:number-columns-repeated="8"/>
          <table:table-cell table:style-name="ce3" table:formula="of:=SUM([.BG214];[.BH215];[.BI216];[.BJ217];[.BK218];[.BL219];[.BM220];[.BN221])" office:value-type="float" office:value="0" calcext:value-type="float">
            <text:p>0</text:p>
          </table:table-cell>
          <table:table-cell table:number-columns-repeated="8"/>
          <table:table-cell table:style-name="ce3" table:formula="of:=SUM([.BP214];[.BQ215];[.BR216];[.BS217];[.BT218];[.BU219];[.BV220];[.BW221])" office:value-type="float" office:value="0" calcext:value-type="float">
            <text:p>0</text:p>
          </table:table-cell>
          <table:table-cell table:number-columns-repeated="8"/>
          <table:table-cell table:style-name="ce3" table:formula="of:=SUM([.BY214];[.BZ215];[.CA216];[.CB217];[.CC218];[.CD219];[.CE220];[.CF221])" office:value-type="float" office:value="0" calcext:value-type="float">
            <text:p>0</text:p>
          </table:table-cell>
          <table:table-cell table:number-columns-repeated="8"/>
          <table:table-cell table:style-name="ce3" table:formula="of:=SUM([.CH214];[.CI215];[.CJ216];[.CK217];[.CL218];[.CM219];[.CN220];[.CO221])" office:value-type="float" office:value="0" calcext:value-type="float">
            <text:p>0</text:p>
          </table:table-cell>
          <table:table-cell table:number-columns-repeated="8"/>
          <table:table-cell table:style-name="ce3" table:formula="of:=SUM([.CQ214];[.CR215];[.CS216];[.CT217];[.CU218];[.CV219];[.CW220];[.CX221])" office:value-type="float" office:value="0" calcext:value-type="float">
            <text:p>0</text:p>
          </table:table-cell>
          <table:table-cell table:number-columns-repeated="8"/>
          <table:table-cell table:style-name="ce3" table:formula="of:=SUM([.CZ214];[.DA215];[.DB216];[.DC217];[.DD218];[.DE219];[.DF220];[.DG221])" office:value-type="float" office:value="0" calcext:value-type="float">
            <text:p>0</text:p>
          </table:table-cell>
          <table:table-cell table:number-columns-repeated="8"/>
          <table:table-cell table:style-name="ce3" table:formula="of:=SUM([.DI214];[.DJ215];[.DK216];[.DL217];[.DM218];[.DN219];[.DO220];[.DP221])" office:value-type="float" office:value="0" calcext:value-type="float">
            <text:p>0</text:p>
          </table:table-cell>
          <table:table-cell table:number-columns-repeated="8"/>
          <table:table-cell table:style-name="ce3" table:formula="of:=SUM([.DR214];[.DS215];[.DT216];[.DU217];[.DV218];[.DW219];[.DX220];[.DY221])" office:value-type="float" office:value="0" calcext:value-type="float">
            <text:p>0</text:p>
          </table:table-cell>
          <table:table-cell table:number-columns-repeated="8"/>
          <table:table-cell table:style-name="ce3" table:formula="of:=SUM([.EA214];[.EB215];[.EC216];[.ED217];[.EE218];[.EF219];[.EG220];[.EH221])" office:value-type="float" office:value="0" calcext:value-type="float">
            <text:p>0</text:p>
          </table:table-cell>
          <table:table-cell table:number-columns-repeated="8"/>
          <table:table-cell table:style-name="ce3" table:formula="of:=SUM([.EJ214];[.EK215];[.EL216];[.EM217];[.EN218];[.EO219];[.EP220];[.EQ221])" office:value-type="float" office:value="0" calcext:value-type="float">
            <text:p>0</text:p>
          </table:table-cell>
          <table:table-cell table:number-columns-repeated="8"/>
          <table:table-cell table:style-name="ce3" table:formula="of:=SUM([.ES214];[.ET215];[.EU216];[.EV217];[.EW218];[.EX219];[.EY220];[.EZ221])" office:value-type="float" office:value="0" calcext:value-type="float">
            <text:p>0</text:p>
          </table:table-cell>
          <table:table-cell table:number-columns-repeated="8"/>
          <table:table-cell table:style-name="ce3" table:formula="of:=SUM([.FB214];[.FC215];[.FD216];[.FE217];[.FF218];[.FG219];[.FH220];[.FI221])" office:value-type="float" office:value="0" calcext:value-type="float">
            <text:p>0</text:p>
          </table:table-cell>
          <table:table-cell table:number-columns-repeated="8"/>
          <table:table-cell table:style-name="ce3" table:formula="of:=SUM([.FK214];[.FL215];[.FM216];[.FN217];[.FO218];[.FP219];[.FQ220];[.FR221])" office:value-type="float" office:value="0" calcext:value-type="float">
            <text:p>0</text:p>
          </table:table-cell>
          <table:table-cell table:number-columns-repeated="8"/>
          <table:table-cell table:style-name="ce3" table:formula="of:=SUM([.FT214];[.FU215];[.FV216];[.FW217];[.FX218];[.FY219];[.FZ220];[.GA221])" office:value-type="float" office:value="0" calcext:value-type="float">
            <text:p>0</text:p>
          </table:table-cell>
          <table:table-cell table:number-columns-repeated="8"/>
          <table:table-cell table:style-name="ce3" table:formula="of:=SUM([.GC214];[.GD215];[.GE216];[.GF217];[.GG218];[.GH219];[.GI220];[.GJ221])" office:value-type="float" office:value="0" calcext:value-type="float">
            <text:p>0</text:p>
          </table:table-cell>
          <table:table-cell table:number-columns-repeated="8"/>
          <table:table-cell table:style-name="ce3" table:formula="of:=SUM([.GL214];[.GM215];[.GN216];[.GO217];[.GP218];[.GQ219];[.GR220];[.GS221])" office:value-type="float" office:value="0" calcext:value-type="float">
            <text:p>0</text:p>
          </table:table-cell>
          <table:table-cell table:number-columns-repeated="8"/>
          <table:table-cell table:style-name="ce3" table:formula="of:=SUM([.GU214];[.GV215];[.GW216];[.GX217];[.GY218];[.GZ219];[.HA220];[.HB221])" office:value-type="float" office:value="0" calcext:value-type="float">
            <text:p>0</text:p>
          </table:table-cell>
          <table:table-cell table:number-columns-repeated="8"/>
          <table:table-cell table:style-name="ce3" table:formula="of:=SUM([.HD214];[.HE215];[.HF216];[.HG217];[.HH218];[.HI219];[.HJ220];[.HK221])" office:value-type="float" office:value="0" calcext:value-type="float">
            <text:p>0</text:p>
          </table:table-cell>
          <table:table-cell table:number-columns-repeated="8"/>
          <table:table-cell table:style-name="ce3" table:formula="of:=SUM([.HM214];[.HN215];[.HO216];[.HP217];[.HQ218];[.HR219];[.HS220];[.HT221])" office:value-type="float" office:value="0" calcext:value-type="float">
            <text:p>0</text:p>
          </table:table-cell>
          <table:table-cell table:number-columns-repeated="8"/>
          <table:table-cell table:style-name="ce3" table:formula="of:=SUM([.HV214];[.HW215];[.HX216];[.HY217];[.HZ218];[.IA219];[.IB220];[.IC221])" office:value-type="float" office:value="0" calcext:value-type="float">
            <text:p>0</text:p>
          </table:table-cell>
          <table:table-cell table:number-columns-repeated="8"/>
          <table:table-cell table:style-name="ce3" table:formula="of:=SUM([.IE214];[.IF215];[.IG216];[.IH217];[.II218];[.IJ219];[.IK220];[.IL221])" office:value-type="float" office:value="0" calcext:value-type="float">
            <text:p>0</text:p>
          </table:table-cell>
          <table:table-cell table:number-columns-repeated="8"/>
          <table:table-cell table:style-name="ce3" table:formula="of:=SUM([.IN214];[.IO215];[.IP216];[.IQ217];[.IR218];[.IS219];[.IT220];[.IU221])" office:value-type="float" office:value="0" calcext:value-type="float">
            <text:p>0</text:p>
          </table:table-cell>
          <table:table-cell table:number-columns-repeated="8"/>
          <table:table-cell table:style-name="ce3" table:formula="of:=SUM([.IW214];[.IX215];[.IY216];[.IZ217];[.JA218];[.JB219];[.JC220];[.JD221])" office:value-type="float" office:value="0" calcext:value-type="float">
            <text:p>0</text:p>
          </table:table-cell>
          <table:table-cell table:number-columns-repeated="8"/>
          <table:table-cell table:style-name="ce3" table:formula="of:=SUM([.JF214];[.JG215];[.JH216];[.JI217];[.JJ218];[.JK219];[.JL220];[.JM221])" office:value-type="float" office:value="0" calcext:value-type="float">
            <text:p>0</text:p>
          </table:table-cell>
          <table:table-cell table:number-columns-repeated="8"/>
          <table:table-cell table:style-name="ce3" table:formula="of:=SUM([.JO214];[.JP215];[.JQ216];[.JR217];[.JS218];[.JT219];[.JU220];[.JV22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214];[.KZ215];[.LA216];[.LB217];[.LC218];[.LD219];[.LE220];[.LF22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224];[.F225];[.G226];[.H227];[.I228];[.J229];[.K230];[.L231])" office:value-type="float" office:value="0" calcext:value-type="float">
            <text:p>0</text:p>
          </table:table-cell>
          <table:table-cell table:number-columns-repeated="8"/>
          <table:table-cell table:style-name="ce3" table:formula="of:=SUM([.N224];[.O225];[.P226];[.Q227];[.R228];[.S229];[.T230];[.U231])" office:value-type="float" office:value="0" calcext:value-type="float">
            <text:p>0</text:p>
          </table:table-cell>
          <table:table-cell table:number-columns-repeated="8"/>
          <table:table-cell table:style-name="ce3" table:formula="of:=SUM([.W224];[.X225];[.Y226];[.Z227];[.AA228];[.AB229];[.AC230];[.AD231])" office:value-type="float" office:value="0" calcext:value-type="float">
            <text:p>0</text:p>
          </table:table-cell>
          <table:table-cell table:number-columns-repeated="8"/>
          <table:table-cell table:style-name="ce3" table:formula="of:=SUM([.AF224];[.AG225];[.AH226];[.AI227];[.AJ228];[.AK229];[.AL230];[.AM231])" office:value-type="float" office:value="0" calcext:value-type="float">
            <text:p>0</text:p>
          </table:table-cell>
          <table:table-cell table:number-columns-repeated="8"/>
          <table:table-cell table:style-name="ce3" table:formula="of:=SUM([.AO224];[.AP225];[.AQ226];[.AR227];[.AS228];[.AT229];[.AU230];[.AV231])" office:value-type="float" office:value="0" calcext:value-type="float">
            <text:p>0</text:p>
          </table:table-cell>
          <table:table-cell table:number-columns-repeated="8"/>
          <table:table-cell table:style-name="ce3" table:formula="of:=SUM([.AX224];[.AY225];[.AZ226];[.BA227];[.BB228];[.BC229];[.BD230];[.BE231])" office:value-type="float" office:value="0" calcext:value-type="float">
            <text:p>0</text:p>
          </table:table-cell>
          <table:table-cell table:number-columns-repeated="8"/>
          <table:table-cell table:style-name="ce3" table:formula="of:=SUM([.BG224];[.BH225];[.BI226];[.BJ227];[.BK228];[.BL229];[.BM230];[.BN231])" office:value-type="float" office:value="0" calcext:value-type="float">
            <text:p>0</text:p>
          </table:table-cell>
          <table:table-cell table:number-columns-repeated="8"/>
          <table:table-cell table:style-name="ce3" table:formula="of:=SUM([.BP224];[.BQ225];[.BR226];[.BS227];[.BT228];[.BU229];[.BV230];[.BW231])" office:value-type="float" office:value="0" calcext:value-type="float">
            <text:p>0</text:p>
          </table:table-cell>
          <table:table-cell table:number-columns-repeated="8"/>
          <table:table-cell table:style-name="ce3" table:formula="of:=SUM([.BY224];[.BZ225];[.CA226];[.CB227];[.CC228];[.CD229];[.CE230];[.CF231])" office:value-type="float" office:value="0" calcext:value-type="float">
            <text:p>0</text:p>
          </table:table-cell>
          <table:table-cell table:number-columns-repeated="8"/>
          <table:table-cell table:style-name="ce3" table:formula="of:=SUM([.CH224];[.CI225];[.CJ226];[.CK227];[.CL228];[.CM229];[.CN230];[.CO231])" office:value-type="float" office:value="0" calcext:value-type="float">
            <text:p>0</text:p>
          </table:table-cell>
          <table:table-cell table:number-columns-repeated="8"/>
          <table:table-cell table:style-name="ce3" table:formula="of:=SUM([.CQ224];[.CR225];[.CS226];[.CT227];[.CU228];[.CV229];[.CW230];[.CX231])" office:value-type="float" office:value="0" calcext:value-type="float">
            <text:p>0</text:p>
          </table:table-cell>
          <table:table-cell table:number-columns-repeated="8"/>
          <table:table-cell table:style-name="ce3" table:formula="of:=SUM([.CZ224];[.DA225];[.DB226];[.DC227];[.DD228];[.DE229];[.DF230];[.DG231])" office:value-type="float" office:value="0" calcext:value-type="float">
            <text:p>0</text:p>
          </table:table-cell>
          <table:table-cell table:number-columns-repeated="8"/>
          <table:table-cell table:style-name="ce3" table:formula="of:=SUM([.DI224];[.DJ225];[.DK226];[.DL227];[.DM228];[.DN229];[.DO230];[.DP231])" office:value-type="float" office:value="0" calcext:value-type="float">
            <text:p>0</text:p>
          </table:table-cell>
          <table:table-cell table:number-columns-repeated="8"/>
          <table:table-cell table:style-name="ce3" table:formula="of:=SUM([.DR224];[.DS225];[.DT226];[.DU227];[.DV228];[.DW229];[.DX230];[.DY231])" office:value-type="float" office:value="0" calcext:value-type="float">
            <text:p>0</text:p>
          </table:table-cell>
          <table:table-cell table:number-columns-repeated="8"/>
          <table:table-cell table:style-name="ce3" table:formula="of:=SUM([.EA224];[.EB225];[.EC226];[.ED227];[.EE228];[.EF229];[.EG230];[.EH231])" office:value-type="float" office:value="0" calcext:value-type="float">
            <text:p>0</text:p>
          </table:table-cell>
          <table:table-cell table:number-columns-repeated="8"/>
          <table:table-cell table:style-name="ce3" table:formula="of:=SUM([.EJ224];[.EK225];[.EL226];[.EM227];[.EN228];[.EO229];[.EP230];[.EQ231])" office:value-type="float" office:value="0" calcext:value-type="float">
            <text:p>0</text:p>
          </table:table-cell>
          <table:table-cell table:number-columns-repeated="8"/>
          <table:table-cell table:style-name="ce3" table:formula="of:=SUM([.ES224];[.ET225];[.EU226];[.EV227];[.EW228];[.EX229];[.EY230];[.EZ231])" office:value-type="float" office:value="0" calcext:value-type="float">
            <text:p>0</text:p>
          </table:table-cell>
          <table:table-cell table:number-columns-repeated="8"/>
          <table:table-cell table:style-name="ce3" table:formula="of:=SUM([.FB224];[.FC225];[.FD226];[.FE227];[.FF228];[.FG229];[.FH230];[.FI231])" office:value-type="float" office:value="0" calcext:value-type="float">
            <text:p>0</text:p>
          </table:table-cell>
          <table:table-cell table:number-columns-repeated="8"/>
          <table:table-cell table:style-name="ce3" table:formula="of:=SUM([.FK224];[.FL225];[.FM226];[.FN227];[.FO228];[.FP229];[.FQ230];[.FR231])" office:value-type="float" office:value="0" calcext:value-type="float">
            <text:p>0</text:p>
          </table:table-cell>
          <table:table-cell table:number-columns-repeated="8"/>
          <table:table-cell table:style-name="ce3" table:formula="of:=SUM([.FT224];[.FU225];[.FV226];[.FW227];[.FX228];[.FY229];[.FZ230];[.GA231])" office:value-type="float" office:value="0" calcext:value-type="float">
            <text:p>0</text:p>
          </table:table-cell>
          <table:table-cell table:number-columns-repeated="8"/>
          <table:table-cell table:style-name="ce3" table:formula="of:=SUM([.GC224];[.GD225];[.GE226];[.GF227];[.GG228];[.GH229];[.GI230];[.GJ231])" office:value-type="float" office:value="0" calcext:value-type="float">
            <text:p>0</text:p>
          </table:table-cell>
          <table:table-cell table:number-columns-repeated="8"/>
          <table:table-cell table:style-name="ce3" table:formula="of:=SUM([.GL224];[.GM225];[.GN226];[.GO227];[.GP228];[.GQ229];[.GR230];[.GS231])" office:value-type="float" office:value="0" calcext:value-type="float">
            <text:p>0</text:p>
          </table:table-cell>
          <table:table-cell table:number-columns-repeated="8"/>
          <table:table-cell table:style-name="ce3" table:formula="of:=SUM([.GU224];[.GV225];[.GW226];[.GX227];[.GY228];[.GZ229];[.HA230];[.HB231])" office:value-type="float" office:value="0" calcext:value-type="float">
            <text:p>0</text:p>
          </table:table-cell>
          <table:table-cell table:number-columns-repeated="8"/>
          <table:table-cell table:style-name="ce3" table:formula="of:=SUM([.HD224];[.HE225];[.HF226];[.HG227];[.HH228];[.HI229];[.HJ230];[.HK231])" office:value-type="float" office:value="0" calcext:value-type="float">
            <text:p>0</text:p>
          </table:table-cell>
          <table:table-cell table:number-columns-repeated="8"/>
          <table:table-cell table:style-name="ce3" table:formula="of:=SUM([.HM224];[.HN225];[.HO226];[.HP227];[.HQ228];[.HR229];[.HS230];[.HT231])" office:value-type="float" office:value="0" calcext:value-type="float">
            <text:p>0</text:p>
          </table:table-cell>
          <table:table-cell table:number-columns-repeated="8"/>
          <table:table-cell table:style-name="ce3" table:formula="of:=SUM([.HV224];[.HW225];[.HX226];[.HY227];[.HZ228];[.IA229];[.IB230];[.IC231])" office:value-type="float" office:value="0" calcext:value-type="float">
            <text:p>0</text:p>
          </table:table-cell>
          <table:table-cell table:number-columns-repeated="8"/>
          <table:table-cell table:style-name="ce3" table:formula="of:=SUM([.IE224];[.IF225];[.IG226];[.IH227];[.II228];[.IJ229];[.IK230];[.IL231])" office:value-type="float" office:value="0" calcext:value-type="float">
            <text:p>0</text:p>
          </table:table-cell>
          <table:table-cell table:number-columns-repeated="8"/>
          <table:table-cell table:style-name="ce3" table:formula="of:=SUM([.IN224];[.IO225];[.IP226];[.IQ227];[.IR228];[.IS229];[.IT230];[.IU231])" office:value-type="float" office:value="0" calcext:value-type="float">
            <text:p>0</text:p>
          </table:table-cell>
          <table:table-cell table:number-columns-repeated="8"/>
          <table:table-cell table:style-name="ce3" table:formula="of:=SUM([.IW224];[.IX225];[.IY226];[.IZ227];[.JA228];[.JB229];[.JC230];[.JD231])" office:value-type="float" office:value="0" calcext:value-type="float">
            <text:p>0</text:p>
          </table:table-cell>
          <table:table-cell table:number-columns-repeated="8"/>
          <table:table-cell table:style-name="ce3" table:formula="of:=SUM([.JF224];[.JG225];[.JH226];[.JI227];[.JJ228];[.JK229];[.JL230];[.JM231])" office:value-type="float" office:value="0" calcext:value-type="float">
            <text:p>0</text:p>
          </table:table-cell>
          <table:table-cell table:number-columns-repeated="8"/>
          <table:table-cell table:style-name="ce3" table:formula="of:=SUM([.JO224];[.JP225];[.JQ226];[.JR227];[.JS228];[.JT229];[.JU230];[.JV23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224];[.KZ225];[.LA226];[.LB227];[.LC228];[.LD229];[.LE230];[.LF23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234];[.F235];[.G236];[.H237];[.I238];[.J239];[.K240];[.L241])" office:value-type="float" office:value="0" calcext:value-type="float">
            <text:p>0</text:p>
          </table:table-cell>
          <table:table-cell table:number-columns-repeated="8"/>
          <table:table-cell table:style-name="ce3" table:formula="of:=SUM([.N234];[.O235];[.P236];[.Q237];[.R238];[.S239];[.T240];[.U241])" office:value-type="float" office:value="0" calcext:value-type="float">
            <text:p>0</text:p>
          </table:table-cell>
          <table:table-cell table:number-columns-repeated="8"/>
          <table:table-cell table:style-name="ce3" table:formula="of:=SUM([.W234];[.X235];[.Y236];[.Z237];[.AA238];[.AB239];[.AC240];[.AD241])" office:value-type="float" office:value="0" calcext:value-type="float">
            <text:p>0</text:p>
          </table:table-cell>
          <table:table-cell table:number-columns-repeated="8"/>
          <table:table-cell table:style-name="ce3" table:formula="of:=SUM([.AF234];[.AG235];[.AH236];[.AI237];[.AJ238];[.AK239];[.AL240];[.AM241])" office:value-type="float" office:value="0" calcext:value-type="float">
            <text:p>0</text:p>
          </table:table-cell>
          <table:table-cell table:number-columns-repeated="8"/>
          <table:table-cell table:style-name="ce3" table:formula="of:=SUM([.AO234];[.AP235];[.AQ236];[.AR237];[.AS238];[.AT239];[.AU240];[.AV241])" office:value-type="float" office:value="0" calcext:value-type="float">
            <text:p>0</text:p>
          </table:table-cell>
          <table:table-cell table:number-columns-repeated="8"/>
          <table:table-cell table:style-name="ce3" table:formula="of:=SUM([.AX234];[.AY235];[.AZ236];[.BA237];[.BB238];[.BC239];[.BD240];[.BE241])" office:value-type="float" office:value="0" calcext:value-type="float">
            <text:p>0</text:p>
          </table:table-cell>
          <table:table-cell table:number-columns-repeated="8"/>
          <table:table-cell table:style-name="ce3" table:formula="of:=SUM([.BG234];[.BH235];[.BI236];[.BJ237];[.BK238];[.BL239];[.BM240];[.BN241])" office:value-type="float" office:value="0" calcext:value-type="float">
            <text:p>0</text:p>
          </table:table-cell>
          <table:table-cell table:number-columns-repeated="8"/>
          <table:table-cell table:style-name="ce3" table:formula="of:=SUM([.BP234];[.BQ235];[.BR236];[.BS237];[.BT238];[.BU239];[.BV240];[.BW241])" office:value-type="float" office:value="0" calcext:value-type="float">
            <text:p>0</text:p>
          </table:table-cell>
          <table:table-cell table:number-columns-repeated="8"/>
          <table:table-cell table:style-name="ce3" table:formula="of:=SUM([.BY234];[.BZ235];[.CA236];[.CB237];[.CC238];[.CD239];[.CE240];[.CF241])" office:value-type="float" office:value="0" calcext:value-type="float">
            <text:p>0</text:p>
          </table:table-cell>
          <table:table-cell table:number-columns-repeated="8"/>
          <table:table-cell table:style-name="ce3" table:formula="of:=SUM([.CH234];[.CI235];[.CJ236];[.CK237];[.CL238];[.CM239];[.CN240];[.CO241])" office:value-type="float" office:value="0" calcext:value-type="float">
            <text:p>0</text:p>
          </table:table-cell>
          <table:table-cell table:number-columns-repeated="8"/>
          <table:table-cell table:style-name="ce3" table:formula="of:=SUM([.CQ234];[.CR235];[.CS236];[.CT237];[.CU238];[.CV239];[.CW240];[.CX241])" office:value-type="float" office:value="0" calcext:value-type="float">
            <text:p>0</text:p>
          </table:table-cell>
          <table:table-cell table:number-columns-repeated="8"/>
          <table:table-cell table:style-name="ce3" table:formula="of:=SUM([.CZ234];[.DA235];[.DB236];[.DC237];[.DD238];[.DE239];[.DF240];[.DG241])" office:value-type="float" office:value="0" calcext:value-type="float">
            <text:p>0</text:p>
          </table:table-cell>
          <table:table-cell table:number-columns-repeated="8"/>
          <table:table-cell table:style-name="ce3" table:formula="of:=SUM([.DI234];[.DJ235];[.DK236];[.DL237];[.DM238];[.DN239];[.DO240];[.DP241])" office:value-type="float" office:value="0" calcext:value-type="float">
            <text:p>0</text:p>
          </table:table-cell>
          <table:table-cell table:number-columns-repeated="8"/>
          <table:table-cell table:style-name="ce3" table:formula="of:=SUM([.DR234];[.DS235];[.DT236];[.DU237];[.DV238];[.DW239];[.DX240];[.DY241])" office:value-type="float" office:value="0" calcext:value-type="float">
            <text:p>0</text:p>
          </table:table-cell>
          <table:table-cell table:number-columns-repeated="8"/>
          <table:table-cell table:style-name="ce3" table:formula="of:=SUM([.EA234];[.EB235];[.EC236];[.ED237];[.EE238];[.EF239];[.EG240];[.EH241])" office:value-type="float" office:value="0" calcext:value-type="float">
            <text:p>0</text:p>
          </table:table-cell>
          <table:table-cell table:number-columns-repeated="8"/>
          <table:table-cell table:style-name="ce3" table:formula="of:=SUM([.EJ234];[.EK235];[.EL236];[.EM237];[.EN238];[.EO239];[.EP240];[.EQ241])" office:value-type="float" office:value="0" calcext:value-type="float">
            <text:p>0</text:p>
          </table:table-cell>
          <table:table-cell table:number-columns-repeated="8"/>
          <table:table-cell table:style-name="ce3" table:formula="of:=SUM([.ES234];[.ET235];[.EU236];[.EV237];[.EW238];[.EX239];[.EY240];[.EZ241])" office:value-type="float" office:value="0" calcext:value-type="float">
            <text:p>0</text:p>
          </table:table-cell>
          <table:table-cell table:number-columns-repeated="8"/>
          <table:table-cell table:style-name="ce3" table:formula="of:=SUM([.FB234];[.FC235];[.FD236];[.FE237];[.FF238];[.FG239];[.FH240];[.FI241])" office:value-type="float" office:value="0" calcext:value-type="float">
            <text:p>0</text:p>
          </table:table-cell>
          <table:table-cell table:number-columns-repeated="8"/>
          <table:table-cell table:style-name="ce3" table:formula="of:=SUM([.FK234];[.FL235];[.FM236];[.FN237];[.FO238];[.FP239];[.FQ240];[.FR241])" office:value-type="float" office:value="0" calcext:value-type="float">
            <text:p>0</text:p>
          </table:table-cell>
          <table:table-cell table:number-columns-repeated="8"/>
          <table:table-cell table:style-name="ce3" table:formula="of:=SUM([.FT234];[.FU235];[.FV236];[.FW237];[.FX238];[.FY239];[.FZ240];[.GA241])" office:value-type="float" office:value="0" calcext:value-type="float">
            <text:p>0</text:p>
          </table:table-cell>
          <table:table-cell table:number-columns-repeated="8"/>
          <table:table-cell table:style-name="ce3" table:formula="of:=SUM([.GC234];[.GD235];[.GE236];[.GF237];[.GG238];[.GH239];[.GI240];[.GJ241])" office:value-type="float" office:value="0" calcext:value-type="float">
            <text:p>0</text:p>
          </table:table-cell>
          <table:table-cell table:number-columns-repeated="8"/>
          <table:table-cell table:style-name="ce3" table:formula="of:=SUM([.GL234];[.GM235];[.GN236];[.GO237];[.GP238];[.GQ239];[.GR240];[.GS241])" office:value-type="float" office:value="0" calcext:value-type="float">
            <text:p>0</text:p>
          </table:table-cell>
          <table:table-cell table:number-columns-repeated="8"/>
          <table:table-cell table:style-name="ce3" table:formula="of:=SUM([.GU234];[.GV235];[.GW236];[.GX237];[.GY238];[.GZ239];[.HA240];[.HB241])" office:value-type="float" office:value="0" calcext:value-type="float">
            <text:p>0</text:p>
          </table:table-cell>
          <table:table-cell table:number-columns-repeated="8"/>
          <table:table-cell table:style-name="ce3" table:formula="of:=SUM([.HD234];[.HE235];[.HF236];[.HG237];[.HH238];[.HI239];[.HJ240];[.HK241])" office:value-type="float" office:value="0" calcext:value-type="float">
            <text:p>0</text:p>
          </table:table-cell>
          <table:table-cell table:number-columns-repeated="8"/>
          <table:table-cell table:style-name="ce3" table:formula="of:=SUM([.HM234];[.HN235];[.HO236];[.HP237];[.HQ238];[.HR239];[.HS240];[.HT241])" office:value-type="float" office:value="0" calcext:value-type="float">
            <text:p>0</text:p>
          </table:table-cell>
          <table:table-cell table:number-columns-repeated="8"/>
          <table:table-cell table:style-name="ce3" table:formula="of:=SUM([.HV234];[.HW235];[.HX236];[.HY237];[.HZ238];[.IA239];[.IB240];[.IC241])" office:value-type="float" office:value="0" calcext:value-type="float">
            <text:p>0</text:p>
          </table:table-cell>
          <table:table-cell table:number-columns-repeated="8"/>
          <table:table-cell table:style-name="ce3" table:formula="of:=SUM([.IE234];[.IF235];[.IG236];[.IH237];[.II238];[.IJ239];[.IK240];[.IL241])" office:value-type="float" office:value="0" calcext:value-type="float">
            <text:p>0</text:p>
          </table:table-cell>
          <table:table-cell table:number-columns-repeated="8"/>
          <table:table-cell table:style-name="ce3" table:formula="of:=SUM([.IN234];[.IO235];[.IP236];[.IQ237];[.IR238];[.IS239];[.IT240];[.IU241])" office:value-type="float" office:value="0" calcext:value-type="float">
            <text:p>0</text:p>
          </table:table-cell>
          <table:table-cell table:number-columns-repeated="8"/>
          <table:table-cell table:style-name="ce3" table:formula="of:=SUM([.IW234];[.IX235];[.IY236];[.IZ237];[.JA238];[.JB239];[.JC240];[.JD241])" office:value-type="float" office:value="0" calcext:value-type="float">
            <text:p>0</text:p>
          </table:table-cell>
          <table:table-cell table:number-columns-repeated="8"/>
          <table:table-cell table:style-name="ce3" table:formula="of:=SUM([.JF234];[.JG235];[.JH236];[.JI237];[.JJ238];[.JK239];[.JL240];[.JM241])" office:value-type="float" office:value="0" calcext:value-type="float">
            <text:p>0</text:p>
          </table:table-cell>
          <table:table-cell table:number-columns-repeated="8"/>
          <table:table-cell table:style-name="ce3" table:formula="of:=SUM([.JO234];[.JP235];[.JQ236];[.JR237];[.JS238];[.JT239];[.JU240];[.JV24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234];[.KZ235];[.LA236];[.LB237];[.LC238];[.LD239];[.LE240];[.LF24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244];[.F245];[.G246];[.H247];[.I248];[.J249];[.K250];[.L251])" office:value-type="float" office:value="0" calcext:value-type="float">
            <text:p>0</text:p>
          </table:table-cell>
          <table:table-cell table:number-columns-repeated="8"/>
          <table:table-cell table:style-name="ce3" table:formula="of:=SUM([.N244];[.O245];[.P246];[.Q247];[.R248];[.S249];[.T250];[.U251])" office:value-type="float" office:value="0" calcext:value-type="float">
            <text:p>0</text:p>
          </table:table-cell>
          <table:table-cell table:number-columns-repeated="8"/>
          <table:table-cell table:style-name="ce3" table:formula="of:=SUM([.W244];[.X245];[.Y246];[.Z247];[.AA248];[.AB249];[.AC250];[.AD251])" office:value-type="float" office:value="0" calcext:value-type="float">
            <text:p>0</text:p>
          </table:table-cell>
          <table:table-cell table:number-columns-repeated="8"/>
          <table:table-cell table:style-name="ce3" table:formula="of:=SUM([.AF244];[.AG245];[.AH246];[.AI247];[.AJ248];[.AK249];[.AL250];[.AM251])" office:value-type="float" office:value="0" calcext:value-type="float">
            <text:p>0</text:p>
          </table:table-cell>
          <table:table-cell table:number-columns-repeated="8"/>
          <table:table-cell table:style-name="ce3" table:formula="of:=SUM([.AO244];[.AP245];[.AQ246];[.AR247];[.AS248];[.AT249];[.AU250];[.AV251])" office:value-type="float" office:value="0" calcext:value-type="float">
            <text:p>0</text:p>
          </table:table-cell>
          <table:table-cell table:number-columns-repeated="8"/>
          <table:table-cell table:style-name="ce3" table:formula="of:=SUM([.AX244];[.AY245];[.AZ246];[.BA247];[.BB248];[.BC249];[.BD250];[.BE251])" office:value-type="float" office:value="0" calcext:value-type="float">
            <text:p>0</text:p>
          </table:table-cell>
          <table:table-cell table:number-columns-repeated="8"/>
          <table:table-cell table:style-name="ce3" table:formula="of:=SUM([.BG244];[.BH245];[.BI246];[.BJ247];[.BK248];[.BL249];[.BM250];[.BN251])" office:value-type="float" office:value="0" calcext:value-type="float">
            <text:p>0</text:p>
          </table:table-cell>
          <table:table-cell table:number-columns-repeated="8"/>
          <table:table-cell table:style-name="ce3" table:formula="of:=SUM([.BP244];[.BQ245];[.BR246];[.BS247];[.BT248];[.BU249];[.BV250];[.BW251])" office:value-type="float" office:value="0" calcext:value-type="float">
            <text:p>0</text:p>
          </table:table-cell>
          <table:table-cell table:number-columns-repeated="8"/>
          <table:table-cell table:style-name="ce3" table:formula="of:=SUM([.BY244];[.BZ245];[.CA246];[.CB247];[.CC248];[.CD249];[.CE250];[.CF251])" office:value-type="float" office:value="0" calcext:value-type="float">
            <text:p>0</text:p>
          </table:table-cell>
          <table:table-cell table:number-columns-repeated="8"/>
          <table:table-cell table:style-name="ce3" table:formula="of:=SUM([.CH244];[.CI245];[.CJ246];[.CK247];[.CL248];[.CM249];[.CN250];[.CO251])" office:value-type="float" office:value="0" calcext:value-type="float">
            <text:p>0</text:p>
          </table:table-cell>
          <table:table-cell table:number-columns-repeated="8"/>
          <table:table-cell table:style-name="ce3" table:formula="of:=SUM([.CQ244];[.CR245];[.CS246];[.CT247];[.CU248];[.CV249];[.CW250];[.CX251])" office:value-type="float" office:value="0" calcext:value-type="float">
            <text:p>0</text:p>
          </table:table-cell>
          <table:table-cell table:number-columns-repeated="8"/>
          <table:table-cell table:style-name="ce3" table:formula="of:=SUM([.CZ244];[.DA245];[.DB246];[.DC247];[.DD248];[.DE249];[.DF250];[.DG251])" office:value-type="float" office:value="0" calcext:value-type="float">
            <text:p>0</text:p>
          </table:table-cell>
          <table:table-cell table:number-columns-repeated="8"/>
          <table:table-cell table:style-name="ce3" table:formula="of:=SUM([.DI244];[.DJ245];[.DK246];[.DL247];[.DM248];[.DN249];[.DO250];[.DP251])" office:value-type="float" office:value="0" calcext:value-type="float">
            <text:p>0</text:p>
          </table:table-cell>
          <table:table-cell table:number-columns-repeated="8"/>
          <table:table-cell table:style-name="ce3" table:formula="of:=SUM([.DR244];[.DS245];[.DT246];[.DU247];[.DV248];[.DW249];[.DX250];[.DY251])" office:value-type="float" office:value="0" calcext:value-type="float">
            <text:p>0</text:p>
          </table:table-cell>
          <table:table-cell table:number-columns-repeated="8"/>
          <table:table-cell table:style-name="ce3" table:formula="of:=SUM([.EA244];[.EB245];[.EC246];[.ED247];[.EE248];[.EF249];[.EG250];[.EH251])" office:value-type="float" office:value="0" calcext:value-type="float">
            <text:p>0</text:p>
          </table:table-cell>
          <table:table-cell table:number-columns-repeated="8"/>
          <table:table-cell table:style-name="ce3" table:formula="of:=SUM([.EJ244];[.EK245];[.EL246];[.EM247];[.EN248];[.EO249];[.EP250];[.EQ251])" office:value-type="float" office:value="0" calcext:value-type="float">
            <text:p>0</text:p>
          </table:table-cell>
          <table:table-cell table:number-columns-repeated="8"/>
          <table:table-cell table:style-name="ce3" table:formula="of:=SUM([.ES244];[.ET245];[.EU246];[.EV247];[.EW248];[.EX249];[.EY250];[.EZ251])" office:value-type="float" office:value="0" calcext:value-type="float">
            <text:p>0</text:p>
          </table:table-cell>
          <table:table-cell table:number-columns-repeated="8"/>
          <table:table-cell table:style-name="ce3" table:formula="of:=SUM([.FB244];[.FC245];[.FD246];[.FE247];[.FF248];[.FG249];[.FH250];[.FI251])" office:value-type="float" office:value="0" calcext:value-type="float">
            <text:p>0</text:p>
          </table:table-cell>
          <table:table-cell table:number-columns-repeated="8"/>
          <table:table-cell table:style-name="ce3" table:formula="of:=SUM([.FK244];[.FL245];[.FM246];[.FN247];[.FO248];[.FP249];[.FQ250];[.FR251])" office:value-type="float" office:value="0" calcext:value-type="float">
            <text:p>0</text:p>
          </table:table-cell>
          <table:table-cell table:number-columns-repeated="8"/>
          <table:table-cell table:style-name="ce3" table:formula="of:=SUM([.FT244];[.FU245];[.FV246];[.FW247];[.FX248];[.FY249];[.FZ250];[.GA251])" office:value-type="float" office:value="0" calcext:value-type="float">
            <text:p>0</text:p>
          </table:table-cell>
          <table:table-cell table:number-columns-repeated="8"/>
          <table:table-cell table:style-name="ce3" table:formula="of:=SUM([.GC244];[.GD245];[.GE246];[.GF247];[.GG248];[.GH249];[.GI250];[.GJ251])" office:value-type="float" office:value="0" calcext:value-type="float">
            <text:p>0</text:p>
          </table:table-cell>
          <table:table-cell table:number-columns-repeated="8"/>
          <table:table-cell table:style-name="ce3" table:formula="of:=SUM([.GL244];[.GM245];[.GN246];[.GO247];[.GP248];[.GQ249];[.GR250];[.GS251])" office:value-type="float" office:value="0" calcext:value-type="float">
            <text:p>0</text:p>
          </table:table-cell>
          <table:table-cell table:number-columns-repeated="8"/>
          <table:table-cell table:style-name="ce3" table:formula="of:=SUM([.GU244];[.GV245];[.GW246];[.GX247];[.GY248];[.GZ249];[.HA250];[.HB251])" office:value-type="float" office:value="0" calcext:value-type="float">
            <text:p>0</text:p>
          </table:table-cell>
          <table:table-cell table:number-columns-repeated="8"/>
          <table:table-cell table:style-name="ce3" table:formula="of:=SUM([.HD244];[.HE245];[.HF246];[.HG247];[.HH248];[.HI249];[.HJ250];[.HK251])" office:value-type="float" office:value="0" calcext:value-type="float">
            <text:p>0</text:p>
          </table:table-cell>
          <table:table-cell table:number-columns-repeated="8"/>
          <table:table-cell table:style-name="ce3" table:formula="of:=SUM([.HM244];[.HN245];[.HO246];[.HP247];[.HQ248];[.HR249];[.HS250];[.HT251])" office:value-type="float" office:value="0" calcext:value-type="float">
            <text:p>0</text:p>
          </table:table-cell>
          <table:table-cell table:number-columns-repeated="8"/>
          <table:table-cell table:style-name="ce3" table:formula="of:=SUM([.HV244];[.HW245];[.HX246];[.HY247];[.HZ248];[.IA249];[.IB250];[.IC251])" office:value-type="float" office:value="0" calcext:value-type="float">
            <text:p>0</text:p>
          </table:table-cell>
          <table:table-cell table:number-columns-repeated="8"/>
          <table:table-cell table:style-name="ce3" table:formula="of:=SUM([.IE244];[.IF245];[.IG246];[.IH247];[.II248];[.IJ249];[.IK250];[.IL251])" office:value-type="float" office:value="0" calcext:value-type="float">
            <text:p>0</text:p>
          </table:table-cell>
          <table:table-cell table:number-columns-repeated="8"/>
          <table:table-cell table:style-name="ce3" table:formula="of:=SUM([.IN244];[.IO245];[.IP246];[.IQ247];[.IR248];[.IS249];[.IT250];[.IU251])" office:value-type="float" office:value="0" calcext:value-type="float">
            <text:p>0</text:p>
          </table:table-cell>
          <table:table-cell table:number-columns-repeated="8"/>
          <table:table-cell table:style-name="ce3" table:formula="of:=SUM([.IW244];[.IX245];[.IY246];[.IZ247];[.JA248];[.JB249];[.JC250];[.JD251])" office:value-type="float" office:value="0" calcext:value-type="float">
            <text:p>0</text:p>
          </table:table-cell>
          <table:table-cell table:number-columns-repeated="8"/>
          <table:table-cell table:style-name="ce3" table:formula="of:=SUM([.JF244];[.JG245];[.JH246];[.JI247];[.JJ248];[.JK249];[.JL250];[.JM251])" office:value-type="float" office:value="0" calcext:value-type="float">
            <text:p>0</text:p>
          </table:table-cell>
          <table:table-cell table:number-columns-repeated="8"/>
          <table:table-cell table:style-name="ce3" table:formula="of:=SUM([.JO244];[.JP245];[.JQ246];[.JR247];[.JS248];[.JT249];[.JU250];[.JV25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244];[.KZ245];[.LA246];[.LB247];[.LC248];[.LD249];[.LE250];[.LF25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254];[.F255];[.G256];[.H257];[.I258];[.J259];[.K260];[.L261])" office:value-type="float" office:value="0" calcext:value-type="float">
            <text:p>0</text:p>
          </table:table-cell>
          <table:table-cell table:number-columns-repeated="8"/>
          <table:table-cell table:style-name="ce3" table:formula="of:=SUM([.N254];[.O255];[.P256];[.Q257];[.R258];[.S259];[.T260];[.U261])" office:value-type="float" office:value="0" calcext:value-type="float">
            <text:p>0</text:p>
          </table:table-cell>
          <table:table-cell table:number-columns-repeated="8"/>
          <table:table-cell table:style-name="ce3" table:formula="of:=SUM([.W254];[.X255];[.Y256];[.Z257];[.AA258];[.AB259];[.AC260];[.AD261])" office:value-type="float" office:value="0" calcext:value-type="float">
            <text:p>0</text:p>
          </table:table-cell>
          <table:table-cell table:number-columns-repeated="8"/>
          <table:table-cell table:style-name="ce3" table:formula="of:=SUM([.AF254];[.AG255];[.AH256];[.AI257];[.AJ258];[.AK259];[.AL260];[.AM261])" office:value-type="float" office:value="0" calcext:value-type="float">
            <text:p>0</text:p>
          </table:table-cell>
          <table:table-cell table:number-columns-repeated="8"/>
          <table:table-cell table:style-name="ce3" table:formula="of:=SUM([.AO254];[.AP255];[.AQ256];[.AR257];[.AS258];[.AT259];[.AU260];[.AV261])" office:value-type="float" office:value="0" calcext:value-type="float">
            <text:p>0</text:p>
          </table:table-cell>
          <table:table-cell table:number-columns-repeated="8"/>
          <table:table-cell table:style-name="ce3" table:formula="of:=SUM([.AX254];[.AY255];[.AZ256];[.BA257];[.BB258];[.BC259];[.BD260];[.BE261])" office:value-type="float" office:value="0" calcext:value-type="float">
            <text:p>0</text:p>
          </table:table-cell>
          <table:table-cell table:number-columns-repeated="8"/>
          <table:table-cell table:style-name="ce3" table:formula="of:=SUM([.BG254];[.BH255];[.BI256];[.BJ257];[.BK258];[.BL259];[.BM260];[.BN261])" office:value-type="float" office:value="0" calcext:value-type="float">
            <text:p>0</text:p>
          </table:table-cell>
          <table:table-cell table:number-columns-repeated="8"/>
          <table:table-cell table:style-name="ce3" table:formula="of:=SUM([.BP254];[.BQ255];[.BR256];[.BS257];[.BT258];[.BU259];[.BV260];[.BW261])" office:value-type="float" office:value="0" calcext:value-type="float">
            <text:p>0</text:p>
          </table:table-cell>
          <table:table-cell table:number-columns-repeated="8"/>
          <table:table-cell table:style-name="ce3" table:formula="of:=SUM([.BY254];[.BZ255];[.CA256];[.CB257];[.CC258];[.CD259];[.CE260];[.CF261])" office:value-type="float" office:value="0" calcext:value-type="float">
            <text:p>0</text:p>
          </table:table-cell>
          <table:table-cell table:number-columns-repeated="8"/>
          <table:table-cell table:style-name="ce3" table:formula="of:=SUM([.CH254];[.CI255];[.CJ256];[.CK257];[.CL258];[.CM259];[.CN260];[.CO261])" office:value-type="float" office:value="0" calcext:value-type="float">
            <text:p>0</text:p>
          </table:table-cell>
          <table:table-cell table:number-columns-repeated="8"/>
          <table:table-cell table:style-name="ce3" table:formula="of:=SUM([.CQ254];[.CR255];[.CS256];[.CT257];[.CU258];[.CV259];[.CW260];[.CX261])" office:value-type="float" office:value="0" calcext:value-type="float">
            <text:p>0</text:p>
          </table:table-cell>
          <table:table-cell table:number-columns-repeated="8"/>
          <table:table-cell table:style-name="ce3" table:formula="of:=SUM([.CZ254];[.DA255];[.DB256];[.DC257];[.DD258];[.DE259];[.DF260];[.DG261])" office:value-type="float" office:value="0" calcext:value-type="float">
            <text:p>0</text:p>
          </table:table-cell>
          <table:table-cell table:number-columns-repeated="8"/>
          <table:table-cell table:style-name="ce3" table:formula="of:=SUM([.DI254];[.DJ255];[.DK256];[.DL257];[.DM258];[.DN259];[.DO260];[.DP261])" office:value-type="float" office:value="0" calcext:value-type="float">
            <text:p>0</text:p>
          </table:table-cell>
          <table:table-cell table:number-columns-repeated="8"/>
          <table:table-cell table:style-name="ce3" table:formula="of:=SUM([.DR254];[.DS255];[.DT256];[.DU257];[.DV258];[.DW259];[.DX260];[.DY261])" office:value-type="float" office:value="0" calcext:value-type="float">
            <text:p>0</text:p>
          </table:table-cell>
          <table:table-cell table:number-columns-repeated="8"/>
          <table:table-cell table:style-name="ce3" table:formula="of:=SUM([.EA254];[.EB255];[.EC256];[.ED257];[.EE258];[.EF259];[.EG260];[.EH261])" office:value-type="float" office:value="0" calcext:value-type="float">
            <text:p>0</text:p>
          </table:table-cell>
          <table:table-cell table:number-columns-repeated="8"/>
          <table:table-cell table:style-name="ce3" table:formula="of:=SUM([.EJ254];[.EK255];[.EL256];[.EM257];[.EN258];[.EO259];[.EP260];[.EQ261])" office:value-type="float" office:value="0" calcext:value-type="float">
            <text:p>0</text:p>
          </table:table-cell>
          <table:table-cell table:number-columns-repeated="8"/>
          <table:table-cell table:style-name="ce3" table:formula="of:=SUM([.ES254];[.ET255];[.EU256];[.EV257];[.EW258];[.EX259];[.EY260];[.EZ261])" office:value-type="float" office:value="0" calcext:value-type="float">
            <text:p>0</text:p>
          </table:table-cell>
          <table:table-cell table:number-columns-repeated="8"/>
          <table:table-cell table:style-name="ce3" table:formula="of:=SUM([.FB254];[.FC255];[.FD256];[.FE257];[.FF258];[.FG259];[.FH260];[.FI261])" office:value-type="float" office:value="0" calcext:value-type="float">
            <text:p>0</text:p>
          </table:table-cell>
          <table:table-cell table:number-columns-repeated="8"/>
          <table:table-cell table:style-name="ce3" table:formula="of:=SUM([.FK254];[.FL255];[.FM256];[.FN257];[.FO258];[.FP259];[.FQ260];[.FR261])" office:value-type="float" office:value="0" calcext:value-type="float">
            <text:p>0</text:p>
          </table:table-cell>
          <table:table-cell table:number-columns-repeated="8"/>
          <table:table-cell table:style-name="ce3" table:formula="of:=SUM([.FT254];[.FU255];[.FV256];[.FW257];[.FX258];[.FY259];[.FZ260];[.GA261])" office:value-type="float" office:value="0" calcext:value-type="float">
            <text:p>0</text:p>
          </table:table-cell>
          <table:table-cell table:number-columns-repeated="8"/>
          <table:table-cell table:style-name="ce3" table:formula="of:=SUM([.GC254];[.GD255];[.GE256];[.GF257];[.GG258];[.GH259];[.GI260];[.GJ261])" office:value-type="float" office:value="0" calcext:value-type="float">
            <text:p>0</text:p>
          </table:table-cell>
          <table:table-cell table:number-columns-repeated="8"/>
          <table:table-cell table:style-name="ce3" table:formula="of:=SUM([.GL254];[.GM255];[.GN256];[.GO257];[.GP258];[.GQ259];[.GR260];[.GS261])" office:value-type="float" office:value="0" calcext:value-type="float">
            <text:p>0</text:p>
          </table:table-cell>
          <table:table-cell table:number-columns-repeated="8"/>
          <table:table-cell table:style-name="ce3" table:formula="of:=SUM([.GU254];[.GV255];[.GW256];[.GX257];[.GY258];[.GZ259];[.HA260];[.HB261])" office:value-type="float" office:value="0" calcext:value-type="float">
            <text:p>0</text:p>
          </table:table-cell>
          <table:table-cell table:number-columns-repeated="8"/>
          <table:table-cell table:style-name="ce3" table:formula="of:=SUM([.HD254];[.HE255];[.HF256];[.HG257];[.HH258];[.HI259];[.HJ260];[.HK261])" office:value-type="float" office:value="0" calcext:value-type="float">
            <text:p>0</text:p>
          </table:table-cell>
          <table:table-cell table:number-columns-repeated="8"/>
          <table:table-cell table:style-name="ce3" table:formula="of:=SUM([.HM254];[.HN255];[.HO256];[.HP257];[.HQ258];[.HR259];[.HS260];[.HT261])" office:value-type="float" office:value="0" calcext:value-type="float">
            <text:p>0</text:p>
          </table:table-cell>
          <table:table-cell table:number-columns-repeated="8"/>
          <table:table-cell table:style-name="ce3" table:formula="of:=SUM([.HV254];[.HW255];[.HX256];[.HY257];[.HZ258];[.IA259];[.IB260];[.IC261])" office:value-type="float" office:value="0" calcext:value-type="float">
            <text:p>0</text:p>
          </table:table-cell>
          <table:table-cell table:number-columns-repeated="8"/>
          <table:table-cell table:style-name="ce3" table:formula="of:=SUM([.IE254];[.IF255];[.IG256];[.IH257];[.II258];[.IJ259];[.IK260];[.IL261])" office:value-type="float" office:value="0" calcext:value-type="float">
            <text:p>0</text:p>
          </table:table-cell>
          <table:table-cell table:number-columns-repeated="8"/>
          <table:table-cell table:style-name="ce3" table:formula="of:=SUM([.IN254];[.IO255];[.IP256];[.IQ257];[.IR258];[.IS259];[.IT260];[.IU261])" office:value-type="float" office:value="0" calcext:value-type="float">
            <text:p>0</text:p>
          </table:table-cell>
          <table:table-cell table:number-columns-repeated="8"/>
          <table:table-cell table:style-name="ce3" table:formula="of:=SUM([.IW254];[.IX255];[.IY256];[.IZ257];[.JA258];[.JB259];[.JC260];[.JD261])" office:value-type="float" office:value="0" calcext:value-type="float">
            <text:p>0</text:p>
          </table:table-cell>
          <table:table-cell table:number-columns-repeated="8"/>
          <table:table-cell table:style-name="ce3" table:formula="of:=SUM([.JF254];[.JG255];[.JH256];[.JI257];[.JJ258];[.JK259];[.JL260];[.JM261])" office:value-type="float" office:value="0" calcext:value-type="float">
            <text:p>0</text:p>
          </table:table-cell>
          <table:table-cell table:number-columns-repeated="8"/>
          <table:table-cell table:style-name="ce3" table:formula="of:=SUM([.JO254];[.JP255];[.JQ256];[.JR257];[.JS258];[.JT259];[.JU260];[.JV26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254];[.KZ255];[.LA256];[.LB257];[.LC258];[.LD259];[.LE260];[.LF26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264];[.F265];[.G266];[.H267];[.I268];[.J269];[.K270];[.L271])" office:value-type="float" office:value="0" calcext:value-type="float">
            <text:p>0</text:p>
          </table:table-cell>
          <table:table-cell table:number-columns-repeated="8"/>
          <table:table-cell table:style-name="ce3" table:formula="of:=SUM([.N264];[.O265];[.P266];[.Q267];[.R268];[.S269];[.T270];[.U271])" office:value-type="float" office:value="0" calcext:value-type="float">
            <text:p>0</text:p>
          </table:table-cell>
          <table:table-cell table:number-columns-repeated="8"/>
          <table:table-cell table:style-name="ce3" table:formula="of:=SUM([.W264];[.X265];[.Y266];[.Z267];[.AA268];[.AB269];[.AC270];[.AD271])" office:value-type="float" office:value="0" calcext:value-type="float">
            <text:p>0</text:p>
          </table:table-cell>
          <table:table-cell table:number-columns-repeated="8"/>
          <table:table-cell table:style-name="ce3" table:formula="of:=SUM([.AF264];[.AG265];[.AH266];[.AI267];[.AJ268];[.AK269];[.AL270];[.AM271])" office:value-type="float" office:value="0" calcext:value-type="float">
            <text:p>0</text:p>
          </table:table-cell>
          <table:table-cell table:number-columns-repeated="8"/>
          <table:table-cell table:style-name="ce3" table:formula="of:=SUM([.AO264];[.AP265];[.AQ266];[.AR267];[.AS268];[.AT269];[.AU270];[.AV271])" office:value-type="float" office:value="0" calcext:value-type="float">
            <text:p>0</text:p>
          </table:table-cell>
          <table:table-cell table:number-columns-repeated="8"/>
          <table:table-cell table:style-name="ce3" table:formula="of:=SUM([.AX264];[.AY265];[.AZ266];[.BA267];[.BB268];[.BC269];[.BD270];[.BE271])" office:value-type="float" office:value="0" calcext:value-type="float">
            <text:p>0</text:p>
          </table:table-cell>
          <table:table-cell table:number-columns-repeated="8"/>
          <table:table-cell table:style-name="ce3" table:formula="of:=SUM([.BG264];[.BH265];[.BI266];[.BJ267];[.BK268];[.BL269];[.BM270];[.BN271])" office:value-type="float" office:value="0" calcext:value-type="float">
            <text:p>0</text:p>
          </table:table-cell>
          <table:table-cell table:number-columns-repeated="8"/>
          <table:table-cell table:style-name="ce3" table:formula="of:=SUM([.BP264];[.BQ265];[.BR266];[.BS267];[.BT268];[.BU269];[.BV270];[.BW271])" office:value-type="float" office:value="0" calcext:value-type="float">
            <text:p>0</text:p>
          </table:table-cell>
          <table:table-cell table:number-columns-repeated="8"/>
          <table:table-cell table:style-name="ce3" table:formula="of:=SUM([.BY264];[.BZ265];[.CA266];[.CB267];[.CC268];[.CD269];[.CE270];[.CF271])" office:value-type="float" office:value="0" calcext:value-type="float">
            <text:p>0</text:p>
          </table:table-cell>
          <table:table-cell table:number-columns-repeated="8"/>
          <table:table-cell table:style-name="ce3" table:formula="of:=SUM([.CH264];[.CI265];[.CJ266];[.CK267];[.CL268];[.CM269];[.CN270];[.CO271])" office:value-type="float" office:value="0" calcext:value-type="float">
            <text:p>0</text:p>
          </table:table-cell>
          <table:table-cell table:number-columns-repeated="8"/>
          <table:table-cell table:style-name="ce3" table:formula="of:=SUM([.CQ264];[.CR265];[.CS266];[.CT267];[.CU268];[.CV269];[.CW270];[.CX271])" office:value-type="float" office:value="0" calcext:value-type="float">
            <text:p>0</text:p>
          </table:table-cell>
          <table:table-cell table:number-columns-repeated="8"/>
          <table:table-cell table:style-name="ce3" table:formula="of:=SUM([.CZ264];[.DA265];[.DB266];[.DC267];[.DD268];[.DE269];[.DF270];[.DG271])" office:value-type="float" office:value="0" calcext:value-type="float">
            <text:p>0</text:p>
          </table:table-cell>
          <table:table-cell table:number-columns-repeated="8"/>
          <table:table-cell table:style-name="ce3" table:formula="of:=SUM([.DI264];[.DJ265];[.DK266];[.DL267];[.DM268];[.DN269];[.DO270];[.DP271])" office:value-type="float" office:value="0" calcext:value-type="float">
            <text:p>0</text:p>
          </table:table-cell>
          <table:table-cell table:number-columns-repeated="8"/>
          <table:table-cell table:style-name="ce3" table:formula="of:=SUM([.DR264];[.DS265];[.DT266];[.DU267];[.DV268];[.DW269];[.DX270];[.DY271])" office:value-type="float" office:value="0" calcext:value-type="float">
            <text:p>0</text:p>
          </table:table-cell>
          <table:table-cell table:number-columns-repeated="8"/>
          <table:table-cell table:style-name="ce3" table:formula="of:=SUM([.EA264];[.EB265];[.EC266];[.ED267];[.EE268];[.EF269];[.EG270];[.EH271])" office:value-type="float" office:value="0" calcext:value-type="float">
            <text:p>0</text:p>
          </table:table-cell>
          <table:table-cell table:number-columns-repeated="8"/>
          <table:table-cell table:style-name="ce3" table:formula="of:=SUM([.EJ264];[.EK265];[.EL266];[.EM267];[.EN268];[.EO269];[.EP270];[.EQ271])" office:value-type="float" office:value="0" calcext:value-type="float">
            <text:p>0</text:p>
          </table:table-cell>
          <table:table-cell table:number-columns-repeated="8"/>
          <table:table-cell table:style-name="ce3" table:formula="of:=SUM([.ES264];[.ET265];[.EU266];[.EV267];[.EW268];[.EX269];[.EY270];[.EZ271])" office:value-type="float" office:value="0" calcext:value-type="float">
            <text:p>0</text:p>
          </table:table-cell>
          <table:table-cell table:number-columns-repeated="8"/>
          <table:table-cell table:style-name="ce3" table:formula="of:=SUM([.FB264];[.FC265];[.FD266];[.FE267];[.FF268];[.FG269];[.FH270];[.FI271])" office:value-type="float" office:value="0" calcext:value-type="float">
            <text:p>0</text:p>
          </table:table-cell>
          <table:table-cell table:number-columns-repeated="8"/>
          <table:table-cell table:style-name="ce3" table:formula="of:=SUM([.FK264];[.FL265];[.FM266];[.FN267];[.FO268];[.FP269];[.FQ270];[.FR271])" office:value-type="float" office:value="0" calcext:value-type="float">
            <text:p>0</text:p>
          </table:table-cell>
          <table:table-cell table:number-columns-repeated="8"/>
          <table:table-cell table:style-name="ce3" table:formula="of:=SUM([.FT264];[.FU265];[.FV266];[.FW267];[.FX268];[.FY269];[.FZ270];[.GA271])" office:value-type="float" office:value="0" calcext:value-type="float">
            <text:p>0</text:p>
          </table:table-cell>
          <table:table-cell table:number-columns-repeated="8"/>
          <table:table-cell table:style-name="ce3" table:formula="of:=SUM([.GC264];[.GD265];[.GE266];[.GF267];[.GG268];[.GH269];[.GI270];[.GJ271])" office:value-type="float" office:value="0" calcext:value-type="float">
            <text:p>0</text:p>
          </table:table-cell>
          <table:table-cell table:number-columns-repeated="8"/>
          <table:table-cell table:style-name="ce3" table:formula="of:=SUM([.GL264];[.GM265];[.GN266];[.GO267];[.GP268];[.GQ269];[.GR270];[.GS271])" office:value-type="float" office:value="0" calcext:value-type="float">
            <text:p>0</text:p>
          </table:table-cell>
          <table:table-cell table:number-columns-repeated="8"/>
          <table:table-cell table:style-name="ce3" table:formula="of:=SUM([.GU264];[.GV265];[.GW266];[.GX267];[.GY268];[.GZ269];[.HA270];[.HB271])" office:value-type="float" office:value="0" calcext:value-type="float">
            <text:p>0</text:p>
          </table:table-cell>
          <table:table-cell table:number-columns-repeated="8"/>
          <table:table-cell table:style-name="ce3" table:formula="of:=SUM([.HD264];[.HE265];[.HF266];[.HG267];[.HH268];[.HI269];[.HJ270];[.HK271])" office:value-type="float" office:value="0" calcext:value-type="float">
            <text:p>0</text:p>
          </table:table-cell>
          <table:table-cell table:number-columns-repeated="8"/>
          <table:table-cell table:style-name="ce3" table:formula="of:=SUM([.HM264];[.HN265];[.HO266];[.HP267];[.HQ268];[.HR269];[.HS270];[.HT271])" office:value-type="float" office:value="0" calcext:value-type="float">
            <text:p>0</text:p>
          </table:table-cell>
          <table:table-cell table:number-columns-repeated="8"/>
          <table:table-cell table:style-name="ce3" table:formula="of:=SUM([.HV264];[.HW265];[.HX266];[.HY267];[.HZ268];[.IA269];[.IB270];[.IC271])" office:value-type="float" office:value="0" calcext:value-type="float">
            <text:p>0</text:p>
          </table:table-cell>
          <table:table-cell table:number-columns-repeated="8"/>
          <table:table-cell table:style-name="ce3" table:formula="of:=SUM([.IE264];[.IF265];[.IG266];[.IH267];[.II268];[.IJ269];[.IK270];[.IL271])" office:value-type="float" office:value="0" calcext:value-type="float">
            <text:p>0</text:p>
          </table:table-cell>
          <table:table-cell table:number-columns-repeated="8"/>
          <table:table-cell table:style-name="ce3" table:formula="of:=SUM([.IN264];[.IO265];[.IP266];[.IQ267];[.IR268];[.IS269];[.IT270];[.IU271])" office:value-type="float" office:value="0" calcext:value-type="float">
            <text:p>0</text:p>
          </table:table-cell>
          <table:table-cell table:number-columns-repeated="8"/>
          <table:table-cell table:style-name="ce3" table:formula="of:=SUM([.IW264];[.IX265];[.IY266];[.IZ267];[.JA268];[.JB269];[.JC270];[.JD271])" office:value-type="float" office:value="0" calcext:value-type="float">
            <text:p>0</text:p>
          </table:table-cell>
          <table:table-cell table:number-columns-repeated="8"/>
          <table:table-cell table:style-name="ce3" table:formula="of:=SUM([.JF264];[.JG265];[.JH266];[.JI267];[.JJ268];[.JK269];[.JL270];[.JM271])" office:value-type="float" office:value="0" calcext:value-type="float">
            <text:p>0</text:p>
          </table:table-cell>
          <table:table-cell table:number-columns-repeated="8"/>
          <table:table-cell table:style-name="ce3" table:formula="of:=SUM([.JO264];[.JP265];[.JQ266];[.JR267];[.JS268];[.JT269];[.JU270];[.JV27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264];[.KZ265];[.LA266];[.LB267];[.LC268];[.LD269];[.LE270];[.LF27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274];[.F275];[.G276];[.H277];[.I278];[.J279];[.K280];[.L281])" office:value-type="float" office:value="0" calcext:value-type="float">
            <text:p>0</text:p>
          </table:table-cell>
          <table:table-cell table:number-columns-repeated="8"/>
          <table:table-cell table:style-name="ce3" table:formula="of:=SUM([.N274];[.O275];[.P276];[.Q277];[.R278];[.S279];[.T280];[.U281])" office:value-type="float" office:value="0" calcext:value-type="float">
            <text:p>0</text:p>
          </table:table-cell>
          <table:table-cell table:number-columns-repeated="8"/>
          <table:table-cell table:style-name="ce3" table:formula="of:=SUM([.W274];[.X275];[.Y276];[.Z277];[.AA278];[.AB279];[.AC280];[.AD281])" office:value-type="float" office:value="0" calcext:value-type="float">
            <text:p>0</text:p>
          </table:table-cell>
          <table:table-cell table:number-columns-repeated="8"/>
          <table:table-cell table:style-name="ce3" table:formula="of:=SUM([.AF274];[.AG275];[.AH276];[.AI277];[.AJ278];[.AK279];[.AL280];[.AM281])" office:value-type="float" office:value="0" calcext:value-type="float">
            <text:p>0</text:p>
          </table:table-cell>
          <table:table-cell table:number-columns-repeated="8"/>
          <table:table-cell table:style-name="ce3" table:formula="of:=SUM([.AO274];[.AP275];[.AQ276];[.AR277];[.AS278];[.AT279];[.AU280];[.AV281])" office:value-type="float" office:value="0" calcext:value-type="float">
            <text:p>0</text:p>
          </table:table-cell>
          <table:table-cell table:number-columns-repeated="8"/>
          <table:table-cell table:style-name="ce3" table:formula="of:=SUM([.AX274];[.AY275];[.AZ276];[.BA277];[.BB278];[.BC279];[.BD280];[.BE281])" office:value-type="float" office:value="0" calcext:value-type="float">
            <text:p>0</text:p>
          </table:table-cell>
          <table:table-cell table:number-columns-repeated="8"/>
          <table:table-cell table:style-name="ce3" table:formula="of:=SUM([.BG274];[.BH275];[.BI276];[.BJ277];[.BK278];[.BL279];[.BM280];[.BN281])" office:value-type="float" office:value="0" calcext:value-type="float">
            <text:p>0</text:p>
          </table:table-cell>
          <table:table-cell table:number-columns-repeated="8"/>
          <table:table-cell table:style-name="ce3" table:formula="of:=SUM([.BP274];[.BQ275];[.BR276];[.BS277];[.BT278];[.BU279];[.BV280];[.BW281])" office:value-type="float" office:value="0" calcext:value-type="float">
            <text:p>0</text:p>
          </table:table-cell>
          <table:table-cell table:number-columns-repeated="8"/>
          <table:table-cell table:style-name="ce3" table:formula="of:=SUM([.BY274];[.BZ275];[.CA276];[.CB277];[.CC278];[.CD279];[.CE280];[.CF281])" office:value-type="float" office:value="0" calcext:value-type="float">
            <text:p>0</text:p>
          </table:table-cell>
          <table:table-cell table:number-columns-repeated="8"/>
          <table:table-cell table:style-name="ce3" table:formula="of:=SUM([.CH274];[.CI275];[.CJ276];[.CK277];[.CL278];[.CM279];[.CN280];[.CO281])" office:value-type="float" office:value="0" calcext:value-type="float">
            <text:p>0</text:p>
          </table:table-cell>
          <table:table-cell table:number-columns-repeated="8"/>
          <table:table-cell table:style-name="ce3" table:formula="of:=SUM([.CQ274];[.CR275];[.CS276];[.CT277];[.CU278];[.CV279];[.CW280];[.CX281])" office:value-type="float" office:value="0" calcext:value-type="float">
            <text:p>0</text:p>
          </table:table-cell>
          <table:table-cell table:number-columns-repeated="8"/>
          <table:table-cell table:style-name="ce3" table:formula="of:=SUM([.CZ274];[.DA275];[.DB276];[.DC277];[.DD278];[.DE279];[.DF280];[.DG281])" office:value-type="float" office:value="0" calcext:value-type="float">
            <text:p>0</text:p>
          </table:table-cell>
          <table:table-cell table:number-columns-repeated="8"/>
          <table:table-cell table:style-name="ce3" table:formula="of:=SUM([.DI274];[.DJ275];[.DK276];[.DL277];[.DM278];[.DN279];[.DO280];[.DP281])" office:value-type="float" office:value="0" calcext:value-type="float">
            <text:p>0</text:p>
          </table:table-cell>
          <table:table-cell table:number-columns-repeated="8"/>
          <table:table-cell table:style-name="ce3" table:formula="of:=SUM([.DR274];[.DS275];[.DT276];[.DU277];[.DV278];[.DW279];[.DX280];[.DY281])" office:value-type="float" office:value="0" calcext:value-type="float">
            <text:p>0</text:p>
          </table:table-cell>
          <table:table-cell table:number-columns-repeated="8"/>
          <table:table-cell table:style-name="ce3" table:formula="of:=SUM([.EA274];[.EB275];[.EC276];[.ED277];[.EE278];[.EF279];[.EG280];[.EH281])" office:value-type="float" office:value="0" calcext:value-type="float">
            <text:p>0</text:p>
          </table:table-cell>
          <table:table-cell table:number-columns-repeated="8"/>
          <table:table-cell table:style-name="ce3" table:formula="of:=SUM([.EJ274];[.EK275];[.EL276];[.EM277];[.EN278];[.EO279];[.EP280];[.EQ281])" office:value-type="float" office:value="0" calcext:value-type="float">
            <text:p>0</text:p>
          </table:table-cell>
          <table:table-cell table:number-columns-repeated="8"/>
          <table:table-cell table:style-name="ce3" table:formula="of:=SUM([.ES274];[.ET275];[.EU276];[.EV277];[.EW278];[.EX279];[.EY280];[.EZ281])" office:value-type="float" office:value="0" calcext:value-type="float">
            <text:p>0</text:p>
          </table:table-cell>
          <table:table-cell table:number-columns-repeated="8"/>
          <table:table-cell table:style-name="ce3" table:formula="of:=SUM([.FB274];[.FC275];[.FD276];[.FE277];[.FF278];[.FG279];[.FH280];[.FI281])" office:value-type="float" office:value="0" calcext:value-type="float">
            <text:p>0</text:p>
          </table:table-cell>
          <table:table-cell table:number-columns-repeated="8"/>
          <table:table-cell table:style-name="ce3" table:formula="of:=SUM([.FK274];[.FL275];[.FM276];[.FN277];[.FO278];[.FP279];[.FQ280];[.FR281])" office:value-type="float" office:value="0" calcext:value-type="float">
            <text:p>0</text:p>
          </table:table-cell>
          <table:table-cell table:number-columns-repeated="8"/>
          <table:table-cell table:style-name="ce3" table:formula="of:=SUM([.FT274];[.FU275];[.FV276];[.FW277];[.FX278];[.FY279];[.FZ280];[.GA281])" office:value-type="float" office:value="0" calcext:value-type="float">
            <text:p>0</text:p>
          </table:table-cell>
          <table:table-cell table:number-columns-repeated="8"/>
          <table:table-cell table:style-name="ce3" table:formula="of:=SUM([.GC274];[.GD275];[.GE276];[.GF277];[.GG278];[.GH279];[.GI280];[.GJ281])" office:value-type="float" office:value="0" calcext:value-type="float">
            <text:p>0</text:p>
          </table:table-cell>
          <table:table-cell table:number-columns-repeated="8"/>
          <table:table-cell table:style-name="ce3" table:formula="of:=SUM([.GL274];[.GM275];[.GN276];[.GO277];[.GP278];[.GQ279];[.GR280];[.GS281])" office:value-type="float" office:value="0" calcext:value-type="float">
            <text:p>0</text:p>
          </table:table-cell>
          <table:table-cell table:number-columns-repeated="8"/>
          <table:table-cell table:style-name="ce3" table:formula="of:=SUM([.GU274];[.GV275];[.GW276];[.GX277];[.GY278];[.GZ279];[.HA280];[.HB281])" office:value-type="float" office:value="0" calcext:value-type="float">
            <text:p>0</text:p>
          </table:table-cell>
          <table:table-cell table:number-columns-repeated="8"/>
          <table:table-cell table:style-name="ce3" table:formula="of:=SUM([.HD274];[.HE275];[.HF276];[.HG277];[.HH278];[.HI279];[.HJ280];[.HK281])" office:value-type="float" office:value="0" calcext:value-type="float">
            <text:p>0</text:p>
          </table:table-cell>
          <table:table-cell table:number-columns-repeated="8"/>
          <table:table-cell table:style-name="ce3" table:formula="of:=SUM([.HM274];[.HN275];[.HO276];[.HP277];[.HQ278];[.HR279];[.HS280];[.HT281])" office:value-type="float" office:value="0" calcext:value-type="float">
            <text:p>0</text:p>
          </table:table-cell>
          <table:table-cell table:number-columns-repeated="8"/>
          <table:table-cell table:style-name="ce3" table:formula="of:=SUM([.HV274];[.HW275];[.HX276];[.HY277];[.HZ278];[.IA279];[.IB280];[.IC281])" office:value-type="float" office:value="0" calcext:value-type="float">
            <text:p>0</text:p>
          </table:table-cell>
          <table:table-cell table:number-columns-repeated="8"/>
          <table:table-cell table:style-name="ce3" table:formula="of:=SUM([.IE274];[.IF275];[.IG276];[.IH277];[.II278];[.IJ279];[.IK280];[.IL281])" office:value-type="float" office:value="0" calcext:value-type="float">
            <text:p>0</text:p>
          </table:table-cell>
          <table:table-cell table:number-columns-repeated="8"/>
          <table:table-cell table:style-name="ce3" table:formula="of:=SUM([.IN274];[.IO275];[.IP276];[.IQ277];[.IR278];[.IS279];[.IT280];[.IU281])" office:value-type="float" office:value="0" calcext:value-type="float">
            <text:p>0</text:p>
          </table:table-cell>
          <table:table-cell table:number-columns-repeated="8"/>
          <table:table-cell table:style-name="ce3" table:formula="of:=SUM([.IW274];[.IX275];[.IY276];[.IZ277];[.JA278];[.JB279];[.JC280];[.JD281])" office:value-type="float" office:value="0" calcext:value-type="float">
            <text:p>0</text:p>
          </table:table-cell>
          <table:table-cell table:number-columns-repeated="8"/>
          <table:table-cell table:style-name="ce3" table:formula="of:=SUM([.JF274];[.JG275];[.JH276];[.JI277];[.JJ278];[.JK279];[.JL280];[.JM281])" office:value-type="float" office:value="0" calcext:value-type="float">
            <text:p>0</text:p>
          </table:table-cell>
          <table:table-cell table:number-columns-repeated="8"/>
          <table:table-cell table:style-name="ce3" table:formula="of:=SUM([.JO274];[.JP275];[.JQ276];[.JR277];[.JS278];[.JT279];[.JU280];[.JV28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274];[.KZ275];[.LA276];[.LB277];[.LC278];[.LD279];[.LE280];[.LF28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284];[.F285];[.G286];[.H287];[.I288];[.J289];[.K290];[.L291])" office:value-type="float" office:value="0" calcext:value-type="float">
            <text:p>0</text:p>
          </table:table-cell>
          <table:table-cell table:number-columns-repeated="8"/>
          <table:table-cell table:style-name="ce3" table:formula="of:=SUM([.N284];[.O285];[.P286];[.Q287];[.R288];[.S289];[.T290];[.U291])" office:value-type="float" office:value="0" calcext:value-type="float">
            <text:p>0</text:p>
          </table:table-cell>
          <table:table-cell table:number-columns-repeated="8"/>
          <table:table-cell table:style-name="ce3" table:formula="of:=SUM([.W284];[.X285];[.Y286];[.Z287];[.AA288];[.AB289];[.AC290];[.AD291])" office:value-type="float" office:value="0" calcext:value-type="float">
            <text:p>0</text:p>
          </table:table-cell>
          <table:table-cell table:number-columns-repeated="8"/>
          <table:table-cell table:style-name="ce3" table:formula="of:=SUM([.AF284];[.AG285];[.AH286];[.AI287];[.AJ288];[.AK289];[.AL290];[.AM291])" office:value-type="float" office:value="0" calcext:value-type="float">
            <text:p>0</text:p>
          </table:table-cell>
          <table:table-cell table:number-columns-repeated="8"/>
          <table:table-cell table:style-name="ce3" table:formula="of:=SUM([.AO284];[.AP285];[.AQ286];[.AR287];[.AS288];[.AT289];[.AU290];[.AV291])" office:value-type="float" office:value="0" calcext:value-type="float">
            <text:p>0</text:p>
          </table:table-cell>
          <table:table-cell table:number-columns-repeated="8"/>
          <table:table-cell table:style-name="ce3" table:formula="of:=SUM([.AX284];[.AY285];[.AZ286];[.BA287];[.BB288];[.BC289];[.BD290];[.BE291])" office:value-type="float" office:value="0" calcext:value-type="float">
            <text:p>0</text:p>
          </table:table-cell>
          <table:table-cell table:number-columns-repeated="8"/>
          <table:table-cell table:style-name="ce3" table:formula="of:=SUM([.BG284];[.BH285];[.BI286];[.BJ287];[.BK288];[.BL289];[.BM290];[.BN291])" office:value-type="float" office:value="0" calcext:value-type="float">
            <text:p>0</text:p>
          </table:table-cell>
          <table:table-cell table:number-columns-repeated="8"/>
          <table:table-cell table:style-name="ce3" table:formula="of:=SUM([.BP284];[.BQ285];[.BR286];[.BS287];[.BT288];[.BU289];[.BV290];[.BW291])" office:value-type="float" office:value="0" calcext:value-type="float">
            <text:p>0</text:p>
          </table:table-cell>
          <table:table-cell table:number-columns-repeated="8"/>
          <table:table-cell table:style-name="ce3" table:formula="of:=SUM([.BY284];[.BZ285];[.CA286];[.CB287];[.CC288];[.CD289];[.CE290];[.CF291])" office:value-type="float" office:value="0" calcext:value-type="float">
            <text:p>0</text:p>
          </table:table-cell>
          <table:table-cell table:number-columns-repeated="8"/>
          <table:table-cell table:style-name="ce3" table:formula="of:=SUM([.CH284];[.CI285];[.CJ286];[.CK287];[.CL288];[.CM289];[.CN290];[.CO291])" office:value-type="float" office:value="0" calcext:value-type="float">
            <text:p>0</text:p>
          </table:table-cell>
          <table:table-cell table:number-columns-repeated="8"/>
          <table:table-cell table:style-name="ce3" table:formula="of:=SUM([.CQ284];[.CR285];[.CS286];[.CT287];[.CU288];[.CV289];[.CW290];[.CX291])" office:value-type="float" office:value="0" calcext:value-type="float">
            <text:p>0</text:p>
          </table:table-cell>
          <table:table-cell table:number-columns-repeated="8"/>
          <table:table-cell table:style-name="ce3" table:formula="of:=SUM([.CZ284];[.DA285];[.DB286];[.DC287];[.DD288];[.DE289];[.DF290];[.DG291])" office:value-type="float" office:value="0" calcext:value-type="float">
            <text:p>0</text:p>
          </table:table-cell>
          <table:table-cell table:number-columns-repeated="8"/>
          <table:table-cell table:style-name="ce3" table:formula="of:=SUM([.DI284];[.DJ285];[.DK286];[.DL287];[.DM288];[.DN289];[.DO290];[.DP291])" office:value-type="float" office:value="0" calcext:value-type="float">
            <text:p>0</text:p>
          </table:table-cell>
          <table:table-cell table:number-columns-repeated="8"/>
          <table:table-cell table:style-name="ce3" table:formula="of:=SUM([.DR284];[.DS285];[.DT286];[.DU287];[.DV288];[.DW289];[.DX290];[.DY291])" office:value-type="float" office:value="0" calcext:value-type="float">
            <text:p>0</text:p>
          </table:table-cell>
          <table:table-cell table:number-columns-repeated="8"/>
          <table:table-cell table:style-name="ce3" table:formula="of:=SUM([.EA284];[.EB285];[.EC286];[.ED287];[.EE288];[.EF289];[.EG290];[.EH291])" office:value-type="float" office:value="0" calcext:value-type="float">
            <text:p>0</text:p>
          </table:table-cell>
          <table:table-cell table:number-columns-repeated="8"/>
          <table:table-cell table:style-name="ce3" table:formula="of:=SUM([.EJ284];[.EK285];[.EL286];[.EM287];[.EN288];[.EO289];[.EP290];[.EQ291])" office:value-type="float" office:value="0" calcext:value-type="float">
            <text:p>0</text:p>
          </table:table-cell>
          <table:table-cell table:number-columns-repeated="8"/>
          <table:table-cell table:style-name="ce3" table:formula="of:=SUM([.ES284];[.ET285];[.EU286];[.EV287];[.EW288];[.EX289];[.EY290];[.EZ291])" office:value-type="float" office:value="0" calcext:value-type="float">
            <text:p>0</text:p>
          </table:table-cell>
          <table:table-cell table:number-columns-repeated="8"/>
          <table:table-cell table:style-name="ce3" table:formula="of:=SUM([.FB284];[.FC285];[.FD286];[.FE287];[.FF288];[.FG289];[.FH290];[.FI291])" office:value-type="float" office:value="0" calcext:value-type="float">
            <text:p>0</text:p>
          </table:table-cell>
          <table:table-cell table:number-columns-repeated="8"/>
          <table:table-cell table:style-name="ce3" table:formula="of:=SUM([.FK284];[.FL285];[.FM286];[.FN287];[.FO288];[.FP289];[.FQ290];[.FR291])" office:value-type="float" office:value="0" calcext:value-type="float">
            <text:p>0</text:p>
          </table:table-cell>
          <table:table-cell table:number-columns-repeated="8"/>
          <table:table-cell table:style-name="ce3" table:formula="of:=SUM([.FT284];[.FU285];[.FV286];[.FW287];[.FX288];[.FY289];[.FZ290];[.GA291])" office:value-type="float" office:value="0" calcext:value-type="float">
            <text:p>0</text:p>
          </table:table-cell>
          <table:table-cell table:number-columns-repeated="8"/>
          <table:table-cell table:style-name="ce3" table:formula="of:=SUM([.GC284];[.GD285];[.GE286];[.GF287];[.GG288];[.GH289];[.GI290];[.GJ291])" office:value-type="float" office:value="0" calcext:value-type="float">
            <text:p>0</text:p>
          </table:table-cell>
          <table:table-cell table:number-columns-repeated="8"/>
          <table:table-cell table:style-name="ce3" table:formula="of:=SUM([.GL284];[.GM285];[.GN286];[.GO287];[.GP288];[.GQ289];[.GR290];[.GS291])" office:value-type="float" office:value="0" calcext:value-type="float">
            <text:p>0</text:p>
          </table:table-cell>
          <table:table-cell table:number-columns-repeated="8"/>
          <table:table-cell table:style-name="ce3" table:formula="of:=SUM([.GU284];[.GV285];[.GW286];[.GX287];[.GY288];[.GZ289];[.HA290];[.HB291])" office:value-type="float" office:value="0" calcext:value-type="float">
            <text:p>0</text:p>
          </table:table-cell>
          <table:table-cell table:number-columns-repeated="8"/>
          <table:table-cell table:style-name="ce3" table:formula="of:=SUM([.HD284];[.HE285];[.HF286];[.HG287];[.HH288];[.HI289];[.HJ290];[.HK291])" office:value-type="float" office:value="0" calcext:value-type="float">
            <text:p>0</text:p>
          </table:table-cell>
          <table:table-cell table:number-columns-repeated="8"/>
          <table:table-cell table:style-name="ce3" table:formula="of:=SUM([.HM284];[.HN285];[.HO286];[.HP287];[.HQ288];[.HR289];[.HS290];[.HT291])" office:value-type="float" office:value="0" calcext:value-type="float">
            <text:p>0</text:p>
          </table:table-cell>
          <table:table-cell table:number-columns-repeated="8"/>
          <table:table-cell table:style-name="ce3" table:formula="of:=SUM([.HV284];[.HW285];[.HX286];[.HY287];[.HZ288];[.IA289];[.IB290];[.IC291])" office:value-type="float" office:value="0" calcext:value-type="float">
            <text:p>0</text:p>
          </table:table-cell>
          <table:table-cell table:number-columns-repeated="8"/>
          <table:table-cell table:style-name="ce3" table:formula="of:=SUM([.IE284];[.IF285];[.IG286];[.IH287];[.II288];[.IJ289];[.IK290];[.IL291])" office:value-type="float" office:value="0" calcext:value-type="float">
            <text:p>0</text:p>
          </table:table-cell>
          <table:table-cell table:number-columns-repeated="8"/>
          <table:table-cell table:style-name="ce3" table:formula="of:=SUM([.IN284];[.IO285];[.IP286];[.IQ287];[.IR288];[.IS289];[.IT290];[.IU291])" office:value-type="float" office:value="0" calcext:value-type="float">
            <text:p>0</text:p>
          </table:table-cell>
          <table:table-cell table:number-columns-repeated="8"/>
          <table:table-cell table:style-name="ce3" table:formula="of:=SUM([.IW284];[.IX285];[.IY286];[.IZ287];[.JA288];[.JB289];[.JC290];[.JD291])" office:value-type="float" office:value="0" calcext:value-type="float">
            <text:p>0</text:p>
          </table:table-cell>
          <table:table-cell table:number-columns-repeated="8"/>
          <table:table-cell table:style-name="ce3" table:formula="of:=SUM([.JF284];[.JG285];[.JH286];[.JI287];[.JJ288];[.JK289];[.JL290];[.JM291])" office:value-type="float" office:value="0" calcext:value-type="float">
            <text:p>0</text:p>
          </table:table-cell>
          <table:table-cell table:number-columns-repeated="8"/>
          <table:table-cell table:style-name="ce3" table:formula="of:=SUM([.JO284];[.JP285];[.JQ286];[.JR287];[.JS288];[.JT289];[.JU290];[.JV29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284];[.KZ285];[.LA286];[.LB287];[.LC288];[.LD289];[.LE290];[.LF29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294];[.F295];[.G296];[.H297];[.I298];[.J299];[.K300];[.L301])" office:value-type="float" office:value="0" calcext:value-type="float">
            <text:p>0</text:p>
          </table:table-cell>
          <table:table-cell table:number-columns-repeated="8"/>
          <table:table-cell table:style-name="ce3" table:formula="of:=SUM([.N294];[.O295];[.P296];[.Q297];[.R298];[.S299];[.T300];[.U301])" office:value-type="float" office:value="0" calcext:value-type="float">
            <text:p>0</text:p>
          </table:table-cell>
          <table:table-cell table:number-columns-repeated="8"/>
          <table:table-cell table:style-name="ce3" table:formula="of:=SUM([.W294];[.X295];[.Y296];[.Z297];[.AA298];[.AB299];[.AC300];[.AD301])" office:value-type="float" office:value="0" calcext:value-type="float">
            <text:p>0</text:p>
          </table:table-cell>
          <table:table-cell table:number-columns-repeated="8"/>
          <table:table-cell table:style-name="ce3" table:formula="of:=SUM([.AF294];[.AG295];[.AH296];[.AI297];[.AJ298];[.AK299];[.AL300];[.AM301])" office:value-type="float" office:value="0" calcext:value-type="float">
            <text:p>0</text:p>
          </table:table-cell>
          <table:table-cell table:number-columns-repeated="8"/>
          <table:table-cell table:style-name="ce3" table:formula="of:=SUM([.AO294];[.AP295];[.AQ296];[.AR297];[.AS298];[.AT299];[.AU300];[.AV301])" office:value-type="float" office:value="0" calcext:value-type="float">
            <text:p>0</text:p>
          </table:table-cell>
          <table:table-cell table:number-columns-repeated="8"/>
          <table:table-cell table:style-name="ce3" table:formula="of:=SUM([.AX294];[.AY295];[.AZ296];[.BA297];[.BB298];[.BC299];[.BD300];[.BE301])" office:value-type="float" office:value="0" calcext:value-type="float">
            <text:p>0</text:p>
          </table:table-cell>
          <table:table-cell table:number-columns-repeated="8"/>
          <table:table-cell table:style-name="ce3" table:formula="of:=SUM([.BG294];[.BH295];[.BI296];[.BJ297];[.BK298];[.BL299];[.BM300];[.BN301])" office:value-type="float" office:value="0" calcext:value-type="float">
            <text:p>0</text:p>
          </table:table-cell>
          <table:table-cell table:number-columns-repeated="8"/>
          <table:table-cell table:style-name="ce3" table:formula="of:=SUM([.BP294];[.BQ295];[.BR296];[.BS297];[.BT298];[.BU299];[.BV300];[.BW301])" office:value-type="float" office:value="0" calcext:value-type="float">
            <text:p>0</text:p>
          </table:table-cell>
          <table:table-cell table:number-columns-repeated="8"/>
          <table:table-cell table:style-name="ce3" table:formula="of:=SUM([.BY294];[.BZ295];[.CA296];[.CB297];[.CC298];[.CD299];[.CE300];[.CF301])" office:value-type="float" office:value="0" calcext:value-type="float">
            <text:p>0</text:p>
          </table:table-cell>
          <table:table-cell table:number-columns-repeated="8"/>
          <table:table-cell table:style-name="ce3" table:formula="of:=SUM([.CH294];[.CI295];[.CJ296];[.CK297];[.CL298];[.CM299];[.CN300];[.CO301])" office:value-type="float" office:value="0" calcext:value-type="float">
            <text:p>0</text:p>
          </table:table-cell>
          <table:table-cell table:number-columns-repeated="8"/>
          <table:table-cell table:style-name="ce3" table:formula="of:=SUM([.CQ294];[.CR295];[.CS296];[.CT297];[.CU298];[.CV299];[.CW300];[.CX301])" office:value-type="float" office:value="0" calcext:value-type="float">
            <text:p>0</text:p>
          </table:table-cell>
          <table:table-cell table:number-columns-repeated="8"/>
          <table:table-cell table:style-name="ce3" table:formula="of:=SUM([.CZ294];[.DA295];[.DB296];[.DC297];[.DD298];[.DE299];[.DF300];[.DG301])" office:value-type="float" office:value="0" calcext:value-type="float">
            <text:p>0</text:p>
          </table:table-cell>
          <table:table-cell table:number-columns-repeated="8"/>
          <table:table-cell table:style-name="ce3" table:formula="of:=SUM([.DI294];[.DJ295];[.DK296];[.DL297];[.DM298];[.DN299];[.DO300];[.DP301])" office:value-type="float" office:value="0" calcext:value-type="float">
            <text:p>0</text:p>
          </table:table-cell>
          <table:table-cell table:number-columns-repeated="8"/>
          <table:table-cell table:style-name="ce3" table:formula="of:=SUM([.DR294];[.DS295];[.DT296];[.DU297];[.DV298];[.DW299];[.DX300];[.DY301])" office:value-type="float" office:value="0" calcext:value-type="float">
            <text:p>0</text:p>
          </table:table-cell>
          <table:table-cell table:number-columns-repeated="8"/>
          <table:table-cell table:style-name="ce3" table:formula="of:=SUM([.EA294];[.EB295];[.EC296];[.ED297];[.EE298];[.EF299];[.EG300];[.EH301])" office:value-type="float" office:value="0" calcext:value-type="float">
            <text:p>0</text:p>
          </table:table-cell>
          <table:table-cell table:number-columns-repeated="8"/>
          <table:table-cell table:style-name="ce3" table:formula="of:=SUM([.EJ294];[.EK295];[.EL296];[.EM297];[.EN298];[.EO299];[.EP300];[.EQ301])" office:value-type="float" office:value="0" calcext:value-type="float">
            <text:p>0</text:p>
          </table:table-cell>
          <table:table-cell table:number-columns-repeated="8"/>
          <table:table-cell table:style-name="ce3" table:formula="of:=SUM([.ES294];[.ET295];[.EU296];[.EV297];[.EW298];[.EX299];[.EY300];[.EZ301])" office:value-type="float" office:value="0" calcext:value-type="float">
            <text:p>0</text:p>
          </table:table-cell>
          <table:table-cell table:number-columns-repeated="8"/>
          <table:table-cell table:style-name="ce3" table:formula="of:=SUM([.FB294];[.FC295];[.FD296];[.FE297];[.FF298];[.FG299];[.FH300];[.FI301])" office:value-type="float" office:value="0" calcext:value-type="float">
            <text:p>0</text:p>
          </table:table-cell>
          <table:table-cell table:number-columns-repeated="8"/>
          <table:table-cell table:style-name="ce3" table:formula="of:=SUM([.FK294];[.FL295];[.FM296];[.FN297];[.FO298];[.FP299];[.FQ300];[.FR301])" office:value-type="float" office:value="0" calcext:value-type="float">
            <text:p>0</text:p>
          </table:table-cell>
          <table:table-cell table:number-columns-repeated="8"/>
          <table:table-cell table:style-name="ce3" table:formula="of:=SUM([.FT294];[.FU295];[.FV296];[.FW297];[.FX298];[.FY299];[.FZ300];[.GA301])" office:value-type="float" office:value="0" calcext:value-type="float">
            <text:p>0</text:p>
          </table:table-cell>
          <table:table-cell table:number-columns-repeated="8"/>
          <table:table-cell table:style-name="ce3" table:formula="of:=SUM([.GC294];[.GD295];[.GE296];[.GF297];[.GG298];[.GH299];[.GI300];[.GJ301])" office:value-type="float" office:value="0" calcext:value-type="float">
            <text:p>0</text:p>
          </table:table-cell>
          <table:table-cell table:number-columns-repeated="8"/>
          <table:table-cell table:style-name="ce3" table:formula="of:=SUM([.GL294];[.GM295];[.GN296];[.GO297];[.GP298];[.GQ299];[.GR300];[.GS301])" office:value-type="float" office:value="0" calcext:value-type="float">
            <text:p>0</text:p>
          </table:table-cell>
          <table:table-cell table:number-columns-repeated="8"/>
          <table:table-cell table:style-name="ce3" table:formula="of:=SUM([.GU294];[.GV295];[.GW296];[.GX297];[.GY298];[.GZ299];[.HA300];[.HB301])" office:value-type="float" office:value="0" calcext:value-type="float">
            <text:p>0</text:p>
          </table:table-cell>
          <table:table-cell table:number-columns-repeated="8"/>
          <table:table-cell table:style-name="ce3" table:formula="of:=SUM([.HD294];[.HE295];[.HF296];[.HG297];[.HH298];[.HI299];[.HJ300];[.HK301])" office:value-type="float" office:value="0" calcext:value-type="float">
            <text:p>0</text:p>
          </table:table-cell>
          <table:table-cell table:number-columns-repeated="8"/>
          <table:table-cell table:style-name="ce3" table:formula="of:=SUM([.HM294];[.HN295];[.HO296];[.HP297];[.HQ298];[.HR299];[.HS300];[.HT301])" office:value-type="float" office:value="0" calcext:value-type="float">
            <text:p>0</text:p>
          </table:table-cell>
          <table:table-cell table:number-columns-repeated="8"/>
          <table:table-cell table:style-name="ce3" table:formula="of:=SUM([.HV294];[.HW295];[.HX296];[.HY297];[.HZ298];[.IA299];[.IB300];[.IC301])" office:value-type="float" office:value="0" calcext:value-type="float">
            <text:p>0</text:p>
          </table:table-cell>
          <table:table-cell table:number-columns-repeated="8"/>
          <table:table-cell table:style-name="ce3" table:formula="of:=SUM([.IE294];[.IF295];[.IG296];[.IH297];[.II298];[.IJ299];[.IK300];[.IL301])" office:value-type="float" office:value="0" calcext:value-type="float">
            <text:p>0</text:p>
          </table:table-cell>
          <table:table-cell table:number-columns-repeated="8"/>
          <table:table-cell table:style-name="ce3" table:formula="of:=SUM([.IN294];[.IO295];[.IP296];[.IQ297];[.IR298];[.IS299];[.IT300];[.IU301])" office:value-type="float" office:value="0" calcext:value-type="float">
            <text:p>0</text:p>
          </table:table-cell>
          <table:table-cell table:number-columns-repeated="8"/>
          <table:table-cell table:style-name="ce3" table:formula="of:=SUM([.IW294];[.IX295];[.IY296];[.IZ297];[.JA298];[.JB299];[.JC300];[.JD301])" office:value-type="float" office:value="0" calcext:value-type="float">
            <text:p>0</text:p>
          </table:table-cell>
          <table:table-cell table:number-columns-repeated="8"/>
          <table:table-cell table:style-name="ce3" table:formula="of:=SUM([.JF294];[.JG295];[.JH296];[.JI297];[.JJ298];[.JK299];[.JL300];[.JM301])" office:value-type="float" office:value="0" calcext:value-type="float">
            <text:p>0</text:p>
          </table:table-cell>
          <table:table-cell table:number-columns-repeated="8"/>
          <table:table-cell table:style-name="ce3" table:formula="of:=SUM([.JO294];[.JP295];[.JQ296];[.JR297];[.JS298];[.JT299];[.JU300];[.JV30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294];[.KZ295];[.LA296];[.LB297];[.LC298];[.LD299];[.LE300];[.LF30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11"/>
          <table:table-cell table:style-name="ce3" table:formula="of:=SUM([.E304];[.F305];[.G306];[.H307];[.I308];[.J309];[.K310];[.L311])" office:value-type="float" office:value="0" calcext:value-type="float">
            <text:p>0</text:p>
          </table:table-cell>
          <table:table-cell table:number-columns-repeated="8"/>
          <table:table-cell table:style-name="ce3" table:formula="of:=SUM([.N304];[.O305];[.P306];[.Q307];[.R308];[.S309];[.T310];[.U311])" office:value-type="float" office:value="0" calcext:value-type="float">
            <text:p>0</text:p>
          </table:table-cell>
          <table:table-cell table:number-columns-repeated="8"/>
          <table:table-cell table:style-name="ce3" table:formula="of:=SUM([.W304];[.X305];[.Y306];[.Z307];[.AA308];[.AB309];[.AC310];[.AD311])" office:value-type="float" office:value="0" calcext:value-type="float">
            <text:p>0</text:p>
          </table:table-cell>
          <table:table-cell table:number-columns-repeated="8"/>
          <table:table-cell table:style-name="ce3" table:formula="of:=SUM([.AF304];[.AG305];[.AH306];[.AI307];[.AJ308];[.AK309];[.AL310];[.AM311])" office:value-type="float" office:value="0" calcext:value-type="float">
            <text:p>0</text:p>
          </table:table-cell>
          <table:table-cell table:number-columns-repeated="8"/>
          <table:table-cell table:style-name="ce3" table:formula="of:=SUM([.AO304];[.AP305];[.AQ306];[.AR307];[.AS308];[.AT309];[.AU310];[.AV311])" office:value-type="float" office:value="0" calcext:value-type="float">
            <text:p>0</text:p>
          </table:table-cell>
          <table:table-cell table:number-columns-repeated="8"/>
          <table:table-cell table:style-name="ce3" table:formula="of:=SUM([.AX304];[.AY305];[.AZ306];[.BA307];[.BB308];[.BC309];[.BD310];[.BE311])" office:value-type="float" office:value="0" calcext:value-type="float">
            <text:p>0</text:p>
          </table:table-cell>
          <table:table-cell table:number-columns-repeated="8"/>
          <table:table-cell table:style-name="ce3" table:formula="of:=SUM([.BG304];[.BH305];[.BI306];[.BJ307];[.BK308];[.BL309];[.BM310];[.BN311])" office:value-type="float" office:value="0" calcext:value-type="float">
            <text:p>0</text:p>
          </table:table-cell>
          <table:table-cell table:number-columns-repeated="8"/>
          <table:table-cell table:style-name="ce3" table:formula="of:=SUM([.BP304];[.BQ305];[.BR306];[.BS307];[.BT308];[.BU309];[.BV310];[.BW311])" office:value-type="float" office:value="0" calcext:value-type="float">
            <text:p>0</text:p>
          </table:table-cell>
          <table:table-cell table:number-columns-repeated="8"/>
          <table:table-cell table:style-name="ce3" table:formula="of:=SUM([.BY304];[.BZ305];[.CA306];[.CB307];[.CC308];[.CD309];[.CE310];[.CF311])" office:value-type="float" office:value="0" calcext:value-type="float">
            <text:p>0</text:p>
          </table:table-cell>
          <table:table-cell table:number-columns-repeated="8"/>
          <table:table-cell table:style-name="ce3" table:formula="of:=SUM([.CH304];[.CI305];[.CJ306];[.CK307];[.CL308];[.CM309];[.CN310];[.CO311])" office:value-type="float" office:value="0" calcext:value-type="float">
            <text:p>0</text:p>
          </table:table-cell>
          <table:table-cell table:number-columns-repeated="8"/>
          <table:table-cell table:style-name="ce3" table:formula="of:=SUM([.CQ304];[.CR305];[.CS306];[.CT307];[.CU308];[.CV309];[.CW310];[.CX311])" office:value-type="float" office:value="0" calcext:value-type="float">
            <text:p>0</text:p>
          </table:table-cell>
          <table:table-cell table:number-columns-repeated="8"/>
          <table:table-cell table:style-name="ce3" table:formula="of:=SUM([.CZ304];[.DA305];[.DB306];[.DC307];[.DD308];[.DE309];[.DF310];[.DG311])" office:value-type="float" office:value="0" calcext:value-type="float">
            <text:p>0</text:p>
          </table:table-cell>
          <table:table-cell table:number-columns-repeated="8"/>
          <table:table-cell table:style-name="ce3" table:formula="of:=SUM([.DI304];[.DJ305];[.DK306];[.DL307];[.DM308];[.DN309];[.DO310];[.DP311])" office:value-type="float" office:value="0" calcext:value-type="float">
            <text:p>0</text:p>
          </table:table-cell>
          <table:table-cell table:number-columns-repeated="8"/>
          <table:table-cell table:style-name="ce3" table:formula="of:=SUM([.DR304];[.DS305];[.DT306];[.DU307];[.DV308];[.DW309];[.DX310];[.DY311])" office:value-type="float" office:value="0" calcext:value-type="float">
            <text:p>0</text:p>
          </table:table-cell>
          <table:table-cell table:number-columns-repeated="8"/>
          <table:table-cell table:style-name="ce3" table:formula="of:=SUM([.EA304];[.EB305];[.EC306];[.ED307];[.EE308];[.EF309];[.EG310];[.EH311])" office:value-type="float" office:value="0" calcext:value-type="float">
            <text:p>0</text:p>
          </table:table-cell>
          <table:table-cell table:number-columns-repeated="8"/>
          <table:table-cell table:style-name="ce3" table:formula="of:=SUM([.EJ304];[.EK305];[.EL306];[.EM307];[.EN308];[.EO309];[.EP310];[.EQ311])" office:value-type="float" office:value="0" calcext:value-type="float">
            <text:p>0</text:p>
          </table:table-cell>
          <table:table-cell table:number-columns-repeated="8"/>
          <table:table-cell table:style-name="ce3" table:formula="of:=SUM([.ES304];[.ET305];[.EU306];[.EV307];[.EW308];[.EX309];[.EY310];[.EZ311])" office:value-type="float" office:value="0" calcext:value-type="float">
            <text:p>0</text:p>
          </table:table-cell>
          <table:table-cell table:number-columns-repeated="8"/>
          <table:table-cell table:style-name="ce3" table:formula="of:=SUM([.FB304];[.FC305];[.FD306];[.FE307];[.FF308];[.FG309];[.FH310];[.FI311])" office:value-type="float" office:value="0" calcext:value-type="float">
            <text:p>0</text:p>
          </table:table-cell>
          <table:table-cell table:number-columns-repeated="8"/>
          <table:table-cell table:style-name="ce3" table:formula="of:=SUM([.FK304];[.FL305];[.FM306];[.FN307];[.FO308];[.FP309];[.FQ310];[.FR311])" office:value-type="float" office:value="0" calcext:value-type="float">
            <text:p>0</text:p>
          </table:table-cell>
          <table:table-cell table:number-columns-repeated="8"/>
          <table:table-cell table:style-name="ce3" table:formula="of:=SUM([.FT304];[.FU305];[.FV306];[.FW307];[.FX308];[.FY309];[.FZ310];[.GA311])" office:value-type="float" office:value="0" calcext:value-type="float">
            <text:p>0</text:p>
          </table:table-cell>
          <table:table-cell table:number-columns-repeated="8"/>
          <table:table-cell table:style-name="ce3" table:formula="of:=SUM([.GC304];[.GD305];[.GE306];[.GF307];[.GG308];[.GH309];[.GI310];[.GJ311])" office:value-type="float" office:value="0" calcext:value-type="float">
            <text:p>0</text:p>
          </table:table-cell>
          <table:table-cell table:number-columns-repeated="8"/>
          <table:table-cell table:style-name="ce3" table:formula="of:=SUM([.GL304];[.GM305];[.GN306];[.GO307];[.GP308];[.GQ309];[.GR310];[.GS311])" office:value-type="float" office:value="0" calcext:value-type="float">
            <text:p>0</text:p>
          </table:table-cell>
          <table:table-cell table:number-columns-repeated="8"/>
          <table:table-cell table:style-name="ce3" table:formula="of:=SUM([.GU304];[.GV305];[.GW306];[.GX307];[.GY308];[.GZ309];[.HA310];[.HB311])" office:value-type="float" office:value="0" calcext:value-type="float">
            <text:p>0</text:p>
          </table:table-cell>
          <table:table-cell table:number-columns-repeated="8"/>
          <table:table-cell table:style-name="ce3" table:formula="of:=SUM([.HD304];[.HE305];[.HF306];[.HG307];[.HH308];[.HI309];[.HJ310];[.HK311])" office:value-type="float" office:value="0" calcext:value-type="float">
            <text:p>0</text:p>
          </table:table-cell>
          <table:table-cell table:number-columns-repeated="8"/>
          <table:table-cell table:style-name="ce3" table:formula="of:=SUM([.HM304];[.HN305];[.HO306];[.HP307];[.HQ308];[.HR309];[.HS310];[.HT311])" office:value-type="float" office:value="0" calcext:value-type="float">
            <text:p>0</text:p>
          </table:table-cell>
          <table:table-cell table:number-columns-repeated="8"/>
          <table:table-cell table:style-name="ce3" table:formula="of:=SUM([.HV304];[.HW305];[.HX306];[.HY307];[.HZ308];[.IA309];[.IB310];[.IC311])" office:value-type="float" office:value="0" calcext:value-type="float">
            <text:p>0</text:p>
          </table:table-cell>
          <table:table-cell table:number-columns-repeated="8"/>
          <table:table-cell table:style-name="ce3" table:formula="of:=SUM([.IE304];[.IF305];[.IG306];[.IH307];[.II308];[.IJ309];[.IK310];[.IL311])" office:value-type="float" office:value="0" calcext:value-type="float">
            <text:p>0</text:p>
          </table:table-cell>
          <table:table-cell table:number-columns-repeated="8"/>
          <table:table-cell table:style-name="ce3" table:formula="of:=SUM([.IN304];[.IO305];[.IP306];[.IQ307];[.IR308];[.IS309];[.IT310];[.IU311])" office:value-type="float" office:value="0" calcext:value-type="float">
            <text:p>0</text:p>
          </table:table-cell>
          <table:table-cell table:number-columns-repeated="8"/>
          <table:table-cell table:style-name="ce3" table:formula="of:=SUM([.IW304];[.IX305];[.IY306];[.IZ307];[.JA308];[.JB309];[.JC310];[.JD311])" office:value-type="float" office:value="0" calcext:value-type="float">
            <text:p>0</text:p>
          </table:table-cell>
          <table:table-cell table:number-columns-repeated="8"/>
          <table:table-cell table:style-name="ce3" table:formula="of:=SUM([.JF304];[.JG305];[.JH306];[.JI307];[.JJ308];[.JK309];[.JL310];[.JM311])" office:value-type="float" office:value="0" calcext:value-type="float">
            <text:p>0</text:p>
          </table:table-cell>
          <table:table-cell table:number-columns-repeated="8"/>
          <table:table-cell table:style-name="ce3" table:formula="of:=SUM([.JO304];[.JP305];[.JQ306];[.JR307];[.JS308];[.JT309];[.JU310];[.JV311])" office:value-type="float" office:value="0" calcext:value-type="float">
            <text:p>0</text:p>
          </table:table-cell>
          <table:table-cell table:number-columns-repeated="8"/>
          <table:table-cell table:style-name="ce4" table:number-columns-repeated="20"/>
          <table:table-cell table:number-columns-repeated="7"/>
          <table:table-cell table:style-name="ce3" table:formula="of:=SUM([.KY304];[.KZ305];[.LA306];[.LB307];[.LC308];[.LD309];[.LE310];[.LF311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18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/>
          <table:table-cell table:formula="of:=[.L12]" office:value-type="float" office:value="0.000000990379465526471" calcext:value-type="float">
            <text:p>9.90379465526471E-007</text:p>
          </table:table-cell>
          <table:table-cell table:formula="of:=[.U12]" office:value-type="float" office:value="0" calcext:value-type="float">
            <text:p>0</text:p>
          </table:table-cell>
          <table:table-cell table:formula="of:=[.AD12]" office:value-type="float" office:value="0" calcext:value-type="float">
            <text:p>0</text:p>
          </table:table-cell>
          <table:table-cell table:formula="of:=[.AM12]" office:value-type="float" office:value="0" calcext:value-type="float">
            <text:p>0</text:p>
          </table:table-cell>
          <table:table-cell table:formula="of:=[.AV12]" office:value-type="float" office:value="0" calcext:value-type="float">
            <text:p>0</text:p>
          </table:table-cell>
          <table:table-cell table:formula="of:=[.BE12]" office:value-type="float" office:value="0" calcext:value-type="float">
            <text:p>0</text:p>
          </table:table-cell>
          <table:table-cell table:formula="of:=[.BN12]" office:value-type="float" office:value="0" calcext:value-type="float">
            <text:p>0</text:p>
          </table:table-cell>
          <table:table-cell table:formula="of:=[.BW12]" office:value-type="float" office:value="0" calcext:value-type="float">
            <text:p>0</text:p>
          </table:table-cell>
          <table:table-cell table:formula="of:=[.CF12]" office:value-type="float" office:value="0" calcext:value-type="float">
            <text:p>0</text:p>
          </table:table-cell>
          <table:table-cell table:formula="of:=[.CO12]" office:value-type="float" office:value="0" calcext:value-type="float">
            <text:p>0</text:p>
          </table:table-cell>
          <table:table-cell table:formula="of:=[.CX12]" office:value-type="float" office:value="0" calcext:value-type="float">
            <text:p>0</text:p>
          </table:table-cell>
          <table:table-cell table:formula="of:=[.DG12]" office:value-type="float" office:value="12.1620815711467" calcext:value-type="float">
            <text:p>12.1620815711</text:p>
          </table:table-cell>
          <table:table-cell table:formula="of:=[.DP12]" office:value-type="float" office:value="12.0345327195743" calcext:value-type="float">
            <text:p>12.034532719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/>
          <table:table-cell table:formula="of:=[.L22]" office:value-type="float" office:value="0" calcext:value-type="float">
            <text:p>0</text:p>
          </table:table-cell>
          <table:table-cell table:formula="of:=[.U22]" office:value-type="float" office:value="0" calcext:value-type="float">
            <text:p>0</text:p>
          </table:table-cell>
          <table:table-cell table:formula="of:=[.AD22]" office:value-type="float" office:value="0" calcext:value-type="float">
            <text:p>0</text:p>
          </table:table-cell>
          <table:table-cell table:formula="of:=[.AM22]" office:value-type="float" office:value="0" calcext:value-type="float">
            <text:p>0</text:p>
          </table:table-cell>
          <table:table-cell table:formula="of:=[.AV22]" office:value-type="float" office:value="0" calcext:value-type="float">
            <text:p>0</text:p>
          </table:table-cell>
          <table:table-cell table:formula="of:=[.BE22]" office:value-type="float" office:value="0" calcext:value-type="float">
            <text:p>0</text:p>
          </table:table-cell>
          <table:table-cell table:formula="of:=[.BN22]" office:value-type="float" office:value="0" calcext:value-type="float">
            <text:p>0</text:p>
          </table:table-cell>
          <table:table-cell table:formula="of:=[.BW22]" office:value-type="float" office:value="0" calcext:value-type="float">
            <text:p>0</text:p>
          </table:table-cell>
          <table:table-cell table:formula="of:=[.CF22]" office:value-type="float" office:value="0" calcext:value-type="float">
            <text:p>0</text:p>
          </table:table-cell>
          <table:table-cell table:formula="of:=[.CO22]" office:value-type="float" office:value="0" calcext:value-type="float">
            <text:p>0</text:p>
          </table:table-cell>
          <table:table-cell table:formula="of:=[.CX22]" office:value-type="float" office:value="0" calcext:value-type="float">
            <text:p>0</text:p>
          </table:table-cell>
          <table:table-cell table:formula="of:=[.DG22]" office:value-type="float" office:value="0" calcext:value-type="float">
            <text:p>0</text:p>
          </table:table-cell>
          <table:table-cell table:formula="of:=[.DP2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/>
          <table:table-cell table:formula="of:=[.L32]" office:value-type="float" office:value="0" calcext:value-type="float">
            <text:p>0</text:p>
          </table:table-cell>
          <table:table-cell table:formula="of:=[.U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M32]" office:value-type="float" office:value="0" calcext:value-type="float">
            <text:p>0</text:p>
          </table:table-cell>
          <table:table-cell table:formula="of:=[.AV32]" office:value-type="float" office:value="0" calcext:value-type="float">
            <text:p>0</text:p>
          </table:table-cell>
          <table:table-cell table:formula="of:=[.BE32]" office:value-type="float" office:value="0" calcext:value-type="float">
            <text:p>0</text:p>
          </table:table-cell>
          <table:table-cell table:formula="of:=[.BN32]" office:value-type="float" office:value="0" calcext:value-type="float">
            <text:p>0</text:p>
          </table:table-cell>
          <table:table-cell table:formula="of:=[.BW32]" office:value-type="float" office:value="0" calcext:value-type="float">
            <text:p>0</text:p>
          </table:table-cell>
          <table:table-cell table:formula="of:=[.CF32]" office:value-type="float" office:value="0" calcext:value-type="float">
            <text:p>0</text:p>
          </table:table-cell>
          <table:table-cell table:formula="of:=[.CO32]" office:value-type="float" office:value="0" calcext:value-type="float">
            <text:p>0</text:p>
          </table:table-cell>
          <table:table-cell table:formula="of:=[.CX32]" office:value-type="float" office:value="0" calcext:value-type="float">
            <text:p>0</text:p>
          </table:table-cell>
          <table:table-cell table:formula="of:=[.DG32]" office:value-type="float" office:value="0" calcext:value-type="float">
            <text:p>0</text:p>
          </table:table-cell>
          <table:table-cell table:formula="of:=[.DP3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/>
          <table:table-cell table:formula="of:=[.L42]" office:value-type="float" office:value="0" calcext:value-type="float">
            <text:p>0</text:p>
          </table:table-cell>
          <table:table-cell table:formula="of:=[.U42]" office:value-type="float" office:value="0" calcext:value-type="float">
            <text:p>0</text:p>
          </table:table-cell>
          <table:table-cell table:formula="of:=[.AD42]" office:value-type="float" office:value="0" calcext:value-type="float">
            <text:p>0</text:p>
          </table:table-cell>
          <table:table-cell table:formula="of:=[.AM42]" office:value-type="float" office:value="0" calcext:value-type="float">
            <text:p>0</text:p>
          </table:table-cell>
          <table:table-cell table:formula="of:=[.AV42]" office:value-type="float" office:value="0" calcext:value-type="float">
            <text:p>0</text:p>
          </table:table-cell>
          <table:table-cell table:formula="of:=[.BE42]" office:value-type="float" office:value="0" calcext:value-type="float">
            <text:p>0</text:p>
          </table:table-cell>
          <table:table-cell table:formula="of:=[.BN42]" office:value-type="float" office:value="0" calcext:value-type="float">
            <text:p>0</text:p>
          </table:table-cell>
          <table:table-cell table:formula="of:=[.BW42]" office:value-type="float" office:value="0" calcext:value-type="float">
            <text:p>0</text:p>
          </table:table-cell>
          <table:table-cell table:formula="of:=[.CF42]" office:value-type="float" office:value="0" calcext:value-type="float">
            <text:p>0</text:p>
          </table:table-cell>
          <table:table-cell table:formula="of:=[.CO42]" office:value-type="float" office:value="0" calcext:value-type="float">
            <text:p>0</text:p>
          </table:table-cell>
          <table:table-cell table:formula="of:=[.CX42]" office:value-type="float" office:value="0" calcext:value-type="float">
            <text:p>0</text:p>
          </table:table-cell>
          <table:table-cell table:formula="of:=[.DG42]" office:value-type="float" office:value="0" calcext:value-type="float">
            <text:p>0</text:p>
          </table:table-cell>
          <table:table-cell table:formula="of:=[.DP4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/>
          <table:table-cell table:formula="of:=[.L52]" office:value-type="float" office:value="0" calcext:value-type="float">
            <text:p>0</text:p>
          </table:table-cell>
          <table:table-cell table:formula="of:=[.U52]" office:value-type="float" office:value="0" calcext:value-type="float">
            <text:p>0</text:p>
          </table:table-cell>
          <table:table-cell table:formula="of:=[.AD52]" office:value-type="float" office:value="0" calcext:value-type="float">
            <text:p>0</text:p>
          </table:table-cell>
          <table:table-cell table:formula="of:=[.AM52]" office:value-type="float" office:value="0" calcext:value-type="float">
            <text:p>0</text:p>
          </table:table-cell>
          <table:table-cell table:formula="of:=[.AV52]" office:value-type="float" office:value="0" calcext:value-type="float">
            <text:p>0</text:p>
          </table:table-cell>
          <table:table-cell table:formula="of:=[.BE52]" office:value-type="float" office:value="0" calcext:value-type="float">
            <text:p>0</text:p>
          </table:table-cell>
          <table:table-cell table:formula="of:=[.BN52]" office:value-type="float" office:value="0" calcext:value-type="float">
            <text:p>0</text:p>
          </table:table-cell>
          <table:table-cell table:formula="of:=[.BW52]" office:value-type="float" office:value="0" calcext:value-type="float">
            <text:p>0</text:p>
          </table:table-cell>
          <table:table-cell table:formula="of:=[.CF52]" office:value-type="float" office:value="0" calcext:value-type="float">
            <text:p>0</text:p>
          </table:table-cell>
          <table:table-cell table:formula="of:=[.CO52]" office:value-type="float" office:value="0" calcext:value-type="float">
            <text:p>0</text:p>
          </table:table-cell>
          <table:table-cell table:formula="of:=[.CX52]" office:value-type="float" office:value="0" calcext:value-type="float">
            <text:p>0</text:p>
          </table:table-cell>
          <table:table-cell table:formula="of:=[.DG52]" office:value-type="float" office:value="0" calcext:value-type="float">
            <text:p>0</text:p>
          </table:table-cell>
          <table:table-cell table:formula="of:=[.DP5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/>
          <table:table-cell table:formula="of:=[.L62]" office:value-type="float" office:value="0" calcext:value-type="float">
            <text:p>0</text:p>
          </table:table-cell>
          <table:table-cell table:formula="of:=[.U62]" office:value-type="float" office:value="0" calcext:value-type="float">
            <text:p>0</text:p>
          </table:table-cell>
          <table:table-cell table:formula="of:=[.AD62]" office:value-type="float" office:value="0" calcext:value-type="float">
            <text:p>0</text:p>
          </table:table-cell>
          <table:table-cell table:formula="of:=[.AM62]" office:value-type="float" office:value="0" calcext:value-type="float">
            <text:p>0</text:p>
          </table:table-cell>
          <table:table-cell table:formula="of:=[.AV62]" office:value-type="float" office:value="0" calcext:value-type="float">
            <text:p>0</text:p>
          </table:table-cell>
          <table:table-cell table:formula="of:=[.BE62]" office:value-type="float" office:value="0" calcext:value-type="float">
            <text:p>0</text:p>
          </table:table-cell>
          <table:table-cell table:formula="of:=[.BN62]" office:value-type="float" office:value="0" calcext:value-type="float">
            <text:p>0</text:p>
          </table:table-cell>
          <table:table-cell table:formula="of:=[.BW62]" office:value-type="float" office:value="0" calcext:value-type="float">
            <text:p>0</text:p>
          </table:table-cell>
          <table:table-cell table:formula="of:=[.CF62]" office:value-type="float" office:value="0" calcext:value-type="float">
            <text:p>0</text:p>
          </table:table-cell>
          <table:table-cell table:formula="of:=[.CO62]" office:value-type="float" office:value="0" calcext:value-type="float">
            <text:p>0</text:p>
          </table:table-cell>
          <table:table-cell table:formula="of:=[.CX62]" office:value-type="float" office:value="0" calcext:value-type="float">
            <text:p>0</text:p>
          </table:table-cell>
          <table:table-cell table:formula="of:=[.DG62]" office:value-type="float" office:value="0" calcext:value-type="float">
            <text:p>0</text:p>
          </table:table-cell>
          <table:table-cell table:formula="of:=[.DP6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/>
          <table:table-cell table:formula="of:=[.L72]" office:value-type="float" office:value="0" calcext:value-type="float">
            <text:p>0</text:p>
          </table:table-cell>
          <table:table-cell table:formula="of:=[.U72]" office:value-type="float" office:value="0" calcext:value-type="float">
            <text:p>0</text:p>
          </table:table-cell>
          <table:table-cell table:formula="of:=[.AD72]" office:value-type="float" office:value="0" calcext:value-type="float">
            <text:p>0</text:p>
          </table:table-cell>
          <table:table-cell table:formula="of:=[.AM72]" office:value-type="float" office:value="0" calcext:value-type="float">
            <text:p>0</text:p>
          </table:table-cell>
          <table:table-cell table:formula="of:=[.AV72]" office:value-type="float" office:value="0" calcext:value-type="float">
            <text:p>0</text:p>
          </table:table-cell>
          <table:table-cell table:formula="of:=[.BE72]" office:value-type="float" office:value="0" calcext:value-type="float">
            <text:p>0</text:p>
          </table:table-cell>
          <table:table-cell table:formula="of:=[.BN72]" office:value-type="float" office:value="0" calcext:value-type="float">
            <text:p>0</text:p>
          </table:table-cell>
          <table:table-cell table:formula="of:=[.BW72]" office:value-type="float" office:value="0" calcext:value-type="float">
            <text:p>0</text:p>
          </table:table-cell>
          <table:table-cell table:formula="of:=[.CF72]" office:value-type="float" office:value="0" calcext:value-type="float">
            <text:p>0</text:p>
          </table:table-cell>
          <table:table-cell table:formula="of:=[.CO72]" office:value-type="float" office:value="0" calcext:value-type="float">
            <text:p>0</text:p>
          </table:table-cell>
          <table:table-cell table:formula="of:=[.CX72]" office:value-type="float" office:value="0" calcext:value-type="float">
            <text:p>0</text:p>
          </table:table-cell>
          <table:table-cell table:formula="of:=[.DG72]" office:value-type="float" office:value="0" calcext:value-type="float">
            <text:p>0</text:p>
          </table:table-cell>
          <table:table-cell table:formula="of:=[.DP7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/>
          <table:table-cell table:formula="of:=[.L82]" office:value-type="float" office:value="0" calcext:value-type="float">
            <text:p>0</text:p>
          </table:table-cell>
          <table:table-cell table:formula="of:=[.U82]" office:value-type="float" office:value="0" calcext:value-type="float">
            <text:p>0</text:p>
          </table:table-cell>
          <table:table-cell table:formula="of:=[.AD82]" office:value-type="float" office:value="0" calcext:value-type="float">
            <text:p>0</text:p>
          </table:table-cell>
          <table:table-cell table:formula="of:=[.AM82]" office:value-type="float" office:value="0" calcext:value-type="float">
            <text:p>0</text:p>
          </table:table-cell>
          <table:table-cell table:formula="of:=[.AV82]" office:value-type="float" office:value="0" calcext:value-type="float">
            <text:p>0</text:p>
          </table:table-cell>
          <table:table-cell table:formula="of:=[.BE82]" office:value-type="float" office:value="0" calcext:value-type="float">
            <text:p>0</text:p>
          </table:table-cell>
          <table:table-cell table:formula="of:=[.BN82]" office:value-type="float" office:value="0" calcext:value-type="float">
            <text:p>0</text:p>
          </table:table-cell>
          <table:table-cell table:formula="of:=[.BW82]" office:value-type="float" office:value="0" calcext:value-type="float">
            <text:p>0</text:p>
          </table:table-cell>
          <table:table-cell table:formula="of:=[.CF82]" office:value-type="float" office:value="0" calcext:value-type="float">
            <text:p>0</text:p>
          </table:table-cell>
          <table:table-cell table:formula="of:=[.CO82]" office:value-type="float" office:value="0" calcext:value-type="float">
            <text:p>0</text:p>
          </table:table-cell>
          <table:table-cell table:formula="of:=[.CX82]" office:value-type="float" office:value="0" calcext:value-type="float">
            <text:p>0</text:p>
          </table:table-cell>
          <table:table-cell table:formula="of:=[.DG82]" office:value-type="float" office:value="0" calcext:value-type="float">
            <text:p>0</text:p>
          </table:table-cell>
          <table:table-cell table:formula="of:=[.DP8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/>
          <table:table-cell table:formula="of:=[.L92]" office:value-type="float" office:value="0" calcext:value-type="float">
            <text:p>0</text:p>
          </table:table-cell>
          <table:table-cell table:formula="of:=[.U92]" office:value-type="float" office:value="0" calcext:value-type="float">
            <text:p>0</text:p>
          </table:table-cell>
          <table:table-cell table:formula="of:=[.AD92]" office:value-type="float" office:value="0" calcext:value-type="float">
            <text:p>0</text:p>
          </table:table-cell>
          <table:table-cell table:formula="of:=[.AM92]" office:value-type="float" office:value="0" calcext:value-type="float">
            <text:p>0</text:p>
          </table:table-cell>
          <table:table-cell table:formula="of:=[.AV92]" office:value-type="float" office:value="0" calcext:value-type="float">
            <text:p>0</text:p>
          </table:table-cell>
          <table:table-cell table:formula="of:=[.BE92]" office:value-type="float" office:value="0" calcext:value-type="float">
            <text:p>0</text:p>
          </table:table-cell>
          <table:table-cell table:formula="of:=[.BN92]" office:value-type="float" office:value="0" calcext:value-type="float">
            <text:p>0</text:p>
          </table:table-cell>
          <table:table-cell table:formula="of:=[.BW92]" office:value-type="float" office:value="0" calcext:value-type="float">
            <text:p>0</text:p>
          </table:table-cell>
          <table:table-cell table:formula="of:=[.CF92]" office:value-type="float" office:value="0" calcext:value-type="float">
            <text:p>0</text:p>
          </table:table-cell>
          <table:table-cell table:formula="of:=[.CO92]" office:value-type="float" office:value="0" calcext:value-type="float">
            <text:p>0</text:p>
          </table:table-cell>
          <table:table-cell table:formula="of:=[.CX92]" office:value-type="float" office:value="0" calcext:value-type="float">
            <text:p>0</text:p>
          </table:table-cell>
          <table:table-cell table:formula="of:=[.DG92]" office:value-type="float" office:value="0" calcext:value-type="float">
            <text:p>0</text:p>
          </table:table-cell>
          <table:table-cell table:formula="of:=[.DP9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formula="of:=[.L102]" office:value-type="float" office:value="0" calcext:value-type="float">
            <text:p>0</text:p>
          </table:table-cell>
          <table:table-cell table:formula="of:=[.U102]" office:value-type="float" office:value="0" calcext:value-type="float">
            <text:p>0</text:p>
          </table:table-cell>
          <table:table-cell table:formula="of:=[.AD102]" office:value-type="float" office:value="0" calcext:value-type="float">
            <text:p>0</text:p>
          </table:table-cell>
          <table:table-cell table:formula="of:=[.AM102]" office:value-type="float" office:value="0" calcext:value-type="float">
            <text:p>0</text:p>
          </table:table-cell>
          <table:table-cell table:formula="of:=[.AV102]" office:value-type="float" office:value="0" calcext:value-type="float">
            <text:p>0</text:p>
          </table:table-cell>
          <table:table-cell table:formula="of:=[.BE102]" office:value-type="float" office:value="0" calcext:value-type="float">
            <text:p>0</text:p>
          </table:table-cell>
          <table:table-cell table:formula="of:=[.BN102]" office:value-type="float" office:value="0" calcext:value-type="float">
            <text:p>0</text:p>
          </table:table-cell>
          <table:table-cell table:formula="of:=[.BW102]" office:value-type="float" office:value="0" calcext:value-type="float">
            <text:p>0</text:p>
          </table:table-cell>
          <table:table-cell table:formula="of:=[.CF102]" office:value-type="float" office:value="0" calcext:value-type="float">
            <text:p>0</text:p>
          </table:table-cell>
          <table:table-cell table:formula="of:=[.CO102]" office:value-type="float" office:value="0" calcext:value-type="float">
            <text:p>0</text:p>
          </table:table-cell>
          <table:table-cell table:formula="of:=[.CX102]" office:value-type="float" office:value="0" calcext:value-type="float">
            <text:p>0</text:p>
          </table:table-cell>
          <table:table-cell table:formula="of:=[.DG102]" office:value-type="float" office:value="0" calcext:value-type="float">
            <text:p>0</text:p>
          </table:table-cell>
          <table:table-cell table:formula="of:=[.DP10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/>
          <table:table-cell table:formula="of:=[.L112]" office:value-type="float" office:value="0" calcext:value-type="float">
            <text:p>0</text:p>
          </table:table-cell>
          <table:table-cell table:formula="of:=[.U112]" office:value-type="float" office:value="0" calcext:value-type="float">
            <text:p>0</text:p>
          </table:table-cell>
          <table:table-cell table:formula="of:=[.AD112]" office:value-type="float" office:value="0" calcext:value-type="float">
            <text:p>0</text:p>
          </table:table-cell>
          <table:table-cell table:formula="of:=[.AM112]" office:value-type="float" office:value="0" calcext:value-type="float">
            <text:p>0</text:p>
          </table:table-cell>
          <table:table-cell table:formula="of:=[.AV112]" office:value-type="float" office:value="0" calcext:value-type="float">
            <text:p>0</text:p>
          </table:table-cell>
          <table:table-cell table:formula="of:=[.BE112]" office:value-type="float" office:value="0" calcext:value-type="float">
            <text:p>0</text:p>
          </table:table-cell>
          <table:table-cell table:formula="of:=[.BN112]" office:value-type="float" office:value="0" calcext:value-type="float">
            <text:p>0</text:p>
          </table:table-cell>
          <table:table-cell table:formula="of:=[.BW112]" office:value-type="float" office:value="0" calcext:value-type="float">
            <text:p>0</text:p>
          </table:table-cell>
          <table:table-cell table:formula="of:=[.CF112]" office:value-type="float" office:value="0" calcext:value-type="float">
            <text:p>0</text:p>
          </table:table-cell>
          <table:table-cell table:formula="of:=[.CO112]" office:value-type="float" office:value="0" calcext:value-type="float">
            <text:p>0</text:p>
          </table:table-cell>
          <table:table-cell table:formula="of:=[.CX112]" office:value-type="float" office:value="0" calcext:value-type="float">
            <text:p>0</text:p>
          </table:table-cell>
          <table:table-cell table:formula="of:=[.DG112]" office:value-type="float" office:value="0" calcext:value-type="float">
            <text:p>0</text:p>
          </table:table-cell>
          <table:table-cell table:formula="of:=[.DP11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/>
          <table:table-cell table:formula="of:=[.L122]" office:value-type="float" office:value="12.1620815711467" calcext:value-type="float">
            <text:p>12.1620815711</text:p>
          </table:table-cell>
          <table:table-cell table:formula="of:=[.U122]" office:value-type="float" office:value="0" calcext:value-type="float">
            <text:p>0</text:p>
          </table:table-cell>
          <table:table-cell table:formula="of:=[.AD122]" office:value-type="float" office:value="0" calcext:value-type="float">
            <text:p>0</text:p>
          </table:table-cell>
          <table:table-cell table:formula="of:=[.AM122]" office:value-type="float" office:value="0" calcext:value-type="float">
            <text:p>0</text:p>
          </table:table-cell>
          <table:table-cell table:formula="of:=[.AV122]" office:value-type="float" office:value="0" calcext:value-type="float">
            <text:p>0</text:p>
          </table:table-cell>
          <table:table-cell table:formula="of:=[.BE122]" office:value-type="float" office:value="0" calcext:value-type="float">
            <text:p>0</text:p>
          </table:table-cell>
          <table:table-cell table:formula="of:=[.BN122]" office:value-type="float" office:value="0" calcext:value-type="float">
            <text:p>0</text:p>
          </table:table-cell>
          <table:table-cell table:formula="of:=[.BW122]" office:value-type="float" office:value="0" calcext:value-type="float">
            <text:p>0</text:p>
          </table:table-cell>
          <table:table-cell table:formula="of:=[.CF122]" office:value-type="float" office:value="0" calcext:value-type="float">
            <text:p>0</text:p>
          </table:table-cell>
          <table:table-cell table:formula="of:=[.CO122]" office:value-type="float" office:value="0" calcext:value-type="float">
            <text:p>0</text:p>
          </table:table-cell>
          <table:table-cell table:formula="of:=[.CX122]" office:value-type="float" office:value="0" calcext:value-type="float">
            <text:p>0</text:p>
          </table:table-cell>
          <table:table-cell table:formula="of:=[.DG122]" office:value-type="float" office:value="18.1980884096496" calcext:value-type="float">
            <text:p>18.1980884096</text:p>
          </table:table-cell>
          <table:table-cell table:formula="of:=[.DP122]" office:value-type="float" office:value="17.9533710737684" calcext:value-type="float">
            <text:p>17.953371073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/>
          <table:table-cell table:formula="of:=[.L132]" office:value-type="float" office:value="12.0345327195743" calcext:value-type="float">
            <text:p>12.0345327196</text:p>
          </table:table-cell>
          <table:table-cell table:formula="of:=[.U132]" office:value-type="float" office:value="0" calcext:value-type="float">
            <text:p>0</text:p>
          </table:table-cell>
          <table:table-cell table:formula="of:=[.AD132]" office:value-type="float" office:value="0" calcext:value-type="float">
            <text:p>0</text:p>
          </table:table-cell>
          <table:table-cell table:formula="of:=[.AM132]" office:value-type="float" office:value="0" calcext:value-type="float">
            <text:p>0</text:p>
          </table:table-cell>
          <table:table-cell table:formula="of:=[.AV132]" office:value-type="float" office:value="0" calcext:value-type="float">
            <text:p>0</text:p>
          </table:table-cell>
          <table:table-cell table:formula="of:=[.BE132]" office:value-type="float" office:value="0" calcext:value-type="float">
            <text:p>0</text:p>
          </table:table-cell>
          <table:table-cell table:formula="of:=[.BN132]" office:value-type="float" office:value="0" calcext:value-type="float">
            <text:p>0</text:p>
          </table:table-cell>
          <table:table-cell table:formula="of:=[.BW132]" office:value-type="float" office:value="0" calcext:value-type="float">
            <text:p>0</text:p>
          </table:table-cell>
          <table:table-cell table:formula="of:=[.CF132]" office:value-type="float" office:value="0" calcext:value-type="float">
            <text:p>0</text:p>
          </table:table-cell>
          <table:table-cell table:formula="of:=[.CO132]" office:value-type="float" office:value="0" calcext:value-type="float">
            <text:p>0</text:p>
          </table:table-cell>
          <table:table-cell table:formula="of:=[.CX132]" office:value-type="float" office:value="0" calcext:value-type="float">
            <text:p>0</text:p>
          </table:table-cell>
          <table:table-cell table:formula="of:=[.DG132]" office:value-type="float" office:value="17.9533710737684" calcext:value-type="float">
            <text:p>17.9533710738</text:p>
          </table:table-cell>
          <table:table-cell table:formula="of:=[.DP132]" office:value-type="float" office:value="17.713404090247" calcext:value-type="float">
            <text:p>17.713404090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/>
          <table:table-cell table:formula="of:=[.L142]" office:value-type="float" office:value="0" calcext:value-type="float">
            <text:p>0</text:p>
          </table:table-cell>
          <table:table-cell table:formula="of:=[.U142]" office:value-type="float" office:value="0" calcext:value-type="float">
            <text:p>0</text:p>
          </table:table-cell>
          <table:table-cell table:formula="of:=[.AD142]" office:value-type="float" office:value="0" calcext:value-type="float">
            <text:p>0</text:p>
          </table:table-cell>
          <table:table-cell table:formula="of:=[.AM142]" office:value-type="float" office:value="0" calcext:value-type="float">
            <text:p>0</text:p>
          </table:table-cell>
          <table:table-cell table:formula="of:=[.AV142]" office:value-type="float" office:value="0" calcext:value-type="float">
            <text:p>0</text:p>
          </table:table-cell>
          <table:table-cell table:formula="of:=[.BE142]" office:value-type="float" office:value="0" calcext:value-type="float">
            <text:p>0</text:p>
          </table:table-cell>
          <table:table-cell table:formula="of:=[.BN142]" office:value-type="float" office:value="0" calcext:value-type="float">
            <text:p>0</text:p>
          </table:table-cell>
          <table:table-cell table:formula="of:=[.BW142]" office:value-type="float" office:value="0" calcext:value-type="float">
            <text:p>0</text:p>
          </table:table-cell>
          <table:table-cell table:formula="of:=[.CF142]" office:value-type="float" office:value="0" calcext:value-type="float">
            <text:p>0</text:p>
          </table:table-cell>
          <table:table-cell table:formula="of:=[.CO142]" office:value-type="float" office:value="0" calcext:value-type="float">
            <text:p>0</text:p>
          </table:table-cell>
          <table:table-cell table:formula="of:=[.CX142]" office:value-type="float" office:value="0" calcext:value-type="float">
            <text:p>0</text:p>
          </table:table-cell>
          <table:table-cell table:formula="of:=[.DG142]" office:value-type="float" office:value="0" calcext:value-type="float">
            <text:p>0</text:p>
          </table:table-cell>
          <table:table-cell table:formula="of:=[.DP14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/>
          <table:table-cell table:formula="of:=[.L152]" office:value-type="float" office:value="0" calcext:value-type="float">
            <text:p>0</text:p>
          </table:table-cell>
          <table:table-cell table:formula="of:=[.U152]" office:value-type="float" office:value="0" calcext:value-type="float">
            <text:p>0</text:p>
          </table:table-cell>
          <table:table-cell table:formula="of:=[.AD152]" office:value-type="float" office:value="0" calcext:value-type="float">
            <text:p>0</text:p>
          </table:table-cell>
          <table:table-cell table:formula="of:=[.AM152]" office:value-type="float" office:value="0" calcext:value-type="float">
            <text:p>0</text:p>
          </table:table-cell>
          <table:table-cell table:formula="of:=[.AV152]" office:value-type="float" office:value="0" calcext:value-type="float">
            <text:p>0</text:p>
          </table:table-cell>
          <table:table-cell table:formula="of:=[.BE152]" office:value-type="float" office:value="0" calcext:value-type="float">
            <text:p>0</text:p>
          </table:table-cell>
          <table:table-cell table:formula="of:=[.BN152]" office:value-type="float" office:value="0" calcext:value-type="float">
            <text:p>0</text:p>
          </table:table-cell>
          <table:table-cell table:formula="of:=[.BW152]" office:value-type="float" office:value="0" calcext:value-type="float">
            <text:p>0</text:p>
          </table:table-cell>
          <table:table-cell table:formula="of:=[.CF152]" office:value-type="float" office:value="0" calcext:value-type="float">
            <text:p>0</text:p>
          </table:table-cell>
          <table:table-cell table:formula="of:=[.CO152]" office:value-type="float" office:value="0" calcext:value-type="float">
            <text:p>0</text:p>
          </table:table-cell>
          <table:table-cell table:formula="of:=[.CX152]" office:value-type="float" office:value="0" calcext:value-type="float">
            <text:p>0</text:p>
          </table:table-cell>
          <table:table-cell table:formula="of:=[.DG152]" office:value-type="float" office:value="0" calcext:value-type="float">
            <text:p>0</text:p>
          </table:table-cell>
          <table:table-cell table:formula="of:=[.DP15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/>
          <table:table-cell table:formula="of:=[.L162]" office:value-type="float" office:value="0" calcext:value-type="float">
            <text:p>0</text:p>
          </table:table-cell>
          <table:table-cell table:formula="of:=[.U162]" office:value-type="float" office:value="0" calcext:value-type="float">
            <text:p>0</text:p>
          </table:table-cell>
          <table:table-cell table:formula="of:=[.AD162]" office:value-type="float" office:value="0" calcext:value-type="float">
            <text:p>0</text:p>
          </table:table-cell>
          <table:table-cell table:formula="of:=[.AM162]" office:value-type="float" office:value="0" calcext:value-type="float">
            <text:p>0</text:p>
          </table:table-cell>
          <table:table-cell table:formula="of:=[.AV162]" office:value-type="float" office:value="0" calcext:value-type="float">
            <text:p>0</text:p>
          </table:table-cell>
          <table:table-cell table:formula="of:=[.BE162]" office:value-type="float" office:value="0" calcext:value-type="float">
            <text:p>0</text:p>
          </table:table-cell>
          <table:table-cell table:formula="of:=[.BN162]" office:value-type="float" office:value="0" calcext:value-type="float">
            <text:p>0</text:p>
          </table:table-cell>
          <table:table-cell table:formula="of:=[.BW162]" office:value-type="float" office:value="0" calcext:value-type="float">
            <text:p>0</text:p>
          </table:table-cell>
          <table:table-cell table:formula="of:=[.CF162]" office:value-type="float" office:value="0" calcext:value-type="float">
            <text:p>0</text:p>
          </table:table-cell>
          <table:table-cell table:formula="of:=[.CO162]" office:value-type="float" office:value="0" calcext:value-type="float">
            <text:p>0</text:p>
          </table:table-cell>
          <table:table-cell table:formula="of:=[.CX162]" office:value-type="float" office:value="0" calcext:value-type="float">
            <text:p>0</text:p>
          </table:table-cell>
          <table:table-cell table:formula="of:=[.DG162]" office:value-type="float" office:value="0" calcext:value-type="float">
            <text:p>0</text:p>
          </table:table-cell>
          <table:table-cell table:formula="of:=[.DP16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/>
          <table:table-cell table:formula="of:=[.L172]" office:value-type="float" office:value="0" calcext:value-type="float">
            <text:p>0</text:p>
          </table:table-cell>
          <table:table-cell table:formula="of:=[.U172]" office:value-type="float" office:value="0" calcext:value-type="float">
            <text:p>0</text:p>
          </table:table-cell>
          <table:table-cell table:formula="of:=[.AD172]" office:value-type="float" office:value="0" calcext:value-type="float">
            <text:p>0</text:p>
          </table:table-cell>
          <table:table-cell table:formula="of:=[.AM172]" office:value-type="float" office:value="0" calcext:value-type="float">
            <text:p>0</text:p>
          </table:table-cell>
          <table:table-cell table:formula="of:=[.AV172]" office:value-type="float" office:value="0" calcext:value-type="float">
            <text:p>0</text:p>
          </table:table-cell>
          <table:table-cell table:formula="of:=[.BE172]" office:value-type="float" office:value="0" calcext:value-type="float">
            <text:p>0</text:p>
          </table:table-cell>
          <table:table-cell table:formula="of:=[.BN172]" office:value-type="float" office:value="0" calcext:value-type="float">
            <text:p>0</text:p>
          </table:table-cell>
          <table:table-cell table:formula="of:=[.BW172]" office:value-type="float" office:value="0" calcext:value-type="float">
            <text:p>0</text:p>
          </table:table-cell>
          <table:table-cell table:formula="of:=[.CF172]" office:value-type="float" office:value="0" calcext:value-type="float">
            <text:p>0</text:p>
          </table:table-cell>
          <table:table-cell table:formula="of:=[.CO172]" office:value-type="float" office:value="0" calcext:value-type="float">
            <text:p>0</text:p>
          </table:table-cell>
          <table:table-cell table:formula="of:=[.CX172]" office:value-type="float" office:value="0" calcext:value-type="float">
            <text:p>0</text:p>
          </table:table-cell>
          <table:table-cell table:formula="of:=[.DG172]" office:value-type="float" office:value="0" calcext:value-type="float">
            <text:p>0</text:p>
          </table:table-cell>
          <table:table-cell table:formula="of:=[.DP17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/>
          <table:table-cell table:formula="of:=[.L182]" office:value-type="float" office:value="0" calcext:value-type="float">
            <text:p>0</text:p>
          </table:table-cell>
          <table:table-cell table:formula="of:=[.U182]" office:value-type="float" office:value="0" calcext:value-type="float">
            <text:p>0</text:p>
          </table:table-cell>
          <table:table-cell table:formula="of:=[.AD182]" office:value-type="float" office:value="0" calcext:value-type="float">
            <text:p>0</text:p>
          </table:table-cell>
          <table:table-cell table:formula="of:=[.AM182]" office:value-type="float" office:value="0" calcext:value-type="float">
            <text:p>0</text:p>
          </table:table-cell>
          <table:table-cell table:formula="of:=[.AV182]" office:value-type="float" office:value="0" calcext:value-type="float">
            <text:p>0</text:p>
          </table:table-cell>
          <table:table-cell table:formula="of:=[.BE182]" office:value-type="float" office:value="0" calcext:value-type="float">
            <text:p>0</text:p>
          </table:table-cell>
          <table:table-cell table:formula="of:=[.BN182]" office:value-type="float" office:value="0" calcext:value-type="float">
            <text:p>0</text:p>
          </table:table-cell>
          <table:table-cell table:formula="of:=[.BW182]" office:value-type="float" office:value="0" calcext:value-type="float">
            <text:p>0</text:p>
          </table:table-cell>
          <table:table-cell table:formula="of:=[.CF182]" office:value-type="float" office:value="0" calcext:value-type="float">
            <text:p>0</text:p>
          </table:table-cell>
          <table:table-cell table:formula="of:=[.CO182]" office:value-type="float" office:value="0" calcext:value-type="float">
            <text:p>0</text:p>
          </table:table-cell>
          <table:table-cell table:formula="of:=[.CX182]" office:value-type="float" office:value="0" calcext:value-type="float">
            <text:p>0</text:p>
          </table:table-cell>
          <table:table-cell table:formula="of:=[.DG182]" office:value-type="float" office:value="0" calcext:value-type="float">
            <text:p>0</text:p>
          </table:table-cell>
          <table:table-cell table:formula="of:=[.DP18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/>
          <table:table-cell table:formula="of:=[.L192]" office:value-type="float" office:value="0" calcext:value-type="float">
            <text:p>0</text:p>
          </table:table-cell>
          <table:table-cell table:formula="of:=[.U192]" office:value-type="float" office:value="0" calcext:value-type="float">
            <text:p>0</text:p>
          </table:table-cell>
          <table:table-cell table:formula="of:=[.AD192]" office:value-type="float" office:value="0" calcext:value-type="float">
            <text:p>0</text:p>
          </table:table-cell>
          <table:table-cell table:formula="of:=[.AM192]" office:value-type="float" office:value="0" calcext:value-type="float">
            <text:p>0</text:p>
          </table:table-cell>
          <table:table-cell table:formula="of:=[.AV192]" office:value-type="float" office:value="0" calcext:value-type="float">
            <text:p>0</text:p>
          </table:table-cell>
          <table:table-cell table:formula="of:=[.BE192]" office:value-type="float" office:value="0" calcext:value-type="float">
            <text:p>0</text:p>
          </table:table-cell>
          <table:table-cell table:formula="of:=[.BN192]" office:value-type="float" office:value="0" calcext:value-type="float">
            <text:p>0</text:p>
          </table:table-cell>
          <table:table-cell table:formula="of:=[.BW192]" office:value-type="float" office:value="0" calcext:value-type="float">
            <text:p>0</text:p>
          </table:table-cell>
          <table:table-cell table:formula="of:=[.CF192]" office:value-type="float" office:value="0" calcext:value-type="float">
            <text:p>0</text:p>
          </table:table-cell>
          <table:table-cell table:formula="of:=[.CO192]" office:value-type="float" office:value="0" calcext:value-type="float">
            <text:p>0</text:p>
          </table:table-cell>
          <table:table-cell table:formula="of:=[.CX192]" office:value-type="float" office:value="0" calcext:value-type="float">
            <text:p>0</text:p>
          </table:table-cell>
          <table:table-cell table:formula="of:=[.DG192]" office:value-type="float" office:value="0" calcext:value-type="float">
            <text:p>0</text:p>
          </table:table-cell>
          <table:table-cell table:formula="of:=[.DP19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/>
          <table:table-cell table:formula="of:=[.L202]" office:value-type="float" office:value="0" calcext:value-type="float">
            <text:p>0</text:p>
          </table:table-cell>
          <table:table-cell table:formula="of:=[.U202]" office:value-type="float" office:value="0" calcext:value-type="float">
            <text:p>0</text:p>
          </table:table-cell>
          <table:table-cell table:formula="of:=[.AD202]" office:value-type="float" office:value="0" calcext:value-type="float">
            <text:p>0</text:p>
          </table:table-cell>
          <table:table-cell table:formula="of:=[.AM202]" office:value-type="float" office:value="0" calcext:value-type="float">
            <text:p>0</text:p>
          </table:table-cell>
          <table:table-cell table:formula="of:=[.AV202]" office:value-type="float" office:value="0" calcext:value-type="float">
            <text:p>0</text:p>
          </table:table-cell>
          <table:table-cell table:formula="of:=[.BE202]" office:value-type="float" office:value="0" calcext:value-type="float">
            <text:p>0</text:p>
          </table:table-cell>
          <table:table-cell table:formula="of:=[.BN202]" office:value-type="float" office:value="0" calcext:value-type="float">
            <text:p>0</text:p>
          </table:table-cell>
          <table:table-cell table:formula="of:=[.BW202]" office:value-type="float" office:value="0" calcext:value-type="float">
            <text:p>0</text:p>
          </table:table-cell>
          <table:table-cell table:formula="of:=[.CF202]" office:value-type="float" office:value="0" calcext:value-type="float">
            <text:p>0</text:p>
          </table:table-cell>
          <table:table-cell table:formula="of:=[.CO202]" office:value-type="float" office:value="0" calcext:value-type="float">
            <text:p>0</text:p>
          </table:table-cell>
          <table:table-cell table:formula="of:=[.CX202]" office:value-type="float" office:value="0" calcext:value-type="float">
            <text:p>0</text:p>
          </table:table-cell>
          <table:table-cell table:formula="of:=[.DG202]" office:value-type="float" office:value="0" calcext:value-type="float">
            <text:p>0</text:p>
          </table:table-cell>
          <table:table-cell table:formula="of:=[.DP20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/>
          <table:table-cell table:formula="of:=[.L212]" office:value-type="float" office:value="0" calcext:value-type="float">
            <text:p>0</text:p>
          </table:table-cell>
          <table:table-cell table:formula="of:=[.U212]" office:value-type="float" office:value="0" calcext:value-type="float">
            <text:p>0</text:p>
          </table:table-cell>
          <table:table-cell table:formula="of:=[.AD212]" office:value-type="float" office:value="0" calcext:value-type="float">
            <text:p>0</text:p>
          </table:table-cell>
          <table:table-cell table:formula="of:=[.AM212]" office:value-type="float" office:value="0" calcext:value-type="float">
            <text:p>0</text:p>
          </table:table-cell>
          <table:table-cell table:formula="of:=[.AV212]" office:value-type="float" office:value="0" calcext:value-type="float">
            <text:p>0</text:p>
          </table:table-cell>
          <table:table-cell table:formula="of:=[.BE212]" office:value-type="float" office:value="0" calcext:value-type="float">
            <text:p>0</text:p>
          </table:table-cell>
          <table:table-cell table:formula="of:=[.BN212]" office:value-type="float" office:value="0" calcext:value-type="float">
            <text:p>0</text:p>
          </table:table-cell>
          <table:table-cell table:formula="of:=[.BW212]" office:value-type="float" office:value="0" calcext:value-type="float">
            <text:p>0</text:p>
          </table:table-cell>
          <table:table-cell table:formula="of:=[.CF212]" office:value-type="float" office:value="0" calcext:value-type="float">
            <text:p>0</text:p>
          </table:table-cell>
          <table:table-cell table:formula="of:=[.CO212]" office:value-type="float" office:value="0" calcext:value-type="float">
            <text:p>0</text:p>
          </table:table-cell>
          <table:table-cell table:formula="of:=[.CX212]" office:value-type="float" office:value="0" calcext:value-type="float">
            <text:p>0</text:p>
          </table:table-cell>
          <table:table-cell table:formula="of:=[.DG212]" office:value-type="float" office:value="0" calcext:value-type="float">
            <text:p>0</text:p>
          </table:table-cell>
          <table:table-cell table:formula="of:=[.DP21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/>
          <table:table-cell table:formula="of:=[.L222]" office:value-type="float" office:value="0" calcext:value-type="float">
            <text:p>0</text:p>
          </table:table-cell>
          <table:table-cell table:formula="of:=[.U222]" office:value-type="float" office:value="0" calcext:value-type="float">
            <text:p>0</text:p>
          </table:table-cell>
          <table:table-cell table:formula="of:=[.AD222]" office:value-type="float" office:value="0" calcext:value-type="float">
            <text:p>0</text:p>
          </table:table-cell>
          <table:table-cell table:formula="of:=[.AM222]" office:value-type="float" office:value="0" calcext:value-type="float">
            <text:p>0</text:p>
          </table:table-cell>
          <table:table-cell table:formula="of:=[.AV222]" office:value-type="float" office:value="0" calcext:value-type="float">
            <text:p>0</text:p>
          </table:table-cell>
          <table:table-cell table:formula="of:=[.BE222]" office:value-type="float" office:value="0" calcext:value-type="float">
            <text:p>0</text:p>
          </table:table-cell>
          <table:table-cell table:formula="of:=[.BN222]" office:value-type="float" office:value="0" calcext:value-type="float">
            <text:p>0</text:p>
          </table:table-cell>
          <table:table-cell table:formula="of:=[.BW222]" office:value-type="float" office:value="0" calcext:value-type="float">
            <text:p>0</text:p>
          </table:table-cell>
          <table:table-cell table:formula="of:=[.CF222]" office:value-type="float" office:value="0" calcext:value-type="float">
            <text:p>0</text:p>
          </table:table-cell>
          <table:table-cell table:formula="of:=[.CO222]" office:value-type="float" office:value="0" calcext:value-type="float">
            <text:p>0</text:p>
          </table:table-cell>
          <table:table-cell table:formula="of:=[.CX222]" office:value-type="float" office:value="0" calcext:value-type="float">
            <text:p>0</text:p>
          </table:table-cell>
          <table:table-cell table:formula="of:=[.DG222]" office:value-type="float" office:value="0" calcext:value-type="float">
            <text:p>0</text:p>
          </table:table-cell>
          <table:table-cell table:formula="of:=[.DP22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/>
          <table:table-cell table:formula="of:=[.L232]" office:value-type="float" office:value="0" calcext:value-type="float">
            <text:p>0</text:p>
          </table:table-cell>
          <table:table-cell table:formula="of:=[.U232]" office:value-type="float" office:value="0" calcext:value-type="float">
            <text:p>0</text:p>
          </table:table-cell>
          <table:table-cell table:formula="of:=[.AD232]" office:value-type="float" office:value="0" calcext:value-type="float">
            <text:p>0</text:p>
          </table:table-cell>
          <table:table-cell table:formula="of:=[.AM232]" office:value-type="float" office:value="0" calcext:value-type="float">
            <text:p>0</text:p>
          </table:table-cell>
          <table:table-cell table:formula="of:=[.AV232]" office:value-type="float" office:value="0" calcext:value-type="float">
            <text:p>0</text:p>
          </table:table-cell>
          <table:table-cell table:formula="of:=[.BE232]" office:value-type="float" office:value="0" calcext:value-type="float">
            <text:p>0</text:p>
          </table:table-cell>
          <table:table-cell table:formula="of:=[.BN232]" office:value-type="float" office:value="0" calcext:value-type="float">
            <text:p>0</text:p>
          </table:table-cell>
          <table:table-cell table:formula="of:=[.BW232]" office:value-type="float" office:value="0" calcext:value-type="float">
            <text:p>0</text:p>
          </table:table-cell>
          <table:table-cell table:formula="of:=[.CF232]" office:value-type="float" office:value="0" calcext:value-type="float">
            <text:p>0</text:p>
          </table:table-cell>
          <table:table-cell table:formula="of:=[.CO232]" office:value-type="float" office:value="0" calcext:value-type="float">
            <text:p>0</text:p>
          </table:table-cell>
          <table:table-cell table:formula="of:=[.CX232]" office:value-type="float" office:value="0" calcext:value-type="float">
            <text:p>0</text:p>
          </table:table-cell>
          <table:table-cell table:formula="of:=[.DG232]" office:value-type="float" office:value="0" calcext:value-type="float">
            <text:p>0</text:p>
          </table:table-cell>
          <table:table-cell table:formula="of:=[.DP23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/>
          <table:table-cell table:formula="of:=[.L242]" office:value-type="float" office:value="0" calcext:value-type="float">
            <text:p>0</text:p>
          </table:table-cell>
          <table:table-cell table:formula="of:=[.U242]" office:value-type="float" office:value="0" calcext:value-type="float">
            <text:p>0</text:p>
          </table:table-cell>
          <table:table-cell table:formula="of:=[.AD242]" office:value-type="float" office:value="0" calcext:value-type="float">
            <text:p>0</text:p>
          </table:table-cell>
          <table:table-cell table:formula="of:=[.AM242]" office:value-type="float" office:value="0" calcext:value-type="float">
            <text:p>0</text:p>
          </table:table-cell>
          <table:table-cell table:formula="of:=[.AV242]" office:value-type="float" office:value="0" calcext:value-type="float">
            <text:p>0</text:p>
          </table:table-cell>
          <table:table-cell table:formula="of:=[.BE242]" office:value-type="float" office:value="0" calcext:value-type="float">
            <text:p>0</text:p>
          </table:table-cell>
          <table:table-cell table:formula="of:=[.BN242]" office:value-type="float" office:value="0" calcext:value-type="float">
            <text:p>0</text:p>
          </table:table-cell>
          <table:table-cell table:formula="of:=[.BW242]" office:value-type="float" office:value="0" calcext:value-type="float">
            <text:p>0</text:p>
          </table:table-cell>
          <table:table-cell table:formula="of:=[.CF242]" office:value-type="float" office:value="0" calcext:value-type="float">
            <text:p>0</text:p>
          </table:table-cell>
          <table:table-cell table:formula="of:=[.CO242]" office:value-type="float" office:value="0" calcext:value-type="float">
            <text:p>0</text:p>
          </table:table-cell>
          <table:table-cell table:formula="of:=[.CX242]" office:value-type="float" office:value="0" calcext:value-type="float">
            <text:p>0</text:p>
          </table:table-cell>
          <table:table-cell table:formula="of:=[.DG242]" office:value-type="float" office:value="0" calcext:value-type="float">
            <text:p>0</text:p>
          </table:table-cell>
          <table:table-cell table:formula="of:=[.DP24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/>
          <table:table-cell table:formula="of:=[.L252]" office:value-type="float" office:value="0" calcext:value-type="float">
            <text:p>0</text:p>
          </table:table-cell>
          <table:table-cell table:formula="of:=[.U252]" office:value-type="float" office:value="0" calcext:value-type="float">
            <text:p>0</text:p>
          </table:table-cell>
          <table:table-cell table:formula="of:=[.AD252]" office:value-type="float" office:value="0" calcext:value-type="float">
            <text:p>0</text:p>
          </table:table-cell>
          <table:table-cell table:formula="of:=[.AM252]" office:value-type="float" office:value="0" calcext:value-type="float">
            <text:p>0</text:p>
          </table:table-cell>
          <table:table-cell table:formula="of:=[.AV252]" office:value-type="float" office:value="0" calcext:value-type="float">
            <text:p>0</text:p>
          </table:table-cell>
          <table:table-cell table:formula="of:=[.BE252]" office:value-type="float" office:value="0" calcext:value-type="float">
            <text:p>0</text:p>
          </table:table-cell>
          <table:table-cell table:formula="of:=[.BN252]" office:value-type="float" office:value="0" calcext:value-type="float">
            <text:p>0</text:p>
          </table:table-cell>
          <table:table-cell table:formula="of:=[.BW252]" office:value-type="float" office:value="0" calcext:value-type="float">
            <text:p>0</text:p>
          </table:table-cell>
          <table:table-cell table:formula="of:=[.CF252]" office:value-type="float" office:value="0" calcext:value-type="float">
            <text:p>0</text:p>
          </table:table-cell>
          <table:table-cell table:formula="of:=[.CO252]" office:value-type="float" office:value="0" calcext:value-type="float">
            <text:p>0</text:p>
          </table:table-cell>
          <table:table-cell table:formula="of:=[.CX252]" office:value-type="float" office:value="0" calcext:value-type="float">
            <text:p>0</text:p>
          </table:table-cell>
          <table:table-cell table:formula="of:=[.DG252]" office:value-type="float" office:value="0" calcext:value-type="float">
            <text:p>0</text:p>
          </table:table-cell>
          <table:table-cell table:formula="of:=[.DP25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/>
          <table:table-cell table:formula="of:=[.L262]" office:value-type="float" office:value="0" calcext:value-type="float">
            <text:p>0</text:p>
          </table:table-cell>
          <table:table-cell table:formula="of:=[.U262]" office:value-type="float" office:value="0" calcext:value-type="float">
            <text:p>0</text:p>
          </table:table-cell>
          <table:table-cell table:formula="of:=[.AD262]" office:value-type="float" office:value="0" calcext:value-type="float">
            <text:p>0</text:p>
          </table:table-cell>
          <table:table-cell table:formula="of:=[.AM262]" office:value-type="float" office:value="0" calcext:value-type="float">
            <text:p>0</text:p>
          </table:table-cell>
          <table:table-cell table:formula="of:=[.AV262]" office:value-type="float" office:value="0" calcext:value-type="float">
            <text:p>0</text:p>
          </table:table-cell>
          <table:table-cell table:formula="of:=[.BE262]" office:value-type="float" office:value="0" calcext:value-type="float">
            <text:p>0</text:p>
          </table:table-cell>
          <table:table-cell table:formula="of:=[.BN262]" office:value-type="float" office:value="0" calcext:value-type="float">
            <text:p>0</text:p>
          </table:table-cell>
          <table:table-cell table:formula="of:=[.BW262]" office:value-type="float" office:value="0" calcext:value-type="float">
            <text:p>0</text:p>
          </table:table-cell>
          <table:table-cell table:formula="of:=[.CF262]" office:value-type="float" office:value="0" calcext:value-type="float">
            <text:p>0</text:p>
          </table:table-cell>
          <table:table-cell table:formula="of:=[.CO262]" office:value-type="float" office:value="0" calcext:value-type="float">
            <text:p>0</text:p>
          </table:table-cell>
          <table:table-cell table:formula="of:=[.CX262]" office:value-type="float" office:value="0" calcext:value-type="float">
            <text:p>0</text:p>
          </table:table-cell>
          <table:table-cell table:formula="of:=[.DG262]" office:value-type="float" office:value="0" calcext:value-type="float">
            <text:p>0</text:p>
          </table:table-cell>
          <table:table-cell table:formula="of:=[.DP26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/>
          <table:table-cell table:formula="of:=[.L272]" office:value-type="float" office:value="0" calcext:value-type="float">
            <text:p>0</text:p>
          </table:table-cell>
          <table:table-cell table:formula="of:=[.U272]" office:value-type="float" office:value="0" calcext:value-type="float">
            <text:p>0</text:p>
          </table:table-cell>
          <table:table-cell table:formula="of:=[.AD272]" office:value-type="float" office:value="0" calcext:value-type="float">
            <text:p>0</text:p>
          </table:table-cell>
          <table:table-cell table:formula="of:=[.AM272]" office:value-type="float" office:value="0" calcext:value-type="float">
            <text:p>0</text:p>
          </table:table-cell>
          <table:table-cell table:formula="of:=[.AV272]" office:value-type="float" office:value="0" calcext:value-type="float">
            <text:p>0</text:p>
          </table:table-cell>
          <table:table-cell table:formula="of:=[.BE272]" office:value-type="float" office:value="0" calcext:value-type="float">
            <text:p>0</text:p>
          </table:table-cell>
          <table:table-cell table:formula="of:=[.BN272]" office:value-type="float" office:value="0" calcext:value-type="float">
            <text:p>0</text:p>
          </table:table-cell>
          <table:table-cell table:formula="of:=[.BW272]" office:value-type="float" office:value="0" calcext:value-type="float">
            <text:p>0</text:p>
          </table:table-cell>
          <table:table-cell table:formula="of:=[.CF272]" office:value-type="float" office:value="0" calcext:value-type="float">
            <text:p>0</text:p>
          </table:table-cell>
          <table:table-cell table:formula="of:=[.CO272]" office:value-type="float" office:value="0" calcext:value-type="float">
            <text:p>0</text:p>
          </table:table-cell>
          <table:table-cell table:formula="of:=[.CX272]" office:value-type="float" office:value="0" calcext:value-type="float">
            <text:p>0</text:p>
          </table:table-cell>
          <table:table-cell table:formula="of:=[.DG272]" office:value-type="float" office:value="0" calcext:value-type="float">
            <text:p>0</text:p>
          </table:table-cell>
          <table:table-cell table:formula="of:=[.DP27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/>
          <table:table-cell table:formula="of:=[.L282]" office:value-type="float" office:value="0" calcext:value-type="float">
            <text:p>0</text:p>
          </table:table-cell>
          <table:table-cell table:formula="of:=[.U282]" office:value-type="float" office:value="0" calcext:value-type="float">
            <text:p>0</text:p>
          </table:table-cell>
          <table:table-cell table:formula="of:=[.AD282]" office:value-type="float" office:value="0" calcext:value-type="float">
            <text:p>0</text:p>
          </table:table-cell>
          <table:table-cell table:formula="of:=[.AM282]" office:value-type="float" office:value="0" calcext:value-type="float">
            <text:p>0</text:p>
          </table:table-cell>
          <table:table-cell table:formula="of:=[.AV282]" office:value-type="float" office:value="0" calcext:value-type="float">
            <text:p>0</text:p>
          </table:table-cell>
          <table:table-cell table:formula="of:=[.BE282]" office:value-type="float" office:value="0" calcext:value-type="float">
            <text:p>0</text:p>
          </table:table-cell>
          <table:table-cell table:formula="of:=[.BN282]" office:value-type="float" office:value="0" calcext:value-type="float">
            <text:p>0</text:p>
          </table:table-cell>
          <table:table-cell table:formula="of:=[.BW282]" office:value-type="float" office:value="0" calcext:value-type="float">
            <text:p>0</text:p>
          </table:table-cell>
          <table:table-cell table:formula="of:=[.CF282]" office:value-type="float" office:value="0" calcext:value-type="float">
            <text:p>0</text:p>
          </table:table-cell>
          <table:table-cell table:formula="of:=[.CO282]" office:value-type="float" office:value="0" calcext:value-type="float">
            <text:p>0</text:p>
          </table:table-cell>
          <table:table-cell table:formula="of:=[.CX282]" office:value-type="float" office:value="0" calcext:value-type="float">
            <text:p>0</text:p>
          </table:table-cell>
          <table:table-cell table:formula="of:=[.DG282]" office:value-type="float" office:value="0" calcext:value-type="float">
            <text:p>0</text:p>
          </table:table-cell>
          <table:table-cell table:formula="of:=[.DP28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/>
          <table:table-cell table:formula="of:=[.L292]" office:value-type="float" office:value="0" calcext:value-type="float">
            <text:p>0</text:p>
          </table:table-cell>
          <table:table-cell table:formula="of:=[.U292]" office:value-type="float" office:value="0" calcext:value-type="float">
            <text:p>0</text:p>
          </table:table-cell>
          <table:table-cell table:formula="of:=[.AD292]" office:value-type="float" office:value="0" calcext:value-type="float">
            <text:p>0</text:p>
          </table:table-cell>
          <table:table-cell table:formula="of:=[.AM292]" office:value-type="float" office:value="0" calcext:value-type="float">
            <text:p>0</text:p>
          </table:table-cell>
          <table:table-cell table:formula="of:=[.AV292]" office:value-type="float" office:value="0" calcext:value-type="float">
            <text:p>0</text:p>
          </table:table-cell>
          <table:table-cell table:formula="of:=[.BE292]" office:value-type="float" office:value="0" calcext:value-type="float">
            <text:p>0</text:p>
          </table:table-cell>
          <table:table-cell table:formula="of:=[.BN292]" office:value-type="float" office:value="0" calcext:value-type="float">
            <text:p>0</text:p>
          </table:table-cell>
          <table:table-cell table:formula="of:=[.BW292]" office:value-type="float" office:value="0" calcext:value-type="float">
            <text:p>0</text:p>
          </table:table-cell>
          <table:table-cell table:formula="of:=[.CF292]" office:value-type="float" office:value="0" calcext:value-type="float">
            <text:p>0</text:p>
          </table:table-cell>
          <table:table-cell table:formula="of:=[.CO292]" office:value-type="float" office:value="0" calcext:value-type="float">
            <text:p>0</text:p>
          </table:table-cell>
          <table:table-cell table:formula="of:=[.CX292]" office:value-type="float" office:value="0" calcext:value-type="float">
            <text:p>0</text:p>
          </table:table-cell>
          <table:table-cell table:formula="of:=[.DG292]" office:value-type="float" office:value="0" calcext:value-type="float">
            <text:p>0</text:p>
          </table:table-cell>
          <table:table-cell table:formula="of:=[.DP29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/>
          <table:table-cell table:formula="of:=[.L302]" office:value-type="float" office:value="0" calcext:value-type="float">
            <text:p>0</text:p>
          </table:table-cell>
          <table:table-cell table:formula="of:=[.U302]" office:value-type="float" office:value="0" calcext:value-type="float">
            <text:p>0</text:p>
          </table:table-cell>
          <table:table-cell table:formula="of:=[.AD302]" office:value-type="float" office:value="0" calcext:value-type="float">
            <text:p>0</text:p>
          </table:table-cell>
          <table:table-cell table:formula="of:=[.AM302]" office:value-type="float" office:value="0" calcext:value-type="float">
            <text:p>0</text:p>
          </table:table-cell>
          <table:table-cell table:formula="of:=[.AV302]" office:value-type="float" office:value="0" calcext:value-type="float">
            <text:p>0</text:p>
          </table:table-cell>
          <table:table-cell table:formula="of:=[.BE302]" office:value-type="float" office:value="0" calcext:value-type="float">
            <text:p>0</text:p>
          </table:table-cell>
          <table:table-cell table:formula="of:=[.BN302]" office:value-type="float" office:value="0" calcext:value-type="float">
            <text:p>0</text:p>
          </table:table-cell>
          <table:table-cell table:formula="of:=[.BW302]" office:value-type="float" office:value="0" calcext:value-type="float">
            <text:p>0</text:p>
          </table:table-cell>
          <table:table-cell table:formula="of:=[.CF302]" office:value-type="float" office:value="0" calcext:value-type="float">
            <text:p>0</text:p>
          </table:table-cell>
          <table:table-cell table:formula="of:=[.CO302]" office:value-type="float" office:value="0" calcext:value-type="float">
            <text:p>0</text:p>
          </table:table-cell>
          <table:table-cell table:formula="of:=[.CX302]" office:value-type="float" office:value="0" calcext:value-type="float">
            <text:p>0</text:p>
          </table:table-cell>
          <table:table-cell table:formula="of:=[.DG302]" office:value-type="float" office:value="0" calcext:value-type="float">
            <text:p>0</text:p>
          </table:table-cell>
          <table:table-cell table:formula="of:=[.DP30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/>
          <table:table-cell table:style-name="ce3" office:value-type="float" office:value="31" calcext:value-type="float">
            <text:p>31</text:p>
          </table:table-cell>
          <table:table-cell/>
          <table:table-cell table:formula="of:=[.L312]" office:value-type="float" office:value="0" calcext:value-type="float">
            <text:p>0</text:p>
          </table:table-cell>
          <table:table-cell table:formula="of:=[.U312]" office:value-type="float" office:value="0" calcext:value-type="float">
            <text:p>0</text:p>
          </table:table-cell>
          <table:table-cell table:formula="of:=[.AD312]" office:value-type="float" office:value="0" calcext:value-type="float">
            <text:p>0</text:p>
          </table:table-cell>
          <table:table-cell table:formula="of:=[.AM312]" office:value-type="float" office:value="0" calcext:value-type="float">
            <text:p>0</text:p>
          </table:table-cell>
          <table:table-cell table:formula="of:=[.AV312]" office:value-type="float" office:value="0" calcext:value-type="float">
            <text:p>0</text:p>
          </table:table-cell>
          <table:table-cell table:formula="of:=[.BE312]" office:value-type="float" office:value="0" calcext:value-type="float">
            <text:p>0</text:p>
          </table:table-cell>
          <table:table-cell table:formula="of:=[.BN312]" office:value-type="float" office:value="0" calcext:value-type="float">
            <text:p>0</text:p>
          </table:table-cell>
          <table:table-cell table:formula="of:=[.BW312]" office:value-type="float" office:value="0" calcext:value-type="float">
            <text:p>0</text:p>
          </table:table-cell>
          <table:table-cell table:formula="of:=[.CF312]" office:value-type="float" office:value="0" calcext:value-type="float">
            <text:p>0</text:p>
          </table:table-cell>
          <table:table-cell table:formula="of:=[.CO312]" office:value-type="float" office:value="0" calcext:value-type="float">
            <text:p>0</text:p>
          </table:table-cell>
          <table:table-cell table:formula="of:=[.CX312]" office:value-type="float" office:value="0" calcext:value-type="float">
            <text:p>0</text:p>
          </table:table-cell>
          <table:table-cell table:formula="of:=[.DG312]" office:value-type="float" office:value="0" calcext:value-type="float">
            <text:p>0</text:p>
          </table:table-cell>
          <table:table-cell table:formula="of:=[.DP312]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4"/>
        </table:table-row>
        <table:table-row table:style-name="ro1">
          <table:table-cell table:number-columns-repeated="318"/>
        </table:table-row>
        <table:table-row table:style-name="ro1">
          <table:table-cell table:number-columns-repeated="5"/>
          <table:table-cell office:value-type="float" office:value="193.415873" calcext:value-type="float">
            <text:p>193.415873</text:p>
          </table:table-cell>
          <table:table-cell table:formula="of:=LN([.F349])" office:value-type="float" office:value="5.26484265307431" calcext:value-type="float">
            <text:p>5.2648426531</text:p>
          </table:table-cell>
          <table:table-cell table:number-columns-repeated="311"/>
        </table:table-row>
        <table:table-row table:style-name="ro1">
          <table:table-cell table:number-columns-repeated="318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df/da</text:p>
          </table:table-cell>
          <table:table-cell office:value-type="string" calcext:value-type="string">
            <text:p>df/db</text:p>
          </table:table-cell>
          <table:table-cell office:value-type="string" calcext:value-type="string">
            <text:p>df/dc</text:p>
          </table:table-cell>
          <table:table-cell office:value-type="string" calcext:value-type="string">
            <text:p>df/dg</text:p>
          </table:table-cell>
          <table:table-cell office:value-type="string" calcext:value-type="string">
            <text:p>df/dd</text:p>
          </table:table-cell>
          <table:table-cell office:value-type="string" calcext:value-type="string">
            <text:p>df/de</text:p>
          </table:table-cell>
          <table:table-cell office:value-type="string" calcext:value-type="string">
            <text:p>df/df</text:p>
          </table:table-cell>
          <table:table-cell office:value-type="string" calcext:value-type="string">
            <text:p>df/dx_0</text:p>
          </table:table-cell>
          <table:table-cell table:number-columns-repeated="302"/>
        </table:table-row>
        <table:table-row table:style-name="ro1">
          <table:table-cell office:value-type="float" office:value="0.005231" calcext:value-type="float">
            <text:p>0.00523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.80219150329003" calcext:value-type="float">
            <text:p>4.8021915</text:p>
          </table:table-cell>
          <table:table-cell table:style-name="ce5" office:value-type="float" office:value="1.4881736943101" calcext:value-type="float">
            <text:p>1.4881737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52])" office:value-type="float" office:value="121.777" calcext:value-type="float">
            <text:p>121.777</text:p>
          </table:table-cell>
          <table:table-cell/>
          <table:table-cell office:value-type="string" calcext:value-type="string">
            <text:p>yl</text:p>
          </table:table-cell>
          <table:table-cell table:formula="of:=1/[.E352]^2" office:value-type="float" office:value="1" calcext:value-type="float">
            <text:p>1</text:p>
          </table:table-cell>
          <table:table-cell table:formula="of:=[.C352]/[.E352]^2" office:value-type="float" office:value="4.80219150329003" calcext:value-type="float">
            <text:p>4.8021915033</text:p>
          </table:table-cell>
          <table:table-cell table:formula="of:=(2*[.C352]*[.$G$349]-[.$G$349]^2)/[.E352]^2" office:value-type="float" office:value="22.8469971478742" calcext:value-type="float">
            <text:p>22.8469971479</text:p>
          </table:table-cell>
          <table:table-cell table:formula="of:=([.C352]-[.$G$349])^2/[.E352]^2" office:value-type="float" office:value="0.214046086396719" calcext:value-type="float">
            <text:p>0.2140460864</text:p>
          </table:table-cell>
          <table:table-cell table:formula="of:=1/[.E352]^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$D$388]*([.C352]-[.$G$349])-2*[.$D$389]*([.C352]-[.$G$349]))/[.E352]^2" office:value-type="float" office:value="-1.09398398347762" calcext:value-type="float">
            <text:p>-1.0939839835</text:p>
          </table:table-cell>
          <table:table-cell table:number-columns-repeated="302"/>
        </table:table-row>
        <table:table-row table:style-name="ro1">
          <table:table-cell office:value-type="float" office:value="0.0076802" calcext:value-type="float">
            <text:p>0.007680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.50003297044863" calcext:value-type="float">
            <text:p>5.5000330</text:p>
          </table:table-cell>
          <table:table-cell table:style-name="ce5" office:value-type="float" office:value="1.26896293061997" calcext:value-type="float">
            <text:p>1.2689629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53])" office:value-type="float" office:value="244.700000000001" calcext:value-type="float">
            <text:p>244.7</text:p>
          </table:table-cell>
          <table:table-cell table:number-columns-repeated="2"/>
          <table:table-cell table:formula="of:=1/[.E353]^2" office:value-type="float" office:value="1" calcext:value-type="float">
            <text:p>1</text:p>
          </table:table-cell>
          <table:table-cell table:formula="of:=[.C353]/[.E353]^2" office:value-type="float" office:value="5.50003297044863" calcext:value-type="float">
            <text:p>5.5000329704</text:p>
          </table:table-cell>
          <table:table-cell table:style-name="ce8" table:formula="of:=[.C353]^2/[.E353]^2" office:value-type="float" office:value="30.250362676022" calcext:value-type="float">
            <text:p>30.2503626760</text:p>
          </table:table-cell>
          <table:table-cell office:value-type="float" office:value="0" calcext:value-type="float">
            <text:p>0</text:p>
          </table:table-cell>
          <table:table-cell table:formula="of:=1/[.E353]^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052805" calcext:value-type="float">
            <text:p>0.0052805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.841450922853" calcext:value-type="float">
            <text:p>5.8414509</text:p>
          </table:table-cell>
          <table:table-cell table:style-name="ce5" office:value-type="float" office:value="1.02739727443243" calcext:value-type="float">
            <text:p>1.0273973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54])" office:value-type="float" office:value="344.278500000002" calcext:value-type="float">
            <text:p>344.2785</text:p>
          </table:table-cell>
          <table:table-cell table:number-columns-repeated="2"/>
          <table:table-cell table:formula="of:=1/[.E354]^2" office:value-type="float" office:value="1" calcext:value-type="float">
            <text:p>1</text:p>
          </table:table-cell>
          <table:table-cell table:formula="of:=[.C354]/[.E354]^2" office:value-type="float" office:value="5.841450922853" calcext:value-type="float">
            <text:p>5.8414509229</text:p>
          </table:table-cell>
          <table:table-cell table:formula="of:=[.C354]^2/[.E354]^2" office:value-type="float" office:value="34.1225488841002" calcext:value-type="float">
            <text:p>34.1225488841</text:p>
          </table:table-cell>
          <table:table-cell office:value-type="float" office:value="0" calcext:value-type="float">
            <text:p>0</text:p>
          </table:table-cell>
          <table:table-cell table:formula="of:=1/[.E354]^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10148" calcext:value-type="float">
            <text:p>0.010148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.09574573049624" calcext:value-type="float">
            <text:p>6.0957457</text:p>
          </table:table-cell>
          <table:table-cell table:style-name="ce5" office:value-type="float" office:value="0.82004904820875" calcext:value-type="float">
            <text:p>0.8200490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55])" office:value-type="float" office:value="443.965" calcext:value-type="float">
            <text:p>443.965</text:p>
          </table:table-cell>
          <table:table-cell table:number-columns-repeated="2"/>
          <table:table-cell table:formula="of:=1/[.E355]^2" office:value-type="float" office:value="1" calcext:value-type="float">
            <text:p>1</text:p>
          </table:table-cell>
          <table:table-cell table:formula="of:=[.C355]/[.E355]^2" office:value-type="float" office:value="6.09574573049624" calcext:value-type="float">
            <text:p>6.0957457305</text:p>
          </table:table-cell>
          <table:table-cell table:formula="of:=[.C355]^2/[.E355]^2" office:value-type="float" office:value="37.1581160108631" calcext:value-type="float">
            <text:p>37.1581160109</text:p>
          </table:table-cell>
          <table:table-cell office:value-type="float" office:value="0" calcext:value-type="float">
            <text:p>0</text:p>
          </table:table-cell>
          <table:table-cell table:formula="of:=1/[.E355]^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084178" calcext:value-type="float">
            <text:p>0.0084178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.65788844528757" calcext:value-type="float">
            <text:p>6.6578884</text:p>
          </table:table-cell>
          <table:table-cell table:style-name="ce5" office:value-type="float" office:value="0.414957475673479" calcext:value-type="float">
            <text:p>0.4149575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56])" office:value-type="float" office:value="778.904500000002" calcext:value-type="float">
            <text:p>778.9045</text:p>
          </table:table-cell>
          <table:table-cell table:number-columns-repeated="2"/>
          <table:table-cell table:formula="of:=1/[.E356]^2" office:value-type="float" office:value="1" calcext:value-type="float">
            <text:p>1</text:p>
          </table:table-cell>
          <table:table-cell table:formula="of:=[.C356]/[.E356]^2" office:value-type="float" office:value="6.65788844528757" calcext:value-type="float">
            <text:p>6.6578884453</text:p>
          </table:table-cell>
          <table:table-cell table:formula="of:=[.C356]^2/[.E356]^2" office:value-type="float" office:value="44.3274785498937" calcext:value-type="float">
            <text:p>44.3274785499</text:p>
          </table:table-cell>
          <table:table-cell office:value-type="float" office:value="0" calcext:value-type="float">
            <text:p>0</text:p>
          </table:table-cell>
          <table:table-cell table:formula="of:=1/[.E356]^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101284" calcext:value-type="float">
            <text:p>0.0101284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6.76547717372248" calcext:value-type="float">
            <text:p>6.7654772</text:p>
          </table:table-cell>
          <table:table-cell table:style-name="ce5" office:value-type="float" office:value="0.3297884259032" calcext:value-type="float">
            <text:p>0.3297884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57])" office:value-type="float" office:value="867.379999999999" calcext:value-type="float">
            <text:p>867.38</text:p>
          </table:table-cell>
          <table:table-cell table:number-columns-repeated="2"/>
          <table:table-cell table:formula="of:=1/[.E357]^2" office:value-type="float" office:value="1" calcext:value-type="float">
            <text:p>1</text:p>
          </table:table-cell>
          <table:table-cell table:formula="of:=[.C357]/[.E357]^2" office:value-type="float" office:value="6.76547717372248" calcext:value-type="float">
            <text:p>6.7654771737</text:p>
          </table:table-cell>
          <table:table-cell table:formula="of:=[.C357]^2/[.E357]^2" office:value-type="float" office:value="45.7716813881599" calcext:value-type="float">
            <text:p>45.7716813882</text:p>
          </table:table-cell>
          <table:table-cell office:value-type="float" office:value="0" calcext:value-type="float">
            <text:p>0</text:p>
          </table:table-cell>
          <table:table-cell table:formula="of:=1/[.E357]^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074698" calcext:value-type="float">
            <text:p>0.0074698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6.87115042149322" calcext:value-type="float">
            <text:p>6.8711504</text:p>
          </table:table-cell>
          <table:table-cell table:style-name="ce5" office:value-type="float" office:value="0.269406713942613" calcext:value-type="float">
            <text:p>0.2694067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58])" office:value-type="float" office:value="964.056999999998" calcext:value-type="float">
            <text:p>964.057</text:p>
          </table:table-cell>
          <table:table-cell table:number-columns-repeated="2"/>
          <table:table-cell table:formula="of:=1/[.E358]^2" office:value-type="float" office:value="1" calcext:value-type="float">
            <text:p>1</text:p>
          </table:table-cell>
          <table:table-cell table:formula="of:=[.C358]/[.E358]^2" office:value-type="float" office:value="6.87115042149322" calcext:value-type="float">
            <text:p>6.8711504215</text:p>
          </table:table-cell>
          <table:table-cell table:formula="of:=[.C358]^2/[.E358]^2" office:value-type="float" office:value="47.2127081147865" calcext:value-type="float">
            <text:p>47.2127081148</text:p>
          </table:table-cell>
          <table:table-cell office:value-type="float" office:value="0" calcext:value-type="float">
            <text:p>0</text:p>
          </table:table-cell>
          <table:table-cell table:formula="of:=1/[.E358]^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082614" calcext:value-type="float">
            <text:p>0.0082614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7.0139775232452" calcext:value-type="float">
            <text:p>7.0139775</text:p>
          </table:table-cell>
          <table:table-cell table:style-name="ce5" office:value-type="float" office:value="0.154765748338815" calcext:value-type="float">
            <text:p>0.1547657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59])" office:value-type="float" office:value="1112.069" calcext:value-type="float">
            <text:p>1112.069</text:p>
          </table:table-cell>
          <table:table-cell table:number-columns-repeated="2"/>
          <table:table-cell table:formula="of:=1/[.E359]^2" office:value-type="float" office:value="1" calcext:value-type="float">
            <text:p>1</text:p>
          </table:table-cell>
          <table:table-cell table:formula="of:=[.C359]/[.E359]^2" office:value-type="float" office:value="7.0139775232452" calcext:value-type="float">
            <text:p>7.0139775232</text:p>
          </table:table-cell>
          <table:table-cell table:formula="of:=[.C359]^2/[.E359]^2" office:value-type="float" office:value="49.1958806965889" calcext:value-type="float">
            <text:p>49.1958806966</text:p>
          </table:table-cell>
          <table:table-cell office:value-type="float" office:value="0" calcext:value-type="float">
            <text:p>0</text:p>
          </table:table-cell>
          <table:table-cell table:formula="of:=1/[.E359]^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12839" calcext:value-type="float">
            <text:p>0.012839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7.10080903910512" calcext:value-type="float">
            <text:p>7.1008090</text:p>
          </table:table-cell>
          <table:table-cell table:style-name="ce5" office:value-type="float" office:value="0.0997520530058494" calcext:value-type="float">
            <text:p>0.0997521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60])" office:value-type="float" office:value="1212.948" calcext:value-type="float">
            <text:p>1212.948</text:p>
          </table:table-cell>
          <table:table-cell table:number-columns-repeated="2"/>
          <table:table-cell table:formula="of:=1/[.E360]^2" office:value-type="float" office:value="1" calcext:value-type="float">
            <text:p>1</text:p>
          </table:table-cell>
          <table:table-cell table:formula="of:=[.C360]/[.E360]^2" office:value-type="float" office:value="7.10080903910512" calcext:value-type="float">
            <text:p>7.1008090391</text:p>
          </table:table-cell>
          <table:table-cell table:formula="of:=[.C360]^2/[.E360]^2" office:value-type="float" office:value="50.421489009837" calcext:value-type="float">
            <text:p>50.4214890098</text:p>
          </table:table-cell>
          <table:table-cell office:value-type="float" office:value="0" calcext:value-type="float">
            <text:p>0</text:p>
          </table:table-cell>
          <table:table-cell table:formula="of:=1/[.E360]^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142185" calcext:value-type="float">
            <text:p>0.0142185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7.16945932555375" calcext:value-type="float">
            <text:p>7.1694593</text:p>
          </table:table-cell>
          <table:table-cell table:style-name="ce5" office:value-type="float" office:value="0.0531204502758263" calcext:value-type="float">
            <text:p>0.0531205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61])" office:value-type="float" office:value="1299.142" calcext:value-type="float">
            <text:p>1299.142</text:p>
          </table:table-cell>
          <table:table-cell table:number-columns-repeated="2"/>
          <table:table-cell table:formula="of:=1/[.E361]^2" office:value-type="float" office:value="1" calcext:value-type="float">
            <text:p>1</text:p>
          </table:table-cell>
          <table:table-cell table:formula="of:=[.C361]/[.E361]^2" office:value-type="float" office:value="7.16945932555375" calcext:value-type="float">
            <text:p>7.1694593256</text:p>
          </table:table-cell>
          <table:table-cell table:formula="of:=[.C361]^2/[.E361]^2" office:value-type="float" office:value="51.4011470207696" calcext:value-type="float">
            <text:p>51.4011470208</text:p>
          </table:table-cell>
          <table:table-cell office:value-type="float" office:value="0" calcext:value-type="float">
            <text:p>0</text:p>
          </table:table-cell>
          <table:table-cell table:formula="of:=1/[.E361]^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071559" calcext:value-type="float">
            <text:p>0.0071559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7.24992979807255" calcext:value-type="float">
            <text:p>7.2499298</text:p>
          </table:table-cell>
          <table:table-cell table:style-name="ce5" office:value-type="float" office:value="0" calcext:value-type="float">
            <text:p>0.0000000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62])" office:value-type="float" office:value="1408.00600000001" calcext:value-type="float">
            <text:p>1408.006</text:p>
          </table:table-cell>
          <table:table-cell table:number-columns-repeated="2"/>
          <table:table-cell table:formula="of:=1/[.E362]^2" office:value-type="float" office:value="1" calcext:value-type="float">
            <text:p>1</text:p>
          </table:table-cell>
          <table:table-cell table:formula="of:=[.C362]/[.E362]^2" office:value-type="float" office:value="7.24992979807255" calcext:value-type="float">
            <text:p>7.2499297981</text:p>
          </table:table-cell>
          <table:table-cell table:formula="of:=[.C362]^2/[.E362]^2" office:value-type="float" office:value="52.5614820769803" calcext:value-type="float">
            <text:p>52.561482077</text:p>
          </table:table-cell>
          <table:table-cell office:value-type="float" office:value="0" calcext:value-type="float">
            <text:p>0</text:p>
          </table:table-cell>
          <table:table-cell table:formula="of:=1/[.E362]^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222116" calcext:value-type="float">
            <text:p>0.0222116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4.37719246890018" calcext:value-type="float">
            <text:p>4.3771925</text:p>
          </table:table-cell>
          <table:table-cell table:style-name="ce5" office:value-type="float" office:value="0.151937883861394" calcext:value-type="float">
            <text:p>0.1519379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63])" office:value-type="float" office:value="79.6141999999998" calcext:value-type="float">
            <text:p>79.6142</text:p>
          </table:table-cell>
          <table:table-cell/>
          <table:table-cell office:value-type="string" calcext:value-type="string">
            <text:p>yl</text:p>
          </table:table-cell>
          <table:table-cell table:formula="of:=1/[.E363]^2" office:value-type="float" office:value="1" calcext:value-type="float">
            <text:p>1</text:p>
          </table:table-cell>
          <table:table-cell table:formula="of:=[.C363]/[.E363]^2" office:value-type="float" office:value="4.37719246890018" calcext:value-type="float">
            <text:p>4.3771924689</text:p>
          </table:table-cell>
          <table:table-cell table:formula="of:=(2*[.C363]*[.$G$349]-[.$G$349]^2)/[.E363]^2" office:value-type="float" office:value="18.3718910603321" calcext:value-type="float">
            <text:p>18.3718910603</text:p>
          </table:table-cell>
          <table:table-cell table:formula="of:=([.C363]-[.$G$349])^2/[.E363]^2" office:value-type="float" office:value="0.787922849464372" calcext:value-type="float">
            <text:p>0.7879228495</text:p>
          </table:table-cell>
          <table:table-cell office:value-type="float" office:value="0" calcext:value-type="float">
            <text:p>0</text:p>
          </table:table-cell>
          <table:table-cell table:formula="of:=1/[.E363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2*[.$D$388]*([.C363]-[.$G$349])-2*[.$D$389]*([.C363]-[.$G$349]))/[.E363]^2" office:value-type="float" office:value="-2.09893585019779" calcext:value-type="float">
            <text:p>-2.0989358502</text:p>
          </table:table-cell>
          <table:table-cell table:number-columns-repeated="302"/>
        </table:table-row>
        <table:table-row table:style-name="ro1">
          <table:table-cell office:value-type="float" office:value="0.012728" calcext:value-type="float">
            <text:p>0.012728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4.39442322841043" calcext:value-type="float">
            <text:p>4.3944232</text:p>
          </table:table-cell>
          <table:table-cell table:style-name="ce5" office:value-type="float" office:value="0.17363365523875" calcext:value-type="float">
            <text:p>0.1736337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64])" office:value-type="float" office:value="80.9979" calcext:value-type="float">
            <text:p>80.9979</text:p>
          </table:table-cell>
          <table:table-cell/>
          <table:table-cell office:value-type="string" calcext:value-type="string">
            <text:p>yl</text:p>
          </table:table-cell>
          <table:table-cell table:formula="of:=1/[.E364]^2" office:value-type="float" office:value="1" calcext:value-type="float">
            <text:p>1</text:p>
          </table:table-cell>
          <table:table-cell table:formula="of:=[.C364]/[.E364]^2" office:value-type="float" office:value="4.39442322841043" calcext:value-type="float">
            <text:p>4.3944232284</text:p>
          </table:table-cell>
          <table:table-cell table:formula="of:=(2*[.C364]*[.$G$349]-[.$G$349]^2)/[.E364]^2" office:value-type="float" office:value="18.5533255355609" calcext:value-type="float">
            <text:p>18.5533255356</text:p>
          </table:table-cell>
          <table:table-cell table:formula="of:=([.C364]-[.$G$349])^2/[.E364]^2" office:value-type="float" office:value="0.757629974832205" calcext:value-type="float">
            <text:p>0.7576299748</text:p>
          </table:table-cell>
          <table:table-cell office:value-type="float" office:value="0" calcext:value-type="float">
            <text:p>0</text:p>
          </table:table-cell>
          <table:table-cell table:formula="of:=1/[.E364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2*[.$D$388]*([.C364]-[.$G$349])-2*[.$D$389]*([.C364]-[.$G$349]))/[.E364]^2" office:value-type="float" office:value="-2.05819203072137" calcext:value-type="float">
            <text:p>-2.0581920307</text:p>
          </table:table-cell>
          <table:table-cell table:number-columns-repeated="302"/>
        </table:table-row>
        <table:table-row table:style-name="ro1">
          <table:table-cell office:value-type="float" office:value="0.0115067" calcext:value-type="float">
            <text:p>0.0115067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5.62184511214609" calcext:value-type="float">
            <text:p>5.6218451</text:p>
          </table:table-cell>
          <table:table-cell table:style-name="ce5" office:value-type="float" office:value="0.244714331700276" calcext:value-type="float">
            <text:p>0.2447143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65])" office:value-type="float" office:value="276.398900000001" calcext:value-type="float">
            <text:p>276.3989</text:p>
          </table:table-cell>
          <table:table-cell table:number-columns-repeated="2"/>
          <table:table-cell table:formula="of:=1/[.E365]^2" office:value-type="float" office:value="1" calcext:value-type="float">
            <text:p>1</text:p>
          </table:table-cell>
          <table:table-cell table:formula="of:=[.C365]/[.E365]^2" office:value-type="float" office:value="5.62184511214609" calcext:value-type="float">
            <text:p>5.6218451121</text:p>
          </table:table-cell>
          <table:table-cell table:formula="of:=[.C365]^2/[.E365]^2" office:value-type="float" office:value="31.6051424649609" calcext:value-type="float">
            <text:p>31.6051424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[.E365]^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111124" calcext:value-type="float">
            <text:p>0.0111124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5.7132402749952" calcext:value-type="float">
            <text:p>5.7132403</text:p>
          </table:table-cell>
          <table:table-cell table:style-name="ce5" office:value-type="float" office:value="0.178762645834837" calcext:value-type="float">
            <text:p>0.1787626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66])" office:value-type="float" office:value="302.850799999999" calcext:value-type="float">
            <text:p>302.8508</text:p>
          </table:table-cell>
          <table:table-cell table:number-columns-repeated="2"/>
          <table:table-cell table:formula="of:=1/[.E366]^2" office:value-type="float" office:value="1" calcext:value-type="float">
            <text:p>1</text:p>
          </table:table-cell>
          <table:table-cell table:formula="of:=[.C366]/[.E366]^2" office:value-type="float" office:value="5.7132402749952" calcext:value-type="float">
            <text:p>5.713240275</text:p>
          </table:table-cell>
          <table:table-cell table:formula="of:=[.C366]^2/[.E366]^2" office:value-type="float" office:value="32.6411144398272" calcext:value-type="float">
            <text:p>32.64111443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[.E366]^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081478" calcext:value-type="float">
            <text:p>0.0081478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5.87496696615058" calcext:value-type="float">
            <text:p>5.8749670</text:p>
          </table:table-cell>
          <table:table-cell table:style-name="ce5" office:value-type="float" office:value="0.0584730302647651" calcext:value-type="float">
            <text:p>0.0584730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67])" office:value-type="float" office:value="356.0129" calcext:value-type="float">
            <text:p>356.0129</text:p>
          </table:table-cell>
          <table:table-cell table:number-columns-repeated="2"/>
          <table:table-cell table:formula="of:=1/[.E367]^2" office:value-type="float" office:value="1" calcext:value-type="float">
            <text:p>1</text:p>
          </table:table-cell>
          <table:table-cell table:formula="of:=[.C367]/[.E367]^2" office:value-type="float" office:value="5.87496696615058" calcext:value-type="float">
            <text:p>5.8749669662</text:p>
          </table:table-cell>
          <table:table-cell table:formula="of:=[.C367]^2/[.E367]^2" office:value-type="float" office:value="34.5152368533605" calcext:value-type="float">
            <text:p>34.51523685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[.E367]^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112686" calcext:value-type="float">
            <text:p>0.0112686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5.9502479434898" calcext:value-type="float">
            <text:p>5.9502479</text:p>
          </table:table-cell>
          <table:table-cell table:style-name="ce5" office:value-type="float" office:value="0" calcext:value-type="float">
            <text:p>0.0000000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68])" office:value-type="float" office:value="383.848500000001" calcext:value-type="float">
            <text:p>383.8485</text:p>
          </table:table-cell>
          <table:table-cell table:number-columns-repeated="2"/>
          <table:table-cell table:formula="of:=1/[.E368]^2" office:value-type="float" office:value="1" calcext:value-type="float">
            <text:p>1</text:p>
          </table:table-cell>
          <table:table-cell table:formula="of:=[.C368]/[.E368]^2" office:value-type="float" office:value="5.9502479434898" calcext:value-type="float">
            <text:p>5.9502479435</text:p>
          </table:table-cell>
          <table:table-cell table:formula="of:=[.C368]^2/[.E368]^2" office:value-type="float" office:value="35.4054505890046" calcext:value-type="float">
            <text:p>35.4054505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[.E368]^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174034" calcext:value-type="float">
            <text:p>0.0174034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6.7411220148525" calcext:value-type="float">
            <text:p>6.7411220</text:p>
          </table:table-cell>
          <table:table-cell table:style-name="ce5" office:value-type="float" office:value="0.27913308163104" calcext:value-type="float">
            <text:p>0.2791331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69])" office:value-type="float" office:value="846.510000000002" calcext:value-type="float">
            <text:p>846.51</text:p>
          </table:table-cell>
          <table:table-cell table:number-columns-repeated="2"/>
          <table:table-cell table:formula="of:=1/[.E369]^2" office:value-type="float" office:value="1" calcext:value-type="float">
            <text:p>1</text:p>
          </table:table-cell>
          <table:table-cell table:formula="of:=[.C369]/[.E369]^2" office:value-type="float" office:value="6.7411220148525" calcext:value-type="float">
            <text:p>6.7411220149</text:p>
          </table:table-cell>
          <table:table-cell table:formula="of:=[.C369]^2/[.E369]^2" office:value-type="float" office:value="45.442726019129" calcext:value-type="float">
            <text:p>45.44272601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[.E369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190856" calcext:value-type="float">
            <text:p>0.0190856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6.94489979987756" calcext:value-type="float">
            <text:p>6.9448998</text:p>
          </table:table-cell>
          <table:table-cell table:style-name="ce5" office:value-type="float" office:value="0.137064890276528" calcext:value-type="float">
            <text:p>0.1370649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70])" office:value-type="float" office:value="1037.843" calcext:value-type="float">
            <text:p>1037.843</text:p>
          </table:table-cell>
          <table:table-cell table:number-columns-repeated="2"/>
          <table:table-cell table:formula="of:=1/[.E370]^2" office:value-type="float" office:value="1" calcext:value-type="float">
            <text:p>1</text:p>
          </table:table-cell>
          <table:table-cell table:formula="of:=[.C370]/[.E370]^2" office:value-type="float" office:value="6.94489979987756" calcext:value-type="float">
            <text:p>6.9448997999</text:p>
          </table:table-cell>
          <table:table-cell table:formula="of:=[.C370]^2/[.E370]^2" office:value-type="float" office:value="48.2316332303394" calcext:value-type="float">
            <text:p>48.23163323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[.E370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175996" calcext:value-type="float">
            <text:p>0.0175996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7.1214850594691" calcext:value-type="float">
            <text:p>7.1214851</text:p>
          </table:table-cell>
          <table:table-cell table:style-name="ce5" office:value-type="float" office:value="0" calcext:value-type="float">
            <text:p>0.0000000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71])" office:value-type="float" office:value="1238.288" calcext:value-type="float">
            <text:p>1238.288</text:p>
          </table:table-cell>
          <table:table-cell table:number-columns-repeated="2"/>
          <table:table-cell table:formula="of:=1/[.E371]^2" office:value-type="float" office:value="1" calcext:value-type="float">
            <text:p>1</text:p>
          </table:table-cell>
          <table:table-cell table:formula="of:=[.C371]/[.E371]^2" office:value-type="float" office:value="7.1214850594691" calcext:value-type="float">
            <text:p>7.1214850595</text:p>
          </table:table-cell>
          <table:table-cell table:formula="of:=[.C371]^2/[.E371]^2" office:value-type="float" office:value="50.7155494522416" calcext:value-type="float">
            <text:p>50.71554945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[.E371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240274" calcext:value-type="float">
            <text:p>0.0240274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7.21539584893465" calcext:value-type="float">
            <text:p>7.2153958</text:p>
          </table:table-cell>
          <table:table-cell table:style-name="ce5" office:value-type="float" office:value="-0.0321671611141892" calcext:value-type="float">
            <text:p>-0.0321672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72])" office:value-type="float" office:value="1360.212" calcext:value-type="float">
            <text:p>1360.212</text:p>
          </table:table-cell>
          <table:table-cell table:number-columns-repeated="2"/>
          <table:table-cell table:formula="of:=1/[.E372]^2" office:value-type="float" office:value="1" calcext:value-type="float">
            <text:p>1</text:p>
          </table:table-cell>
          <table:table-cell table:formula="of:=[.C372]/[.E372]^2" office:value-type="float" office:value="7.21539584893465" calcext:value-type="float">
            <text:p>7.2153958489</text:p>
          </table:table-cell>
          <table:table-cell table:formula="of:=[.C372]^2/[.E372]^2" office:value-type="float" office:value="52.0619372568234" calcext:value-type="float">
            <text:p>52.06193725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[.E372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294411" calcext:value-type="float">
            <text:p>0.0294411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7.60848116844063" calcext:value-type="float">
            <text:p>7.6084812</text:p>
          </table:table-cell>
          <table:table-cell table:style-name="ce5" office:value-type="float" office:value="-0.385317747291334" calcext:value-type="float">
            <text:p>-0.3853177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73])" office:value-type="float" office:value="2015.215" calcext:value-type="float">
            <text:p>2015.215</text:p>
          </table:table-cell>
          <table:table-cell table:number-columns-repeated="2"/>
          <table:table-cell table:formula="of:=1/[.E373]^2" office:value-type="float" office:value="1" calcext:value-type="float">
            <text:p>1</text:p>
          </table:table-cell>
          <table:table-cell table:formula="of:=[.C373]/[.E373]^2" office:value-type="float" office:value="7.60848116844063" calcext:value-type="float">
            <text:p>7.6084811684</text:p>
          </table:table-cell>
          <table:table-cell table:formula="of:=[.C373]^2/[.E373]^2" office:value-type="float" office:value="57.8889856905157" calcext:value-type="float">
            <text:p>57.88898569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[.E373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221098" calcext:value-type="float">
            <text:p>0.0221098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7.61814838989971" calcext:value-type="float">
            <text:p>7.6181484</text:p>
          </table:table-cell>
          <table:table-cell table:style-name="ce5" office:value-type="float" office:value="-0.367127108348694" calcext:value-type="float">
            <text:p>-0.3671271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74])" office:value-type="float" office:value="2034.791" calcext:value-type="float">
            <text:p>2034.791</text:p>
          </table:table-cell>
          <table:table-cell table:number-columns-repeated="2"/>
          <table:table-cell table:formula="of:=1/[.E374]^2" office:value-type="float" office:value="1" calcext:value-type="float">
            <text:p>1</text:p>
          </table:table-cell>
          <table:table-cell table:formula="of:=[.C374]/[.E374]^2" office:value-type="float" office:value="7.61814838989971" calcext:value-type="float">
            <text:p>7.6181483899</text:p>
          </table:table-cell>
          <table:table-cell table:formula="of:=[.C374]^2/[.E374]^2" office:value-type="float" office:value="58.0361848905316" calcext:value-type="float">
            <text:p>58.03618489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[.E374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19916" calcext:value-type="float">
            <text:p>0.019916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7.8626896344485" calcext:value-type="float">
            <text:p>7.8626896</text:p>
          </table:table-cell>
          <table:table-cell table:style-name="ce5" office:value-type="float" office:value="-0.579381370935581" calcext:value-type="float">
            <text:p>-0.5793814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75])" office:value-type="float" office:value="2598.50000000001" calcext:value-type="float">
            <text:p>2598.5</text:p>
          </table:table-cell>
          <table:table-cell table:number-columns-repeated="2"/>
          <table:table-cell table:formula="of:=1/[.E375]^2" office:value-type="float" office:value="1" calcext:value-type="float">
            <text:p>1</text:p>
          </table:table-cell>
          <table:table-cell table:formula="of:=[.C375]/[.E375]^2" office:value-type="float" office:value="7.8626896344485" calcext:value-type="float">
            <text:p>7.8626896344</text:p>
          </table:table-cell>
          <table:table-cell table:formula="of:=[.C375]^2/[.E375]^2" office:value-type="float" office:value="61.8218882876639" calcext:value-type="float">
            <text:p>61.82188828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[.E375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569304" calcext:value-type="float">
            <text:p>0.056930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8.00957741058809" calcext:value-type="float">
            <text:p>8.0095774</text:p>
          </table:table-cell>
          <table:table-cell table:style-name="ce5" office:value-type="float" office:value="-0.72270262066322" calcext:value-type="float">
            <text:p>-0.7227026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76])" office:value-type="float" office:value="3009.64499999999" calcext:value-type="float">
            <text:p>3009.645</text:p>
          </table:table-cell>
          <table:table-cell table:number-columns-repeated="2"/>
          <table:table-cell table:formula="of:=1/[.E376]^2" office:value-type="float" office:value="1" calcext:value-type="float">
            <text:p>1</text:p>
          </table:table-cell>
          <table:table-cell table:formula="of:=[.C376]/[.E376]^2" office:value-type="float" office:value="8.00957741058809" calcext:value-type="float">
            <text:p>8.0095774106</text:p>
          </table:table-cell>
          <table:table-cell table:formula="of:=[.C376]^2/[.E376]^2" office:value-type="float" office:value="64.153330296203" calcext:value-type="float">
            <text:p>64.15333029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[.E376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311725" calcext:value-type="float">
            <text:p>0.0311725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8.07153995035512" calcext:value-type="float">
            <text:p>8.0715400</text:p>
          </table:table-cell>
          <table:table-cell table:style-name="ce5" office:value-type="float" office:value="-0.775671811000996" calcext:value-type="float">
            <text:p>-0.7756718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77])" office:value-type="float" office:value="3202.02899999999" calcext:value-type="float">
            <text:p>3202.029</text:p>
          </table:table-cell>
          <table:table-cell table:number-columns-repeated="2"/>
          <table:table-cell table:formula="of:=1/[.E377]^2" office:value-type="float" office:value="1" calcext:value-type="float">
            <text:p>1</text:p>
          </table:table-cell>
          <table:table-cell table:formula="of:=[.C377]/[.E377]^2" office:value-type="float" office:value="8.07153995035512" calcext:value-type="float">
            <text:p>8.0715399504</text:p>
          </table:table-cell>
          <table:table-cell table:formula="of:=[.C377]^2/[.E377]^2" office:value-type="float" office:value="65.1497571701787" calcext:value-type="float">
            <text:p>65.14975717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[.E377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238464" calcext:value-type="float">
            <text:p>0.0238464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8.08748754101852" calcext:value-type="float">
            <text:p>8.0874875</text:p>
          </table:table-cell>
          <table:table-cell table:style-name="ce5" office:value-type="float" office:value="-0.838263258536661" calcext:value-type="float">
            <text:p>-0.8382633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78])" office:value-type="float" office:value="3253.50299999999" calcext:value-type="float">
            <text:p>3253.503</text:p>
          </table:table-cell>
          <table:table-cell table:number-columns-repeated="2"/>
          <table:table-cell table:formula="of:=1/[.E378]^2" office:value-type="float" office:value="1" calcext:value-type="float">
            <text:p>1</text:p>
          </table:table-cell>
          <table:table-cell table:formula="of:=[.C378]/[.E378]^2" office:value-type="float" office:value="8.08748754101852" calcext:value-type="float">
            <text:p>8.087487541</text:p>
          </table:table-cell>
          <table:table-cell table:formula="of:=[.C378]^2/[.E378]^2" office:value-type="float" office:value="65.4074547261298" calcext:value-type="float">
            <text:p>65.40745472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[.E378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38824" calcext:value-type="float">
            <text:p>0.038824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8.09348641108737" calcext:value-type="float">
            <text:p>8.0934864</text:p>
          </table:table-cell>
          <table:table-cell table:style-name="ce5" office:value-type="float" office:value="-0.783728738429196" calcext:value-type="float">
            <text:p>-0.7837287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79])" office:value-type="float" office:value="3273.07899999999" calcext:value-type="float">
            <text:p>3273.079</text:p>
          </table:table-cell>
          <table:table-cell table:number-columns-repeated="2"/>
          <table:table-cell table:formula="of:=1/[.E379]^2" office:value-type="float" office:value="1" calcext:value-type="float">
            <text:p>1</text:p>
          </table:table-cell>
          <table:table-cell table:formula="of:=[.C379]/[.E379]^2" office:value-type="float" office:value="8.09348641108737" calcext:value-type="float">
            <text:p>8.0934864111</text:p>
          </table:table-cell>
          <table:table-cell table:formula="of:=[.C379]^2/[.E379]^2" office:value-type="float" office:value="65.5045222864559" calcext:value-type="float">
            <text:p>65.50452228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[.E379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565541" calcext:value-type="float">
            <text:p>0.0565541</text:p>
          </table:table-cell>
          <table:table-cell office:value-type="float" office:value="29" calcext:value-type="float">
            <text:p>29</text:p>
          </table:table-cell>
          <table:table-cell office:value-type="float" office:value="8.14648654772913" calcext:value-type="float">
            <text:p>8.1464865477</text:p>
          </table:table-cell>
          <table:table-cell office:value-type="float" office:value="-0.903098375750627" calcext:value-type="float">
            <text:p>-0.9030983758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80])" office:value-type="float" office:value="3451.23199999999" calcext:value-type="float">
            <text:p>3451.232</text:p>
          </table:table-cell>
          <table:table-cell table:number-columns-repeated="2"/>
          <table:table-cell table:formula="of:=1/[.E380]^2" office:value-type="float" office:value="1" calcext:value-type="float">
            <text:p>1</text:p>
          </table:table-cell>
          <table:table-cell table:formula="of:=[.C380]/[.E380]^2" office:value-type="float" office:value="8.14648654772913" calcext:value-type="float">
            <text:p>8.1464865477</text:p>
          </table:table-cell>
          <table:table-cell table:formula="of:=[.C380]^2/[.E380]^2" office:value-type="float" office:value="66.3652430723317" calcext:value-type="float">
            <text:p>66.36524307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[.E380]^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101034277" calcext:value-type="float">
            <text:p>0.0101034277</text:p>
          </table:table-cell>
          <table:table-cell office:value-type="float" office:value="30" calcext:value-type="float">
            <text:p>30</text:p>
          </table:table-cell>
          <table:table-cell office:value-type="float" office:value="7.06751420316695" calcext:value-type="float">
            <text:p>7.0675142032</text:p>
          </table:table-cell>
          <table:table-cell office:value-type="float" office:value="-6.10586651840932" calcext:value-type="float">
            <text:p>-6.1058665184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81])" office:value-type="float" office:value="1173.228" calcext:value-type="float">
            <text:p>1173.228</text:p>
          </table:table-cell>
          <table:table-cell table:number-columns-repeated="2"/>
          <table:table-cell table:formula="of:=1/[.E381]^2" office:value-type="float" office:value="1" calcext:value-type="float">
            <text:p>1</text:p>
          </table:table-cell>
          <table:table-cell table:formula="of:=[.C381]/[.E381]^2" office:value-type="float" office:value="7.06751420316695" calcext:value-type="float">
            <text:p>7.0675142032</text:p>
          </table:table-cell>
          <table:table-cell table:formula="of:=[.C381]^2/[.E381]^2" office:value-type="float" office:value="49.9497570119666" calcext:value-type="float">
            <text:p>49.9497570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02"/>
        </table:table-row>
        <table:table-row table:style-name="ro1">
          <table:table-cell office:value-type="float" office:value="0.0101036727" calcext:value-type="float">
            <text:p>0.0101036727</text:p>
          </table:table-cell>
          <table:table-cell office:value-type="float" office:value="31" calcext:value-type="float">
            <text:p>31</text:p>
          </table:table-cell>
          <table:table-cell office:value-type="float" office:value="7.19480615226963" calcext:value-type="float">
            <text:p>7.1948061523</text:p>
          </table:table-cell>
          <table:table-cell office:value-type="float" office:value="-6.19719396724921" calcext:value-type="float">
            <text:p>-6.1971939672</text:p>
          </table:table-cell>
          <table:table-cell table:style-name="ce5" office:value-type="float" office:value="1" calcext:value-type="float">
            <text:p>1.0000000</text:p>
          </table:table-cell>
          <table:table-cell table:formula="of:=EXP([.C382])" office:value-type="float" office:value="1332.492" calcext:value-type="float">
            <text:p>1332.492</text:p>
          </table:table-cell>
          <table:table-cell table:number-columns-repeated="2"/>
          <table:table-cell table:formula="of:=1/[.E382]^2" office:value-type="float" office:value="1" calcext:value-type="float">
            <text:p>1</text:p>
          </table:table-cell>
          <table:table-cell table:formula="of:=[.C382]/[.E382]^2" office:value-type="float" office:value="7.19480615226963" calcext:value-type="float">
            <text:p>7.1948061523</text:p>
          </table:table-cell>
          <table:table-cell table:formula="of:=[.C382]^2/[.E382]^2" office:value-type="float" office:value="51.7652355687369" calcext:value-type="float">
            <text:p>51.765235568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02"/>
        </table:table-row>
        <table:table-row table:style-name="ro1" table:number-rows-repeated="2">
          <table:table-cell table:number-columns-repeated="318"/>
        </table:table-row>
        <table:table-row table:style-name="ro1">
          <table:table-cell table:number-columns-repeated="8"/>
          <table:table-cell table:formula="of:=SUM([.I352:.I382])" office:value-type="float" office:value="31" calcext:value-type="float">
            <text:p>31</text:p>
          </table:table-cell>
          <table:table-cell table:formula="of:=SUM([.J352:.J382])" office:value-type="float" office:value="208.783148979798" calcext:value-type="float">
            <text:p>208.7831489798</text:p>
          </table:table-cell>
          <table:table-cell table:formula="of:=SUM([.K352:.K382])" office:value-type="float" office:value="1438.85625747817" calcext:value-type="float">
            <text:p>1438.8562574782</text:p>
          </table:table-cell>
          <table:table-cell table:formula="of:=SUM([.L352:.L382])" office:value-type="float" office:value="1.7595989106933" calcext:value-type="float">
            <text:p>1.7595989107</text:p>
          </table:table-cell>
          <table:table-cell table:formula="of:=SUM([.M352:.M382])" office:value-type="float" office:value="11" calcext:value-type="float">
            <text:p>11</text:p>
          </table:table-cell>
          <table:table-cell table:number-columns-repeated="305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-1.754214" calcext:value-type="float">
            <text:p>-1.754214</text:p>
          </table:table-cell>
          <table:table-cell office:value-type="string" calcext:value-type="string">
            <text:p>AL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8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-0.467513" calcext:value-type="float">
            <text:p>-0.467513</text:p>
          </table:table-cell>
          <table:table-cell office:value-type="string" calcext:value-type="string">
            <text:p>AL3</text:p>
          </table:table-cell>
          <table:table-cell/>
          <table:table-cell table:style-name="ce7" office:value-type="string" calcext:value-type="string">
            <text:p>a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80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-0.020909" calcext:value-type="float">
            <text:p>-0.020909</text:p>
          </table:table-cell>
          <table:table-cell office:value-type="string" calcext:value-type="string">
            <text:p>AL4</text:p>
          </table:table-cell>
          <table:table-cell/>
          <table:table-cell table:style-name="ce7" office:value-type="string" calcext:value-type="string">
            <text:p>b</text:p>
          </table:table-cell>
          <table:table-cell office:value-type="float" office:value="4.80219150329003" calcext:value-type="float">
            <text:p>4.8021915033</text:p>
          </table:table-cell>
          <table:table-cell office:value-type="float" office:value="5.50003297044863" calcext:value-type="float">
            <text:p>5.5000329704</text:p>
          </table:table-cell>
          <table:table-cell office:value-type="float" office:value="5.841450922853" calcext:value-type="float">
            <text:p>5.8414509229</text:p>
          </table:table-cell>
          <table:table-cell office:value-type="float" office:value="6.09574573049624" calcext:value-type="float">
            <text:p>6.0957457305</text:p>
          </table:table-cell>
          <table:table-cell office:value-type="float" office:value="6.65788844528757" calcext:value-type="float">
            <text:p>6.6578884453</text:p>
          </table:table-cell>
          <table:table-cell office:value-type="float" office:value="6.76547717372248" calcext:value-type="float">
            <text:p>6.7654771737</text:p>
          </table:table-cell>
          <table:table-cell office:value-type="float" office:value="6.87115042149322" calcext:value-type="float">
            <text:p>6.8711504215</text:p>
          </table:table-cell>
          <table:table-cell office:value-type="float" office:value="7.0139775232452" calcext:value-type="float">
            <text:p>7.0139775232</text:p>
          </table:table-cell>
          <table:table-cell office:value-type="float" office:value="7.10080903910512" calcext:value-type="float">
            <text:p>7.1008090391</text:p>
          </table:table-cell>
          <table:table-cell office:value-type="float" office:value="7.16945932555375" calcext:value-type="float">
            <text:p>7.1694593256</text:p>
          </table:table-cell>
          <table:table-cell office:value-type="float" office:value="7.24992979807255" calcext:value-type="float">
            <text:p>7.2499297981</text:p>
          </table:table-cell>
          <table:table-cell office:value-type="float" office:value="4.37719246890018" calcext:value-type="float">
            <text:p>4.3771924689</text:p>
          </table:table-cell>
          <table:table-cell office:value-type="float" office:value="4.39442322841043" calcext:value-type="float">
            <text:p>4.3944232284</text:p>
          </table:table-cell>
          <table:table-cell office:value-type="float" office:value="5.62184511214609" calcext:value-type="float">
            <text:p>5.6218451121</text:p>
          </table:table-cell>
          <table:table-cell office:value-type="float" office:value="5.7132402749952" calcext:value-type="float">
            <text:p>5.713240275</text:p>
          </table:table-cell>
          <table:table-cell office:value-type="float" office:value="5.87496696615058" calcext:value-type="float">
            <text:p>5.8749669662</text:p>
          </table:table-cell>
          <table:table-cell office:value-type="float" office:value="5.9502479434898" calcext:value-type="float">
            <text:p>5.9502479435</text:p>
          </table:table-cell>
          <table:table-cell office:value-type="float" office:value="6.7411220148525" calcext:value-type="float">
            <text:p>6.7411220149</text:p>
          </table:table-cell>
          <table:table-cell office:value-type="float" office:value="6.94489979987756" calcext:value-type="float">
            <text:p>6.9448997999</text:p>
          </table:table-cell>
          <table:table-cell office:value-type="float" office:value="7.1214850594691" calcext:value-type="float">
            <text:p>7.1214850595</text:p>
          </table:table-cell>
          <table:table-cell office:value-type="float" office:value="7.21539584893465" calcext:value-type="float">
            <text:p>7.2153958489</text:p>
          </table:table-cell>
          <table:table-cell office:value-type="float" office:value="7.60848116844063" calcext:value-type="float">
            <text:p>7.6084811684</text:p>
          </table:table-cell>
          <table:table-cell office:value-type="float" office:value="7.61814838989971" calcext:value-type="float">
            <text:p>7.6181483899</text:p>
          </table:table-cell>
          <table:table-cell office:value-type="float" office:value="7.8626896344485" calcext:value-type="float">
            <text:p>7.8626896344</text:p>
          </table:table-cell>
          <table:table-cell office:value-type="float" office:value="8.00957741058809" calcext:value-type="float">
            <text:p>8.0095774106</text:p>
          </table:table-cell>
          <table:table-cell office:value-type="float" office:value="8.07153995035512" calcext:value-type="float">
            <text:p>8.0715399504</text:p>
          </table:table-cell>
          <table:table-cell office:value-type="float" office:value="8.08748754101852" calcext:value-type="float">
            <text:p>8.087487541</text:p>
          </table:table-cell>
          <table:table-cell office:value-type="float" office:value="8.09348641108737" calcext:value-type="float">
            <text:p>8.0934864111</text:p>
          </table:table-cell>
          <table:table-cell office:value-type="float" office:value="8.14648654772913" calcext:value-type="float">
            <text:p>8.1464865477</text:p>
          </table:table-cell>
          <table:table-cell office:value-type="float" office:value="7.06751420316695" calcext:value-type="float">
            <text:p>7.0675142032</text:p>
          </table:table-cell>
          <table:table-cell office:value-type="float" office:value="7.19480615226963" calcext:value-type="float">
            <text:p>7.1948061523</text:p>
          </table:table-cell>
          <table:table-cell table:number-columns-repeated="280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float" office:value="-1.203208" calcext:value-type="float">
            <text:p>-1.203208</text:p>
          </table:table-cell>
          <table:table-cell office:value-type="string" calcext:value-type="string">
            <text:p>AL1</text:p>
          </table:table-cell>
          <table:table-cell/>
          <table:table-cell table:style-name="ce7" office:value-type="string" calcext:value-type="string">
            <text:p>c</text:p>
          </table:table-cell>
          <table:table-cell office:value-type="float" office:value="22.8469971478742" calcext:value-type="float">
            <text:p>22.8469971479</text:p>
          </table:table-cell>
          <table:table-cell office:value-type="float" office:value="30.250362676022" calcext:value-type="float">
            <text:p>30.250362676</text:p>
          </table:table-cell>
          <table:table-cell office:value-type="float" office:value="34.1225488841002" calcext:value-type="float">
            <text:p>34.1225488841</text:p>
          </table:table-cell>
          <table:table-cell office:value-type="float" office:value="37.1581160108631" calcext:value-type="float">
            <text:p>37.1581160109</text:p>
          </table:table-cell>
          <table:table-cell office:value-type="float" office:value="44.3274785498937" calcext:value-type="float">
            <text:p>44.3274785499</text:p>
          </table:table-cell>
          <table:table-cell office:value-type="float" office:value="45.7716813881599" calcext:value-type="float">
            <text:p>45.7716813882</text:p>
          </table:table-cell>
          <table:table-cell office:value-type="float" office:value="47.2127081147865" calcext:value-type="float">
            <text:p>47.2127081148</text:p>
          </table:table-cell>
          <table:table-cell office:value-type="float" office:value="49.1958806965889" calcext:value-type="float">
            <text:p>49.1958806966</text:p>
          </table:table-cell>
          <table:table-cell office:value-type="float" office:value="50.421489009837" calcext:value-type="float">
            <text:p>50.4214890098</text:p>
          </table:table-cell>
          <table:table-cell office:value-type="float" office:value="51.4011470207696" calcext:value-type="float">
            <text:p>51.4011470208</text:p>
          </table:table-cell>
          <table:table-cell office:value-type="float" office:value="52.5614820769803" calcext:value-type="float">
            <text:p>52.561482077</text:p>
          </table:table-cell>
          <table:table-cell office:value-type="float" office:value="18.3718910603321" calcext:value-type="float">
            <text:p>18.3718910603</text:p>
          </table:table-cell>
          <table:table-cell office:value-type="float" office:value="18.5533255355609" calcext:value-type="float">
            <text:p>18.5533255356</text:p>
          </table:table-cell>
          <table:table-cell office:value-type="float" office:value="31.6051424649609" calcext:value-type="float">
            <text:p>31.605142465</text:p>
          </table:table-cell>
          <table:table-cell office:value-type="float" office:value="32.6411144398273" calcext:value-type="float">
            <text:p>32.6411144398</text:p>
          </table:table-cell>
          <table:table-cell office:value-type="float" office:value="34.5152368533606" calcext:value-type="float">
            <text:p>34.5152368534</text:p>
          </table:table-cell>
          <table:table-cell office:value-type="float" office:value="35.4054505890045" calcext:value-type="float">
            <text:p>35.405450589</text:p>
          </table:table-cell>
          <table:table-cell office:value-type="float" office:value="45.442726019129" calcext:value-type="float">
            <text:p>45.4427260191</text:p>
          </table:table-cell>
          <table:table-cell office:value-type="float" office:value="48.2316332303393" calcext:value-type="float">
            <text:p>48.2316332303</text:p>
          </table:table-cell>
          <table:table-cell office:value-type="float" office:value="50.7155494522416" calcext:value-type="float">
            <text:p>50.7155494522</text:p>
          </table:table-cell>
          <table:table-cell office:value-type="float" office:value="52.0619372568233" calcext:value-type="float">
            <text:p>52.0619372568</text:p>
          </table:table-cell>
          <table:table-cell office:value-type="float" office:value="57.8889856905157" calcext:value-type="float">
            <text:p>57.8889856905</text:p>
          </table:table-cell>
          <table:table-cell office:value-type="float" office:value="58.0361848905315" calcext:value-type="float">
            <text:p>58.0361848905</text:p>
          </table:table-cell>
          <table:table-cell office:value-type="float" office:value="61.8218882876638" calcext:value-type="float">
            <text:p>61.8218882877</text:p>
          </table:table-cell>
          <table:table-cell office:value-type="float" office:value="64.1533302962031" calcext:value-type="float">
            <text:p>64.1533302962</text:p>
          </table:table-cell>
          <table:table-cell office:value-type="float" office:value="65.1497571701788" calcext:value-type="float">
            <text:p>65.1497571702</text:p>
          </table:table-cell>
          <table:table-cell office:value-type="float" office:value="65.4074547261298" calcext:value-type="float">
            <text:p>65.4074547261</text:p>
          </table:table-cell>
          <table:table-cell office:value-type="float" office:value="65.504522286456" calcext:value-type="float">
            <text:p>65.5045222865</text:p>
          </table:table-cell>
          <table:table-cell office:value-type="float" office:value="66.3652430723318" calcext:value-type="float">
            <text:p>66.3652430723</text:p>
          </table:table-cell>
          <table:table-cell office:value-type="float" office:value="49.9497570119665" calcext:value-type="float">
            <text:p>49.949757012</text:p>
          </table:table-cell>
          <table:table-cell office:value-type="float" office:value="51.7652355687369" calcext:value-type="float">
            <text:p>51.7652355687</text:p>
          </table:table-cell>
          <table:table-cell table:number-columns-repeated="28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6.222723" calcext:value-type="float">
            <text:p>6.222723</text:p>
          </table:table-cell>
          <table:table-cell table:number-columns-repeated="2"/>
          <table:table-cell table:style-name="ce7" office:value-type="string" calcext:value-type="string">
            <text:p>g</text:p>
          </table:table-cell>
          <table:table-cell office:value-type="float" office:value="0.214046086396719" calcext:value-type="float">
            <text:p>0.21404608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7922849464367" calcext:value-type="float">
            <text:p>0.7879228495</text:p>
          </table:table-cell>
          <table:table-cell office:value-type="float" office:value="0.757629974832205" calcext:value-type="float">
            <text:p>0.757629974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0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  <table:table-cell table:style-name="ce7" office:value-type="string" calcext:value-type="string">
            <text:p>d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0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style-name="ce7" office:value-type="string" calcext:value-type="string">
            <text:p>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80"/>
        </table:table-row>
        <table:table-row table:style-name="ro1">
          <table:table-cell table:number-columns-repeated="6"/>
          <table:table-cell table:style-name="ce7" office:value-type="string" calcext:value-type="string">
            <text:p>f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80"/>
        </table:table-row>
        <table:table-row table:style-name="ro1">
          <table:table-cell table:number-columns-repeated="6"/>
          <table:table-cell table:style-name="ce7" office:value-type="string" calcext:value-type="string">
            <text:p>X_0</text:p>
          </table:table-cell>
          <table:table-cell office:value-type="float" office:value="-1.09398398347762" calcext:value-type="float">
            <text:p>-1.09398398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09893585019778" calcext:value-type="float">
            <text:p>-2.0989358502</text:p>
          </table:table-cell>
          <table:table-cell office:value-type="float" office:value="-2.05819203072137" calcext:value-type="float">
            <text:p>-2.058192030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80"/>
        </table:table-row>
        <table:table-row table:style-name="ro1">
          <table:table-cell table:number-columns-repeated="2"/>
          <table:table-cell table:formula="of:=[.D386]+[.D387]*[.C352]+[.D388]*(2*[.C352]*[.G349]-[.G349]^2)+[.D389]*([.C352]-[.G349])^2+[.C386]" office:value-type="string" office:string-value="" calcext:value-type="error">
            <text:p>#VALUE!</text:p>
          </table:table-cell>
          <table:table-cell table:number-columns-repeated="315"/>
        </table:table-row>
        <table:table-row table:style-name="ro1" table:number-rows-repeated="5">
          <table:table-cell table:number-columns-repeated="318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_0</text:p>
          </table:table-cell>
          <table:table-cell table:number-columns-repeated="303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 table:number-matrix-columns-spanned="8" table:number-matrix-rows-spanned="8" table:formula="of:=MMULT([.H387:.AL394];[.I352:.P382])" office:value-type="float" office:value="31" calcext:value-type="float">
            <text:p>31</text:p>
          </table:table-cell>
          <table:table-cell office:value-type="float" office:value="208.783148979798" calcext:value-type="float">
            <text:p>208.7831489798</text:p>
          </table:table-cell>
          <table:table-cell office:value-type="float" office:value="1438.85625747817" calcext:value-type="float">
            <text:p>1438.8562574782</text:p>
          </table:table-cell>
          <table:table-cell office:value-type="float" office:value="1.7595989106933" calcext:value-type="float">
            <text:p>1.759598910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5.25111186439677" calcext:value-type="float">
            <text:p>-5.2511118644</text:p>
          </table:table-cell>
          <table:table-cell table:number-columns-repeated="303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 office:value-type="float" office:value="208.783148979798" calcext:value-type="float">
            <text:p>208.7831489798</text:p>
          </table:table-cell>
          <table:table-cell office:value-type="float" office:value="1440.61585638886" calcext:value-type="float">
            <text:p>1440.6158563889</text:p>
          </table:table-cell>
          <table:table-cell office:value-type="float" office:value="10135.0895770731" calcext:value-type="float">
            <text:p>10135.0895770731</text:p>
          </table:table-cell>
          <table:table-cell office:value-type="float" office:value="7.80612702009928" calcext:value-type="float">
            <text:p>7.8061270201</text:p>
          </table:table-cell>
          <table:table-cell office:value-type="float" office:value="71.0681128535678" calcext:value-type="float">
            <text:p>71.0681128536</text:p>
          </table:table-cell>
          <table:table-cell office:value-type="float" office:value="31.9319159940923" calcext:value-type="float">
            <text:p>31.9319159941</text:p>
          </table:table-cell>
          <table:table-cell office:value-type="float" office:value="91.5207997767009" calcext:value-type="float">
            <text:p>91.5207997767</text:p>
          </table:table-cell>
          <table:table-cell office:value-type="float" office:value="-23.4855336547131" calcext:value-type="float">
            <text:p>-23.4855336547</text:p>
          </table:table-cell>
          <table:table-cell table:number-columns-repeated="303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1438.85625747817" calcext:value-type="float">
            <text:p>1438.8562574782</text:p>
          </table:table-cell>
          <table:table-cell office:value-type="float" office:value="10135.0895770731" calcext:value-type="float">
            <text:p>10135.0895770731</text:p>
          </table:table-cell>
          <table:table-cell office:value-type="float" office:value="72552.6362304485" calcext:value-type="float">
            <text:p>72552.6362304485</text:p>
          </table:table-cell>
          <table:table-cell office:value-type="float" office:value="33.4224986382861" calcext:value-type="float">
            <text:p>33.4224986383</text:p>
          </table:table-cell>
          <table:table-cell office:value-type="float" office:value="465.269891575875" calcext:value-type="float">
            <text:p>465.2698915759</text:p>
          </table:table-cell>
          <table:table-cell office:value-type="float" office:value="171.092160943046" calcext:value-type="float">
            <text:p>171.092160943</text:p>
          </table:table-cell>
          <table:table-cell office:value-type="float" office:value="700.779212378544" calcext:value-type="float">
            <text:p>700.7792123785</text:p>
          </table:table-cell>
          <table:table-cell office:value-type="float" office:value="-101.741976493463" calcext:value-type="float">
            <text:p>-101.7419764935</text:p>
          </table:table-cell>
          <table:table-cell table:number-columns-repeated="303"/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office:value-type="float" office:value="1.75959891069329" calcext:value-type="float">
            <text:p>1.7595989107</text:p>
          </table:table-cell>
          <table:table-cell office:value-type="float" office:value="7.80612702009926" calcext:value-type="float">
            <text:p>7.8061270201</text:p>
          </table:table-cell>
          <table:table-cell office:value-type="float" office:value="33.422498638286" calcext:value-type="float">
            <text:p>33.4224986383</text:p>
          </table:table-cell>
          <table:table-cell office:value-type="float" office:value="1.24064132257405" calcext:value-type="float">
            <text:p>1.2406413226</text:p>
          </table:table-cell>
          <table:table-cell office:value-type="float" office:value="0.214046086396719" calcext:value-type="float">
            <text:p>0.2140460864</text:p>
          </table:table-cell>
          <table:table-cell office:value-type="float" office:value="1.54555282429657" calcext:value-type="float">
            <text:p>1.5455528243</text:p>
          </table:table-cell>
          <table:table-cell office:value-type="float" office:value="0" calcext:value-type="float">
            <text:p>0</text:p>
          </table:table-cell>
          <table:table-cell office:value-type="float" office:value="-3.4473104826101" calcext:value-type="float">
            <text:p>-3.4473104826</text:p>
          </table:table-cell>
          <table:table-cell table:number-columns-repeated="303"/>
        </table:table-row>
        <table:table-row table:style-name="ro1">
          <table:table-cell table:number-columns-repeated="6"/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71.0681128535678" calcext:value-type="float">
            <text:p>71.0681128536</text:p>
          </table:table-cell>
          <table:table-cell office:value-type="float" office:value="465.269891575875" calcext:value-type="float">
            <text:p>465.2698915759</text:p>
          </table:table-cell>
          <table:table-cell office:value-type="float" office:value="0.214046086396719" calcext:value-type="float">
            <text:p>0.21404608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09398398347762" calcext:value-type="float">
            <text:p>-1.0939839835</text:p>
          </table:table-cell>
          <table:table-cell table:number-columns-repeated="303"/>
        </table:table-row>
        <table:table-row table:style-name="ro1">
          <table:table-cell table:number-columns-repeated="6"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31.9319159940923" calcext:value-type="float">
            <text:p>31.9319159941</text:p>
          </table:table-cell>
          <table:table-cell office:value-type="float" office:value="171.092160943046" calcext:value-type="float">
            <text:p>171.092160943</text:p>
          </table:table-cell>
          <table:table-cell office:value-type="float" office:value="1.54555282429658" calcext:value-type="float">
            <text:p>1.54555282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.15712788091915" calcext:value-type="float">
            <text:p>-4.1571278809</text:p>
          </table:table-cell>
          <table:table-cell table:number-columns-repeated="303"/>
        </table:table-row>
        <table:table-row table:style-name="ro1">
          <table:table-cell table:number-columns-repeated="6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91.5207997767009" calcext:value-type="float">
            <text:p>91.5207997767</text:p>
          </table:table-cell>
          <table:table-cell office:value-type="float" office:value="700.779212378544" calcext:value-type="float">
            <text:p>700.77921237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03"/>
        </table:table-row>
        <table:table-row table:style-name="ro1">
          <table:table-cell table:number-columns-repeated="6"/>
          <table:table-cell office:value-type="string" calcext:value-type="string">
            <text:p>X_0</text:p>
          </table:table-cell>
          <table:table-cell office:value-type="float" office:value="-5.25111186439677" calcext:value-type="float">
            <text:p>-5.2511118644</text:p>
          </table:table-cell>
          <table:table-cell office:value-type="float" office:value="-23.4855336547132" calcext:value-type="float">
            <text:p>-23.4855336547</text:p>
          </table:table-cell>
          <table:table-cell office:value-type="float" office:value="-101.741976493463" calcext:value-type="float">
            <text:p>-101.7419764935</text:p>
          </table:table-cell>
          <table:table-cell office:value-type="float" office:value="-3.44731048261011" calcext:value-type="float">
            <text:p>-3.4473104826</text:p>
          </table:table-cell>
          <table:table-cell office:value-type="float" office:value="-1.09398398347762" calcext:value-type="float">
            <text:p>-1.0939839835</text:p>
          </table:table-cell>
          <table:table-cell office:value-type="float" office:value="-4.15712788091915" calcext:value-type="float">
            <text:p>-4.1571278809</text:p>
          </table:table-cell>
          <table:table-cell office:value-type="float" office:value="0" calcext:value-type="float">
            <text:p>0</text:p>
          </table:table-cell>
          <table:table-cell office:value-type="float" office:value="9.838487094676" calcext:value-type="float">
            <text:p>9.8384870947</text:p>
          </table:table-cell>
          <table:table-cell table:number-columns-repeated="303"/>
        </table:table-row>
        <table:table-row table:style-name="ro1" table:number-rows-repeated="3">
          <table:table-cell table:number-columns-repeated="318"/>
        </table:table-row>
        <table:table-row table:style-name="ro1"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8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 table:style-name="ce6" table:number-matrix-columns-spanned="1" table:number-matrix-rows-spanned="1" table:formula="of:=MMULT([.H387:.AL387];[.D317:.D347])" office:value-type="float" office:value="24.1966152811005" calcext:value-type="float">
            <text:p>24.1966152811</text:p>
          </table:table-cell>
          <table:table-cell table:formula="of:=MMULT([.H387:.AL387];[.E317:.E347])" office:value-type="string" office:string-value="" calcext:value-type="error">
            <text:p>#VALUE!</text:p>
          </table:table-cell>
          <table:table-cell table:style-name="ce6" table:formula="of:=MMULT([.D317:.AH330];[.F352:.F382])" office:value-type="string" office:string-value="" calcext:value-type="error">
            <text:p>#VALUE!</text:p>
          </table:table-cell>
          <table:table-cell table:number-columns-repeated="2"/>
          <table:table-cell table:formula="of:=MMULT([.H388:.AL388];[.O317:.O347])" office:value-type="string" office:string-value="" calcext:value-type="error">
            <text:p>#VALUE!</text:p>
          </table:table-cell>
          <table:table-cell table:number-columns-repeated="30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 table:style-name="ce6"/>
          <table:table-cell table:number-columns-repeated="3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table:style-name="ce6"/>
          <table:table-cell table:number-columns-repeated="310"/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table:style-name="ce6"/>
          <table:table-cell table:number-columns-repeated="310"/>
        </table:table-row>
        <table:table-row table:style-name="ro1">
          <table:table-cell table:number-columns-repeated="6"/>
          <table:table-cell office:value-type="string" calcext:value-type="string">
            <text:p>d</text:p>
          </table:table-cell>
          <table:table-cell table:number-columns-repeated="311"/>
        </table:table-row>
        <table:table-row table:style-name="ro1">
          <table:table-cell table:number-columns-repeated="6"/>
          <table:table-cell office:value-type="string" calcext:value-type="string">
            <text:p>e</text:p>
          </table:table-cell>
          <table:table-cell table:number-columns-repeated="311"/>
        </table:table-row>
        <table:table-row table:style-name="ro1">
          <table:table-cell table:number-columns-repeated="6"/>
          <table:table-cell office:value-type="string" calcext:value-type="string">
            <text:p>f</text:p>
          </table:table-cell>
          <table:table-cell table:number-columns-repeated="311"/>
        </table:table-row>
        <table:table-row table:style-name="ro1">
          <table:table-cell table:number-columns-repeated="6"/>
          <table:table-cell office:value-type="string" calcext:value-type="string">
            <text:p>X_0</text:p>
          </table:table-cell>
          <table:table-cell table:number-columns-repeated="311"/>
        </table:table-row>
      </table:table>
      <table:table table:name="Sheet3" table:style-name="ta1">
        <table:table-column table:style-name="co1" table:number-columns-repeated="76" table:default-cell-style-name="Default"/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4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X_0</text:p>
          </table:table-cell>
          <table:table-cell table:number-columns-repeated="3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0.000000990379465526471" calcext:value-type="float">
            <text:p>9.90379465526471E-0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.1620815711467" calcext:value-type="float">
            <text:p>12.1620815711</text:p>
          </table:table-cell>
          <table:table-cell office:value-type="float" office:value="12.0345327195743" calcext:value-type="float">
            <text:p>12.034532719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.80219150329003" calcext:value-type="float">
            <text:p>4.8021915033</text:p>
          </table:table-cell>
          <table:table-cell office:value-type="float" office:value="22.8469971478742" calcext:value-type="float">
            <text:p>22.8469971479</text:p>
          </table:table-cell>
          <table:table-cell office:value-type="float" office:value="0.214046086396719" calcext:value-type="float">
            <text:p>0.21404608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9398398347762" calcext:value-type="float">
            <text:p>-1.0939839835</text:p>
          </table:table-cell>
          <table:table-cell table:number-columns-repeated="3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50003297044863" calcext:value-type="float">
            <text:p>5.5000329704</text:p>
          </table:table-cell>
          <table:table-cell office:value-type="float" office:value="30.250362676022" calcext:value-type="float">
            <text:p>30.2503626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841450922853" calcext:value-type="float">
            <text:p>5.8414509229</text:p>
          </table:table-cell>
          <table:table-cell office:value-type="float" office:value="34.1225488841002" calcext:value-type="float">
            <text:p>34.12254888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09574573049624" calcext:value-type="float">
            <text:p>6.0957457305</text:p>
          </table:table-cell>
          <table:table-cell office:value-type="float" office:value="37.1581160108631" calcext:value-type="float">
            <text:p>37.1581160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.65788844528757" calcext:value-type="float">
            <text:p>6.6578884453</text:p>
          </table:table-cell>
          <table:table-cell office:value-type="float" office:value="44.3274785498937" calcext:value-type="float">
            <text:p>44.3274785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76547717372248" calcext:value-type="float">
            <text:p>6.7654771737</text:p>
          </table:table-cell>
          <table:table-cell office:value-type="float" office:value="45.7716813881599" calcext:value-type="float">
            <text:p>45.7716813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87115042149322" calcext:value-type="float">
            <text:p>6.8711504215</text:p>
          </table:table-cell>
          <table:table-cell office:value-type="float" office:value="47.2127081147865" calcext:value-type="float">
            <text:p>47.2127081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0139775232452" calcext:value-type="float">
            <text:p>7.0139775232</text:p>
          </table:table-cell>
          <table:table-cell office:value-type="float" office:value="49.1958806965889" calcext:value-type="float">
            <text:p>49.1958806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.10080903910512" calcext:value-type="float">
            <text:p>7.1008090391</text:p>
          </table:table-cell>
          <table:table-cell office:value-type="float" office:value="50.421489009837" calcext:value-type="float">
            <text:p>50.42148900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16945932555375" calcext:value-type="float">
            <text:p>7.1694593256</text:p>
          </table:table-cell>
          <table:table-cell office:value-type="float" office:value="51.4011470207696" calcext:value-type="float">
            <text:p>51.4011470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.24992979807255" calcext:value-type="float">
            <text:p>7.2499297981</text:p>
          </table:table-cell>
          <table:table-cell office:value-type="float" office:value="52.5614820769803" calcext:value-type="float">
            <text:p>52.561482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/>
          <table:table-cell office:value-type="float" office:value="12.1620815711467" calcext:value-type="float">
            <text:p>12.16208157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.1980884096496" calcext:value-type="float">
            <text:p>18.1980884096</text:p>
          </table:table-cell>
          <table:table-cell office:value-type="float" office:value="17.9533710737684" calcext:value-type="float">
            <text:p>17.953371073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.37719246890018" calcext:value-type="float">
            <text:p>4.3771924689</text:p>
          </table:table-cell>
          <table:table-cell office:value-type="float" office:value="18.3718910603321" calcext:value-type="float">
            <text:p>18.3718910603</text:p>
          </table:table-cell>
          <table:table-cell office:value-type="float" office:value="0.787922849464367" calcext:value-type="float">
            <text:p>0.7879228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09893585019778" calcext:value-type="float">
            <text:p>-2.0989358502</text:p>
          </table:table-cell>
          <table:table-cell table:number-columns-repeated="3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/>
          <table:table-cell office:value-type="float" office:value="12.0345327195743" calcext:value-type="float">
            <text:p>12.03453271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.9533710737684" calcext:value-type="float">
            <text:p>17.9533710738</text:p>
          </table:table-cell>
          <table:table-cell office:value-type="float" office:value="17.713404090247" calcext:value-type="float">
            <text:p>17.713404090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.39442322841043" calcext:value-type="float">
            <text:p>4.3944232284</text:p>
          </table:table-cell>
          <table:table-cell office:value-type="float" office:value="18.5533255355609" calcext:value-type="float">
            <text:p>18.5533255356</text:p>
          </table:table-cell>
          <table:table-cell office:value-type="float" office:value="0.757629974832205" calcext:value-type="float">
            <text:p>0.7576299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05819203072137" calcext:value-type="float">
            <text:p>-2.0581920307</text:p>
          </table:table-cell>
          <table:table-cell table:number-columns-repeated="3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62184511214609" calcext:value-type="float">
            <text:p>5.6218451121</text:p>
          </table:table-cell>
          <table:table-cell office:value-type="float" office:value="31.6051424649609" calcext:value-type="float">
            <text:p>31.605142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7132402749952" calcext:value-type="float">
            <text:p>5.713240275</text:p>
          </table:table-cell>
          <table:table-cell office:value-type="float" office:value="32.6411144398273" calcext:value-type="float">
            <text:p>32.6411144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87496696615058" calcext:value-type="float">
            <text:p>5.8749669662</text:p>
          </table:table-cell>
          <table:table-cell office:value-type="float" office:value="34.5152368533606" calcext:value-type="float">
            <text:p>34.5152368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.9502479434898" calcext:value-type="float">
            <text:p>5.9502479435</text:p>
          </table:table-cell>
          <table:table-cell office:value-type="float" office:value="35.4054505890045" calcext:value-type="float">
            <text:p>35.405450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.7411220148525" calcext:value-type="float">
            <text:p>6.7411220149</text:p>
          </table:table-cell>
          <table:table-cell office:value-type="float" office:value="45.442726019129" calcext:value-type="float">
            <text:p>45.4427260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.94489979987756" calcext:value-type="float">
            <text:p>6.9448997999</text:p>
          </table:table-cell>
          <table:table-cell office:value-type="float" office:value="48.2316332303393" calcext:value-type="float">
            <text:p>48.2316332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.1214850594691" calcext:value-type="float">
            <text:p>7.1214850595</text:p>
          </table:table-cell>
          <table:table-cell office:value-type="float" office:value="50.7155494522416" calcext:value-type="float">
            <text:p>50.7155494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.21539584893465" calcext:value-type="float">
            <text:p>7.2153958489</text:p>
          </table:table-cell>
          <table:table-cell office:value-type="float" office:value="52.0619372568233" calcext:value-type="float">
            <text:p>52.0619372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.60848116844063" calcext:value-type="float">
            <text:p>7.6084811684</text:p>
          </table:table-cell>
          <table:table-cell office:value-type="float" office:value="57.8889856905157" calcext:value-type="float">
            <text:p>57.8889856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.61814838989971" calcext:value-type="float">
            <text:p>7.6181483899</text:p>
          </table:table-cell>
          <table:table-cell office:value-type="float" office:value="58.0361848905315" calcext:value-type="float">
            <text:p>58.0361848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.8626896344485" calcext:value-type="float">
            <text:p>7.8626896344</text:p>
          </table:table-cell>
          <table:table-cell office:value-type="float" office:value="61.8218882876638" calcext:value-type="float">
            <text:p>61.8218882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.00957741058809" calcext:value-type="float">
            <text:p>8.0095774106</text:p>
          </table:table-cell>
          <table:table-cell office:value-type="float" office:value="64.1533302962031" calcext:value-type="float">
            <text:p>64.15333029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.07153995035512" calcext:value-type="float">
            <text:p>8.0715399504</text:p>
          </table:table-cell>
          <table:table-cell office:value-type="float" office:value="65.1497571701788" calcext:value-type="float">
            <text:p>65.1497571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.08748754101852" calcext:value-type="float">
            <text:p>8.087487541</text:p>
          </table:table-cell>
          <table:table-cell office:value-type="float" office:value="65.4074547261298" calcext:value-type="float">
            <text:p>65.4074547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.09348641108737" calcext:value-type="float">
            <text:p>8.0934864111</text:p>
          </table:table-cell>
          <table:table-cell office:value-type="float" office:value="65.504522286456" calcext:value-type="float">
            <text:p>65.50452228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.14648654772913" calcext:value-type="float">
            <text:p>8.1464865477</text:p>
          </table:table-cell>
          <table:table-cell office:value-type="float" office:value="66.3652430723318" calcext:value-type="float">
            <text:p>66.3652430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.06751420316695" calcext:value-type="float">
            <text:p>7.0675142032</text:p>
          </table:table-cell>
          <table:table-cell office:value-type="float" office:value="49.9497570119665" calcext:value-type="float">
            <text:p>49.9497570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.19480615226963" calcext:value-type="float">
            <text:p>7.1948061523</text:p>
          </table:table-cell>
          <table:table-cell office:value-type="float" office:value="51.7652355687369" calcext:value-type="float">
            <text:p>51.765235568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3">
          <table:table-cell table:number-columns-repeated="7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44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7" office:value-type="string" calcext:value-type="string">
            <text:p>b</text:p>
          </table:table-cell>
          <table:table-cell office:value-type="float" office:value="4.80219150329003" calcext:value-type="float">
            <text:p>4.8021915033</text:p>
          </table:table-cell>
          <table:table-cell office:value-type="float" office:value="5.50003297044863" calcext:value-type="float">
            <text:p>5.5000329704</text:p>
          </table:table-cell>
          <table:table-cell office:value-type="float" office:value="5.841450922853" calcext:value-type="float">
            <text:p>5.8414509229</text:p>
          </table:table-cell>
          <table:table-cell office:value-type="float" office:value="6.09574573049624" calcext:value-type="float">
            <text:p>6.0957457305</text:p>
          </table:table-cell>
          <table:table-cell office:value-type="float" office:value="6.65788844528757" calcext:value-type="float">
            <text:p>6.6578884453</text:p>
          </table:table-cell>
          <table:table-cell office:value-type="float" office:value="6.76547717372248" calcext:value-type="float">
            <text:p>6.7654771737</text:p>
          </table:table-cell>
          <table:table-cell office:value-type="float" office:value="6.87115042149322" calcext:value-type="float">
            <text:p>6.8711504215</text:p>
          </table:table-cell>
          <table:table-cell office:value-type="float" office:value="7.0139775232452" calcext:value-type="float">
            <text:p>7.0139775232</text:p>
          </table:table-cell>
          <table:table-cell office:value-type="float" office:value="7.10080903910512" calcext:value-type="float">
            <text:p>7.1008090391</text:p>
          </table:table-cell>
          <table:table-cell office:value-type="float" office:value="7.16945932555375" calcext:value-type="float">
            <text:p>7.1694593256</text:p>
          </table:table-cell>
          <table:table-cell office:value-type="float" office:value="7.24992979807255" calcext:value-type="float">
            <text:p>7.2499297981</text:p>
          </table:table-cell>
          <table:table-cell office:value-type="float" office:value="4.37719246890018" calcext:value-type="float">
            <text:p>4.3771924689</text:p>
          </table:table-cell>
          <table:table-cell office:value-type="float" office:value="4.39442322841043" calcext:value-type="float">
            <text:p>4.3944232284</text:p>
          </table:table-cell>
          <table:table-cell office:value-type="float" office:value="5.62184511214609" calcext:value-type="float">
            <text:p>5.6218451121</text:p>
          </table:table-cell>
          <table:table-cell office:value-type="float" office:value="5.7132402749952" calcext:value-type="float">
            <text:p>5.713240275</text:p>
          </table:table-cell>
          <table:table-cell office:value-type="float" office:value="5.87496696615058" calcext:value-type="float">
            <text:p>5.8749669662</text:p>
          </table:table-cell>
          <table:table-cell office:value-type="float" office:value="5.9502479434898" calcext:value-type="float">
            <text:p>5.9502479435</text:p>
          </table:table-cell>
          <table:table-cell office:value-type="float" office:value="6.7411220148525" calcext:value-type="float">
            <text:p>6.7411220149</text:p>
          </table:table-cell>
          <table:table-cell office:value-type="float" office:value="6.94489979987756" calcext:value-type="float">
            <text:p>6.9448997999</text:p>
          </table:table-cell>
          <table:table-cell office:value-type="float" office:value="7.1214850594691" calcext:value-type="float">
            <text:p>7.1214850595</text:p>
          </table:table-cell>
          <table:table-cell office:value-type="float" office:value="7.21539584893465" calcext:value-type="float">
            <text:p>7.2153958489</text:p>
          </table:table-cell>
          <table:table-cell office:value-type="float" office:value="7.60848116844063" calcext:value-type="float">
            <text:p>7.6084811684</text:p>
          </table:table-cell>
          <table:table-cell office:value-type="float" office:value="7.61814838989971" calcext:value-type="float">
            <text:p>7.6181483899</text:p>
          </table:table-cell>
          <table:table-cell office:value-type="float" office:value="7.8626896344485" calcext:value-type="float">
            <text:p>7.8626896344</text:p>
          </table:table-cell>
          <table:table-cell office:value-type="float" office:value="8.00957741058809" calcext:value-type="float">
            <text:p>8.0095774106</text:p>
          </table:table-cell>
          <table:table-cell office:value-type="float" office:value="8.07153995035512" calcext:value-type="float">
            <text:p>8.0715399504</text:p>
          </table:table-cell>
          <table:table-cell office:value-type="float" office:value="8.08748754101852" calcext:value-type="float">
            <text:p>8.087487541</text:p>
          </table:table-cell>
          <table:table-cell office:value-type="float" office:value="8.09348641108737" calcext:value-type="float">
            <text:p>8.0934864111</text:p>
          </table:table-cell>
          <table:table-cell office:value-type="float" office:value="8.14648654772913" calcext:value-type="float">
            <text:p>8.1464865477</text:p>
          </table:table-cell>
          <table:table-cell office:value-type="float" office:value="7.06751420316695" calcext:value-type="float">
            <text:p>7.0675142032</text:p>
          </table:table-cell>
          <table:table-cell office:value-type="float" office:value="7.19480615226963" calcext:value-type="float">
            <text:p>7.1948061523</text:p>
          </table:table-cell>
          <table:table-cell table:number-columns-repeated="5"/>
          <table:table-cell table:number-matrix-columns-spanned="8" table:number-matrix-rows-spanned="31" table:formula="of:=MMULT([.C2:.AG32];[.AL2:.AS32])" office:value-type="float" office:value="24.1966152811005" calcext:value-type="float">
            <text:p>24.1966152811</text:p>
          </table:table-cell>
          <table:table-cell office:value-type="float" office:value="106.120606741327" calcext:value-type="float">
            <text:p>106.1206067413</text:p>
          </table:table-cell>
          <table:table-cell office:value-type="float" office:value="446.721063533798" calcext:value-type="float">
            <text:p>446.7210635338</text:p>
          </table:table-cell>
          <table:table-cell office:value-type="float" office:value="18.7005049003912" calcext:value-type="float">
            <text:p>18.7005049004</text:p>
          </table:table-cell>
          <table:table-cell office:value-type="float" office:value="0.000000990379465526471" calcext:value-type="float">
            <text:p>9.90379465526471E-007</text:p>
          </table:table-cell>
          <table:table-cell office:value-type="float" office:value="24.196614290721" calcext:value-type="float">
            <text:p>24.1966142907</text:p>
          </table:table-cell>
          <table:table-cell office:value-type="float" office:value="0" calcext:value-type="float">
            <text:p>0</text:p>
          </table:table-cell>
          <table:table-cell office:value-type="float" office:value="-50.2968094430522" calcext:value-type="float">
            <text:p>-50.2968094431</text:p>
          </table:table-cell>
          <table:table-cell table:number-columns-repeated="4"/>
          <table:table-cell table:number-matrix-columns-spanned="8" table:number-matrix-rows-spanned="8" table:formula="of:=MMULT([.B37:.AF44];[.AL38:.AS68])" office:value-type="float" office:value="120.211464219255" calcext:value-type="float">
            <text:p>120.2114642193</text:p>
          </table:table-cell>
          <table:table-cell office:value-type="float" office:value="537.294183750423" calcext:value-type="float">
            <text:p>537.2941837504</text:p>
          </table:table-cell>
          <table:table-cell office:value-type="float" office:value="2325.44900694511" calcext:value-type="float">
            <text:p>2325.4490069451</text:p>
          </table:table-cell>
          <table:table-cell office:value-type="float" office:value="79.3864744317002" calcext:value-type="float">
            <text:p>79.3864744317</text:p>
          </table:table-cell>
          <table:table-cell office:value-type="float" office:value="24.1966152811005" calcext:value-type="float">
            <text:p>24.1966152811</text:p>
          </table:table-cell>
          <table:table-cell office:value-type="float" office:value="96.0148489381544" calcext:value-type="float">
            <text:p>96.0148489382</text:p>
          </table:table-cell>
          <table:table-cell office:value-type="float" office:value="0" calcext:value-type="float">
            <text:p>0</text:p>
          </table:table-cell>
          <table:table-cell office:value-type="float" office:value="-226.056184682313" calcext:value-type="float">
            <text:p>-226.0561846823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c</text:p>
          </table:table-cell>
          <table:table-cell office:value-type="float" office:value="22.8469971478742" calcext:value-type="float">
            <text:p>22.8469971479</text:p>
          </table:table-cell>
          <table:table-cell office:value-type="float" office:value="30.250362676022" calcext:value-type="float">
            <text:p>30.250362676</text:p>
          </table:table-cell>
          <table:table-cell office:value-type="float" office:value="34.1225488841002" calcext:value-type="float">
            <text:p>34.1225488841</text:p>
          </table:table-cell>
          <table:table-cell office:value-type="float" office:value="37.1581160108631" calcext:value-type="float">
            <text:p>37.1581160109</text:p>
          </table:table-cell>
          <table:table-cell office:value-type="float" office:value="44.3274785498937" calcext:value-type="float">
            <text:p>44.3274785499</text:p>
          </table:table-cell>
          <table:table-cell office:value-type="float" office:value="45.7716813881599" calcext:value-type="float">
            <text:p>45.7716813882</text:p>
          </table:table-cell>
          <table:table-cell office:value-type="float" office:value="47.2127081147865" calcext:value-type="float">
            <text:p>47.2127081148</text:p>
          </table:table-cell>
          <table:table-cell office:value-type="float" office:value="49.1958806965889" calcext:value-type="float">
            <text:p>49.1958806966</text:p>
          </table:table-cell>
          <table:table-cell office:value-type="float" office:value="50.421489009837" calcext:value-type="float">
            <text:p>50.4214890098</text:p>
          </table:table-cell>
          <table:table-cell office:value-type="float" office:value="51.4011470207696" calcext:value-type="float">
            <text:p>51.4011470208</text:p>
          </table:table-cell>
          <table:table-cell office:value-type="float" office:value="52.5614820769803" calcext:value-type="float">
            <text:p>52.561482077</text:p>
          </table:table-cell>
          <table:table-cell office:value-type="float" office:value="18.3718910603321" calcext:value-type="float">
            <text:p>18.3718910603</text:p>
          </table:table-cell>
          <table:table-cell office:value-type="float" office:value="18.5533255355609" calcext:value-type="float">
            <text:p>18.5533255356</text:p>
          </table:table-cell>
          <table:table-cell office:value-type="float" office:value="31.6051424649609" calcext:value-type="float">
            <text:p>31.605142465</text:p>
          </table:table-cell>
          <table:table-cell office:value-type="float" office:value="32.6411144398273" calcext:value-type="float">
            <text:p>32.6411144398</text:p>
          </table:table-cell>
          <table:table-cell office:value-type="float" office:value="34.5152368533606" calcext:value-type="float">
            <text:p>34.5152368534</text:p>
          </table:table-cell>
          <table:table-cell office:value-type="float" office:value="35.4054505890045" calcext:value-type="float">
            <text:p>35.405450589</text:p>
          </table:table-cell>
          <table:table-cell office:value-type="float" office:value="45.442726019129" calcext:value-type="float">
            <text:p>45.4427260191</text:p>
          </table:table-cell>
          <table:table-cell office:value-type="float" office:value="48.2316332303393" calcext:value-type="float">
            <text:p>48.2316332303</text:p>
          </table:table-cell>
          <table:table-cell office:value-type="float" office:value="50.7155494522416" calcext:value-type="float">
            <text:p>50.7155494522</text:p>
          </table:table-cell>
          <table:table-cell office:value-type="float" office:value="52.0619372568233" calcext:value-type="float">
            <text:p>52.0619372568</text:p>
          </table:table-cell>
          <table:table-cell office:value-type="float" office:value="57.8889856905157" calcext:value-type="float">
            <text:p>57.8889856905</text:p>
          </table:table-cell>
          <table:table-cell office:value-type="float" office:value="58.0361848905315" calcext:value-type="float">
            <text:p>58.0361848905</text:p>
          </table:table-cell>
          <table:table-cell office:value-type="float" office:value="61.8218882876638" calcext:value-type="float">
            <text:p>61.8218882877</text:p>
          </table:table-cell>
          <table:table-cell office:value-type="float" office:value="64.1533302962031" calcext:value-type="float">
            <text:p>64.1533302962</text:p>
          </table:table-cell>
          <table:table-cell office:value-type="float" office:value="65.1497571701788" calcext:value-type="float">
            <text:p>65.1497571702</text:p>
          </table:table-cell>
          <table:table-cell office:value-type="float" office:value="65.4074547261298" calcext:value-type="float">
            <text:p>65.4074547261</text:p>
          </table:table-cell>
          <table:table-cell office:value-type="float" office:value="65.504522286456" calcext:value-type="float">
            <text:p>65.5045222865</text:p>
          </table:table-cell>
          <table:table-cell office:value-type="float" office:value="66.3652430723318" calcext:value-type="float">
            <text:p>66.3652430723</text:p>
          </table:table-cell>
          <table:table-cell office:value-type="float" office:value="49.9497570119665" calcext:value-type="float">
            <text:p>49.949757012</text:p>
          </table:table-cell>
          <table:table-cell office:value-type="float" office:value="51.7652355687369" calcext:value-type="float">
            <text:p>51.765235568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37.294183750423" calcext:value-type="float">
            <text:p>537.2941837504</text:p>
          </table:table-cell>
          <table:table-cell office:value-type="float" office:value="2400.63234351728" calcext:value-type="float">
            <text:p>2400.6323435173</text:p>
          </table:table-cell>
          <table:table-cell office:value-type="float" office:value="10384.8776578653" calcext:value-type="float">
            <text:p>10384.8776578653</text:p>
          </table:table-cell>
          <table:table-cell office:value-type="float" office:value="355.956944469364" calcext:value-type="float">
            <text:p>355.9569444694</text:p>
          </table:table-cell>
          <table:table-cell office:value-type="float" office:value="106.120606741327" calcext:value-type="float">
            <text:p>106.1206067413</text:p>
          </table:table-cell>
          <table:table-cell office:value-type="float" office:value="431.173577009095" calcext:value-type="float">
            <text:p>431.1735770091</text:p>
          </table:table-cell>
          <table:table-cell office:value-type="float" office:value="0" calcext:value-type="float">
            <text:p>0</text:p>
          </table:table-cell>
          <table:table-cell office:value-type="float" office:value="-1012.37187581481" calcext:value-type="float">
            <text:p>-1012.3718758148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g</text:p>
          </table:table-cell>
          <table:table-cell office:value-type="float" office:value="0.214046086396719" calcext:value-type="float">
            <text:p>0.21404608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7922849464367" calcext:value-type="float">
            <text:p>0.7879228495</text:p>
          </table:table-cell>
          <table:table-cell office:value-type="float" office:value="0.757629974832205" calcext:value-type="float">
            <text:p>0.757629974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25.44900694511" calcext:value-type="float">
            <text:p>2325.4490069451</text:p>
          </table:table-cell>
          <table:table-cell office:value-type="float" office:value="10384.8776578653" calcext:value-type="float">
            <text:p>10384.8776578653</text:p>
          </table:table-cell>
          <table:table-cell office:value-type="float" office:value="44891.3768747715" calcext:value-type="float">
            <text:p>44891.3768747715</text:p>
          </table:table-cell>
          <table:table-cell office:value-type="float" office:value="1547.635205154" calcext:value-type="float">
            <text:p>1547.635205154</text:p>
          </table:table-cell>
          <table:table-cell office:value-type="float" office:value="446.721063533798" calcext:value-type="float">
            <text:p>446.7210635338</text:p>
          </table:table-cell>
          <table:table-cell office:value-type="float" office:value="1878.72794341132" calcext:value-type="float">
            <text:p>1878.7279434113</text:p>
          </table:table-cell>
          <table:table-cell office:value-type="float" office:value="0" calcext:value-type="float">
            <text:p>0</text:p>
          </table:table-cell>
          <table:table-cell office:value-type="float" office:value="-4394.00350165045" calcext:value-type="float">
            <text:p>-4394.0035016505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9.3864744317002" calcext:value-type="float">
            <text:p>79.3864744317</text:p>
          </table:table-cell>
          <table:table-cell office:value-type="float" office:value="355.956944469364" calcext:value-type="float">
            <text:p>355.9569444694</text:p>
          </table:table-cell>
          <table:table-cell office:value-type="float" office:value="1547.635205154" calcext:value-type="float">
            <text:p>1547.635205154</text:p>
          </table:table-cell>
          <table:table-cell office:value-type="float" office:value="50.9055434350574" calcext:value-type="float">
            <text:p>50.9055434351</text:p>
          </table:table-cell>
          <table:table-cell office:value-type="float" office:value="18.7005049003912" calcext:value-type="float">
            <text:p>18.7005049004</text:p>
          </table:table-cell>
          <table:table-cell office:value-type="float" office:value="60.685969531309" calcext:value-type="float">
            <text:p>60.6859695313</text:p>
          </table:table-cell>
          <table:table-cell office:value-type="float" office:value="0" calcext:value-type="float">
            <text:p>0</text:p>
          </table:table-cell>
          <table:table-cell office:value-type="float" office:value="-146.605908801589" calcext:value-type="float">
            <text:p>-146.6059088016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4.1966152811005" calcext:value-type="float">
            <text:p>24.1966152811</text:p>
          </table:table-cell>
          <table:table-cell office:value-type="float" office:value="106.120606741327" calcext:value-type="float">
            <text:p>106.1206067413</text:p>
          </table:table-cell>
          <table:table-cell office:value-type="float" office:value="446.721063533798" calcext:value-type="float">
            <text:p>446.7210635338</text:p>
          </table:table-cell>
          <table:table-cell office:value-type="float" office:value="18.7005049003912" calcext:value-type="float">
            <text:p>18.7005049004</text:p>
          </table:table-cell>
          <table:table-cell office:value-type="float" office:value="0.000000990379465526471" calcext:value-type="float">
            <text:p>9.90379465526471E-007</text:p>
          </table:table-cell>
          <table:table-cell office:value-type="float" office:value="24.196614290721" calcext:value-type="float">
            <text:p>24.1966142907</text:p>
          </table:table-cell>
          <table:table-cell office:value-type="float" office:value="0" calcext:value-type="float">
            <text:p>0</text:p>
          </table:table-cell>
          <table:table-cell office:value-type="float" office:value="-50.2968094430522" calcext:value-type="float">
            <text:p>-50.2968094431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f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6.0148489381544" calcext:value-type="float">
            <text:p>96.0148489382</text:p>
          </table:table-cell>
          <table:table-cell office:value-type="float" office:value="431.173577009095" calcext:value-type="float">
            <text:p>431.1735770091</text:p>
          </table:table-cell>
          <table:table-cell office:value-type="float" office:value="1878.72794341132" calcext:value-type="float">
            <text:p>1878.7279434113</text:p>
          </table:table-cell>
          <table:table-cell office:value-type="float" office:value="60.685969531309" calcext:value-type="float">
            <text:p>60.6859695313</text:p>
          </table:table-cell>
          <table:table-cell office:value-type="float" office:value="24.196614290721" calcext:value-type="float">
            <text:p>24.1966142907</text:p>
          </table:table-cell>
          <table:table-cell office:value-type="float" office:value="71.8182346474334" calcext:value-type="float">
            <text:p>71.8182346474</text:p>
          </table:table-cell>
          <table:table-cell office:value-type="float" office:value="0" calcext:value-type="float">
            <text:p>0</text:p>
          </table:table-cell>
          <table:table-cell office:value-type="float" office:value="-175.75937523926" calcext:value-type="float">
            <text:p>-175.7593752393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X_0</text:p>
          </table:table-cell>
          <table:table-cell office:value-type="float" office:value="-1.09398398347762" calcext:value-type="float">
            <text:p>-1.09398398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09893585019778" calcext:value-type="float">
            <text:p>-2.0989358502</text:p>
          </table:table-cell>
          <table:table-cell office:value-type="float" office:value="-2.05819203072137" calcext:value-type="float">
            <text:p>-2.058192030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226.056184682313" calcext:value-type="float">
            <text:p>-226.0561846823</text:p>
          </table:table-cell>
          <table:table-cell office:value-type="float" office:value="-1012.37187581481" calcext:value-type="float">
            <text:p>-1012.3718758148</text:p>
          </table:table-cell>
          <table:table-cell office:value-type="float" office:value="-4394.00350165045" calcext:value-type="float">
            <text:p>-4394.0035016505</text:p>
          </table:table-cell>
          <table:table-cell office:value-type="float" office:value="-146.605908801589" calcext:value-type="float">
            <text:p>-146.6059088016</text:p>
          </table:table-cell>
          <table:table-cell office:value-type="float" office:value="-50.2968094430522" calcext:value-type="float">
            <text:p>-50.2968094431</text:p>
          </table:table-cell>
          <table:table-cell office:value-type="float" office:value="-175.75937523926" calcext:value-type="float">
            <text:p>-175.7593752393</text:p>
          </table:table-cell>
          <table:table-cell office:value-type="float" office:value="0" calcext:value-type="float">
            <text:p>0</text:p>
          </table:table-cell>
          <table:table-cell office:value-type="float" office:value="420.374371741638" calcext:value-type="float">
            <text:p>420.3743717416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37"/>
          <table:table-cell office:value-type="float" office:value="48.3135410545647" calcext:value-type="float">
            <text:p>48.3135410546</text:p>
          </table:table-cell>
          <table:table-cell office:value-type="float" office:value="216.955891193219" calcext:value-type="float">
            <text:p>216.9558911932</text:p>
          </table:table-cell>
          <table:table-cell office:value-type="float" office:value="945.295078728925" calcext:value-type="float">
            <text:p>945.2950787289</text:p>
          </table:table-cell>
          <table:table-cell office:value-type="float" office:value="30.5439477120496" calcext:value-type="float">
            <text:p>30.543947712</text:p>
          </table:table-cell>
          <table:table-cell office:value-type="float" office:value="12.1620815711467" calcext:value-type="float">
            <text:p>12.1620815711</text:p>
          </table:table-cell>
          <table:table-cell office:value-type="float" office:value="36.151459483418" calcext:value-type="float">
            <text:p>36.1514594834</text:p>
          </table:table-cell>
          <table:table-cell office:value-type="float" office:value="0" calcext:value-type="float">
            <text:p>0</text:p>
          </table:table-cell>
          <table:table-cell office:value-type="float" office:value="-88.4532278812788" calcext:value-type="float">
            <text:p>-88.4532278813</text:p>
          </table:table-cell>
          <table:table-cell table:number-columns-repeated="31"/>
        </table:table-row>
        <table:table-row table:style-name="ro1">
          <table:table-cell table:number-columns-repeated="37"/>
          <table:table-cell office:value-type="float" office:value="47.7013078835897" calcext:value-type="float">
            <text:p>47.7013078836</text:p>
          </table:table-cell>
          <table:table-cell office:value-type="float" office:value="214.217685815877" calcext:value-type="float">
            <text:p>214.2176858159</text:p>
          </table:table-cell>
          <table:table-cell office:value-type="float" office:value="933.432864682392" calcext:value-type="float">
            <text:p>933.4328646824</text:p>
          </table:table-cell>
          <table:table-cell office:value-type="float" office:value="30.1420218192594" calcext:value-type="float">
            <text:p>30.1420218193</text:p>
          </table:table-cell>
          <table:table-cell office:value-type="float" office:value="12.0345327195743" calcext:value-type="float">
            <text:p>12.0345327196</text:p>
          </table:table-cell>
          <table:table-cell office:value-type="float" office:value="35.6667751640154" calcext:value-type="float">
            <text:p>35.666775164</text:p>
          </table:table-cell>
          <table:table-cell office:value-type="float" office:value="0" calcext:value-type="float">
            <text:p>0</text:p>
          </table:table-cell>
          <table:table-cell office:value-type="float" office:value="-87.3061473579817" calcext:value-type="float">
            <text:p>-87.306147358</text:p>
          </table:table-cell>
          <table:table-cell table:number-columns-repeated="31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matrix-columns-spanned="8" table:number-matrix-rows-spanned="8" table:formula="of:=MMULT([Sheet1.I2:.P9];[.AX38:.BE45])" office:value-type="float" office:value="0.000930981366002559" calcext:value-type="float">
            <text:p>0.0009309814</text:p>
          </table:table-cell>
          <table:table-cell office:value-type="float" office:value="0.00418025793789756" calcext:value-type="float">
            <text:p>0.0041802579</text:p>
          </table:table-cell>
          <table:table-cell office:value-type="float" office:value="0.0182113301338092" calcext:value-type="float">
            <text:p>0.0182113301</text:p>
          </table:table-cell>
          <table:table-cell office:value-type="float" office:value="0.000589091873395731" calcext:value-type="float">
            <text:p>0.0005890919</text:p>
          </table:table-cell>
          <table:table-cell office:value-type="float" office:value="0.000233422547261025" calcext:value-type="float">
            <text:p>0.0002334225</text:p>
          </table:table-cell>
          <table:table-cell office:value-type="float" office:value="0.000697558818743338" calcext:value-type="float">
            <text:p>0.0006975588</text:p>
          </table:table-cell>
          <table:table-cell office:value-type="float" office:value="0" calcext:value-type="float">
            <text:p>0</text:p>
          </table:table-cell>
          <table:table-cell office:value-type="float" office:value="-0.00170537755718048" calcext:value-type="float">
            <text:p>-0.0017053776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0.000262937214521697" calcext:value-type="float">
            <text:p>-0.0002629372</text:p>
          </table:table-cell>
          <table:table-cell office:value-type="float" office:value="-0.00118060309111701" calcext:value-type="float">
            <text:p>-0.0011806031</text:p>
          </table:table-cell>
          <table:table-cell office:value-type="float" office:value="-0.00514313591796523" calcext:value-type="float">
            <text:p>-0.0051431359</text:p>
          </table:table-cell>
          <table:table-cell office:value-type="float" office:value="-0.000166414641455559" calcext:value-type="float">
            <text:p>-0.0001664146</text:p>
          </table:table-cell>
          <table:table-cell office:value-type="float" office:value="-0.0000658587544715428" calcext:value-type="float">
            <text:p>-6.58587544715428E-005</text:p>
          </table:table-cell>
          <table:table-cell office:value-type="float" office:value="-0.000197078460050459" calcext:value-type="float">
            <text:p>-0.0001970785</text:p>
          </table:table-cell>
          <table:table-cell office:value-type="float" office:value="0" calcext:value-type="float">
            <text:p>0</text:p>
          </table:table-cell>
          <table:table-cell office:value-type="float" office:value="0.000481715835937036" calcext:value-type="float">
            <text:p>0.0004817158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000184061100315276" calcext:value-type="float">
            <text:p>1.84061100315276E-005</text:p>
          </table:table-cell>
          <table:table-cell office:value-type="float" office:value="0.000082646053971458" calcext:value-type="float">
            <text:p>8.2646053971458E-005</text:p>
          </table:table-cell>
          <table:table-cell office:value-type="float" office:value="0.000360045924613028" calcext:value-type="float">
            <text:p>0.0003600459</text:p>
          </table:table-cell>
          <table:table-cell office:value-type="float" office:value="0.0000116472377365614" calcext:value-type="float">
            <text:p>1.16472377365614E-005</text:p>
          </table:table-cell>
          <table:table-cell office:value-type="float" office:value="0.00000461400996332271" calcext:value-type="float">
            <text:p>0.000004614</text:p>
          </table:table-cell>
          <table:table-cell office:value-type="float" office:value="0.0000137921000682457" calcext:value-type="float">
            <text:p>1.37921000682457E-005</text:p>
          </table:table-cell>
          <table:table-cell office:value-type="float" office:value="0" calcext:value-type="float">
            <text:p>0</text:p>
          </table:table-cell>
          <table:table-cell office:value-type="float" office:value="-0.0000337173212019842" calcext:value-type="float">
            <text:p>-3.37173212019842E-005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301142343456898" calcext:value-type="float">
            <text:p>0.0301142343</text:p>
          </table:table-cell>
          <table:table-cell office:value-type="float" office:value="0.135597650572624" calcext:value-type="float">
            <text:p>0.1355976506</text:p>
          </table:table-cell>
          <table:table-cell office:value-type="float" office:value="0.593077131436514" calcext:value-type="float">
            <text:p>0.5930771314</text:p>
          </table:table-cell>
          <table:table-cell office:value-type="float" office:value="0.018545522912582" calcext:value-type="float">
            <text:p>0.0185455229</text:p>
          </table:table-cell>
          <table:table-cell office:value-type="float" office:value="0.00846264863685693" calcext:value-type="float">
            <text:p>0.0084626486</text:p>
          </table:table-cell>
          <table:table-cell office:value-type="float" office:value="0.021651585708833" calcext:value-type="float">
            <text:p>0.0216515857</text:p>
          </table:table-cell>
          <table:table-cell office:value-type="float" office:value="0" calcext:value-type="float">
            <text:p>0</text:p>
          </table:table-cell>
          <table:table-cell office:value-type="float" office:value="-0.0542652892598819" calcext:value-type="float">
            <text:p>-0.0542652893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0.00000192637642769237" calcext:value-type="float">
            <text:p>-1.92637642769237E-006</text:p>
          </table:table-cell>
          <table:table-cell office:value-type="float" office:value="-0.00000864957410882071" calcext:value-type="float">
            <text:p>-8.64957410882071E-006</text:p>
          </table:table-cell>
          <table:table-cell office:value-type="float" office:value="-0.0000376808970821499" calcext:value-type="float">
            <text:p>-3.76808970821499E-005</text:p>
          </table:table-cell>
          <table:table-cell office:value-type="float" office:value="-0.0000012191702226745" calcext:value-type="float">
            <text:p>-1.2191702226745E-006</text:p>
          </table:table-cell>
          <table:table-cell office:value-type="float" office:value="-0.000000482587699292877" calcext:value-type="float">
            <text:p>-4.82587699292877E-007</text:p>
          </table:table-cell>
          <table:table-cell office:value-type="float" office:value="-0.00000144378872840123" calcext:value-type="float">
            <text:p>-1.44378872840123E-006</text:p>
          </table:table-cell>
          <table:table-cell office:value-type="float" office:value="0" calcext:value-type="float">
            <text:p>0</text:p>
          </table:table-cell>
          <table:table-cell office:value-type="float" office:value="0.00000352914992013311" calcext:value-type="float">
            <text:p>3.52914992013311E-006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0.000069456416793557" calcext:value-type="float">
            <text:p>-6.9456416793557E-005</text:p>
          </table:table-cell>
          <table:table-cell office:value-type="float" office:value="-0.000311866493197921" calcext:value-type="float">
            <text:p>-0.0003118665</text:p>
          </table:table-cell>
          <table:table-cell office:value-type="float" office:value="-0.00135862360775152" calcext:value-type="float">
            <text:p>-0.0013586236</text:p>
          </table:table-cell>
          <table:table-cell office:value-type="float" office:value="-0.0000439550887219465" calcext:value-type="float">
            <text:p>-4.39550887219465E-005</text:p>
          </table:table-cell>
          <table:table-cell office:value-type="float" office:value="-0.0000174047118423125" calcext:value-type="float">
            <text:p>-1.74047118423125E-005</text:p>
          </table:table-cell>
          <table:table-cell office:value-type="float" office:value="-0.0000520517049512458" calcext:value-type="float">
            <text:p>-5.20517049512458E-005</text:p>
          </table:table-cell>
          <table:table-cell office:value-type="float" office:value="0" calcext:value-type="float">
            <text:p>0</text:p>
          </table:table-cell>
          <table:table-cell office:value-type="float" office:value="0.000127240466617082" calcext:value-type="float">
            <text:p>0.0001272405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0.00000578961296335973" calcext:value-type="float">
            <text:p>-5.78961296335973E-006</text:p>
          </table:table-cell>
          <table:table-cell office:value-type="float" office:value="-0.0000259954856260264" calcext:value-type="float">
            <text:p>-2.59954856260264E-005</text:p>
          </table:table-cell>
          <table:table-cell office:value-type="float" office:value="-0.000113244501468102" calcext:value-type="float">
            <text:p>-0.0001132445</text:p>
          </table:table-cell>
          <table:table-cell office:value-type="float" office:value="-0.00000366456052358025" calcext:value-type="float">
            <text:p>-3.66456052358025E-006</text:p>
          </table:table-cell>
          <table:table-cell office:value-type="float" office:value="-0.00000144964682388454" calcext:value-type="float">
            <text:p>-1.44964682388454E-006</text:p>
          </table:table-cell>
          <table:table-cell office:value-type="float" office:value="-0.00000433996613949036" calcext:value-type="float">
            <text:p>-0.00000434</text:p>
          </table:table-cell>
          <table:table-cell office:value-type="float" office:value="0" calcext:value-type="float">
            <text:p>0</text:p>
          </table:table-cell>
          <table:table-cell office:value-type="float" office:value="0.0000106073871702292" calcext:value-type="float">
            <text:p>1.06073871702292E-005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0541821263066924" calcext:value-type="float">
            <text:p>0.0054182126</text:p>
          </table:table-cell>
          <table:table-cell office:value-type="float" office:value="0.024466157428869" calcext:value-type="float">
            <text:p>0.0244661574</text:p>
          </table:table-cell>
          <table:table-cell office:value-type="float" office:value="0.107435842259268" calcext:value-type="float">
            <text:p>0.1074358423</text:p>
          </table:table-cell>
          <table:table-cell office:value-type="float" office:value="0.00324394356823961" calcext:value-type="float">
            <text:p>0.0032439436</text:p>
          </table:table-cell>
          <table:table-cell office:value-type="float" office:value="0.00168870995889337" calcext:value-type="float">
            <text:p>0.00168871</text:p>
          </table:table-cell>
          <table:table-cell office:value-type="float" office:value="0.00372950267177591" calcext:value-type="float">
            <text:p>0.0037295027</text:p>
          </table:table-cell>
          <table:table-cell office:value-type="float" office:value="0" calcext:value-type="float">
            <text:p>0</text:p>
          </table:table-cell>
          <table:table-cell office:value-type="float" office:value="-0.00959998302280155" calcext:value-type="float">
            <text:p>-0.009599983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matrix-columns-spanned="8" table:number-matrix-rows-spanned="8" table:formula="of:=MMULT([.AX51:.BE58];[Sheet1.I2:.P9])" office:value-type="float" office:value="0.00000000677560566274569" calcext:value-type="float">
            <text:p>6.77560566274569E-009</text:p>
          </table:table-cell>
          <table:table-cell office:value-type="float" office:value="-0.00000000191426601637337" calcext:value-type="float">
            <text:p>-1.91426601637337E-009</text:p>
          </table:table-cell>
          <table:table-cell office:value-type="float" office:value="0.000000000133966711031222" calcext:value-type="float">
            <text:p>1.33966711031222E-010</text:p>
          </table:table-cell>
          <table:table-cell office:value-type="float" office:value="0.00000021052762208056" calcext:value-type="float">
            <text:p>2.1052762208056E-007</text:p>
          </table:table-cell>
          <table:table-cell office:value-type="float" office:value="-0.0000000000140238571691391" calcext:value-type="float">
            <text:p>-1.40238571691391E-011</text:p>
          </table:table-cell>
          <table:table-cell office:value-type="float" office:value="-0.000000000505591668379289" calcext:value-type="float">
            <text:p>-5.05591668379289E-010</text:p>
          </table:table-cell>
          <table:table-cell office:value-type="float" office:value="-0.000000000042154899336766" calcext:value-type="float">
            <text:p>-4.2154899336766E-011</text:p>
          </table:table-cell>
          <table:table-cell office:value-type="float" office:value="0.0000000363088615121812" calcext:value-type="float">
            <text:p>3.63088615121812E-008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0.0000000019142660155706" calcext:value-type="float">
            <text:p>-1.9142660155706E-009</text:p>
          </table:table-cell>
          <table:table-cell office:value-type="float" office:value="0.00000000054082364893502" calcext:value-type="float">
            <text:p>5.4082364893502E-010</text:p>
          </table:table-cell>
          <table:table-cell office:value-type="float" office:value="-0.0000000000378486950387624" calcext:value-type="float">
            <text:p>-3.78486950387624E-011</text:p>
          </table:table-cell>
          <table:table-cell office:value-type="float" office:value="-0.0000000594922877940507" calcext:value-type="float">
            <text:p>-5.94922877940507E-008</text:p>
          </table:table-cell>
          <table:table-cell office:value-type="float" office:value="0.00000000000396205955649112" calcext:value-type="float">
            <text:p>3.96205955649112E-012</text:p>
          </table:table-cell>
          <table:table-cell office:value-type="float" office:value="0.00000000014284124829574" calcext:value-type="float">
            <text:p>1.4284124829574E-010</text:p>
          </table:table-cell>
          <table:table-cell office:value-type="float" office:value="0.0000000000119097097120299" calcext:value-type="float">
            <text:p>1.19097097120299E-011</text:p>
          </table:table-cell>
          <table:table-cell office:value-type="float" office:value="-0.0000000102629221621448" calcext:value-type="float">
            <text:p>-1.02629221621448E-008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00000000133966708726048" calcext:value-type="float">
            <text:p>1.33966708726048E-010</text:p>
          </table:table-cell>
          <table:table-cell office:value-type="float" office:value="-0.0000000000378486943502967" calcext:value-type="float">
            <text:p>-3.78486943502967E-011</text:p>
          </table:table-cell>
          <table:table-cell office:value-type="float" office:value="0.00000000000264877842093551" calcext:value-type="float">
            <text:p>2.64877842093551E-012</text:p>
          </table:table-cell>
          <table:table-cell office:value-type="float" office:value="0.00000000416271550279957" calcext:value-type="float">
            <text:p>4.16271550279957E-009</text:p>
          </table:table-cell>
          <table:table-cell office:value-type="float" office:value="-0.000000000000277278457550113" calcext:value-type="float">
            <text:p>-2.77278457550113E-013</text:p>
          </table:table-cell>
          <table:table-cell office:value-type="float" office:value="-0.00000000000999651442389399" calcext:value-type="float">
            <text:p>-9.99651442389399E-012</text:p>
          </table:table-cell>
          <table:table-cell office:value-type="float" office:value="-0.00000000000083348273238961" calcext:value-type="float">
            <text:p>-8.3348273238961E-013</text:p>
          </table:table-cell>
          <table:table-cell office:value-type="float" office:value="0.000000000717961222861033" calcext:value-type="float">
            <text:p>7.17961222861033E-010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00000210527622081631" calcext:value-type="float">
            <text:p>2.10527622081631E-007</text:p>
          </table:table-cell>
          <table:table-cell office:value-type="float" office:value="-0.0000000594922877940058" calcext:value-type="float">
            <text:p>-5.94922877940058E-008</text:p>
          </table:table-cell>
          <table:table-cell office:value-type="float" office:value="0.00000000416271550304298" calcext:value-type="float">
            <text:p>4.16271550304298E-009</text:p>
          </table:table-cell>
          <table:table-cell office:value-type="float" office:value="0.00000636014862025314" calcext:value-type="float">
            <text:p>6.36014862025314E-006</text:p>
          </table:table-cell>
          <table:table-cell office:value-type="float" office:value="-0.000000000435822427063855" calcext:value-type="float">
            <text:p>-4.35822427063855E-010</text:p>
          </table:table-cell>
          <table:table-cell office:value-type="float" office:value="-0.0000000157114264389056" calcext:value-type="float">
            <text:p>-1.57114264389056E-008</text:p>
          </table:table-cell>
          <table:table-cell office:value-type="float" office:value="-0.00000000131020520075311" calcext:value-type="float">
            <text:p>-1.31020520075311E-009</text:p>
          </table:table-cell>
          <table:table-cell office:value-type="float" office:value="0.00000106244510687" calcext:value-type="float">
            <text:p>1.06244510687E-006</text:p>
          </table:table-cell>
          <table:table-cell table:number-columns-repeated="19"/>
        </table:table-row>
        <table:table-row table:style-name="ro1">
          <table:table-cell table:number-columns-repeated="49"/>
          <table:table-cell office:value-type="float" office:value="-0.000000000014023857290063" calcext:value-type="float">
            <text:p>-1.4023857290063E-011</text:p>
          </table:table-cell>
          <table:table-cell office:value-type="float" office:value="0.00000000000396205955859712" calcext:value-type="float">
            <text:p>3.96205955859712E-012</text:p>
          </table:table-cell>
          <table:table-cell office:value-type="float" office:value="-0.000000000000277278458710337" calcext:value-type="float">
            <text:p>-2.77278458710337E-013</text:p>
          </table:table-cell>
          <table:table-cell office:value-type="float" office:value="-0.000000000435822427068798" calcext:value-type="float">
            <text:p>-4.35822427068798E-010</text:p>
          </table:table-cell>
          <table:table-cell office:value-type="float" office:value="0.0000000000000290259401080124" calcext:value-type="float">
            <text:p>2.90259401080124E-014</text:p>
          </table:table-cell>
          <table:table-cell office:value-type="float" office:value="0.00000000000104645100369766" calcext:value-type="float">
            <text:p>1.04645100369766E-012</text:p>
          </table:table-cell>
          <table:table-cell office:value-type="float" office:value="0.0000000000000872502247310126" calcext:value-type="float">
            <text:p>8.72502247310126E-014</text:p>
          </table:table-cell>
          <table:table-cell office:value-type="float" office:value="-0.0000000000751799608828159" calcext:value-type="float">
            <text:p>-7.51799608828159E-011</text:p>
          </table:table-cell>
          <table:table-cell table:number-columns-repeated="19"/>
        </table:table-row>
        <table:table-row table:style-name="ro1">
          <table:table-cell table:number-columns-repeated="49"/>
          <table:table-cell office:value-type="float" office:value="-0.000000000505591668903709" calcext:value-type="float">
            <text:p>-5.05591668903709E-010</text:p>
          </table:table-cell>
          <table:table-cell office:value-type="float" office:value="0.000000000142841248385115" calcext:value-type="float">
            <text:p>1.42841248385115E-010</text:p>
          </table:table-cell>
          <table:table-cell office:value-type="float" office:value="-0.00000000000999651444270945" calcext:value-type="float">
            <text:p>-9.99651444270945E-012</text:p>
          </table:table-cell>
          <table:table-cell office:value-type="float" office:value="-0.0000000157114264389278" calcext:value-type="float">
            <text:p>-1.57114264389278E-008</text:p>
          </table:table-cell>
          <table:table-cell office:value-type="float" office:value="0.00000000000104645100351982" calcext:value-type="float">
            <text:p>1.04645100351982E-012</text:p>
          </table:table-cell>
          <table:table-cell office:value-type="float" office:value="0.0000000000377269280459233" calcext:value-type="float">
            <text:p>3.77269280459233E-011</text:p>
          </table:table-cell>
          <table:table-cell office:value-type="float" office:value="0.0000000000031455693415434" calcext:value-type="float">
            <text:p>3.1455693415434E-012</text:p>
          </table:table-cell>
          <table:table-cell office:value-type="float" office:value="-0.00000000271006179802987" calcext:value-type="float">
            <text:p>-2.71006179802987E-009</text:p>
          </table:table-cell>
          <table:table-cell table:number-columns-repeated="19"/>
        </table:table-row>
        <table:table-row table:style-name="ro1">
          <table:table-cell table:number-columns-repeated="49"/>
          <table:table-cell office:value-type="float" office:value="-0.0000000000421549000462818" calcext:value-type="float">
            <text:p>-4.21549000462818E-011</text:p>
          </table:table-cell>
          <table:table-cell office:value-type="float" office:value="0.0000000000119097099496524" calcext:value-type="float">
            <text:p>1.19097099496524E-011</text:p>
          </table:table-cell>
          <table:table-cell office:value-type="float" office:value="-0.000000000000833482784585224" calcext:value-type="float">
            <text:p>-8.33482784585224E-013</text:p>
          </table:table-cell>
          <table:table-cell office:value-type="float" office:value="-0.00000000131020520076672" calcext:value-type="float">
            <text:p>-1.31020520076672E-009</text:p>
          </table:table-cell>
          <table:table-cell office:value-type="float" office:value="0.0000000000000872502232504239" calcext:value-type="float">
            <text:p>8.72502232504239E-014</text:p>
          </table:table-cell>
          <table:table-cell office:value-type="float" office:value="0.00000000000314556933463106" calcext:value-type="float">
            <text:p>3.14556933463106E-012</text:p>
          </table:table-cell>
          <table:table-cell office:value-type="float" office:value="0.000000000000262268781592878" calcext:value-type="float">
            <text:p>2.62268781592878E-013</text:p>
          </table:table-cell>
          <table:table-cell office:value-type="float" office:value="-0.000000000226040217262247" calcext:value-type="float">
            <text:p>-2.26040217262247E-010</text:p>
          </table:table-cell>
          <table:table-cell table:number-columns-repeated="19"/>
        </table:table-row>
        <table:table-row table:style-name="ro1">
          <table:table-cell table:number-columns-repeated="49"/>
          <table:table-cell office:value-type="float" office:value="0.0000000363088615164587" calcext:value-type="float">
            <text:p>3.63088615164587E-008</text:p>
          </table:table-cell>
          <table:table-cell office:value-type="float" office:value="-0.00000001026292216335" calcext:value-type="float">
            <text:p>-1.026292216335E-008</text:p>
          </table:table-cell>
          <table:table-cell office:value-type="float" office:value="0.000000000717961223120639" calcext:value-type="float">
            <text:p>7.17961223120639E-010</text:p>
          </table:table-cell>
          <table:table-cell office:value-type="float" office:value="0.00000106244510687029" calcext:value-type="float">
            <text:p>1.06244510687029E-006</text:p>
          </table:table-cell>
          <table:table-cell office:value-type="float" office:value="-0.0000000000751799608779405" calcext:value-type="float">
            <text:p>-7.51799608779405E-011</text:p>
          </table:table-cell>
          <table:table-cell office:value-type="float" office:value="-0.00000000271006179801881" calcext:value-type="float">
            <text:p>-2.71006179801881E-009</text:p>
          </table:table-cell>
          <table:table-cell office:value-type="float" office:value="-0.000000000226040217289499" calcext:value-type="float">
            <text:p>-2.26040217289499E-010</text:p>
          </table:table-cell>
          <table:table-cell office:value-type="float" office:value="0.00000017076001310189" calcext:value-type="float">
            <text:p>1.7076001310189E-007</text:p>
          </table:table-cell>
          <table:table-cell table:number-columns-repeated="19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table:number-columns-repeated="37"/>
          <table:table-cell office:value-type="string" calcext:value-type="string">
            <text:p>Final Term second term fro, another excel term</text:p>
          </table:table-cell>
          <table:table-cell table:number-columns-repeated="11"/>
          <table:table-cell office:value-type="string" calcext:value-type="string">
            <text:p>Final Term First term</text:p>
          </table:table-cell>
          <table:table-cell table:number-columns-repeated="26"/>
        </table:table-row>
        <table:table-row table:style-name="ro1">
          <table:table-cell table:number-columns-repeated="37"/>
          <table:table-cell office:value-type="float" office:value="0.000711217153111181" calcext:value-type="float">
            <text:p>0.0007112172</text:p>
          </table:table-cell>
          <table:table-cell office:value-type="float" office:value="-0.000215704889793005" calcext:value-type="float">
            <text:p>-0.0002157049</text:p>
          </table:table-cell>
          <table:table-cell office:value-type="float" office:value="0.0000162612856357138" calcext:value-type="float">
            <text:p>1.62612856357138E-005</text:p>
          </table:table-cell>
          <table:table-cell office:value-type="float" office:value="0.000100895475016749" calcext:value-type="float">
            <text:p>0.0001008955</text:p>
          </table:table-cell>
          <table:table-cell office:value-type="float" office:value="-0.00000121807052372691" calcext:value-type="float">
            <text:p>-1.21807052372691E-006</text:p>
          </table:table-cell>
          <table:table-cell office:value-type="float" office:value="-0.00000691867884581806" calcext:value-type="float">
            <text:p>-6.91867884581806E-006</text:p>
          </table:table-cell>
          <table:table-cell office:value-type="float" office:value="-0.00000929126473875668" calcext:value-type="float">
            <text:p>-9.29126473875668E-006</text:p>
          </table:table-cell>
          <table:table-cell office:value-type="float" office:value="0.0000661728505797278" calcext:value-type="float">
            <text:p>6.61728505797278E-005</text:p>
          </table:table-cell>
          <table:table-cell/>
          <table:table-cell office:value-type="string" calcext:value-type="string">
            <text:p>Sigma^2</text:p>
          </table:table-cell>
          <table:table-cell office:value-type="float" office:value="1.649047" calcext:value-type="float">
            <text:p>1.649047</text:p>
          </table:table-cell>
          <table:table-cell/>
          <table:table-cell table:formula="of:=0.5*[.$AV$76]^2*[.AX65]" office:value-type="float" office:value="0.0000000092126419841212" calcext:value-type="float">
            <text:p>9.2126419841212E-009</text:p>
          </table:table-cell>
          <table:table-cell table:formula="of:=0.5*[.$AV$76]^2*[.AY65]" office:value-type="float" office:value="-0.00000000260278539646762" calcext:value-type="float">
            <text:p>-2.60278539646762E-009</text:p>
          </table:table-cell>
          <table:table-cell table:formula="of:=0.5*[.$AV$76]^2*[.AZ65]" office:value-type="float" office:value="0.000000000182151590271376" calcext:value-type="float">
            <text:p>1.82151590271376E-010</text:p>
          </table:table-cell>
          <table:table-cell table:formula="of:=0.5*[.$AV$76]^2*[.BA65]" office:value-type="float" office:value="0.000000286249776999362" calcext:value-type="float">
            <text:p>2.86249776999362E-007</text:p>
          </table:table-cell>
          <table:table-cell table:formula="of:=0.5*[.$AV$76]^2*[.BB65]" office:value-type="float" office:value="-0.0000000000190679301255817" calcext:value-type="float">
            <text:p>-1.90679301255817E-011</text:p>
          </table:table-cell>
          <table:table-cell table:formula="of:=0.5*[.$AV$76]^2*[.BC65]" office:value-type="float" office:value="-0.000000000687441870553816" calcext:value-type="float">
            <text:p>-6.87441870553816E-010</text:p>
          </table:table-cell>
          <table:table-cell table:formula="of:=0.5*[.$AV$76]^2*[.BD65]" office:value-type="float" office:value="-0.0000000000573170893934401" calcext:value-type="float">
            <text:p>-5.73170893934401E-011</text:p>
          </table:table-cell>
          <table:table-cell table:formula="of:=0.5*[.$AV$76]^2*[.BE65]" office:value-type="float" office:value="0.0000000493683603521892" calcext:value-type="float">
            <text:p>4.93683603521892E-008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-0.000215704889793005" calcext:value-type="float">
            <text:p>-0.0002157049</text:p>
          </table:table-cell>
          <table:table-cell office:value-type="float" office:value="0.0000654696310379663" calcext:value-type="float">
            <text:p>6.54696310379663E-005</text:p>
          </table:table-cell>
          <table:table-cell office:value-type="float" office:value="-0.00000493868829232015" calcext:value-type="float">
            <text:p>-4.93868829232015E-006</text:p>
          </table:table-cell>
          <table:table-cell office:value-type="float" office:value="-0.0000290206837703563" calcext:value-type="float">
            <text:p>-2.90206837703563E-005</text:p>
          </table:table-cell>
          <table:table-cell office:value-type="float" office:value="0.000000364439381399975" calcext:value-type="float">
            <text:p>3.64439381399975E-007</text:p>
          </table:table-cell>
          <table:table-cell office:value-type="float" office:value="0.00000199327102877648" calcext:value-type="float">
            <text:p>1.99327102877648E-006</text:p>
          </table:table-cell>
          <table:table-cell office:value-type="float" office:value="0.00000283304022096311" calcext:value-type="float">
            <text:p>0.000002833</text:p>
          </table:table-cell>
          <table:table-cell office:value-type="float" office:value="-0.0000196139865756447" calcext:value-type="float">
            <text:p>-0.000019614</text:p>
          </table:table-cell>
          <table:table-cell table:number-columns-repeated="4"/>
          <table:table-cell table:formula="of:=0.5*[.$AV$76]^2*[.AX66]" office:value-type="float" office:value="-0.0000000026027853953761" calcext:value-type="float">
            <text:p>-2.6027853953761E-009</text:p>
          </table:table-cell>
          <table:table-cell table:formula="of:=0.5*[.$AV$76]^2*[.AY66]" office:value-type="float" office:value="0.000000000735346019556481" calcext:value-type="float">
            <text:p>7.35346019556481E-010</text:p>
          </table:table-cell>
          <table:table-cell table:formula="of:=0.5*[.$AV$76]^2*[.AZ66]" office:value-type="float" office:value="-0.0000000000514620381282644" calcext:value-type="float">
            <text:p>-5.14620381282644E-011</text:p>
          </table:table-cell>
          <table:table-cell table:formula="of:=0.5*[.$AV$76]^2*[.BA66]" office:value-type="float" office:value="-0.0000000808903551274254" calcext:value-type="float">
            <text:p>-8.08903551274254E-008</text:p>
          </table:table-cell>
          <table:table-cell table:formula="of:=0.5*[.$AV$76]^2*[.BB66]" office:value-type="float" office:value="0.000000000005387125229913" calcext:value-type="float">
            <text:p>5.387125229913E-012</text:p>
          </table:table-cell>
          <table:table-cell table:formula="of:=0.5*[.$AV$76]^2*[.BC66]" office:value-type="float" office:value="0.000000000194218103386547" calcext:value-type="float">
            <text:p>1.94218103386547E-010</text:p>
          </table:table-cell>
          <table:table-cell table:formula="of:=0.5*[.$AV$76]^2*[.BD66]" office:value-type="float" office:value="0.0000000000161933703307167" calcext:value-type="float">
            <text:p>1.61933703307167E-011</text:p>
          </table:table-cell>
          <table:table-cell table:formula="of:=0.5*[.$AV$76]^2*[.BE66]" office:value-type="float" office:value="-0.0000000139542695217049" calcext:value-type="float">
            <text:p>-0.000000014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.0000162612856357138" calcext:value-type="float">
            <text:p>1.62612856357138E-005</text:p>
          </table:table-cell>
          <table:table-cell office:value-type="float" office:value="-0.00000493868829232015" calcext:value-type="float">
            <text:p>-4.93868829232015E-006</text:p>
          </table:table-cell>
          <table:table-cell office:value-type="float" office:value="0.000000372752821001509" calcext:value-type="float">
            <text:p>3.72752821001509E-007</text:p>
          </table:table-cell>
          <table:table-cell office:value-type="float" office:value="0.00000208535052307924" calcext:value-type="float">
            <text:p>2.08535052307924E-006</text:p>
          </table:table-cell>
          <table:table-cell office:value-type="float" office:value="-0.0000000271504580679442" calcext:value-type="float">
            <text:p>-2.71504580679442E-008</text:p>
          </table:table-cell>
          <table:table-cell office:value-type="float" office:value="-0.000000143452960418609" calcext:value-type="float">
            <text:p>-1.43452960418609E-007</text:p>
          </table:table-cell>
          <table:table-cell office:value-type="float" office:value="-0.000000214552215754245" calcext:value-type="float">
            <text:p>-2.14552215754245E-007</text:p>
          </table:table-cell>
          <table:table-cell office:value-type="float" office:value="0.00000144910011974067" calcext:value-type="float">
            <text:p>1.44910011974067E-006</text:p>
          </table:table-cell>
          <table:table-cell table:number-columns-repeated="4"/>
          <table:table-cell table:formula="of:=0.5*[.$AV$76]^2*[.AX67]" office:value-type="float" office:value="0.000000000182151587137082" calcext:value-type="float">
            <text:p>1.82151587137082E-010</text:p>
          </table:table-cell>
          <table:table-cell table:formula="of:=0.5*[.$AV$76]^2*[.AY67]" office:value-type="float" office:value="-0.0000000000514620371921727" calcext:value-type="float">
            <text:p>-5.14620371921727E-011</text:p>
          </table:table-cell>
          <table:table-cell table:formula="of:=0.5*[.$AV$76]^2*[.AZ67]" office:value-type="float" office:value="0.00000000000360148575669266" calcext:value-type="float">
            <text:p>3.60148575669266E-012</text:p>
          </table:table-cell>
          <table:table-cell table:formula="of:=0.5*[.$AV$76]^2*[.BA67]" office:value-type="float" office:value="0.00000000565995270650138" calcext:value-type="float">
            <text:p>5.65995270650138E-009</text:p>
          </table:table-cell>
          <table:table-cell table:formula="of:=0.5*[.$AV$76]^2*[.BB67]" office:value-type="float" office:value="-0.000000000000377009419742911" calcext:value-type="float">
            <text:p>-3.77009419742911E-013</text:p>
          </table:table-cell>
          <table:table-cell table:formula="of:=0.5*[.$AV$76]^2*[.BC67]" office:value-type="float" office:value="-0.000000000013592040779882" calcext:value-type="float">
            <text:p>-1.3592040779882E-011</text:p>
          </table:table-cell>
          <table:table-cell table:formula="of:=0.5*[.$AV$76]^2*[.BD67]" office:value-type="float" office:value="-0.00000000000113326813803107" calcext:value-type="float">
            <text:p>-1.13326813803107E-012</text:p>
          </table:table-cell>
          <table:table-cell table:formula="of:=0.5*[.$AV$76]^2*[.BE67]" office:value-type="float" office:value="0.000000000976196082524115" calcext:value-type="float">
            <text:p>0.000000001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.000100895475016749" calcext:value-type="float">
            <text:p>0.0001008955</text:p>
          </table:table-cell>
          <table:table-cell office:value-type="float" office:value="-0.0000290206837703563" calcext:value-type="float">
            <text:p>-2.90206837703563E-005</text:p>
          </table:table-cell>
          <table:table-cell office:value-type="float" office:value="0.00000208535052307924" calcext:value-type="float">
            <text:p>2.08535052307924E-006</text:p>
          </table:table-cell>
          <table:table-cell office:value-type="float" office:value="0.0000657314837250845" calcext:value-type="float">
            <text:p>6.57314837250845E-005</text:p>
          </table:table-cell>
          <table:table-cell office:value-type="float" office:value="-0.000000335167502681327" calcext:value-type="float">
            <text:p>-3.35167502681327E-007</text:p>
          </table:table-cell>
          <table:table-cell office:value-type="float" office:value="-0.00000440183205431581" calcext:value-type="float">
            <text:p>-4.40183205431581E-006</text:p>
          </table:table-cell>
          <table:table-cell office:value-type="float" office:value="-0.000000826824379876951" calcext:value-type="float">
            <text:p>-8.26824379876951E-007</text:p>
          </table:table-cell>
          <table:table-cell office:value-type="float" office:value="0.0000242140150931434" calcext:value-type="float">
            <text:p>0.000024214</text:p>
          </table:table-cell>
          <table:table-cell table:number-columns-repeated="4"/>
          <table:table-cell table:formula="of:=0.5*[.$AV$76]^2*[.AX68]" office:value-type="float" office:value="0.000000286249777000819" calcext:value-type="float">
            <text:p>2.86249777000819E-007</text:p>
          </table:table-cell>
          <table:table-cell table:formula="of:=0.5*[.$AV$76]^2*[.AY68]" office:value-type="float" office:value="-0.0000000808903551273643" calcext:value-type="float">
            <text:p>-8.08903551273643E-008</text:p>
          </table:table-cell>
          <table:table-cell table:formula="of:=0.5*[.$AV$76]^2*[.AZ68]" office:value-type="float" office:value="0.00000000565995270683233" calcext:value-type="float">
            <text:p>5.65995270683233E-009</text:p>
          </table:table-cell>
          <table:table-cell table:formula="of:=0.5*[.$AV$76]^2*[.BA68]" office:value-type="float" office:value="0.00000864775418179377" calcext:value-type="float">
            <text:p>8.64775418179377E-006</text:p>
          </table:table-cell>
          <table:table-cell table:formula="of:=0.5*[.$AV$76]^2*[.BB68]" office:value-type="float" office:value="-0.000000000592578167774161" calcext:value-type="float">
            <text:p>-5.92578167774161E-010</text:p>
          </table:table-cell>
          <table:table-cell table:formula="of:=0.5*[.$AV$76]^2*[.BC68]" office:value-type="float" office:value="-0.0000000213624809420859" calcext:value-type="float">
            <text:p>-2.13624809420859E-008</text:p>
          </table:table-cell>
          <table:table-cell table:formula="of:=0.5*[.$AV$76]^2*[.BD68]" office:value-type="float" office:value="-0.00000000178145719232733" calcext:value-type="float">
            <text:p>-1.78145719232733E-009</text:p>
          </table:table-cell>
          <table:table-cell table:formula="of:=0.5*[.$AV$76]^2*[.BE68]" office:value-type="float" office:value="0.00000144458324237959" calcext:value-type="float">
            <text:p>1.44458324237959E-006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-0.00000121807052372691" calcext:value-type="float">
            <text:p>-1.21807052372691E-006</text:p>
          </table:table-cell>
          <table:table-cell office:value-type="float" office:value="0.000000364439381399975" calcext:value-type="float">
            <text:p>3.64439381399975E-007</text:p>
          </table:table-cell>
          <table:table-cell office:value-type="float" office:value="-0.0000000271504580679442" calcext:value-type="float">
            <text:p>-2.71504580679442E-008</text:p>
          </table:table-cell>
          <table:table-cell office:value-type="float" office:value="-0.000000335167502681327" calcext:value-type="float">
            <text:p>-3.35167502681327E-007</text:p>
          </table:table-cell>
          <table:table-cell office:value-type="float" office:value="0.00000000259886265759196" calcext:value-type="float">
            <text:p>2.59886265759196E-009</text:p>
          </table:table-cell>
          <table:table-cell office:value-type="float" office:value="0.0000000226500291385694" calcext:value-type="float">
            <text:p>2.26500291385694E-008</text:p>
          </table:table-cell>
          <table:table-cell office:value-type="float" office:value="0.0000000143614312919345" calcext:value-type="float">
            <text:p>1.43614312919345E-008</text:p>
          </table:table-cell>
          <table:table-cell office:value-type="float" office:value="-0.000000160150571815708" calcext:value-type="float">
            <text:p>-1.60150571815708E-007</text:p>
          </table:table-cell>
          <table:table-cell table:number-columns-repeated="4"/>
          <table:table-cell table:formula="of:=0.5*[.$AV$76]^2*[.AX69]" office:value-type="float" office:value="-0.0000000000190679302899992" calcext:value-type="float">
            <text:p>-1.90679302899992E-011</text:p>
          </table:table-cell>
          <table:table-cell table:formula="of:=0.5*[.$AV$76]^2*[.AY69]" office:value-type="float" office:value="0.00000000000538712523277649" calcext:value-type="float">
            <text:p>5.38712523277649E-012</text:p>
          </table:table-cell>
          <table:table-cell table:formula="of:=0.5*[.$AV$76]^2*[.AZ69]" office:value-type="float" office:value="-0.000000000000377009421320443" calcext:value-type="float">
            <text:p>-3.77009421320443E-013</text:p>
          </table:table-cell>
          <table:table-cell table:formula="of:=0.5*[.$AV$76]^2*[.BA69]" office:value-type="float" office:value="-0.000000000592578167780882" calcext:value-type="float">
            <text:p>-5.92578167780882E-010</text:p>
          </table:table-cell>
          <table:table-cell table:formula="of:=0.5*[.$AV$76]^2*[.BB69]" office:value-type="float" office:value="0.0000000000000394659323133191" calcext:value-type="float">
            <text:p>3.94659323133191E-014</text:p>
          </table:table-cell>
          <table:table-cell table:formula="of:=0.5*[.$AV$76]^2*[.BC69]" office:value-type="float" office:value="0.00000000000142283641210079" calcext:value-type="float">
            <text:p>1.42283641210079E-012</text:p>
          </table:table-cell>
          <table:table-cell table:formula="of:=0.5*[.$AV$76]^2*[.BD69]" office:value-type="float" office:value="0.000000000000118632211419932" calcext:value-type="float">
            <text:p>1.18632211419932E-013</text:p>
          </table:table-cell>
          <table:table-cell table:formula="of:=0.5*[.$AV$76]^2*[.BE69]" office:value-type="float" office:value="-0.000000000102220539161802" calcext:value-type="float">
            <text:p>-1.02220539161802E-010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-0.00000691867884581806" calcext:value-type="float">
            <text:p>-6.91867884581806E-006</text:p>
          </table:table-cell>
          <table:table-cell office:value-type="float" office:value="0.00000199327102877648" calcext:value-type="float">
            <text:p>1.99327102877648E-006</text:p>
          </table:table-cell>
          <table:table-cell office:value-type="float" office:value="-0.000000143452960418609" calcext:value-type="float">
            <text:p>-1.43452960418609E-007</text:p>
          </table:table-cell>
          <table:table-cell office:value-type="float" office:value="-0.00000440183205431581" calcext:value-type="float">
            <text:p>-4.40183205431581E-006</text:p>
          </table:table-cell>
          <table:table-cell office:value-type="float" office:value="0.0000000226500291385694" calcext:value-type="float">
            <text:p>2.26500291385694E-008</text:p>
          </table:table-cell>
          <table:table-cell office:value-type="float" office:value="0.00000029482412311107" calcext:value-type="float">
            <text:p>2.9482412311107E-007</text:p>
          </table:table-cell>
          <table:table-cell office:value-type="float" office:value="0.0000000577061190204764" calcext:value-type="float">
            <text:p>5.77061190204764E-008</text:p>
          </table:table-cell>
          <table:table-cell office:value-type="float" office:value="-0.00000162998408025528" calcext:value-type="float">
            <text:p>-0.00000163</text:p>
          </table:table-cell>
          <table:table-cell table:number-columns-repeated="4"/>
          <table:table-cell table:formula="of:=0.5*[.$AV$76]^2*[.AX70]" office:value-type="float" office:value="-0.000000000687441871266857" calcext:value-type="float">
            <text:p>-6.87441871266857E-010</text:p>
          </table:table-cell>
          <table:table-cell table:formula="of:=0.5*[.$AV$76]^2*[.AY70]" office:value-type="float" office:value="0.000000000194218103508068" calcext:value-type="float">
            <text:p>1.94218103508068E-010</text:p>
          </table:table-cell>
          <table:table-cell table:formula="of:=0.5*[.$AV$76]^2*[.AZ70]" office:value-type="float" office:value="-0.000000000013592040805465" calcext:value-type="float">
            <text:p>-1.3592040805465E-011</text:p>
          </table:table-cell>
          <table:table-cell table:formula="of:=0.5*[.$AV$76]^2*[.BA70]" office:value-type="float" office:value="-0.000000021362480942116" calcext:value-type="float">
            <text:p>-2.1362480942116E-008</text:p>
          </table:table-cell>
          <table:table-cell table:formula="of:=0.5*[.$AV$76]^2*[.BB70]" office:value-type="float" office:value="0.00000000000142283641185898" calcext:value-type="float">
            <text:p>1.42283641185898E-012</text:p>
          </table:table-cell>
          <table:table-cell table:formula="of:=0.5*[.$AV$76]^2*[.BC70]" office:value-type="float" office:value="0.0000000000512964742264751" calcext:value-type="float">
            <text:p>5.12964742264751E-011</text:p>
          </table:table-cell>
          <table:table-cell table:formula="of:=0.5*[.$AV$76]^2*[.BD70]" office:value-type="float" office:value="0.00000000000427696144408203" calcext:value-type="float">
            <text:p>4.27696144408203E-012</text:p>
          </table:table-cell>
          <table:table-cell table:formula="of:=0.5*[.$AV$76]^2*[.BE70]" office:value-type="float" office:value="-0.0000000036848114165451" calcext:value-type="float">
            <text:p>-3.6848114165451E-009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-0.00000929126473875668" calcext:value-type="float">
            <text:p>-9.29126473875668E-006</text:p>
          </table:table-cell>
          <table:table-cell office:value-type="float" office:value="0.00000283304022096311" calcext:value-type="float">
            <text:p>0.000002833</text:p>
          </table:table-cell>
          <table:table-cell office:value-type="float" office:value="-0.000000214552215754245" calcext:value-type="float">
            <text:p>-2.14552215754245E-007</text:p>
          </table:table-cell>
          <table:table-cell office:value-type="float" office:value="-0.000000826824379876951" calcext:value-type="float">
            <text:p>-8.26824379876951E-007</text:p>
          </table:table-cell>
          <table:table-cell office:value-type="float" office:value="0.0000000143614312919345" calcext:value-type="float">
            <text:p>1.43614312919345E-008</text:p>
          </table:table-cell>
          <table:table-cell office:value-type="float" office:value="0.0000000577061190204764" calcext:value-type="float">
            <text:p>5.77061190204764E-008</text:p>
          </table:table-cell>
          <table:table-cell office:value-type="float" office:value="0.000000126073755020277" calcext:value-type="float">
            <text:p>1.26073755020277E-007</text:p>
          </table:table-cell>
          <table:table-cell office:value-type="float" office:value="-0.00000072281822220553" calcext:value-type="float">
            <text:p>-7.2281822220553E-007</text:p>
          </table:table-cell>
          <table:table-cell table:number-columns-repeated="4"/>
          <table:table-cell table:formula="of:=0.5*[.$AV$76]^2*[.AX71]" office:value-type="float" office:value="-0.0000000000573170903581531" calcext:value-type="float">
            <text:p>-5.73170903581531E-011</text:p>
          </table:table-cell>
          <table:table-cell table:formula="of:=0.5*[.$AV$76]^2*[.AY71]" office:value-type="float" office:value="0.0000000000161933706538068" calcext:value-type="float">
            <text:p>1.61933706538068E-011</text:p>
          </table:table-cell>
          <table:table-cell table:formula="of:=0.5*[.$AV$76]^2*[.AZ71]" office:value-type="float" office:value="-0.0000000000011332682090003" calcext:value-type="float">
            <text:p>-1.1332682090003E-012</text:p>
          </table:table-cell>
          <table:table-cell table:formula="of:=0.5*[.$AV$76]^2*[.BA71]" office:value-type="float" office:value="-0.00000000178145719234583" calcext:value-type="float">
            <text:p>-1.78145719234583E-009</text:p>
          </table:table-cell>
          <table:table-cell table:formula="of:=0.5*[.$AV$76]^2*[.BB71]" office:value-type="float" office:value="0.000000000000118632209406808" calcext:value-type="float">
            <text:p>1.18632209406808E-013</text:p>
          </table:table-cell>
          <table:table-cell table:formula="of:=0.5*[.$AV$76]^2*[.BC71]" office:value-type="float" office:value="0.00000000000427696143468348" calcext:value-type="float">
            <text:p>4.27696143468348E-012</text:p>
          </table:table-cell>
          <table:table-cell table:formula="of:=0.5*[.$AV$76]^2*[.BD71]" office:value-type="float" office:value="0.000000000000356601093495123" calcext:value-type="float">
            <text:p>3.56601093495123E-013</text:p>
          </table:table-cell>
          <table:table-cell table:formula="of:=0.5*[.$AV$76]^2*[.BE71]" office:value-type="float" office:value="-0.00000000030734191145448" calcext:value-type="float">
            <text:p>-3.0734191145448E-010</text:p>
          </table:table-cell>
          <table:table-cell table:number-columns-repeated="19"/>
        </table:table-row>
        <table:table-row table:style-name="ro1">
          <table:table-cell table:number-columns-repeated="37"/>
          <table:table-cell office:value-type="float" office:value="0.0000661728505797278" calcext:value-type="float">
            <text:p>6.61728505797278E-005</text:p>
          </table:table-cell>
          <table:table-cell office:value-type="float" office:value="-0.0000196139865756447" calcext:value-type="float">
            <text:p>-0.000019614</text:p>
          </table:table-cell>
          <table:table-cell office:value-type="float" office:value="0.00000144910011974067" calcext:value-type="float">
            <text:p>1.44910011974067E-006</text:p>
          </table:table-cell>
          <table:table-cell office:value-type="float" office:value="0.0000242140150931434" calcext:value-type="float">
            <text:p>0.000024214</text:p>
          </table:table-cell>
          <table:table-cell office:value-type="float" office:value="-0.000000160150571815708" calcext:value-type="float">
            <text:p>-1.60150571815708E-007</text:p>
          </table:table-cell>
          <table:table-cell office:value-type="float" office:value="-0.00000162998408025528" calcext:value-type="float">
            <text:p>-0.00000163</text:p>
          </table:table-cell>
          <table:table-cell office:value-type="float" office:value="-0.00000072281822220553" calcext:value-type="float">
            <text:p>-7.2281822220553E-007</text:p>
          </table:table-cell>
          <table:table-cell office:value-type="float" office:value="0.000010432095266705" calcext:value-type="float">
            <text:p>1.0432095266705E-005</text:p>
          </table:table-cell>
          <table:table-cell table:number-columns-repeated="4"/>
          <table:table-cell table:formula="of:=0.5*[.$AV$76]^2*[.AX72]" office:value-type="float" office:value="0.0000000493683603580052" calcext:value-type="float">
            <text:p>4.93683603580052E-008</text:p>
          </table:table-cell>
          <table:table-cell table:formula="of:=0.5*[.$AV$76]^2*[.AY72]" office:value-type="float" office:value="-0.0000000139542695233435" calcext:value-type="float">
            <text:p>-0.000000014</text:p>
          </table:table-cell>
          <table:table-cell table:formula="of:=0.5*[.$AV$76]^2*[.AZ72]" office:value-type="float" office:value="0.000000000976196082877096" calcext:value-type="float">
            <text:p>0.000000001</text:p>
          </table:table-cell>
          <table:table-cell table:formula="of:=0.5*[.$AV$76]^2*[.BA72]" office:value-type="float" office:value="0.00000144458324237999" calcext:value-type="float">
            <text:p>1.44458324237999E-006</text:p>
          </table:table-cell>
          <table:table-cell table:formula="of:=0.5*[.$AV$76]^2*[.BB72]" office:value-type="float" office:value="-0.000000000102220539155173" calcext:value-type="float">
            <text:p>-1.02220539155173E-010</text:p>
          </table:table-cell>
          <table:table-cell table:formula="of:=0.5*[.$AV$76]^2*[.BC72]" office:value-type="float" office:value="-0.00000000368481141653007" calcext:value-type="float">
            <text:p>-3.68481141653007E-009</text:p>
          </table:table-cell>
          <table:table-cell table:formula="of:=0.5*[.$AV$76]^2*[.BD72]" office:value-type="float" office:value="-0.000000000307341911491533" calcext:value-type="float">
            <text:p>-3.07341911491533E-010</text:p>
          </table:table-cell>
          <table:table-cell table:formula="of:=0.5*[.$AV$76]^2*[.BE72]" office:value-type="float" office:value="0.000000232178633795236" calcext:value-type="float">
            <text:p>2.32178633795236E-007</text:p>
          </table:table-cell>
          <table:table-cell table:number-columns-repeated="19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table:number-columns-repeated="49"/>
          <table:table-cell office:value-type="string" calcext:value-type="string">
            <text:p>Correction sum of the two matrices</text:p>
          </table:table-cell>
          <table:table-cell table:number-columns-repeated="8"/>
          <table:table-cell office:value-type="string" calcext:value-type="string">
            <text:p>Alpha_1</text:p>
          </table:table-cell>
          <table:table-cell office:value-type="string" calcext:value-type="string">
            <text:p>Alpha_2</text:p>
          </table:table-cell>
          <table:table-cell office:value-type="string" calcext:value-type="string">
            <text:p>Alpha_3</text:p>
          </table:table-cell>
          <table:table-cell office:value-type="string" calcext:value-type="string">
            <text:p>Alpha_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_0</text:p>
          </table:table-cell>
          <table:table-cell table:number-columns-repeated="2"/>
          <table:table-cell office:value-type="string" calcext:value-type="string">
            <text:p>Alpha_1</text:p>
          </table:table-cell>
          <table:table-cell office:value-type="string" calcext:value-type="string">
            <text:p>Alpha_2</text:p>
          </table:table-cell>
          <table:table-cell office:value-type="string" calcext:value-type="string">
            <text:p>Alpha_3</text:p>
          </table:table-cell>
          <table:table-cell office:value-type="string" calcext:value-type="string">
            <text:p>Alpha_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_0</text:p>
          </table:table-cell>
        </table:table-row>
        <table:table-row table:style-name="ro1">
          <table:table-cell table:number-columns-repeated="49"/>
          <table:table-cell table:style-name="ce9" table:formula="of:=[.AX76]+[.AL76]" office:value-type="float" office:value="0.000711226365753165" calcext:value-type="float">
            <text:p>7.1123E-004</text:p>
          </table:table-cell>
          <table:table-cell table:style-name="ce9" table:formula="of:=[.AY76]+[.AM76]" office:value-type="float" office:value="-0.000215707492578401" calcext:value-type="float">
            <text:p>-2.1571E-004</text:p>
          </table:table-cell>
          <table:table-cell table:style-name="ce9" table:formula="of:=[.AZ76]+[.AN76]" office:value-type="float" office:value="0.0000162614677873041" calcext:value-type="float">
            <text:p>1.6261E-005</text:p>
          </table:table-cell>
          <table:table-cell table:style-name="ce9" table:formula="of:=[.BA76]+[.AO76]" office:value-type="float" office:value="0.000101181724793748" calcext:value-type="float">
            <text:p>1.0118E-004</text:p>
          </table:table-cell>
          <table:table-cell table:style-name="ce9" table:formula="of:=[.BB76]+[.AP76]" office:value-type="float" office:value="-0.00000121808959165704" calcext:value-type="float">
            <text:p>-1.2181E-006</text:p>
          </table:table-cell>
          <table:table-cell table:style-name="ce9" table:formula="of:=[.BC76]+[.AQ76]" office:value-type="float" office:value="-0.00000691936628768861" calcext:value-type="float">
            <text:p>-6.9194E-006</text:p>
          </table:table-cell>
          <table:table-cell table:style-name="ce9" table:formula="of:=[.BD76]+[.AR76]" office:value-type="float" office:value="-0.00000929132205584607" calcext:value-type="float">
            <text:p>-9.2913E-006</text:p>
          </table:table-cell>
          <table:table-cell table:style-name="ce9" table:formula="of:=[.BE76]+[.AS76]" office:value-type="float" office:value="0.00006622221894008" calcext:value-type="float">
            <text:p>6.6222E-005</text:p>
          </table:table-cell>
          <table:table-cell office:value-type="string" calcext:value-type="string">
            <text:p>Alpha_2</text:p>
          </table:table-cell>
          <table:table-cell office:value-type="float" office:value="0.000101181724793748" calcext:value-type="float">
            <text:p>0.0001011817</text:p>
          </table:table-cell>
          <table:table-cell office:value-type="float" office:value="0.000711226365753165" calcext:value-type="float">
            <text:p>0.0007112264</text:p>
          </table:table-cell>
          <table:table-cell office:value-type="float" office:value="-0.000215707492578401" calcext:value-type="float">
            <text:p>-0.0002157075</text:p>
          </table:table-cell>
          <table:table-cell office:value-type="float" office:value="0.0000162614677873041" calcext:value-type="float">
            <text:p>1.62614677873041E-005</text:p>
          </table:table-cell>
          <table:table-cell office:value-type="float" office:value="-0.00000121808959165704" calcext:value-type="float">
            <text:p>-1.21808959165704E-006</text:p>
          </table:table-cell>
          <table:table-cell office:value-type="float" office:value="-0.00000691936628768861" calcext:value-type="float">
            <text:p>-6.91936628768861E-006</text:p>
          </table:table-cell>
          <table:table-cell office:value-type="float" office:value="-0.00000929132205584607" calcext:value-type="float">
            <text:p>-9.29132205584607E-006</text:p>
          </table:table-cell>
          <table:table-cell office:value-type="float" office:value="0.00006622221894008" calcext:value-type="float">
            <text:p>6.622221894008E-005</text:p>
          </table:table-cell>
          <table:table-cell/>
          <table:table-cell office:value-type="string" calcext:value-type="string">
            <text:p>Alpha_1</text:p>
          </table:table-cell>
          <table:table-cell table:style-name="ce12" office:value-type="float" office:value="0.0000743792379068783" calcext:value-type="float">
            <text:p>7.438E-5</text:p>
          </table:table-cell>
          <table:table-cell table:style-name="ce12" office:value-type="float" office:value="0.00010118172479375" calcext:value-type="float">
            <text:p>1.012E-4</text:p>
          </table:table-cell>
          <table:table-cell table:style-name="ce12" office:value-type="float" office:value="-0.0000291015741254837" calcext:value-type="float">
            <text:p>-2.910E-5</text:p>
          </table:table-cell>
          <table:table-cell table:style-name="ce12" office:value-type="float" office:value="0.00000209101047578607" calcext:value-type="float">
            <text:p>2.091E-6</text:p>
          </table:table-cell>
          <table:table-cell table:style-name="ce12" office:value-type="float" office:value="-0.000000335760080849101" calcext:value-type="float">
            <text:p>-3.358E-7</text:p>
          </table:table-cell>
          <table:table-cell table:style-name="ce12" office:value-type="float" office:value="-0.0000044231945352579" calcext:value-type="float">
            <text:p>-4.423E-6</text:p>
          </table:table-cell>
          <table:table-cell table:style-name="ce12" office:value-type="float" office:value="-0.000000828605837069278" calcext:value-type="float">
            <text:p>-8.286E-7</text:p>
          </table:table-cell>
          <table:table-cell table:style-name="ce12" office:value-type="float" office:value="0.000025658598335523" calcext:value-type="float">
            <text:p>2.566E-5</text:p>
          </table:table-cell>
        </table:table-row>
        <table:table-row table:style-name="ro1">
          <table:table-cell table:number-columns-repeated="49"/>
          <table:table-cell table:style-name="ce9" table:formula="of:=[.AX77]+[.AL77]" office:value-type="float" office:value="-0.0002157074925784" calcext:value-type="float">
            <text:p>-2.1571E-004</text:p>
          </table:table-cell>
          <table:table-cell table:style-name="ce9" table:formula="of:=[.AY77]+[.AM77]" office:value-type="float" office:value="0.0000654703663839859" calcext:value-type="float">
            <text:p>6.5470E-005</text:p>
          </table:table-cell>
          <table:table-cell table:style-name="ce9" table:formula="of:=[.AZ77]+[.AN77]" office:value-type="float" office:value="-0.00000493873975435828" calcext:value-type="float">
            <text:p>-4.9387E-006</text:p>
          </table:table-cell>
          <table:table-cell table:style-name="ce9" table:formula="of:=[.BA77]+[.AO77]" office:value-type="float" office:value="-0.0000291015741254837" calcext:value-type="float">
            <text:p>-2.9102E-005</text:p>
          </table:table-cell>
          <table:table-cell table:style-name="ce9" table:formula="of:=[.BB77]+[.AP77]" office:value-type="float" office:value="0.000000364444768525205" calcext:value-type="float">
            <text:p>3.6444E-007</text:p>
          </table:table-cell>
          <table:table-cell table:style-name="ce9" table:formula="of:=[.BC77]+[.AQ77]" office:value-type="float" office:value="0.00000199346524687987" calcext:value-type="float">
            <text:p>1.9935E-006</text:p>
          </table:table-cell>
          <table:table-cell table:style-name="ce9" table:formula="of:=[.BD77]+[.AR77]" office:value-type="float" office:value="0.00000283305641433344" calcext:value-type="float">
            <text:p>2.8331E-006</text:p>
          </table:table-cell>
          <table:table-cell table:style-name="ce9" table:formula="of:=[.BE77]+[.AS77]" office:value-type="float" office:value="-0.0000196279408451664" calcext:value-type="float">
            <text:p>-1.9628E-005</text:p>
          </table:table-cell>
          <table:table-cell office:value-type="string" calcext:value-type="string">
            <text:p>Alpha_3</text:p>
          </table:table-cell>
          <table:table-cell office:value-type="float" office:value="-0.0000291015741254837" calcext:value-type="float">
            <text:p>-2.91015741254837E-005</text:p>
          </table:table-cell>
          <table:table-cell office:value-type="float" office:value="-0.0002157074925784" calcext:value-type="float">
            <text:p>-0.0002157075</text:p>
          </table:table-cell>
          <table:table-cell office:value-type="float" office:value="0.0000654703663839859" calcext:value-type="float">
            <text:p>6.54703663839859E-005</text:p>
          </table:table-cell>
          <table:table-cell office:value-type="float" office:value="-0.00000493873975435828" calcext:value-type="float">
            <text:p>-4.93873975435828E-006</text:p>
          </table:table-cell>
          <table:table-cell office:value-type="float" office:value="0.000000364444768525205" calcext:value-type="float">
            <text:p>3.64444768525205E-007</text:p>
          </table:table-cell>
          <table:table-cell office:value-type="float" office:value="0.00000199346524687987" calcext:value-type="float">
            <text:p>1.99346524687987E-006</text:p>
          </table:table-cell>
          <table:table-cell office:value-type="float" office:value="0.00000283305641433344" calcext:value-type="float">
            <text:p>2.83305641433344E-006</text:p>
          </table:table-cell>
          <table:table-cell office:value-type="float" office:value="-0.0000196279408451664" calcext:value-type="float">
            <text:p>-1.96279408451664E-005</text:p>
          </table:table-cell>
          <table:table-cell/>
          <table:table-cell office:value-type="string" calcext:value-type="string">
            <text:p>Alpha_2</text:p>
          </table:table-cell>
          <table:table-cell table:style-name="ce12" office:value-type="float" office:value="0.000101181724793748" calcext:value-type="float">
            <text:p>1.012E-4</text:p>
          </table:table-cell>
          <table:table-cell table:style-name="ce12" office:value-type="float" office:value="0.000711226365753165" calcext:value-type="float">
            <text:p>7.112E-4</text:p>
          </table:table-cell>
          <table:table-cell table:style-name="ce12" office:value-type="float" office:value="-0.000215707492578401" calcext:value-type="float">
            <text:p>-2.157E-4</text:p>
          </table:table-cell>
          <table:table-cell table:style-name="ce12" office:value-type="float" office:value="0.0000162614677873041" calcext:value-type="float">
            <text:p>1.626E-5</text:p>
          </table:table-cell>
          <table:table-cell table:style-name="ce12" office:value-type="float" office:value="-0.00000121808959165704" calcext:value-type="float">
            <text:p>-1.218E-6</text:p>
          </table:table-cell>
          <table:table-cell table:style-name="ce12" office:value-type="float" office:value="-0.00000691936628768861" calcext:value-type="float">
            <text:p>-6.919E-6</text:p>
          </table:table-cell>
          <table:table-cell table:style-name="ce12" office:value-type="float" office:value="-0.00000929132205584607" calcext:value-type="float">
            <text:p>-9.291E-6</text:p>
          </table:table-cell>
          <table:table-cell table:style-name="ce12" office:value-type="float" office:value="0.00006622221894008" calcext:value-type="float">
            <text:p>6.622E-5</text:p>
          </table:table-cell>
        </table:table-row>
        <table:table-row table:style-name="ro1">
          <table:table-cell table:number-columns-repeated="49"/>
          <table:table-cell table:style-name="ce9" table:formula="of:=[.AX78]+[.AL78]" office:value-type="float" office:value="0.0000162614677873009" calcext:value-type="float">
            <text:p>1.6261E-005</text:p>
          </table:table-cell>
          <table:table-cell table:style-name="ce9" table:formula="of:=[.AY78]+[.AM78]" office:value-type="float" office:value="-0.00000493873975435734" calcext:value-type="float">
            <text:p>-4.9387E-006</text:p>
          </table:table-cell>
          <table:table-cell table:style-name="ce9" table:formula="of:=[.AZ78]+[.AN78]" office:value-type="float" office:value="0.000000372756422487266" calcext:value-type="float">
            <text:p>3.7276E-007</text:p>
          </table:table-cell>
          <table:table-cell table:style-name="ce9" table:formula="of:=[.BA78]+[.AO78]" office:value-type="float" office:value="0.00000209101047578574" calcext:value-type="float">
            <text:p>2.0910E-006</text:p>
          </table:table-cell>
          <table:table-cell table:style-name="ce9" table:formula="of:=[.BB78]+[.AP78]" office:value-type="float" office:value="-0.0000000271508350773639" calcext:value-type="float">
            <text:p>-2.7151E-008</text:p>
          </table:table-cell>
          <table:table-cell table:style-name="ce9" table:formula="of:=[.BC78]+[.AQ78]" office:value-type="float" office:value="-0.000000143466552459389" calcext:value-type="float">
            <text:p>-1.4347E-007</text:p>
          </table:table-cell>
          <table:table-cell table:style-name="ce9" table:formula="of:=[.BD78]+[.AR78]" office:value-type="float" office:value="-0.000000214553349022383" calcext:value-type="float">
            <text:p>-2.1455E-007</text:p>
          </table:table-cell>
          <table:table-cell table:style-name="ce9" table:formula="of:=[.BE78]+[.AS78]" office:value-type="float" office:value="0.00000145007631582319" calcext:value-type="float">
            <text:p>1.4501E-006</text:p>
          </table:table-cell>
          <table:table-cell office:value-type="string" calcext:value-type="string">
            <text:p>Alpha_4</text:p>
          </table:table-cell>
          <table:table-cell office:value-type="float" office:value="0.00000209101047578574" calcext:value-type="float">
            <text:p>0.000002091</text:p>
          </table:table-cell>
          <table:table-cell office:value-type="float" office:value="0.0000162614677873009" calcext:value-type="float">
            <text:p>1.62614677873009E-005</text:p>
          </table:table-cell>
          <table:table-cell office:value-type="float" office:value="-0.00000493873975435734" calcext:value-type="float">
            <text:p>-4.93873975435734E-006</text:p>
          </table:table-cell>
          <table:table-cell office:value-type="float" office:value="0.000000372756422487266" calcext:value-type="float">
            <text:p>3.72756422487266E-007</text:p>
          </table:table-cell>
          <table:table-cell office:value-type="float" office:value="-0.0000000271508350773639" calcext:value-type="float">
            <text:p>-2.71508350773639E-008</text:p>
          </table:table-cell>
          <table:table-cell office:value-type="float" office:value="-0.000000143466552459389" calcext:value-type="float">
            <text:p>-1.43466552459389E-007</text:p>
          </table:table-cell>
          <table:table-cell office:value-type="float" office:value="-0.000000214553349022383" calcext:value-type="float">
            <text:p>-2.14553349022383E-007</text:p>
          </table:table-cell>
          <table:table-cell office:value-type="float" office:value="0.00000145007631582319" calcext:value-type="float">
            <text:p>1.45007631582319E-006</text:p>
          </table:table-cell>
          <table:table-cell/>
          <table:table-cell office:value-type="string" calcext:value-type="string">
            <text:p>Alpha_3</text:p>
          </table:table-cell>
          <table:table-cell table:style-name="ce12" office:value-type="float" office:value="-0.0000291015741254837" calcext:value-type="float">
            <text:p>-2.910E-5</text:p>
          </table:table-cell>
          <table:table-cell table:style-name="ce12" office:value-type="float" office:value="-0.0002157074925784" calcext:value-type="float">
            <text:p>-2.157E-4</text:p>
          </table:table-cell>
          <table:table-cell table:style-name="ce12" office:value-type="float" office:value="0.0000654703663839859" calcext:value-type="float">
            <text:p>6.547E-5</text:p>
          </table:table-cell>
          <table:table-cell table:style-name="ce12" office:value-type="float" office:value="-0.00000493873975435828" calcext:value-type="float">
            <text:p>-4.939E-6</text:p>
          </table:table-cell>
          <table:table-cell table:style-name="ce12" office:value-type="float" office:value="0.000000364444768525205" calcext:value-type="float">
            <text:p>3.644E-7</text:p>
          </table:table-cell>
          <table:table-cell table:style-name="ce12" office:value-type="float" office:value="0.00000199346524687987" calcext:value-type="float">
            <text:p>1.993E-6</text:p>
          </table:table-cell>
          <table:table-cell table:style-name="ce12" office:value-type="float" office:value="0.00000283305641433344" calcext:value-type="float">
            <text:p>2.833E-6</text:p>
          </table:table-cell>
          <table:table-cell table:style-name="ce12" office:value-type="float" office:value="-0.0000196279408451664" calcext:value-type="float">
            <text:p>-1.963E-5</text:p>
          </table:table-cell>
        </table:table-row>
        <table:table-row table:style-name="ro1">
          <table:table-cell table:number-columns-repeated="49"/>
          <table:table-cell table:style-name="ce9" table:formula="of:=[.AX79]+[.AL79]" office:value-type="float" office:value="0.00010118172479375" calcext:value-type="float">
            <text:p>1.0118E-004</text:p>
          </table:table-cell>
          <table:table-cell table:style-name="ce9" table:formula="of:=[.AY79]+[.AM79]" office:value-type="float" office:value="-0.0000291015741254837" calcext:value-type="float">
            <text:p>-2.9102E-005</text:p>
          </table:table-cell>
          <table:table-cell table:style-name="ce9" table:formula="of:=[.AZ79]+[.AN79]" office:value-type="float" office:value="0.00000209101047578607" calcext:value-type="float">
            <text:p>2.0910E-006</text:p>
          </table:table-cell>
          <table:table-cell table:style-name="ce9" table:formula="of:=[.BA79]+[.AO79]" office:value-type="float" office:value="0.0000743792379068783" calcext:value-type="float">
            <text:p>7.4379E-005</text:p>
          </table:table-cell>
          <table:table-cell table:style-name="ce9" table:formula="of:=[.BB79]+[.AP79]" office:value-type="float" office:value="-0.000000335760080849101" calcext:value-type="float">
            <text:p>-3.3576E-007</text:p>
          </table:table-cell>
          <table:table-cell table:style-name="ce9" table:formula="of:=[.BC79]+[.AQ79]" office:value-type="float" office:value="-0.0000044231945352579" calcext:value-type="float">
            <text:p>-4.4232E-006</text:p>
          </table:table-cell>
          <table:table-cell table:style-name="ce9" table:formula="of:=[.BD79]+[.AR79]" office:value-type="float" office:value="-0.000000828605837069278" calcext:value-type="float">
            <text:p>-8.2861E-007</text:p>
          </table:table-cell>
          <table:table-cell table:style-name="ce9" table:formula="of:=[.BE79]+[.AS79]" office:value-type="float" office:value="0.000025658598335523" calcext:value-type="float">
            <text:p>2.5659E-005</text:p>
          </table:table-cell>
          <table:table-cell office:value-type="string" calcext:value-type="string">
            <text:p>Alpha_1</text:p>
          </table:table-cell>
          <table:table-cell office:value-type="float" office:value="0.0000743792379068783" calcext:value-type="float">
            <text:p>7.43792379068783E-005</text:p>
          </table:table-cell>
          <table:table-cell office:value-type="float" office:value="0.00010118172479375" calcext:value-type="float">
            <text:p>0.0001011817</text:p>
          </table:table-cell>
          <table:table-cell office:value-type="float" office:value="-0.0000291015741254837" calcext:value-type="float">
            <text:p>-2.91015741254837E-005</text:p>
          </table:table-cell>
          <table:table-cell office:value-type="float" office:value="0.00000209101047578607" calcext:value-type="float">
            <text:p>0.000002091</text:p>
          </table:table-cell>
          <table:table-cell office:value-type="float" office:value="-0.000000335760080849101" calcext:value-type="float">
            <text:p>-3.35760080849101E-007</text:p>
          </table:table-cell>
          <table:table-cell office:value-type="float" office:value="-0.0000044231945352579" calcext:value-type="float">
            <text:p>-4.4231945352579E-006</text:p>
          </table:table-cell>
          <table:table-cell office:value-type="float" office:value="-0.000000828605837069278" calcext:value-type="float">
            <text:p>-8.28605837069278E-007</text:p>
          </table:table-cell>
          <table:table-cell office:value-type="float" office:value="0.000025658598335523" calcext:value-type="float">
            <text:p>2.5658598335523E-005</text:p>
          </table:table-cell>
          <table:table-cell/>
          <table:table-cell office:value-type="string" calcext:value-type="string">
            <text:p>Alpha_4</text:p>
          </table:table-cell>
          <table:table-cell table:style-name="ce12" office:value-type="float" office:value="0.00000209101047578574" calcext:value-type="float">
            <text:p>2.091E-6</text:p>
          </table:table-cell>
          <table:table-cell table:style-name="ce12" office:value-type="float" office:value="0.0000162614677873009" calcext:value-type="float">
            <text:p>1.626E-5</text:p>
          </table:table-cell>
          <table:table-cell table:style-name="ce12" office:value-type="float" office:value="-0.00000493873975435734" calcext:value-type="float">
            <text:p>-4.939E-6</text:p>
          </table:table-cell>
          <table:table-cell table:style-name="ce12" office:value-type="float" office:value="0.000000372756422487266" calcext:value-type="float">
            <text:p>3.728E-7</text:p>
          </table:table-cell>
          <table:table-cell table:style-name="ce12" office:value-type="float" office:value="-0.0000000271508350773639" calcext:value-type="float">
            <text:p>-2.715E-8</text:p>
          </table:table-cell>
          <table:table-cell table:style-name="ce12" office:value-type="float" office:value="-0.000000143466552459389" calcext:value-type="float">
            <text:p>-1.435E-7</text:p>
          </table:table-cell>
          <table:table-cell table:style-name="ce12" office:value-type="float" office:value="-0.000000214553349022383" calcext:value-type="float">
            <text:p>-2.146E-7</text:p>
          </table:table-cell>
          <table:table-cell table:style-name="ce12" office:value-type="float" office:value="0.00000145007631582319" calcext:value-type="float">
            <text:p>1.450E-6</text:p>
          </table:table-cell>
        </table:table-row>
        <table:table-row table:style-name="ro1">
          <table:table-cell table:number-columns-repeated="49"/>
          <table:table-cell table:style-name="ce9" table:formula="of:=[.AX80]+[.AL80]" office:value-type="float" office:value="-0.0000012180895916572" calcext:value-type="float">
            <text:p>-1.2181E-006</text:p>
          </table:table-cell>
          <table:table-cell table:style-name="ce9" table:formula="of:=[.AY80]+[.AM80]" office:value-type="float" office:value="0.000000364444768525208" calcext:value-type="float">
            <text:p>3.6444E-007</text:p>
          </table:table-cell>
          <table:table-cell table:style-name="ce9" table:formula="of:=[.AZ80]+[.AN80]" office:value-type="float" office:value="-0.0000000271508350773655" calcext:value-type="float">
            <text:p>-2.7151E-008</text:p>
          </table:table-cell>
          <table:table-cell table:style-name="ce9" table:formula="of:=[.BA80]+[.AO80]" office:value-type="float" office:value="-0.000000335760080849108" calcext:value-type="float">
            <text:p>-3.3576E-007</text:p>
          </table:table-cell>
          <table:table-cell table:style-name="ce9" table:formula="of:=[.BB80]+[.AP80]" office:value-type="float" office:value="0.00000000259890212352427" calcext:value-type="float">
            <text:p>2.5989E-009</text:p>
          </table:table-cell>
          <table:table-cell table:style-name="ce9" table:formula="of:=[.BC80]+[.AQ80]" office:value-type="float" office:value="0.0000000226514519749815" calcext:value-type="float">
            <text:p>2.2651E-008</text:p>
          </table:table-cell>
          <table:table-cell table:style-name="ce9" table:formula="of:=[.BD80]+[.AR80]" office:value-type="float" office:value="0.0000000143615499241459" calcext:value-type="float">
            <text:p>1.4362E-008</text:p>
          </table:table-cell>
          <table:table-cell table:style-name="ce9" table:formula="of:=[.BE80]+[.AS80]" office:value-type="float" office:value="-0.00000016025279235487" calcext:value-type="float">
            <text:p>-1.6025E-007</text:p>
          </table:table-cell>
          <table:table-cell office:value-type="string" calcext:value-type="string">
            <text:p>d</text:p>
          </table:table-cell>
          <table:table-cell office:value-type="float" office:value="-0.000000335760080849108" calcext:value-type="float">
            <text:p>-3.35760080849108E-007</text:p>
          </table:table-cell>
          <table:table-cell office:value-type="float" office:value="-0.0000012180895916572" calcext:value-type="float">
            <text:p>-1.2180895916572E-006</text:p>
          </table:table-cell>
          <table:table-cell office:value-type="float" office:value="0.000000364444768525208" calcext:value-type="float">
            <text:p>3.64444768525208E-007</text:p>
          </table:table-cell>
          <table:table-cell office:value-type="float" office:value="-0.0000000271508350773655" calcext:value-type="float">
            <text:p>-2.71508350773655E-008</text:p>
          </table:table-cell>
          <table:table-cell office:value-type="float" office:value="0.00000000259890212352427" calcext:value-type="float">
            <text:p>2.59890212352427E-009</text:p>
          </table:table-cell>
          <table:table-cell office:value-type="float" office:value="0.0000000226514519749815" calcext:value-type="float">
            <text:p>2.26514519749815E-008</text:p>
          </table:table-cell>
          <table:table-cell office:value-type="float" office:value="0.0000000143615499241459" calcext:value-type="float">
            <text:p>1.43615499241459E-008</text:p>
          </table:table-cell>
          <table:table-cell office:value-type="float" office:value="-0.00000016025279235487" calcext:value-type="float">
            <text:p>-1.6025279235487E-007</text:p>
          </table:table-cell>
          <table:table-cell/>
          <table:table-cell office:value-type="string" calcext:value-type="string">
            <text:p>d</text:p>
          </table:table-cell>
          <table:table-cell table:style-name="ce12" office:value-type="float" office:value="-0.000000335760080849108" calcext:value-type="float">
            <text:p>-3.358E-7</text:p>
          </table:table-cell>
          <table:table-cell table:style-name="ce12" office:value-type="float" office:value="-0.0000012180895916572" calcext:value-type="float">
            <text:p>-1.218E-6</text:p>
          </table:table-cell>
          <table:table-cell table:style-name="ce12" office:value-type="float" office:value="0.000000364444768525208" calcext:value-type="float">
            <text:p>3.644E-7</text:p>
          </table:table-cell>
          <table:table-cell table:style-name="ce12" office:value-type="float" office:value="-0.0000000271508350773655" calcext:value-type="float">
            <text:p>-2.715E-8</text:p>
          </table:table-cell>
          <table:table-cell table:style-name="ce12" office:value-type="float" office:value="0.00000000259890212352427" calcext:value-type="float">
            <text:p>2.599E-9</text:p>
          </table:table-cell>
          <table:table-cell table:style-name="ce12" office:value-type="float" office:value="0.0000000226514519749815" calcext:value-type="float">
            <text:p>2.265E-8</text:p>
          </table:table-cell>
          <table:table-cell table:style-name="ce12" office:value-type="float" office:value="0.0000000143615499241459" calcext:value-type="float">
            <text:p>1.436E-8</text:p>
          </table:table-cell>
          <table:table-cell table:style-name="ce12" office:value-type="float" office:value="-0.00000016025279235487" calcext:value-type="float">
            <text:p>-1.603E-7</text:p>
          </table:table-cell>
        </table:table-row>
        <table:table-row table:style-name="ro1">
          <table:table-cell table:number-columns-repeated="49"/>
          <table:table-cell table:style-name="ce9" table:formula="of:=[.AX81]+[.AL81]" office:value-type="float" office:value="-0.00000691936628768933" calcext:value-type="float">
            <text:p>-6.9194E-006</text:p>
          </table:table-cell>
          <table:table-cell table:style-name="ce9" table:formula="of:=[.AY81]+[.AM81]" office:value-type="float" office:value="0.00000199346524687999" calcext:value-type="float">
            <text:p>1.9935E-006</text:p>
          </table:table-cell>
          <table:table-cell table:style-name="ce9" table:formula="of:=[.AZ81]+[.AN81]" office:value-type="float" office:value="-0.000000143466552459414" calcext:value-type="float">
            <text:p>-1.4347E-007</text:p>
          </table:table-cell>
          <table:table-cell table:style-name="ce9" table:formula="of:=[.BA81]+[.AO81]" office:value-type="float" office:value="-0.00000442319453525793" calcext:value-type="float">
            <text:p>-4.4232E-006</text:p>
          </table:table-cell>
          <table:table-cell table:style-name="ce9" table:formula="of:=[.BB81]+[.AP81]" office:value-type="float" office:value="0.0000000226514519749813" calcext:value-type="float">
            <text:p>2.2651E-008</text:p>
          </table:table-cell>
          <table:table-cell table:style-name="ce9" table:formula="of:=[.BC81]+[.AQ81]" office:value-type="float" office:value="0.000000294875419585296" calcext:value-type="float">
            <text:p>2.9488E-007</text:p>
          </table:table-cell>
          <table:table-cell table:style-name="ce9" table:formula="of:=[.BD81]+[.AR81]" office:value-type="float" office:value="0.0000000577103959819205" calcext:value-type="float">
            <text:p>5.7710E-008</text:p>
          </table:table-cell>
          <table:table-cell table:style-name="ce9" table:formula="of:=[.BE81]+[.AS81]" office:value-type="float" office:value="-0.00000163366889167183" calcext:value-type="float">
            <text:p>-1.6337E-006</text:p>
          </table:table-cell>
          <table:table-cell office:value-type="string" calcext:value-type="string">
            <text:p>e</text:p>
          </table:table-cell>
          <table:table-cell office:value-type="float" office:value="-0.00000442319453525793" calcext:value-type="float">
            <text:p>-4.42319453525793E-006</text:p>
          </table:table-cell>
          <table:table-cell office:value-type="float" office:value="-0.00000691936628768933" calcext:value-type="float">
            <text:p>-6.91936628768933E-006</text:p>
          </table:table-cell>
          <table:table-cell office:value-type="float" office:value="0.00000199346524687999" calcext:value-type="float">
            <text:p>1.99346524687999E-006</text:p>
          </table:table-cell>
          <table:table-cell office:value-type="float" office:value="-0.000000143466552459414" calcext:value-type="float">
            <text:p>-1.43466552459414E-007</text:p>
          </table:table-cell>
          <table:table-cell office:value-type="float" office:value="0.0000000226514519749813" calcext:value-type="float">
            <text:p>2.26514519749813E-008</text:p>
          </table:table-cell>
          <table:table-cell office:value-type="float" office:value="0.000000294875419585296" calcext:value-type="float">
            <text:p>2.94875419585296E-007</text:p>
          </table:table-cell>
          <table:table-cell office:value-type="float" office:value="0.0000000577103959819205" calcext:value-type="float">
            <text:p>5.77103959819205E-008</text:p>
          </table:table-cell>
          <table:table-cell office:value-type="float" office:value="-0.00000163366889167183" calcext:value-type="float">
            <text:p>-1.63366889167183E-006</text:p>
          </table:table-cell>
          <table:table-cell/>
          <table:table-cell office:value-type="string" calcext:value-type="string">
            <text:p>e</text:p>
          </table:table-cell>
          <table:table-cell table:style-name="ce12" office:value-type="float" office:value="-0.00000442319453525793" calcext:value-type="float">
            <text:p>-4.423E-6</text:p>
          </table:table-cell>
          <table:table-cell table:style-name="ce12" office:value-type="float" office:value="-0.00000691936628768933" calcext:value-type="float">
            <text:p>-6.919E-6</text:p>
          </table:table-cell>
          <table:table-cell table:style-name="ce12" office:value-type="float" office:value="0.00000199346524687999" calcext:value-type="float">
            <text:p>1.993E-6</text:p>
          </table:table-cell>
          <table:table-cell table:style-name="ce12" office:value-type="float" office:value="-0.000000143466552459414" calcext:value-type="float">
            <text:p>-1.435E-7</text:p>
          </table:table-cell>
          <table:table-cell table:style-name="ce12" office:value-type="float" office:value="0.0000000226514519749813" calcext:value-type="float">
            <text:p>2.265E-8</text:p>
          </table:table-cell>
          <table:table-cell table:style-name="ce12" office:value-type="float" office:value="0.000000294875419585296" calcext:value-type="float">
            <text:p>2.949E-7</text:p>
          </table:table-cell>
          <table:table-cell table:style-name="ce12" office:value-type="float" office:value="0.0000000577103959819205" calcext:value-type="float">
            <text:p>5.771E-8</text:p>
          </table:table-cell>
          <table:table-cell table:style-name="ce12" office:value-type="float" office:value="-0.00000163366889167183" calcext:value-type="float">
            <text:p>-1.634E-6</text:p>
          </table:table-cell>
        </table:table-row>
        <table:table-row table:style-name="ro1">
          <table:table-cell table:number-columns-repeated="49"/>
          <table:table-cell table:style-name="ce9" table:formula="of:=[.AX82]+[.AL82]" office:value-type="float" office:value="-0.00000929132205584704" calcext:value-type="float">
            <text:p>-9.2913E-006</text:p>
          </table:table-cell>
          <table:table-cell table:style-name="ce9" table:formula="of:=[.AY82]+[.AM82]" office:value-type="float" office:value="0.00000283305641433376" calcext:value-type="float">
            <text:p>2.8331E-006</text:p>
          </table:table-cell>
          <table:table-cell table:style-name="ce9" table:formula="of:=[.AZ82]+[.AN82]" office:value-type="float" office:value="-0.000000214553349022454" calcext:value-type="float">
            <text:p>-2.1455E-007</text:p>
          </table:table-cell>
          <table:table-cell table:style-name="ce9" table:formula="of:=[.BA82]+[.AO82]" office:value-type="float" office:value="-0.000000828605837069297" calcext:value-type="float">
            <text:p>-8.2861E-007</text:p>
          </table:table-cell>
          <table:table-cell table:style-name="ce9" table:formula="of:=[.BB82]+[.AP82]" office:value-type="float" office:value="0.0000000143615499241439" calcext:value-type="float">
            <text:p>1.4362E-008</text:p>
          </table:table-cell>
          <table:table-cell table:style-name="ce9" table:formula="of:=[.BC82]+[.AQ82]" office:value-type="float" office:value="0.0000000577103959819111" calcext:value-type="float">
            <text:p>5.7710E-008</text:p>
          </table:table-cell>
          <table:table-cell table:style-name="ce9" table:formula="of:=[.BD82]+[.AR82]" office:value-type="float" office:value="0.00000012607411162137" calcext:value-type="float">
            <text:p>1.2607E-007</text:p>
          </table:table-cell>
          <table:table-cell table:style-name="ce9" table:formula="of:=[.BE82]+[.AS82]" office:value-type="float" office:value="-0.000000723125564116984" calcext:value-type="float">
            <text:p>-7.2313E-007</text:p>
          </table:table-cell>
          <table:table-cell office:value-type="string" calcext:value-type="string">
            <text:p>f</text:p>
          </table:table-cell>
          <table:table-cell office:value-type="float" office:value="-0.000000828605837069297" calcext:value-type="float">
            <text:p>-8.28605837069297E-007</text:p>
          </table:table-cell>
          <table:table-cell office:value-type="float" office:value="-0.00000929132205584704" calcext:value-type="float">
            <text:p>-9.29132205584704E-006</text:p>
          </table:table-cell>
          <table:table-cell office:value-type="float" office:value="0.00000283305641433376" calcext:value-type="float">
            <text:p>2.83305641433376E-006</text:p>
          </table:table-cell>
          <table:table-cell office:value-type="float" office:value="-0.000000214553349022454" calcext:value-type="float">
            <text:p>-2.14553349022454E-007</text:p>
          </table:table-cell>
          <table:table-cell office:value-type="float" office:value="0.0000000143615499241439" calcext:value-type="float">
            <text:p>1.43615499241439E-008</text:p>
          </table:table-cell>
          <table:table-cell office:value-type="float" office:value="0.0000000577103959819111" calcext:value-type="float">
            <text:p>5.77103959819111E-008</text:p>
          </table:table-cell>
          <table:table-cell office:value-type="float" office:value="0.00000012607411162137" calcext:value-type="float">
            <text:p>1.2607411162137E-007</text:p>
          </table:table-cell>
          <table:table-cell office:value-type="float" office:value="-0.000000723125564116984" calcext:value-type="float">
            <text:p>-7.23125564116984E-007</text:p>
          </table:table-cell>
          <table:table-cell/>
          <table:table-cell office:value-type="string" calcext:value-type="string">
            <text:p>f</text:p>
          </table:table-cell>
          <table:table-cell table:style-name="ce12" office:value-type="float" office:value="-0.000000828605837069297" calcext:value-type="float">
            <text:p>-8.286E-7</text:p>
          </table:table-cell>
          <table:table-cell table:style-name="ce12" office:value-type="float" office:value="-0.00000929132205584704" calcext:value-type="float">
            <text:p>-9.291E-6</text:p>
          </table:table-cell>
          <table:table-cell table:style-name="ce12" office:value-type="float" office:value="0.00000283305641433376" calcext:value-type="float">
            <text:p>2.833E-6</text:p>
          </table:table-cell>
          <table:table-cell table:style-name="ce12" office:value-type="float" office:value="-0.000000214553349022454" calcext:value-type="float">
            <text:p>-2.146E-7</text:p>
          </table:table-cell>
          <table:table-cell table:style-name="ce12" office:value-type="float" office:value="0.0000000143615499241439" calcext:value-type="float">
            <text:p>1.436E-8</text:p>
          </table:table-cell>
          <table:table-cell table:style-name="ce12" office:value-type="float" office:value="0.0000000577103959819111" calcext:value-type="float">
            <text:p>5.771E-8</text:p>
          </table:table-cell>
          <table:table-cell table:style-name="ce12" office:value-type="float" office:value="0.00000012607411162137" calcext:value-type="float">
            <text:p>1.261E-7</text:p>
          </table:table-cell>
          <table:table-cell table:style-name="ce12" office:value-type="float" office:value="-0.000000723125564116984" calcext:value-type="float">
            <text:p>-7.231E-7</text:p>
          </table:table-cell>
        </table:table-row>
        <table:table-row table:style-name="ro1">
          <table:table-cell table:number-columns-repeated="49"/>
          <table:table-cell table:style-name="ce9" table:formula="of:=[.AX83]+[.AL83]" office:value-type="float" office:value="0.0000662222189400858" calcext:value-type="float">
            <text:p>6.6222E-005</text:p>
          </table:table-cell>
          <table:table-cell table:style-name="ce9" table:formula="of:=[.AY83]+[.AM83]" office:value-type="float" office:value="-0.000019627940845168" calcext:value-type="float">
            <text:p>-1.9628E-005</text:p>
          </table:table-cell>
          <table:table-cell table:style-name="ce9" table:formula="of:=[.AZ83]+[.AN83]" office:value-type="float" office:value="0.00000145007631582355" calcext:value-type="float">
            <text:p>1.4501E-006</text:p>
          </table:table-cell>
          <table:table-cell table:style-name="ce9" table:formula="of:=[.BA83]+[.AO83]" office:value-type="float" office:value="0.0000256585983355234" calcext:value-type="float">
            <text:p>2.5659E-005</text:p>
          </table:table-cell>
          <table:table-cell table:style-name="ce9" table:formula="of:=[.BB83]+[.AP83]" office:value-type="float" office:value="-0.000000160252792354863" calcext:value-type="float">
            <text:p>-1.6025E-007</text:p>
          </table:table-cell>
          <table:table-cell table:style-name="ce9" table:formula="of:=[.BC83]+[.AQ83]" office:value-type="float" office:value="-0.00000163366889167181" calcext:value-type="float">
            <text:p>-1.6337E-006</text:p>
          </table:table-cell>
          <table:table-cell table:style-name="ce9" table:formula="of:=[.BD83]+[.AR83]" office:value-type="float" office:value="-0.000000723125564117022" calcext:value-type="float">
            <text:p>-7.2313E-007</text:p>
          </table:table-cell>
          <table:table-cell table:style-name="ce9" table:formula="of:=[.BE83]+[.AS83]" office:value-type="float" office:value="0.0000106642739005002" calcext:value-type="float">
            <text:p>1.0664E-005</text:p>
          </table:table-cell>
          <table:table-cell office:value-type="string" calcext:value-type="string">
            <text:p>X_0</text:p>
          </table:table-cell>
          <table:table-cell office:value-type="float" office:value="0.0000256585983355234" calcext:value-type="float">
            <text:p>2.56585983355234E-005</text:p>
          </table:table-cell>
          <table:table-cell office:value-type="float" office:value="0.0000662222189400858" calcext:value-type="float">
            <text:p>6.62222189400858E-005</text:p>
          </table:table-cell>
          <table:table-cell office:value-type="float" office:value="-0.000019627940845168" calcext:value-type="float">
            <text:p>-1.9627940845168E-005</text:p>
          </table:table-cell>
          <table:table-cell office:value-type="float" office:value="0.00000145007631582355" calcext:value-type="float">
            <text:p>1.45007631582355E-006</text:p>
          </table:table-cell>
          <table:table-cell office:value-type="float" office:value="-0.000000160252792354863" calcext:value-type="float">
            <text:p>-1.60252792354863E-007</text:p>
          </table:table-cell>
          <table:table-cell office:value-type="float" office:value="-0.00000163366889167181" calcext:value-type="float">
            <text:p>-1.63366889167181E-006</text:p>
          </table:table-cell>
          <table:table-cell office:value-type="float" office:value="-0.000000723125564117022" calcext:value-type="float">
            <text:p>-7.23125564117022E-007</text:p>
          </table:table-cell>
          <table:table-cell office:value-type="float" office:value="0.0000106642739005002" calcext:value-type="float">
            <text:p>1.06642739005002E-005</text:p>
          </table:table-cell>
          <table:table-cell/>
          <table:table-cell office:value-type="string" calcext:value-type="string">
            <text:p>X_0</text:p>
          </table:table-cell>
          <table:table-cell table:style-name="ce12" office:value-type="float" office:value="0.0000256585983355234" calcext:value-type="float">
            <text:p>2.566E-5</text:p>
          </table:table-cell>
          <table:table-cell table:style-name="ce12" office:value-type="float" office:value="0.0000662222189400858" calcext:value-type="float">
            <text:p>6.622E-5</text:p>
          </table:table-cell>
          <table:table-cell table:style-name="ce12" office:value-type="float" office:value="-0.000019627940845168" calcext:value-type="float">
            <text:p>-1.963E-5</text:p>
          </table:table-cell>
          <table:table-cell table:style-name="ce12" office:value-type="float" office:value="0.00000145007631582355" calcext:value-type="float">
            <text:p>1.450E-6</text:p>
          </table:table-cell>
          <table:table-cell table:style-name="ce12" office:value-type="float" office:value="-0.000000160252792354863" calcext:value-type="float">
            <text:p>-1.603E-7</text:p>
          </table:table-cell>
          <table:table-cell table:style-name="ce12" office:value-type="float" office:value="-0.00000163366889167181" calcext:value-type="float">
            <text:p>-1.634E-6</text:p>
          </table:table-cell>
          <table:table-cell table:style-name="ce12" office:value-type="float" office:value="-0.000000723125564117022" calcext:value-type="float">
            <text:p>-7.231E-7</text:p>
          </table:table-cell>
          <table:table-cell table:style-name="ce12" office:value-type="float" office:value="0.0000106642739005002" calcext:value-type="float">
            <text:p>1.066E-5</text:p>
          </table:table-cell>
        </table:table-row>
        <table:table-row table:style-name="ro1" table:number-rows-repeated="2">
          <table:table-cell table:number-columns-repeated="76"/>
        </table:table-row>
        <table:table-row table:style-name="ro1">
          <table:table-cell table:number-columns-repeated="49"/>
          <table:table-cell office:value-type="string" calcext:value-type="string">
            <text:p>Alpha_2</text:p>
          </table:table-cell>
          <table:table-cell office:value-type="string" calcext:value-type="string">
            <text:p>Alpha_3</text:p>
          </table:table-cell>
          <table:table-cell office:value-type="string" calcext:value-type="string">
            <text:p>Alpha_4</text:p>
          </table:table-cell>
          <table:table-cell office:value-type="string" calcext:value-type="string">
            <text:p>Alpha_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_0</text:p>
          </table:table-cell>
          <table:table-cell/>
          <table:table-cell office:value-type="string" calcext:value-type="string">
            <text:p>Alpha_1</text:p>
          </table:table-cell>
          <table:table-cell office:value-type="string" calcext:value-type="string">
            <text:p>Alpha_2</text:p>
          </table:table-cell>
          <table:table-cell office:value-type="string" calcext:value-type="string">
            <text:p>Alpha_3</text:p>
          </table:table-cell>
          <table:table-cell office:value-type="string" calcext:value-type="string">
            <text:p>Alpha_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_0</text:p>
          </table:table-cell>
          <table:table-cell table:number-columns-repeated="2"/>
          <table:table-cell office:value-type="string" calcext:value-type="string">
            <text:p>Alpha_1</text:p>
          </table:table-cell>
          <table:table-cell office:value-type="string" calcext:value-type="string">
            <text:p>Alpha_2</text:p>
          </table:table-cell>
          <table:table-cell office:value-type="string" calcext:value-type="string">
            <text:p>Alpha_3</text:p>
          </table:table-cell>
          <table:table-cell office:value-type="string" calcext:value-type="string">
            <text:p>Alpha_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_0</text:p>
          </table:table-cell>
        </table:table-row>
        <table:table-row table:style-name="ro1">
          <table:table-cell table:number-columns-repeated="76"/>
        </table:table-row>
        <table:table-row table:style-name="ro1">
          <table:table-cell table:number-columns-repeated="49"/>
          <table:table-cell office:value-type="string" calcext:value-type="string">
            <text:p>The actual first order variance-covariance matrix</text:p>
          </table:table-cell>
          <table:table-cell table:number-columns-repeated="9"/>
          <table:table-cell office:value-type="string" calcext:value-type="string">
            <text:p>The actual first order variance-covariance matrix</text:p>
          </table:table-cell>
          <table:table-cell table:number-columns-repeated="16"/>
        </table:table-row>
        <table:table-row table:style-name="ro1">
          <table:table-cell table:number-columns-repeated="48"/>
          <table:table-cell office:value-type="string" calcext:value-type="string">
            <text:p>Alpha_2</text:p>
          </table:table-cell>
          <table:table-cell table:style-name="ce9" table:formula="of:=[.$AV$76]*[Sheet1.I2]" office:value-type="float" office:value="0.09457899639531" calcext:value-type="float">
            <text:p>9.4579E-002</text:p>
          </table:table-cell>
          <table:table-cell table:style-name="ce9" table:formula="of:=[.$AV$76]*[Sheet1.J2]" office:value-type="float" office:value="-0.02929024089024" calcext:value-type="float">
            <text:p>-2.9290E-002</text:p>
          </table:table-cell>
          <table:table-cell table:style-name="ce9" table:formula="of:=[.$AV$76]*[Sheet1.K2]" office:value-type="float" office:value="0.002248999981446" calcext:value-type="float">
            <text:p>2.2490E-003</text:p>
          </table:table-cell>
          <table:table-cell table:style-name="ce9" table:formula="of:=[.$AV$76]*[Sheet1.L2]" office:value-type="float" office:value="0.007333117421454" calcext:value-type="float">
            <text:p>7.3331E-003</text:p>
          </table:table-cell>
          <table:table-cell table:style-name="ce9" table:formula="of:=[.$AV$76]*[Sheet1.M2]" office:value-type="float" office:value="-0.00006953917414757" calcext:value-type="float">
            <text:p>-6.9539E-005</text:p>
          </table:table-cell>
          <table:table-cell table:style-name="ce9" table:formula="of:=[.$AV$76]*[Sheet1.N2]" office:value-type="float" office:value="-0.0003627319637362" calcext:value-type="float">
            <text:p>-3.6273E-004</text:p>
          </table:table-cell>
          <table:table-cell table:style-name="ce9" table:formula="of:=[.$AV$76]*[Sheet1.O2]" office:value-type="float" office:value="-0.0015148308997653" calcext:value-type="float">
            <text:p>-1.5148E-003</text:p>
          </table:table-cell>
          <table:table-cell table:style-name="ce9" table:formula="of:=[.$AV$76]*[Sheet1.P2]" office:value-type="float" office:value="0.006219883719835" calcext:value-type="float">
            <text:p>6.2199E-003</text:p>
          </table:table-cell>
          <table:table-cell office:value-type="string" calcext:value-type="string">
            <text:p>Alpha_2</text:p>
          </table:table-cell>
          <table:table-cell office:value-type="float" office:value="0.007333117421454" calcext:value-type="float">
            <text:p>0.0073331174</text:p>
          </table:table-cell>
          <table:table-cell office:value-type="float" office:value="0.09457899639531" calcext:value-type="float">
            <text:p>0.0945789964</text:p>
          </table:table-cell>
          <table:table-cell office:value-type="float" office:value="-0.02929024089024" calcext:value-type="float">
            <text:p>-0.0292902409</text:p>
          </table:table-cell>
          <table:table-cell office:value-type="float" office:value="0.002248999981446" calcext:value-type="float">
            <text:p>0.002249</text:p>
          </table:table-cell>
          <table:table-cell office:value-type="float" office:value="-0.00006953917414757" calcext:value-type="float">
            <text:p>-6.953917414757E-005</text:p>
          </table:table-cell>
          <table:table-cell office:value-type="float" office:value="-0.0003627319637362" calcext:value-type="float">
            <text:p>-0.000362732</text:p>
          </table:table-cell>
          <table:table-cell office:value-type="float" office:value="-0.0015148308997653" calcext:value-type="float">
            <text:p>-0.0015148309</text:p>
          </table:table-cell>
          <table:table-cell office:value-type="float" office:value="0.006219883719835" calcext:value-type="float">
            <text:p>0.0062198837</text:p>
          </table:table-cell>
          <table:table-cell/>
          <table:table-cell office:value-type="string" calcext:value-type="string">
            <text:p>Alpha_1</text:p>
          </table:table-cell>
          <table:table-cell table:style-name="ce12" office:value-type="float" office:value="0.004478849580081" calcext:value-type="float">
            <text:p>4.479E-3</text:p>
          </table:table-cell>
          <table:table-cell table:style-name="ce12" office:value-type="float" office:value="0.007333117421454" calcext:value-type="float">
            <text:p>7.333E-3</text:p>
          </table:table-cell>
          <table:table-cell table:style-name="ce12" office:value-type="float" office:value="-0.002133898149893" calcext:value-type="float">
            <text:p>-2.134E-3</text:p>
          </table:table-cell>
          <table:table-cell table:style-name="ce12" office:value-type="float" office:value="0.00015502250551451" calcext:value-type="float">
            <text:p>1.550E-4</text:p>
          </table:table-cell>
          <table:table-cell table:style-name="ce12" office:value-type="float" office:value="-0.00001673525453668" calcext:value-type="float">
            <text:p>-1.674E-5</text:p>
          </table:table-cell>
          <table:table-cell table:style-name="ce12" office:value-type="float" office:value="-0.0002897926360698" calcext:value-type="float">
            <text:p>-2.898E-4</text:p>
          </table:table-cell>
          <table:table-cell table:style-name="ce12" office:value-type="float" office:value="-0.00006776357928079" calcext:value-type="float">
            <text:p>-6.776E-5</text:p>
          </table:table-cell>
          <table:table-cell table:style-name="ce12" office:value-type="float" office:value="0.001650747167457" calcext:value-type="float">
            <text:p>1.651E-3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Alpha_3</text:p>
          </table:table-cell>
          <table:table-cell table:style-name="ce9" table:formula="of:=[.$AV$76]*[Sheet1.I3]" office:value-type="float" office:value="-0.02929024089024" calcext:value-type="float">
            <text:p>-2.9290E-002</text:p>
          </table:table-cell>
          <table:table-cell table:style-name="ce9" table:formula="of:=[.$AV$76]*[Sheet1.J3]" office:value-type="float" office:value="0.009118329530338" calcext:value-type="float">
            <text:p>9.1183E-003</text:p>
          </table:table-cell>
          <table:table-cell table:style-name="ce9" table:formula="of:=[.$AV$76]*[Sheet1.K3]" office:value-type="float" office:value="-0.0007026307279963" calcext:value-type="float">
            <text:p>-7.0263E-004</text:p>
          </table:table-cell>
          <table:table-cell table:style-name="ce9" table:formula="of:=[.$AV$76]*[Sheet1.L3]" office:value-type="float" office:value="-0.002133898149893" calcext:value-type="float">
            <text:p>-2.1339E-003</text:p>
          </table:table-cell>
          <table:table-cell table:style-name="ce9" table:formula="of:=[.$AV$76]*[Sheet1.M3]" office:value-type="float" office:value="-0.00002593078585137" calcext:value-type="float">
            <text:p>-2.5931E-005</text:p>
          </table:table-cell>
          <table:table-cell table:style-name="ce9" table:formula="of:=[.$AV$76]*[Sheet1.N3]" office:value-type="float" office:value="0.00004399563400321" calcext:value-type="float">
            <text:p>4.3996E-005</text:p>
          </table:table-cell>
          <table:table-cell table:style-name="ce9" table:formula="of:=[.$AV$76]*[Sheet1.O3]" office:value-type="float" office:value="0.0004556892378403" calcext:value-type="float">
            <text:p>4.5569E-004</text:p>
          </table:table-cell>
          <table:table-cell table:style-name="ce9" table:formula="of:=[.$AV$76]*[Sheet1.P3]" office:value-type="float" office:value="-0.001862817909751" calcext:value-type="float">
            <text:p>-1.8628E-003</text:p>
          </table:table-cell>
          <table:table-cell office:value-type="string" calcext:value-type="string">
            <text:p>Alpha_3</text:p>
          </table:table-cell>
          <table:table-cell office:value-type="float" office:value="-0.002133898149893" calcext:value-type="float">
            <text:p>-0.0021338981</text:p>
          </table:table-cell>
          <table:table-cell office:value-type="float" office:value="-0.02929024089024" calcext:value-type="float">
            <text:p>-0.0292902409</text:p>
          </table:table-cell>
          <table:table-cell office:value-type="float" office:value="0.009118329530338" calcext:value-type="float">
            <text:p>0.0091183295</text:p>
          </table:table-cell>
          <table:table-cell office:value-type="float" office:value="-0.0007026307279963" calcext:value-type="float">
            <text:p>-0.0007026307</text:p>
          </table:table-cell>
          <table:table-cell office:value-type="float" office:value="-0.00002593078585137" calcext:value-type="float">
            <text:p>-2.593078585137E-005</text:p>
          </table:table-cell>
          <table:table-cell office:value-type="float" office:value="0.00004399563400321" calcext:value-type="float">
            <text:p>4.399563400321E-005</text:p>
          </table:table-cell>
          <table:table-cell office:value-type="float" office:value="0.0004556892378403" calcext:value-type="float">
            <text:p>0.0004556892</text:p>
          </table:table-cell>
          <table:table-cell office:value-type="float" office:value="-0.001862817909751" calcext:value-type="float">
            <text:p>-0.0018628179</text:p>
          </table:table-cell>
          <table:table-cell/>
          <table:table-cell office:value-type="string" calcext:value-type="string">
            <text:p>Alpha_2</text:p>
          </table:table-cell>
          <table:table-cell table:style-name="ce12" office:value-type="float" office:value="0.007333117421454" calcext:value-type="float">
            <text:p>7.333E-3</text:p>
          </table:table-cell>
          <table:table-cell table:style-name="ce12" office:value-type="float" office:value="0.09457899639531" calcext:value-type="float">
            <text:p>9.458E-2</text:p>
          </table:table-cell>
          <table:table-cell table:style-name="ce12" office:value-type="float" office:value="-0.02929024089024" calcext:value-type="float">
            <text:p>-2.929E-2</text:p>
          </table:table-cell>
          <table:table-cell table:style-name="ce12" office:value-type="float" office:value="0.002248999981446" calcext:value-type="float">
            <text:p>2.249E-3</text:p>
          </table:table-cell>
          <table:table-cell table:style-name="ce12" office:value-type="float" office:value="-0.00006953917414757" calcext:value-type="float">
            <text:p>-6.954E-5</text:p>
          </table:table-cell>
          <table:table-cell table:style-name="ce12" office:value-type="float" office:value="-0.0003627319637362" calcext:value-type="float">
            <text:p>-3.627E-4</text:p>
          </table:table-cell>
          <table:table-cell table:style-name="ce12" office:value-type="float" office:value="-0.0015148308997653" calcext:value-type="float">
            <text:p>-1.515E-3</text:p>
          </table:table-cell>
          <table:table-cell table:style-name="ce12" office:value-type="float" office:value="0.006219883719835" calcext:value-type="float">
            <text:p>6.220E-3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Alpha_4</text:p>
          </table:table-cell>
          <table:table-cell table:style-name="ce9" table:formula="of:=[.$AV$76]*[Sheet1.I4]" office:value-type="float" office:value="0.002248999981446" calcext:value-type="float">
            <text:p>2.2490E-003</text:p>
          </table:table-cell>
          <table:table-cell table:style-name="ce9" table:formula="of:=[.$AV$76]*[Sheet1.J4]" office:value-type="float" office:value="-0.0007026307279963" calcext:value-type="float">
            <text:p>-7.0263E-004</text:p>
          </table:table-cell>
          <table:table-cell table:style-name="ce9" table:formula="of:=[.$AV$76]*[Sheet1.K4]" office:value-type="float" office:value="0.00005430019889681" calcext:value-type="float">
            <text:p>5.4300E-005</text:p>
          </table:table-cell>
          <table:table-cell table:style-name="ce9" table:formula="of:=[.$AV$76]*[Sheet1.L4]" office:value-type="float" office:value="0.00015502250551451" calcext:value-type="float">
            <text:p>1.5502E-004</text:p>
          </table:table-cell>
          <table:table-cell table:style-name="ce9" table:formula="of:=[.$AV$76]*[Sheet1.M4]" office:value-type="float" office:value="0.000003348315726385" calcext:value-type="float">
            <text:p>3.3483E-006</text:p>
          </table:table-cell>
          <table:table-cell table:style-name="ce9" table:formula="of:=[.$AV$76]*[Sheet1.N4]" office:value-type="float" office:value="-0.0000006916700073014" calcext:value-type="float">
            <text:p>-6.9167E-007</text:p>
          </table:table-cell>
          <table:table-cell table:style-name="ce9" table:formula="of:=[.$AV$76]*[Sheet1.O4]" office:value-type="float" office:value="-0.00003576525691668" calcext:value-type="float">
            <text:p>-3.5765E-005</text:p>
          </table:table-cell>
          <table:table-cell table:style-name="ce9" table:formula="of:=[.$AV$76]*[Sheet1.P4]" office:value-type="float" office:value="0.00013890115819499" calcext:value-type="float">
            <text:p>1.3890E-004</text:p>
          </table:table-cell>
          <table:table-cell office:value-type="string" calcext:value-type="string">
            <text:p>Alpha_4</text:p>
          </table:table-cell>
          <table:table-cell office:value-type="float" office:value="0.00015502250551451" calcext:value-type="float">
            <text:p>0.0001550225</text:p>
          </table:table-cell>
          <table:table-cell office:value-type="float" office:value="0.002248999981446" calcext:value-type="float">
            <text:p>0.002249</text:p>
          </table:table-cell>
          <table:table-cell office:value-type="float" office:value="-0.0007026307279963" calcext:value-type="float">
            <text:p>-0.0007026307</text:p>
          </table:table-cell>
          <table:table-cell office:value-type="float" office:value="0.00005430019889681" calcext:value-type="float">
            <text:p>5.430019889681E-005</text:p>
          </table:table-cell>
          <table:table-cell office:value-type="float" office:value="0.000003348315726385" calcext:value-type="float">
            <text:p>3.348315726385E-006</text:p>
          </table:table-cell>
          <table:table-cell office:value-type="float" office:value="-0.0000006916700073014" calcext:value-type="float">
            <text:p>-6.916700073014E-007</text:p>
          </table:table-cell>
          <table:table-cell office:value-type="float" office:value="-0.00003576525691668" calcext:value-type="float">
            <text:p>-3.576525691668E-005</text:p>
          </table:table-cell>
          <table:table-cell office:value-type="float" office:value="0.00013890115819499" calcext:value-type="float">
            <text:p>0.0001389012</text:p>
          </table:table-cell>
          <table:table-cell/>
          <table:table-cell office:value-type="string" calcext:value-type="string">
            <text:p>Alpha_3</text:p>
          </table:table-cell>
          <table:table-cell table:style-name="ce12" office:value-type="float" office:value="-0.002133898149893" calcext:value-type="float">
            <text:p>-2.134E-3</text:p>
          </table:table-cell>
          <table:table-cell table:style-name="ce12" office:value-type="float" office:value="-0.02929024089024" calcext:value-type="float">
            <text:p>-2.929E-2</text:p>
          </table:table-cell>
          <table:table-cell table:style-name="ce12" office:value-type="float" office:value="0.009118329530338" calcext:value-type="float">
            <text:p>9.118E-3</text:p>
          </table:table-cell>
          <table:table-cell table:style-name="ce12" office:value-type="float" office:value="-0.0007026307279963" calcext:value-type="float">
            <text:p>-7.026E-4</text:p>
          </table:table-cell>
          <table:table-cell table:style-name="ce12" office:value-type="float" office:value="-0.00002593078585137" calcext:value-type="float">
            <text:p>-2.593E-5</text:p>
          </table:table-cell>
          <table:table-cell table:style-name="ce12" office:value-type="float" office:value="0.00004399563400321" calcext:value-type="float">
            <text:p>4.400E-5</text:p>
          </table:table-cell>
          <table:table-cell table:style-name="ce12" office:value-type="float" office:value="0.0004556892378403" calcext:value-type="float">
            <text:p>4.557E-4</text:p>
          </table:table-cell>
          <table:table-cell table:style-name="ce12" office:value-type="float" office:value="-0.001862817909751" calcext:value-type="float">
            <text:p>-1.863E-3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Alpha_1</text:p>
          </table:table-cell>
          <table:table-cell table:style-name="ce9" table:formula="of:=[.$AV$76]*[Sheet1.I5]" office:value-type="float" office:value="0.007333117421454" calcext:value-type="float">
            <text:p>7.3331E-003</text:p>
          </table:table-cell>
          <table:table-cell table:style-name="ce9" table:formula="of:=[.$AV$76]*[Sheet1.J5]" office:value-type="float" office:value="-0.002133898149893" calcext:value-type="float">
            <text:p>-2.1339E-003</text:p>
          </table:table-cell>
          <table:table-cell table:style-name="ce9" table:formula="of:=[.$AV$76]*[Sheet1.K5]" office:value-type="float" office:value="0.00015502250551451" calcext:value-type="float">
            <text:p>1.5502E-004</text:p>
          </table:table-cell>
          <table:table-cell table:style-name="ce9" table:formula="of:=[.$AV$76]*[Sheet1.L5]" office:value-type="float" office:value="0.004478849580081" calcext:value-type="float">
            <text:p>4.4788E-003</text:p>
          </table:table-cell>
          <table:table-cell table:style-name="ce9" table:formula="of:=[.$AV$76]*[Sheet1.M5]" office:value-type="float" office:value="-0.00001673525453668" calcext:value-type="float">
            <text:p>-1.6735E-005</text:p>
          </table:table-cell>
          <table:table-cell table:style-name="ce9" table:formula="of:=[.$AV$76]*[Sheet1.N5]" office:value-type="float" office:value="-0.0002897926360698" calcext:value-type="float">
            <text:p>-2.8979E-004</text:p>
          </table:table-cell>
          <table:table-cell table:style-name="ce9" table:formula="of:=[.$AV$76]*[Sheet1.O5]" office:value-type="float" office:value="-0.00006776357928079" calcext:value-type="float">
            <text:p>-6.7764E-005</text:p>
          </table:table-cell>
          <table:table-cell table:style-name="ce9" table:formula="of:=[.$AV$76]*[Sheet1.P5]" office:value-type="float" office:value="0.001650747167457" calcext:value-type="float">
            <text:p>1.6507E-003</text:p>
          </table:table-cell>
          <table:table-cell office:value-type="string" calcext:value-type="string">
            <text:p>Alpha_1</text:p>
          </table:table-cell>
          <table:table-cell office:value-type="float" office:value="0.004478849580081" calcext:value-type="float">
            <text:p>0.0044788496</text:p>
          </table:table-cell>
          <table:table-cell office:value-type="float" office:value="0.007333117421454" calcext:value-type="float">
            <text:p>0.0073331174</text:p>
          </table:table-cell>
          <table:table-cell office:value-type="float" office:value="-0.002133898149893" calcext:value-type="float">
            <text:p>-0.0021338981</text:p>
          </table:table-cell>
          <table:table-cell office:value-type="float" office:value="0.00015502250551451" calcext:value-type="float">
            <text:p>0.0001550225</text:p>
          </table:table-cell>
          <table:table-cell office:value-type="float" office:value="-0.00001673525453668" calcext:value-type="float">
            <text:p>-1.673525453668E-005</text:p>
          </table:table-cell>
          <table:table-cell office:value-type="float" office:value="-0.0002897926360698" calcext:value-type="float">
            <text:p>-0.0002897926</text:p>
          </table:table-cell>
          <table:table-cell office:value-type="float" office:value="-0.00006776357928079" calcext:value-type="float">
            <text:p>-6.776357928079E-005</text:p>
          </table:table-cell>
          <table:table-cell office:value-type="float" office:value="0.001650747167457" calcext:value-type="float">
            <text:p>0.0016507472</text:p>
          </table:table-cell>
          <table:table-cell/>
          <table:table-cell office:value-type="string" calcext:value-type="string">
            <text:p>Alpha_4</text:p>
          </table:table-cell>
          <table:table-cell table:style-name="ce12" office:value-type="float" office:value="0.00015502250551451" calcext:value-type="float">
            <text:p>1.550E-4</text:p>
          </table:table-cell>
          <table:table-cell table:style-name="ce12" office:value-type="float" office:value="0.002248999981446" calcext:value-type="float">
            <text:p>2.249E-3</text:p>
          </table:table-cell>
          <table:table-cell table:style-name="ce12" office:value-type="float" office:value="-0.0007026307279963" calcext:value-type="float">
            <text:p>-7.026E-4</text:p>
          </table:table-cell>
          <table:table-cell table:style-name="ce12" office:value-type="float" office:value="0.00005430019889681" calcext:value-type="float">
            <text:p>5.430E-5</text:p>
          </table:table-cell>
          <table:table-cell table:style-name="ce12" office:value-type="float" office:value="0.000003348315726385" calcext:value-type="float">
            <text:p>3.348E-6</text:p>
          </table:table-cell>
          <table:table-cell table:style-name="ce12" office:value-type="float" office:value="-0.0000006916700073014" calcext:value-type="float">
            <text:p>-6.917E-7</text:p>
          </table:table-cell>
          <table:table-cell table:style-name="ce12" office:value-type="float" office:value="-0.00003576525691668" calcext:value-type="float">
            <text:p>-3.577E-5</text:p>
          </table:table-cell>
          <table:table-cell table:style-name="ce12" office:value-type="float" office:value="0.00013890115819499" calcext:value-type="float">
            <text:p>1.389E-4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d</text:p>
          </table:table-cell>
          <table:table-cell table:style-name="ce9" table:formula="of:=[.$AV$76]*[Sheet1.I6]" office:value-type="float" office:value="-0.00006953917414757" calcext:value-type="float">
            <text:p>-6.9539E-005</text:p>
          </table:table-cell>
          <table:table-cell table:style-name="ce9" table:formula="of:=[.$AV$76]*[Sheet1.J6]" office:value-type="float" office:value="-0.00002593078585137" calcext:value-type="float">
            <text:p>-2.5931E-005</text:p>
          </table:table-cell>
          <table:table-cell table:style-name="ce9" table:formula="of:=[.$AV$76]*[Sheet1.K6]" office:value-type="float" office:value="0.000003348315726385" calcext:value-type="float">
            <text:p>3.3483E-006</text:p>
          </table:table-cell>
          <table:table-cell table:style-name="ce9" table:formula="of:=[.$AV$76]*[Sheet1.L6]" office:value-type="float" office:value="-0.00001673525453668" calcext:value-type="float">
            <text:p>-1.6735E-005</text:p>
          </table:table-cell>
          <table:table-cell table:style-name="ce9" table:formula="of:=[.$AV$76]*[Sheet1.M6]" office:value-type="float" office:value="0.00010683834160271" calcext:value-type="float">
            <text:p>1.0684E-004</text:p>
          </table:table-cell>
          <table:table-cell table:style-name="ce9" table:formula="of:=[.$AV$76]*[Sheet1.N6]" office:value-type="float" office:value="0.00010716272563808" calcext:value-type="float">
            <text:p>1.0716E-004</text:p>
          </table:table-cell>
          <table:table-cell table:style-name="ce9" table:formula="of:=[.$AV$76]*[Sheet1.O6]" office:value-type="float" office:value="0.00007729409800306" calcext:value-type="float">
            <text:p>7.7294E-005</text:p>
          </table:table-cell>
          <table:table-cell table:style-name="ce9" table:formula="of:=[.$AV$76]*[Sheet1.P6]" office:value-type="float" office:value="-0.000013078898479742" calcext:value-type="float">
            <text:p>-1.3079E-005</text:p>
          </table:table-cell>
          <table:table-cell office:value-type="string" calcext:value-type="string">
            <text:p>d</text:p>
          </table:table-cell>
          <table:table-cell office:value-type="float" office:value="-0.00001673525453668" calcext:value-type="float">
            <text:p>-1.673525453668E-005</text:p>
          </table:table-cell>
          <table:table-cell office:value-type="float" office:value="-0.00006953917414757" calcext:value-type="float">
            <text:p>-6.953917414757E-005</text:p>
          </table:table-cell>
          <table:table-cell office:value-type="float" office:value="-0.00002593078585137" calcext:value-type="float">
            <text:p>-2.593078585137E-005</text:p>
          </table:table-cell>
          <table:table-cell office:value-type="float" office:value="0.000003348315726385" calcext:value-type="float">
            <text:p>3.348315726385E-006</text:p>
          </table:table-cell>
          <table:table-cell office:value-type="float" office:value="0.00010683834160271" calcext:value-type="float">
            <text:p>0.0001068383</text:p>
          </table:table-cell>
          <table:table-cell office:value-type="float" office:value="0.00010716272563808" calcext:value-type="float">
            <text:p>0.0001071627</text:p>
          </table:table-cell>
          <table:table-cell office:value-type="float" office:value="0.00007729409800306" calcext:value-type="float">
            <text:p>7.729409800306E-005</text:p>
          </table:table-cell>
          <table:table-cell office:value-type="float" office:value="-0.000013078898479742" calcext:value-type="float">
            <text:p>-1.3078898479742E-005</text:p>
          </table:table-cell>
          <table:table-cell/>
          <table:table-cell office:value-type="string" calcext:value-type="string">
            <text:p>d</text:p>
          </table:table-cell>
          <table:table-cell table:style-name="ce12" office:value-type="float" office:value="-0.00001673525453668" calcext:value-type="float">
            <text:p>-1.674E-5</text:p>
          </table:table-cell>
          <table:table-cell table:style-name="ce12" office:value-type="float" office:value="-0.00006953917414757" calcext:value-type="float">
            <text:p>-6.954E-5</text:p>
          </table:table-cell>
          <table:table-cell table:style-name="ce12" office:value-type="float" office:value="-0.00002593078585137" calcext:value-type="float">
            <text:p>-2.593E-5</text:p>
          </table:table-cell>
          <table:table-cell table:style-name="ce12" office:value-type="float" office:value="0.000003348315726385" calcext:value-type="float">
            <text:p>3.348E-6</text:p>
          </table:table-cell>
          <table:table-cell table:style-name="ce12" office:value-type="float" office:value="0.00010683834160271" calcext:value-type="float">
            <text:p>1.068E-4</text:p>
          </table:table-cell>
          <table:table-cell table:style-name="ce12" office:value-type="float" office:value="0.00010716272563808" calcext:value-type="float">
            <text:p>1.072E-4</text:p>
          </table:table-cell>
          <table:table-cell table:style-name="ce12" office:value-type="float" office:value="0.00007729409800306" calcext:value-type="float">
            <text:p>7.729E-5</text:p>
          </table:table-cell>
          <table:table-cell table:style-name="ce12" office:value-type="float" office:value="-0.000013078898479742" calcext:value-type="float">
            <text:p>-1.308E-5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e</text:p>
          </table:table-cell>
          <table:table-cell table:style-name="ce9" table:formula="of:=[.$AV$76]*[Sheet1.I7]" office:value-type="float" office:value="-0.0003627319637362" calcext:value-type="float">
            <text:p>-3.6273E-004</text:p>
          </table:table-cell>
          <table:table-cell table:style-name="ce9" table:formula="of:=[.$AV$76]*[Sheet1.J7]" office:value-type="float" office:value="0.00004399563400321" calcext:value-type="float">
            <text:p>4.3996E-005</text:p>
          </table:table-cell>
          <table:table-cell table:style-name="ce9" table:formula="of:=[.$AV$76]*[Sheet1.K7]" office:value-type="float" office:value="-0.0000006916700073014" calcext:value-type="float">
            <text:p>-6.9167E-007</text:p>
          </table:table-cell>
          <table:table-cell table:style-name="ce9" table:formula="of:=[.$AV$76]*[Sheet1.L7]" office:value-type="float" office:value="-0.0002897926360698" calcext:value-type="float">
            <text:p>-2.8979E-004</text:p>
          </table:table-cell>
          <table:table-cell table:style-name="ce9" table:formula="of:=[.$AV$76]*[Sheet1.M7]" office:value-type="float" office:value="0.00010716272563808" calcext:value-type="float">
            <text:p>1.0716E-004</text:p>
          </table:table-cell>
          <table:table-cell table:style-name="ce9" table:formula="of:=[.$AV$76]*[Sheet1.N7]" office:value-type="float" office:value="0.0001733102223684" calcext:value-type="float">
            <text:p>1.7331E-004</text:p>
          </table:table-cell>
          <table:table-cell table:style-name="ce9" table:formula="of:=[.$AV$76]*[Sheet1.O7]" office:value-type="float" office:value="0.0000752174860969" calcext:value-type="float">
            <text:p>7.5217E-005</text:p>
          </table:table-cell>
          <table:table-cell table:style-name="ce9" table:formula="of:=[.$AV$76]*[Sheet1.P7]" office:value-type="float" office:value="-0.00011161886289383" calcext:value-type="float">
            <text:p>-1.1162E-004</text:p>
          </table:table-cell>
          <table:table-cell office:value-type="string" calcext:value-type="string">
            <text:p>e</text:p>
          </table:table-cell>
          <table:table-cell office:value-type="float" office:value="-0.0002897926360698" calcext:value-type="float">
            <text:p>-0.0002897926</text:p>
          </table:table-cell>
          <table:table-cell office:value-type="float" office:value="-0.0003627319637362" calcext:value-type="float">
            <text:p>-0.000362732</text:p>
          </table:table-cell>
          <table:table-cell office:value-type="float" office:value="0.00004399563400321" calcext:value-type="float">
            <text:p>4.399563400321E-005</text:p>
          </table:table-cell>
          <table:table-cell office:value-type="float" office:value="-0.0000006916700073014" calcext:value-type="float">
            <text:p>-6.916700073014E-007</text:p>
          </table:table-cell>
          <table:table-cell office:value-type="float" office:value="0.00010716272563808" calcext:value-type="float">
            <text:p>0.0001071627</text:p>
          </table:table-cell>
          <table:table-cell office:value-type="float" office:value="0.0001733102223684" calcext:value-type="float">
            <text:p>0.0001733102</text:p>
          </table:table-cell>
          <table:table-cell office:value-type="float" office:value="0.0000752174860969" calcext:value-type="float">
            <text:p>7.52174860969E-005</text:p>
          </table:table-cell>
          <table:table-cell office:value-type="float" office:value="-0.00011161886289383" calcext:value-type="float">
            <text:p>-0.0001116189</text:p>
          </table:table-cell>
          <table:table-cell/>
          <table:table-cell office:value-type="string" calcext:value-type="string">
            <text:p>e</text:p>
          </table:table-cell>
          <table:table-cell table:style-name="ce12" office:value-type="float" office:value="-0.0002897926360698" calcext:value-type="float">
            <text:p>-2.898E-4</text:p>
          </table:table-cell>
          <table:table-cell table:style-name="ce12" office:value-type="float" office:value="-0.0003627319637362" calcext:value-type="float">
            <text:p>-3.627E-4</text:p>
          </table:table-cell>
          <table:table-cell table:style-name="ce12" office:value-type="float" office:value="0.00004399563400321" calcext:value-type="float">
            <text:p>4.400E-5</text:p>
          </table:table-cell>
          <table:table-cell table:style-name="ce12" office:value-type="float" office:value="-0.0000006916700073014" calcext:value-type="float">
            <text:p>-6.917E-7</text:p>
          </table:table-cell>
          <table:table-cell table:style-name="ce12" office:value-type="float" office:value="0.00010716272563808" calcext:value-type="float">
            <text:p>1.072E-4</text:p>
          </table:table-cell>
          <table:table-cell table:style-name="ce12" office:value-type="float" office:value="0.0001733102223684" calcext:value-type="float">
            <text:p>1.733E-4</text:p>
          </table:table-cell>
          <table:table-cell table:style-name="ce12" office:value-type="float" office:value="0.0000752174860969" calcext:value-type="float">
            <text:p>7.522E-5</text:p>
          </table:table-cell>
          <table:table-cell table:style-name="ce12" office:value-type="float" office:value="-0.00011161886289383" calcext:value-type="float">
            <text:p>-1.116E-4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f</text:p>
          </table:table-cell>
          <table:table-cell table:style-name="ce9" table:formula="of:=[.$AV$76]*[Sheet1.I8]" office:value-type="float" office:value="-0.0015148308997653" calcext:value-type="float">
            <text:p>-1.5148E-003</text:p>
          </table:table-cell>
          <table:table-cell table:style-name="ce9" table:formula="of:=[.$AV$76]*[Sheet1.J8]" office:value-type="float" office:value="0.0004556892378403" calcext:value-type="float">
            <text:p>4.5569E-004</text:p>
          </table:table-cell>
          <table:table-cell table:style-name="ce9" table:formula="of:=[.$AV$76]*[Sheet1.K8]" office:value-type="float" office:value="-0.00003576525691668" calcext:value-type="float">
            <text:p>-3.5765E-005</text:p>
          </table:table-cell>
          <table:table-cell table:style-name="ce9" table:formula="of:=[.$AV$76]*[Sheet1.L8]" office:value-type="float" office:value="-0.00006776357928079" calcext:value-type="float">
            <text:p>-6.7764E-005</text:p>
          </table:table-cell>
          <table:table-cell table:style-name="ce9" table:formula="of:=[.$AV$76]*[Sheet1.M8]" office:value-type="float" office:value="0.00007729409800306" calcext:value-type="float">
            <text:p>7.7294E-005</text:p>
          </table:table-cell>
          <table:table-cell table:style-name="ce9" table:formula="of:=[.$AV$76]*[Sheet1.N8]" office:value-type="float" office:value="0.0000752174860969" calcext:value-type="float">
            <text:p>7.5217E-005</text:p>
          </table:table-cell>
          <table:table-cell table:style-name="ce9" table:formula="of:=[.$AV$76]*[Sheet1.O8]" office:value-type="float" office:value="0.0001889126805589" calcext:value-type="float">
            <text:p>1.8891E-004</text:p>
          </table:table-cell>
          <table:table-cell table:style-name="ce9" table:formula="of:=[.$AV$76]*[Sheet1.P8]" office:value-type="float" office:value="-0.00007391462353361" calcext:value-type="float">
            <text:p>-7.3915E-005</text:p>
          </table:table-cell>
          <table:table-cell office:value-type="string" calcext:value-type="string">
            <text:p>f</text:p>
          </table:table-cell>
          <table:table-cell office:value-type="float" office:value="-0.00006776357928079" calcext:value-type="float">
            <text:p>-6.776357928079E-005</text:p>
          </table:table-cell>
          <table:table-cell office:value-type="float" office:value="-0.0015148308997653" calcext:value-type="float">
            <text:p>-0.0015148309</text:p>
          </table:table-cell>
          <table:table-cell office:value-type="float" office:value="0.0004556892378403" calcext:value-type="float">
            <text:p>0.0004556892</text:p>
          </table:table-cell>
          <table:table-cell office:value-type="float" office:value="-0.00003576525691668" calcext:value-type="float">
            <text:p>-3.576525691668E-005</text:p>
          </table:table-cell>
          <table:table-cell office:value-type="float" office:value="0.00007729409800306" calcext:value-type="float">
            <text:p>7.729409800306E-005</text:p>
          </table:table-cell>
          <table:table-cell office:value-type="float" office:value="0.0000752174860969" calcext:value-type="float">
            <text:p>7.52174860969E-005</text:p>
          </table:table-cell>
          <table:table-cell office:value-type="float" office:value="0.0001889126805589" calcext:value-type="float">
            <text:p>0.0001889127</text:p>
          </table:table-cell>
          <table:table-cell office:value-type="float" office:value="-0.00007391462353361" calcext:value-type="float">
            <text:p>-7.391462353361E-005</text:p>
          </table:table-cell>
          <table:table-cell/>
          <table:table-cell office:value-type="string" calcext:value-type="string">
            <text:p>f</text:p>
          </table:table-cell>
          <table:table-cell table:style-name="ce12" office:value-type="float" office:value="-0.00006776357928079" calcext:value-type="float">
            <text:p>-6.776E-5</text:p>
          </table:table-cell>
          <table:table-cell table:style-name="ce12" office:value-type="float" office:value="-0.0015148308997653" calcext:value-type="float">
            <text:p>-1.515E-3</text:p>
          </table:table-cell>
          <table:table-cell table:style-name="ce12" office:value-type="float" office:value="0.0004556892378403" calcext:value-type="float">
            <text:p>4.557E-4</text:p>
          </table:table-cell>
          <table:table-cell table:style-name="ce12" office:value-type="float" office:value="-0.00003576525691668" calcext:value-type="float">
            <text:p>-3.577E-5</text:p>
          </table:table-cell>
          <table:table-cell table:style-name="ce12" office:value-type="float" office:value="0.00007729409800306" calcext:value-type="float">
            <text:p>7.729E-5</text:p>
          </table:table-cell>
          <table:table-cell table:style-name="ce12" office:value-type="float" office:value="0.0000752174860969" calcext:value-type="float">
            <text:p>7.522E-5</text:p>
          </table:table-cell>
          <table:table-cell table:style-name="ce12" office:value-type="float" office:value="0.0001889126805589" calcext:value-type="float">
            <text:p>1.889E-4</text:p>
          </table:table-cell>
          <table:table-cell table:style-name="ce12" office:value-type="float" office:value="-0.00007391462353361" calcext:value-type="float">
            <text:p>-7.391E-5</text:p>
          </table:table-cell>
        </table:table-row>
        <table:table-row table:style-name="ro1">
          <table:table-cell table:number-columns-repeated="48"/>
          <table:table-cell office:value-type="string" calcext:value-type="string">
            <text:p>X_0</text:p>
          </table:table-cell>
          <table:table-cell table:style-name="ce9" table:formula="of:=[.$AV$76]*[Sheet1.I9]" office:value-type="float" office:value="0.006219883719835" calcext:value-type="float">
            <text:p>6.2199E-003</text:p>
          </table:table-cell>
          <table:table-cell table:style-name="ce9" table:formula="of:=[.$AV$76]*[Sheet1.J9]" office:value-type="float" office:value="-0.001862817909751" calcext:value-type="float">
            <text:p>-1.8628E-003</text:p>
          </table:table-cell>
          <table:table-cell table:style-name="ce9" table:formula="of:=[.$AV$76]*[Sheet1.K9]" office:value-type="float" office:value="0.00013890115819499" calcext:value-type="float">
            <text:p>1.3890E-004</text:p>
          </table:table-cell>
          <table:table-cell table:style-name="ce9" table:formula="of:=[.$AV$76]*[Sheet1.L9]" office:value-type="float" office:value="0.001650747167457" calcext:value-type="float">
            <text:p>1.6507E-003</text:p>
          </table:table-cell>
          <table:table-cell table:style-name="ce9" table:formula="of:=[.$AV$76]*[Sheet1.M9]" office:value-type="float" office:value="-0.000013078898479742" calcext:value-type="float">
            <text:p>-1.3079E-005</text:p>
          </table:table-cell>
          <table:table-cell table:style-name="ce9" table:formula="of:=[.$AV$76]*[Sheet1.N9]" office:value-type="float" office:value="-0.00011161886289383" calcext:value-type="float">
            <text:p>-1.1162E-004</text:p>
          </table:table-cell>
          <table:table-cell table:style-name="ce9" table:formula="of:=[.$AV$76]*[Sheet1.O9]" office:value-type="float" office:value="-0.00007391462353361" calcext:value-type="float">
            <text:p>-7.3915E-005</text:p>
          </table:table-cell>
          <table:table-cell table:style-name="ce9" table:formula="of:=[.$AV$76]*[Sheet1.P9]" office:value-type="float" office:value="0.0008002711306757" calcext:value-type="float">
            <text:p>8.0027E-004</text:p>
          </table:table-cell>
          <table:table-cell office:value-type="string" calcext:value-type="string">
            <text:p>X_0</text:p>
          </table:table-cell>
          <table:table-cell office:value-type="float" office:value="0.001650747167457" calcext:value-type="float">
            <text:p>0.0016507472</text:p>
          </table:table-cell>
          <table:table-cell office:value-type="float" office:value="0.006219883719835" calcext:value-type="float">
            <text:p>0.0062198837</text:p>
          </table:table-cell>
          <table:table-cell office:value-type="float" office:value="-0.001862817909751" calcext:value-type="float">
            <text:p>-0.0018628179</text:p>
          </table:table-cell>
          <table:table-cell office:value-type="float" office:value="0.00013890115819499" calcext:value-type="float">
            <text:p>0.0001389012</text:p>
          </table:table-cell>
          <table:table-cell office:value-type="float" office:value="-0.000013078898479742" calcext:value-type="float">
            <text:p>-1.3078898479742E-005</text:p>
          </table:table-cell>
          <table:table-cell office:value-type="float" office:value="-0.00011161886289383" calcext:value-type="float">
            <text:p>-0.0001116189</text:p>
          </table:table-cell>
          <table:table-cell office:value-type="float" office:value="-0.00007391462353361" calcext:value-type="float">
            <text:p>-7.391462353361E-005</text:p>
          </table:table-cell>
          <table:table-cell office:value-type="float" office:value="0.0008002711306757" calcext:value-type="float">
            <text:p>0.0008002711</text:p>
          </table:table-cell>
          <table:table-cell/>
          <table:table-cell office:value-type="string" calcext:value-type="string">
            <text:p>X_0</text:p>
          </table:table-cell>
          <table:table-cell table:style-name="ce12" office:value-type="float" office:value="0.001650747167457" calcext:value-type="float">
            <text:p>1.651E-3</text:p>
          </table:table-cell>
          <table:table-cell table:style-name="ce12" office:value-type="float" office:value="0.006219883719835" calcext:value-type="float">
            <text:p>6.220E-3</text:p>
          </table:table-cell>
          <table:table-cell table:style-name="ce12" office:value-type="float" office:value="-0.001862817909751" calcext:value-type="float">
            <text:p>-1.863E-3</text:p>
          </table:table-cell>
          <table:table-cell table:style-name="ce12" office:value-type="float" office:value="0.00013890115819499" calcext:value-type="float">
            <text:p>1.389E-4</text:p>
          </table:table-cell>
          <table:table-cell table:style-name="ce12" office:value-type="float" office:value="-0.000013078898479742" calcext:value-type="float">
            <text:p>-1.308E-5</text:p>
          </table:table-cell>
          <table:table-cell table:style-name="ce12" office:value-type="float" office:value="-0.00011161886289383" calcext:value-type="float">
            <text:p>-1.116E-4</text:p>
          </table:table-cell>
          <table:table-cell table:style-name="ce12" office:value-type="float" office:value="-0.00007391462353361" calcext:value-type="float">
            <text:p>-7.391E-5</text:p>
          </table:table-cell>
          <table:table-cell table:style-name="ce12" office:value-type="float" office:value="0.0008002711306757" calcext:value-type="float">
            <text:p>8.003E-4</text:p>
          </table:table-cell>
        </table:table-row>
        <table:table-row table:style-name="ro1">
          <table:table-cell table:number-columns-repeated="76"/>
        </table:table-row>
        <table:table-row table:style-name="ro1">
          <table:table-cell table:number-columns-repeated="53"/>
          <table:table-cell office:value-type="string" calcext:value-type="string">
            <text:p>Eu-152</text:p>
          </table:table-cell>
          <table:table-cell office:value-type="string" calcext:value-type="string">
            <text:p>Ba-133</text:p>
          </table:table-cell>
          <table:table-cell office:value-type="string" calcext:value-type="string">
            <text:p>Co-56</text:p>
          </table:table-cell>
          <table:table-cell table:number-columns-repeated="20"/>
        </table:table-row>
        <table:table-row table:style-name="ro1">
          <table:table-cell table:number-columns-repeated="49"/>
          <table:table-cell office:value-type="string" calcext:value-type="string">
            <text:p>Alpha_2</text:p>
          </table:table-cell>
          <table:table-cell office:value-type="string" calcext:value-type="string">
            <text:p>Alpha_3</text:p>
          </table:table-cell>
          <table:table-cell office:value-type="string" calcext:value-type="string">
            <text:p>Alpha_4</text:p>
          </table:table-cell>
          <table:table-cell office:value-type="string" calcext:value-type="string">
            <text:p>Alpha_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_0</text:p>
          </table:table-cell>
          <table:table-cell table:number-columns-repeated="19"/>
        </table:table-row>
        <table:table-row table:style-name="ro1">
          <table:table-cell table:number-columns-repeated="68"/>
          <table:table-cell table:style-name="ce12" table:formula="of:=[.BQ87]+[.BQ100]" office:value-type="float" office:value="0.00455322881798788" calcext:value-type="float">
            <text:p>4.553E-3</text:p>
          </table:table-cell>
          <table:table-cell table:style-name="ce12" table:formula="of:=[.BR87]+[.BR100]" office:value-type="float" office:value="0.00743429914624775" calcext:value-type="float">
            <text:p>7.434E-3</text:p>
          </table:table-cell>
          <table:table-cell table:style-name="ce12" table:formula="of:=[.BS87]+[.BS100]" office:value-type="float" office:value="-0.00216299972401848" calcext:value-type="float">
            <text:p>-2.163E-3</text:p>
          </table:table-cell>
          <table:table-cell table:style-name="ce12" table:formula="of:=[.BT87]+[.BT100]" office:value-type="float" office:value="0.000157113515990296" calcext:value-type="float">
            <text:p>1.571E-4</text:p>
          </table:table-cell>
          <table:table-cell table:style-name="ce12" table:formula="of:=[.BU87]+[.BU100]" office:value-type="float" office:value="-0.0000170710146175291" calcext:value-type="float">
            <text:p>-1.707E-5</text:p>
          </table:table-cell>
          <table:table-cell table:style-name="ce12" table:formula="of:=[.BV87]+[.BV100]" office:value-type="float" office:value="-0.000294215830605058" calcext:value-type="float">
            <text:p>-2.942E-4</text:p>
          </table:table-cell>
          <table:table-cell table:style-name="ce12" table:formula="of:=[.BW87]+[.BW100]" office:value-type="float" office:value="-0.0000685921851178593" calcext:value-type="float">
            <text:p>-6.859E-5</text:p>
          </table:table-cell>
          <table:table-cell table:style-name="ce12" table:formula="of:=[.BX87]+[.BX100]" office:value-type="float" office:value="0.00167640576579252" calcext:value-type="float">
            <text:p>1.676E-3</text:p>
          </table:table-cell>
        </table:table-row>
        <table:table-row table:style-name="ro1">
          <table:table-cell table:number-columns-repeated="49"/>
          <table:table-cell office:value-type="string" calcext:value-type="string">
            <text:p>Difference %</text:p>
          </table:table-cell>
          <table:table-cell table:number-columns-repeated="18"/>
          <table:table-cell table:style-name="ce12" table:formula="of:=[.BQ88]+[.BQ101]" office:value-type="float" office:value="0.00743429914624775" calcext:value-type="float">
            <text:p>7.434E-3</text:p>
          </table:table-cell>
          <table:table-cell table:style-name="ce12" table:formula="of:=[.BR88]+[.BR101]" office:value-type="float" office:value="0.0952902227610632" calcext:value-type="float">
            <text:p>9.529E-2</text:p>
          </table:table-cell>
          <table:table-cell table:style-name="ce12" table:formula="of:=[.BS88]+[.BS101]" office:value-type="float" office:value="-0.0295059483828184" calcext:value-type="float">
            <text:p>-2.951E-2</text:p>
          </table:table-cell>
          <table:table-cell table:style-name="ce12" table:formula="of:=[.BT88]+[.BT101]" office:value-type="float" office:value="0.0022652614492333" calcext:value-type="float">
            <text:p>2.265E-3</text:p>
          </table:table-cell>
          <table:table-cell table:style-name="ce12" table:formula="of:=[.BU88]+[.BU101]" office:value-type="float" office:value="-0.000070757263739227" calcext:value-type="float">
            <text:p>-7.076E-5</text:p>
          </table:table-cell>
          <table:table-cell table:style-name="ce12" table:formula="of:=[.BV88]+[.BV101]" office:value-type="float" office:value="-0.000369651330023889" calcext:value-type="float">
            <text:p>-3.697E-4</text:p>
          </table:table-cell>
          <table:table-cell table:style-name="ce12" table:formula="of:=[.BW88]+[.BW101]" office:value-type="float" office:value="-0.00152412222182115" calcext:value-type="float">
            <text:p>-1.524E-3</text:p>
          </table:table-cell>
          <table:table-cell table:style-name="ce12" table:formula="of:=[.BX88]+[.BX101]" office:value-type="float" office:value="0.00628610593877508" calcext:value-type="float">
            <text:p>6.286E-3</text:p>
          </table:table-cell>
        </table:table-row>
        <table:table-row table:style-name="ro1">
          <table:table-cell table:number-columns-repeated="47"/>
          <table:table-cell office:value-type="string" calcext:value-type="string">
            <text:p>a</text:p>
          </table:table-cell>
          <table:table-cell office:value-type="string" calcext:value-type="string">
            <text:p>Alpha_2</text:p>
          </table:table-cell>
          <table:table-cell table:style-name="ce2" table:formula="of:=([.AX100]+[.AX87])*100/[.AX100]-100" office:value-type="float" office:value="0.75199187225509" calcext:value-type="float">
            <text:p>0.7519918723</text:p>
          </table:table-cell>
          <table:table-cell table:formula="of:=([.AY100]+[.AY87])*100/[.AY100]-100" office:value-type="float" office:value="0.736448339181393" calcext:value-type="float">
            <text:p>0.7364483392</text:p>
          </table:table-cell>
          <table:table-cell table:formula="of:=([.AZ100]+[.AZ87])*100/[.AZ100]-100" office:value-type="float" office:value="0.723053264626927" calcext:value-type="float">
            <text:p>0.7230532646</text:p>
          </table:table-cell>
          <table:table-cell table:formula="of:=([.BA100]+[.BA87])*100/[.BA100]-100" office:value-type="float" office:value="1.37979141719083" calcext:value-type="float">
            <text:p>1.3797914172</text:p>
          </table:table-cell>
          <table:table-cell table:formula="of:=([.BB100]+[.BB87])*100/[.BB100]-100" office:value-type="float" office:value="1.75165955964923" calcext:value-type="float">
            <text:p>1.7516595596</text:p>
          </table:table-cell>
          <table:table-cell table:formula="of:=([.BC100]+[.BC87])*100/[.BC100]-100" office:value-type="float" office:value="1.9075700460522" calcext:value-type="float">
            <text:p>1.9075700461</text:p>
          </table:table-cell>
          <table:table-cell table:formula="of:=([.BD100]+[.BD87])*100/[.BD100]-100" office:value-type="float" office:value="0.613357045811895" calcext:value-type="float">
            <text:p>0.6133570458</text:p>
          </table:table-cell>
          <table:table-cell table:formula="of:=([.BE100]+[.BE87])*100/[.BE100]-100" office:value-type="float" office:value="1.06468580319114" calcext:value-type="float">
            <text:p>1.0646858032</text:p>
          </table:table-cell>
          <table:table-cell table:number-columns-repeated="11"/>
          <table:table-cell table:style-name="ce12" table:formula="of:=[.BQ89]+[.BQ102]" office:value-type="float" office:value="-0.00216299972401848" calcext:value-type="float">
            <text:p>-2.163E-3</text:p>
          </table:table-cell>
          <table:table-cell table:style-name="ce12" table:formula="of:=[.BR89]+[.BR102]" office:value-type="float" office:value="-0.0295059483828184" calcext:value-type="float">
            <text:p>-2.951E-2</text:p>
          </table:table-cell>
          <table:table-cell table:style-name="ce12" table:formula="of:=[.BS89]+[.BS102]" office:value-type="float" office:value="0.00918379989672199" calcext:value-type="float">
            <text:p>9.184E-3</text:p>
          </table:table-cell>
          <table:table-cell table:style-name="ce12" table:formula="of:=[.BT89]+[.BT102]" office:value-type="float" office:value="-0.000707569467750658" calcext:value-type="float">
            <text:p>-7.076E-4</text:p>
          </table:table-cell>
          <table:table-cell table:style-name="ce12" table:formula="of:=[.BU89]+[.BU102]" office:value-type="float" office:value="-0.0000255663410828448" calcext:value-type="float">
            <text:p>-2.557E-5</text:p>
          </table:table-cell>
          <table:table-cell table:style-name="ce12" table:formula="of:=[.BV89]+[.BV102]" office:value-type="float" office:value="0.0000459890992500899" calcext:value-type="float">
            <text:p>4.599E-5</text:p>
          </table:table-cell>
          <table:table-cell table:style-name="ce12" table:formula="of:=[.BW89]+[.BW102]" office:value-type="float" office:value="0.000458522294254633" calcext:value-type="float">
            <text:p>4.585E-4</text:p>
          </table:table-cell>
          <table:table-cell table:style-name="ce12" table:formula="of:=[.BX89]+[.BX102]" office:value-type="float" office:value="-0.00188244585059617" calcext:value-type="float">
            <text:p>-1.882E-3</text:p>
          </table:table-cell>
        </table:table-row>
        <table:table-row table:style-name="ro1">
          <table:table-cell table:number-columns-repeated="47"/>
          <table:table-cell office:value-type="string" calcext:value-type="string">
            <text:p>b</text:p>
          </table:table-cell>
          <table:table-cell office:value-type="string" calcext:value-type="string">
            <text:p>Alpha_3</text:p>
          </table:table-cell>
          <table:table-cell table:formula="of:=([.AX101]+[.AX88])*100/[.AX101]-100" office:value-type="float" office:value="0.736448339181393" calcext:value-type="float">
            <text:p>0.7364483392</text:p>
          </table:table-cell>
          <table:table-cell table:style-name="ce2" table:formula="of:=([.AY101]+[.AY88])*100/[.AY101]-100" office:value-type="float" office:value="0.718008338765955" calcext:value-type="float">
            <text:p>0.7180083388</text:p>
          </table:table-cell>
          <table:table-cell table:formula="of:=([.AZ101]+[.AZ88])*100/[.AZ101]-100" office:value-type="float" office:value="0.702892651512997" calcext:value-type="float">
            <text:p>0.7028926515</text:p>
          </table:table-cell>
          <table:table-cell table:formula="of:=([.BA101]+[.BA88])*100/[.BA101]-100" office:value-type="float" office:value="1.36377521705725" calcext:value-type="float">
            <text:p>1.3637752171</text:p>
          </table:table-cell>
          <table:table-cell table:formula="of:=([.BB101]+[.BB88])*100/[.BB101]-100" office:value-type="float" office:value="-1.40545207775085" calcext:value-type="float">
            <text:p>-1.4054520778</text:p>
          </table:table-cell>
          <table:table-cell table:formula="of:=([.BC101]+[.BC88])*100/[.BC101]-100" office:value-type="float" office:value="4.53105243746327" calcext:value-type="float">
            <text:p>4.5310524375</text:p>
          </table:table-cell>
          <table:table-cell table:formula="of:=([.BD101]+[.BD88])*100/[.BD101]-100" office:value-type="float" office:value="0.621707992876992" calcext:value-type="float">
            <text:p>0.6217079929</text:p>
          </table:table-cell>
          <table:table-cell table:formula="of:=([.BE101]+[.BE88])*100/[.BE101]-100" office:value-type="float" office:value="1.05366932228981" calcext:value-type="float">
            <text:p>1.0536693223</text:p>
          </table:table-cell>
          <table:table-cell table:number-columns-repeated="11"/>
          <table:table-cell table:style-name="ce12" table:formula="of:=[.BQ90]+[.BQ103]" office:value-type="float" office:value="0.000157113515990296" calcext:value-type="float">
            <text:p>1.571E-4</text:p>
          </table:table-cell>
          <table:table-cell table:style-name="ce12" table:formula="of:=[.BR90]+[.BR103]" office:value-type="float" office:value="0.0022652614492333" calcext:value-type="float">
            <text:p>2.265E-3</text:p>
          </table:table-cell>
          <table:table-cell table:style-name="ce12" table:formula="of:=[.BS90]+[.BS103]" office:value-type="float" office:value="-0.000707569467750657" calcext:value-type="float">
            <text:p>-7.076E-4</text:p>
          </table:table-cell>
          <table:table-cell table:style-name="ce12" table:formula="of:=[.BT90]+[.BT103]" office:value-type="float" office:value="0.0000546729553192973" calcext:value-type="float">
            <text:p>5.467E-5</text:p>
          </table:table-cell>
          <table:table-cell table:style-name="ce12" table:formula="of:=[.BU90]+[.BU103]" office:value-type="float" office:value="0.00000332116489130764" calcext:value-type="float">
            <text:p>3.321E-6</text:p>
          </table:table-cell>
          <table:table-cell table:style-name="ce12" table:formula="of:=[.BV90]+[.BV103]" office:value-type="float" office:value="-0.000000835136559760789" calcext:value-type="float">
            <text:p>-8.351E-7</text:p>
          </table:table-cell>
          <table:table-cell table:style-name="ce12" table:formula="of:=[.BW90]+[.BW103]" office:value-type="float" office:value="-0.0000359798102657024" calcext:value-type="float">
            <text:p>-3.598E-5</text:p>
          </table:table-cell>
          <table:table-cell table:style-name="ce12" table:formula="of:=[.BX90]+[.BX103]" office:value-type="float" office:value="0.000140351234510813" calcext:value-type="float">
            <text:p>1.404E-4</text:p>
          </table:table-cell>
        </table:table-row>
        <table:table-row table:style-name="ro1">
          <table:table-cell table:number-columns-repeated="47"/>
          <table:table-cell office:value-type="string" calcext:value-type="string">
            <text:p>c</text:p>
          </table:table-cell>
          <table:table-cell office:value-type="string" calcext:value-type="string">
            <text:p>Alpha_4</text:p>
          </table:table-cell>
          <table:table-cell table:formula="of:=([.AX102]+[.AX89])*100/[.AX102]-100" office:value-type="float" office:value="0.72305326462677" calcext:value-type="float">
            <text:p>0.7230532646</text:p>
          </table:table-cell>
          <table:table-cell table:formula="of:=([.AY102]+[.AY89])*100/[.AY102]-100" office:value-type="float" office:value="0.702892651512869" calcext:value-type="float">
            <text:p>0.7028926515</text:p>
          </table:table-cell>
          <table:table-cell table:style-name="ce2" table:formula="of:=([.AZ102]+[.AZ89])*100/[.AZ102]-100" office:value-type="float" office:value="0.686473401682449" calcext:value-type="float">
            <text:p>0.6864734017</text:p>
          </table:table-cell>
          <table:table-cell table:formula="of:=([.BA102]+[.BA89])*100/[.BA102]-100" office:value-type="float" office:value="1.34884316883267" calcext:value-type="float">
            <text:p>1.3488431688</text:p>
          </table:table-cell>
          <table:table-cell table:formula="of:=([.BB102]+[.BB89])*100/[.BB102]-100" office:value-type="float" office:value="-0.810880373777565" calcext:value-type="float">
            <text:p>-0.8108803738</text:p>
          </table:table-cell>
          <table:table-cell table:formula="of:=([.BC102]+[.BC89])*100/[.BC102]-100" office:value-type="float" office:value="20.7420519821488" calcext:value-type="float">
            <text:p>20.7420519821</text:p>
          </table:table-cell>
          <table:table-cell table:formula="of:=([.BD102]+[.BD89])*100/[.BD102]-100" office:value-type="float" office:value="0.59989321346751" calcext:value-type="float">
            <text:p>0.5998932135</text:p>
          </table:table-cell>
          <table:table-cell table:formula="of:=([.BE102]+[.BE89])*100/[.BE102]-100" office:value-type="float" office:value="1.04396272476545" calcext:value-type="float">
            <text:p>1.0439627248</text:p>
          </table:table-cell>
          <table:table-cell table:number-columns-repeated="11"/>
          <table:table-cell table:style-name="ce12" table:formula="of:=[.BQ91]+[.BQ104]" office:value-type="float" office:value="-0.0000170710146175291" calcext:value-type="float">
            <text:p>-1.707E-5</text:p>
          </table:table-cell>
          <table:table-cell table:style-name="ce12" table:formula="of:=[.BR91]+[.BR104]" office:value-type="float" office:value="-0.0000707572637392272" calcext:value-type="float">
            <text:p>-7.076E-5</text:p>
          </table:table-cell>
          <table:table-cell table:style-name="ce12" table:formula="of:=[.BS91]+[.BS104]" office:value-type="float" office:value="-0.0000255663410828448" calcext:value-type="float">
            <text:p>-2.557E-5</text:p>
          </table:table-cell>
          <table:table-cell table:style-name="ce12" table:formula="of:=[.BT91]+[.BT104]" office:value-type="float" office:value="0.00000332116489130763" calcext:value-type="float">
            <text:p>3.321E-6</text:p>
          </table:table-cell>
          <table:table-cell table:style-name="ce12" table:formula="of:=[.BU91]+[.BU104]" office:value-type="float" office:value="0.000106840940504834" calcext:value-type="float">
            <text:p>1.068E-4</text:p>
          </table:table-cell>
          <table:table-cell table:style-name="ce12" table:formula="of:=[.BV91]+[.BV104]" office:value-type="float" office:value="0.000107185377090055" calcext:value-type="float">
            <text:p>1.072E-4</text:p>
          </table:table-cell>
          <table:table-cell table:style-name="ce12" table:formula="of:=[.BW91]+[.BW104]" office:value-type="float" office:value="0.0000773084595529842" calcext:value-type="float">
            <text:p>7.731E-5</text:p>
          </table:table-cell>
          <table:table-cell table:style-name="ce12" table:formula="of:=[.BX91]+[.BX104]" office:value-type="float" office:value="-0.0000132391512720969" calcext:value-type="float">
            <text:p>-1.324E-5</text:p>
          </table:table-cell>
        </table:table-row>
        <table:table-row table:style-name="ro1">
          <table:table-cell table:number-columns-repeated="47"/>
          <table:table-cell office:value-type="string" calcext:value-type="string">
            <text:p>g</text:p>
          </table:table-cell>
          <table:table-cell office:value-type="string" calcext:value-type="string">
            <text:p>Alpha_1</text:p>
          </table:table-cell>
          <table:table-cell table:formula="of:=([.AX103]+[.AX90])*100/[.AX103]-100" office:value-type="float" office:value="1.37979141719086" calcext:value-type="float">
            <text:p>1.3797914172</text:p>
          </table:table-cell>
          <table:table-cell table:formula="of:=([.AY103]+[.AY90])*100/[.AY103]-100" office:value-type="float" office:value="1.36377521705725" calcext:value-type="float">
            <text:p>1.3637752171</text:p>
          </table:table-cell>
          <table:table-cell table:formula="of:=([.AZ103]+[.AZ90])*100/[.AZ103]-100" office:value-type="float" office:value="1.3488431688329" calcext:value-type="float">
            <text:p>1.3488431688</text:p>
          </table:table-cell>
          <table:table-cell table:style-name="ce2" table:formula="of:=([.BA103]+[.BA90])*100/[.BA103]-100" office:value-type="float" office:value="1.66067729172394" calcext:value-type="float">
            <text:p>1.6606772917</text:p>
          </table:table-cell>
          <table:table-cell table:formula="of:=([.BB103]+[.BB90])*100/[.BB103]-100" office:value-type="float" office:value="2.00630399802517" calcext:value-type="float">
            <text:p>2.006303998</text:p>
          </table:table-cell>
          <table:table-cell table:formula="of:=([.BC103]+[.BC90])*100/[.BC103]-100" office:value-type="float" office:value="1.52633089482389" calcext:value-type="float">
            <text:p>1.5263308948</text:p>
          </table:table-cell>
          <table:table-cell table:formula="of:=([.BD103]+[.BD90])*100/[.BD103]-100" office:value-type="float" office:value="1.22278935951096" calcext:value-type="float">
            <text:p>1.2227893595</text:p>
          </table:table-cell>
          <table:table-cell table:formula="of:=([.BE103]+[.BE90])*100/[.BE103]-100" office:value-type="float" office:value="1.55436270564985" calcext:value-type="float">
            <text:p>1.5543627056</text:p>
          </table:table-cell>
          <table:table-cell table:number-columns-repeated="11"/>
          <table:table-cell table:style-name="ce12" table:formula="of:=[.BQ92]+[.BQ105]" office:value-type="float" office:value="-0.000294215830605058" calcext:value-type="float">
            <text:p>-2.942E-4</text:p>
          </table:table-cell>
          <table:table-cell table:style-name="ce12" table:formula="of:=[.BR92]+[.BR105]" office:value-type="float" office:value="-0.000369651330023889" calcext:value-type="float">
            <text:p>-3.697E-4</text:p>
          </table:table-cell>
          <table:table-cell table:style-name="ce12" table:formula="of:=[.BS92]+[.BS105]" office:value-type="float" office:value="0.00004598909925009" calcext:value-type="float">
            <text:p>4.599E-5</text:p>
          </table:table-cell>
          <table:table-cell table:style-name="ce12" table:formula="of:=[.BT92]+[.BT105]" office:value-type="float" office:value="-0.000000835136559760814" calcext:value-type="float">
            <text:p>-8.351E-7</text:p>
          </table:table-cell>
          <table:table-cell table:style-name="ce12" table:formula="of:=[.BU92]+[.BU105]" office:value-type="float" office:value="0.000107185377090055" calcext:value-type="float">
            <text:p>1.072E-4</text:p>
          </table:table-cell>
          <table:table-cell table:style-name="ce12" table:formula="of:=[.BV92]+[.BV105]" office:value-type="float" office:value="0.000173605097787985" calcext:value-type="float">
            <text:p>1.736E-4</text:p>
          </table:table-cell>
          <table:table-cell table:style-name="ce12" table:formula="of:=[.BW92]+[.BW105]" office:value-type="float" office:value="0.0000752751964928819" calcext:value-type="float">
            <text:p>7.528E-5</text:p>
          </table:table-cell>
          <table:table-cell table:style-name="ce12" table:formula="of:=[.BX92]+[.BX105]" office:value-type="float" office:value="-0.000113252531785502" calcext:value-type="float">
            <text:p>-1.133E-4</text:p>
          </table:table-cell>
        </table:table-row>
        <table:table-row table:style-name="ro1">
          <table:table-cell table:number-columns-repeated="45"/>
          <table:table-cell office:value-type="string" calcext:value-type="string">
            <text:p>Eu-152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formula="of:=([.AX104]+[.AX91])*100/[.AX104]-100" office:value-type="float" office:value="1.75165955964947" calcext:value-type="float">
            <text:p>1.7516595596</text:p>
          </table:table-cell>
          <table:table-cell table:formula="of:=([.AY104]+[.AY91])*100/[.AY104]-100" office:value-type="float" office:value="-1.40545207775087" calcext:value-type="float">
            <text:p>-1.4054520778</text:p>
          </table:table-cell>
          <table:table-cell table:formula="of:=([.AZ104]+[.AZ91])*100/[.AZ104]-100" office:value-type="float" office:value="-0.810880373777607" calcext:value-type="float">
            <text:p>-0.8108803738</text:p>
          </table:table-cell>
          <table:table-cell table:formula="of:=([.BA104]+[.BA91])*100/[.BA104]-100" office:value-type="float" office:value="2.00630399802522" calcext:value-type="float">
            <text:p>2.006303998</text:p>
          </table:table-cell>
          <table:table-cell table:style-name="ce2" table:formula="of:=([.BB104]+[.BB91])*100/[.BB104]-100" office:value-type="float" office:value="0.00243255565796119" calcext:value-type="float">
            <text:p>0.0024325557</text:p>
          </table:table-cell>
          <table:table-cell table:formula="of:=([.BC104]+[.BC91])*100/[.BC104]-100" office:value-type="float" office:value="0.0211374354656471" calcext:value-type="float">
            <text:p>0.0211374355</text:p>
          </table:table-cell>
          <table:table-cell table:formula="of:=([.BD104]+[.BD91])*100/[.BD104]-100" office:value-type="float" office:value="0.0185803965570273" calcext:value-type="float">
            <text:p>0.0185803966</text:p>
          </table:table-cell>
          <table:table-cell table:formula="of:=([.BE104]+[.BE91])*100/[.BE104]-100" office:value-type="float" office:value="1.22527743909845" calcext:value-type="float">
            <text:p>1.2252774391</text:p>
          </table:table-cell>
          <table:table-cell table:number-columns-repeated="11"/>
          <table:table-cell table:style-name="ce12" table:formula="of:=[.BQ93]+[.BQ106]" office:value-type="float" office:value="-0.0000685921851178593" calcext:value-type="float">
            <text:p>-6.859E-5</text:p>
          </table:table-cell>
          <table:table-cell table:style-name="ce12" table:formula="of:=[.BR93]+[.BR106]" office:value-type="float" office:value="-0.00152412222182115" calcext:value-type="float">
            <text:p>-1.524E-3</text:p>
          </table:table-cell>
          <table:table-cell table:style-name="ce12" table:formula="of:=[.BS93]+[.BS106]" office:value-type="float" office:value="0.000458522294254634" calcext:value-type="float">
            <text:p>4.585E-4</text:p>
          </table:table-cell>
          <table:table-cell table:style-name="ce12" table:formula="of:=[.BT93]+[.BT106]" office:value-type="float" office:value="-0.0000359798102657025" calcext:value-type="float">
            <text:p>-3.598E-5</text:p>
          </table:table-cell>
          <table:table-cell table:style-name="ce12" table:formula="of:=[.BU93]+[.BU106]" office:value-type="float" office:value="0.0000773084595529842" calcext:value-type="float">
            <text:p>7.731E-5</text:p>
          </table:table-cell>
          <table:table-cell table:style-name="ce12" table:formula="of:=[.BV93]+[.BV106]" office:value-type="float" office:value="0.0000752751964928819" calcext:value-type="float">
            <text:p>7.528E-5</text:p>
          </table:table-cell>
          <table:table-cell table:style-name="ce12" table:formula="of:=[.BW93]+[.BW106]" office:value-type="float" office:value="0.000189038754670521" calcext:value-type="float">
            <text:p>1.890E-4</text:p>
          </table:table-cell>
          <table:table-cell table:style-name="ce12" table:formula="of:=[.BX93]+[.BX106]" office:value-type="float" office:value="-0.000074637749097727" calcext:value-type="float">
            <text:p>-7.464E-5</text:p>
          </table:table-cell>
        </table:table-row>
        <table:table-row table:style-name="ro1">
          <table:table-cell table:number-columns-repeated="45"/>
          <table:table-cell office:value-type="string" calcext:value-type="string">
            <text:p>Ba-133</text:p>
          </table:table-cell>
          <table:table-cell/>
          <table:table-cell table:number-columns-repeated="2" office:value-type="string" calcext:value-type="string">
            <text:p>e</text:p>
          </table:table-cell>
          <table:table-cell table:formula="of:=([.AX105]+[.AX92])*100/[.AX105]-100" office:value-type="float" office:value="1.90757004605238" calcext:value-type="float">
            <text:p>1.9075700461</text:p>
          </table:table-cell>
          <table:table-cell table:formula="of:=([.AY105]+[.AY92])*100/[.AY105]-100" office:value-type="float" office:value="4.53105243746356" calcext:value-type="float">
            <text:p>4.5310524375</text:p>
          </table:table-cell>
          <table:table-cell table:formula="of:=([.AZ105]+[.AZ92])*100/[.AZ105]-100" office:value-type="float" office:value="20.7420519821524" calcext:value-type="float">
            <text:p>20.7420519822</text:p>
          </table:table-cell>
          <table:table-cell table:formula="of:=([.BA105]+[.BA92])*100/[.BA105]-100" office:value-type="float" office:value="1.5263308948239" calcext:value-type="float">
            <text:p>1.5263308948</text:p>
          </table:table-cell>
          <table:table-cell table:formula="of:=([.BB105]+[.BB92])*100/[.BB105]-100" office:value-type="float" office:value="0.0211374354656471" calcext:value-type="float">
            <text:p>0.0211374355</text:p>
          </table:table-cell>
          <table:table-cell table:style-name="ce2" table:formula="of:=([.BC105]+[.BC92])*100/[.BC105]-100" office:value-type="float" office:value="0.170143119981987" calcext:value-type="float">
            <text:p>0.17014312</text:p>
          </table:table-cell>
          <table:table-cell table:formula="of:=([.BD105]+[.BD92])*100/[.BD105]-100" office:value-type="float" office:value="0.0767247072144528" calcext:value-type="float">
            <text:p>0.0767247072</text:p>
          </table:table-cell>
          <table:table-cell table:formula="of:=([.BE105]+[.BE92])*100/[.BE105]-100" office:value-type="float" office:value="1.46361363063315" calcext:value-type="float">
            <text:p>1.4636136306</text:p>
          </table:table-cell>
          <table:table-cell table:number-columns-repeated="11"/>
          <table:table-cell table:style-name="ce12" table:formula="of:=[.BQ94]+[.BQ107]" office:value-type="float" office:value="0.00167640576579252" calcext:value-type="float">
            <text:p>1.676E-3</text:p>
          </table:table-cell>
          <table:table-cell table:style-name="ce12" table:formula="of:=[.BR94]+[.BR107]" office:value-type="float" office:value="0.00628610593877509" calcext:value-type="float">
            <text:p>6.286E-3</text:p>
          </table:table-cell>
          <table:table-cell table:style-name="ce12" table:formula="of:=[.BS94]+[.BS107]" office:value-type="float" office:value="-0.00188244585059617" calcext:value-type="float">
            <text:p>-1.882E-3</text:p>
          </table:table-cell>
          <table:table-cell table:style-name="ce12" table:formula="of:=[.BT94]+[.BT107]" office:value-type="float" office:value="0.000140351234510814" calcext:value-type="float">
            <text:p>1.404E-4</text:p>
          </table:table-cell>
          <table:table-cell table:style-name="ce12" table:formula="of:=[.BU94]+[.BU107]" office:value-type="float" office:value="-0.0000132391512720969" calcext:value-type="float">
            <text:p>-1.324E-5</text:p>
          </table:table-cell>
          <table:table-cell table:style-name="ce12" table:formula="of:=[.BV94]+[.BV107]" office:value-type="float" office:value="-0.000113252531785502" calcext:value-type="float">
            <text:p>-1.133E-4</text:p>
          </table:table-cell>
          <table:table-cell table:style-name="ce12" table:formula="of:=[.BW94]+[.BW107]" office:value-type="float" office:value="-0.000074637749097727" calcext:value-type="float">
            <text:p>-7.464E-5</text:p>
          </table:table-cell>
          <table:table-cell table:style-name="ce12" table:formula="of:=[.BX94]+[.BX107]" office:value-type="float" office:value="0.0008109354045762" calcext:value-type="float">
            <text:p>8.109E-4</text:p>
          </table:table-cell>
        </table:table-row>
        <table:table-row table:style-name="ro1">
          <table:table-cell table:number-columns-repeated="45"/>
          <table:table-cell office:value-type="string" calcext:value-type="string">
            <text:p>Co-56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formula="of:=([.AX106]+[.AX93])*100/[.AX106]-100" office:value-type="float" office:value="0.613357045811952" calcext:value-type="float">
            <text:p>0.6133570458</text:p>
          </table:table-cell>
          <table:table-cell table:formula="of:=([.AY106]+[.AY93])*100/[.AY106]-100" office:value-type="float" office:value="0.621707992877077" calcext:value-type="float">
            <text:p>0.6217079929</text:p>
          </table:table-cell>
          <table:table-cell table:formula="of:=([.AZ106]+[.AZ93])*100/[.AZ106]-100" office:value-type="float" office:value="0.599893213467709" calcext:value-type="float">
            <text:p>0.5998932135</text:p>
          </table:table-cell>
          <table:table-cell table:formula="of:=([.BA106]+[.BA93])*100/[.BA106]-100" office:value-type="float" office:value="1.222789359511" calcext:value-type="float">
            <text:p>1.2227893595</text:p>
          </table:table-cell>
          <table:table-cell table:formula="of:=([.BB106]+[.BB93])*100/[.BB106]-100" office:value-type="float" office:value="0.0185803965570273" calcext:value-type="float">
            <text:p>0.0185803966</text:p>
          </table:table-cell>
          <table:table-cell table:formula="of:=([.BC106]+[.BC93])*100/[.BC106]-100" office:value-type="float" office:value="0.0767247072144386" calcext:value-type="float">
            <text:p>0.0767247072</text:p>
          </table:table-cell>
          <table:table-cell table:style-name="ce2" table:formula="of:=([.BD106]+[.BD93])*100/[.BD106]-100" office:value-type="float" office:value="0.0667367120345546" calcext:value-type="float">
            <text:p>0.066736712</text:p>
          </table:table-cell>
          <table:table-cell table:formula="of:=([.BE106]+[.BE93])*100/[.BE106]-100" office:value-type="float" office:value="0.978325437574824" calcext:value-type="float">
            <text:p>0.9783254376</text:p>
          </table:table-cell>
          <table:table-cell table:number-columns-repeated="19"/>
        </table:table-row>
        <table:table-row table:style-name="ro1">
          <table:table-cell table:number-columns-repeated="48"/>
          <table:table-cell office:value-type="string" calcext:value-type="string">
            <text:p>X_0</text:p>
          </table:table-cell>
          <table:table-cell table:formula="of:=([.AX107]+[.AX94])*100/[.AX107]-100" office:value-type="float" office:value="1.06468580319122" calcext:value-type="float">
            <text:p>1.0646858032</text:p>
          </table:table-cell>
          <table:table-cell table:formula="of:=([.AY107]+[.AY94])*100/[.AY107]-100" office:value-type="float" office:value="1.05366932228988" calcext:value-type="float">
            <text:p>1.0536693223</text:p>
          </table:table-cell>
          <table:table-cell table:formula="of:=([.AZ107]+[.AZ94])*100/[.AZ107]-100" office:value-type="float" office:value="1.04396272476571" calcext:value-type="float">
            <text:p>1.0439627248</text:p>
          </table:table-cell>
          <table:table-cell table:formula="of:=([.BA107]+[.BA94])*100/[.BA107]-100" office:value-type="float" office:value="1.55436270564989" calcext:value-type="float">
            <text:p>1.5543627056</text:p>
          </table:table-cell>
          <table:table-cell table:formula="of:=([.BB107]+[.BB94])*100/[.BB107]-100" office:value-type="float" office:value="1.22527743909839" calcext:value-type="float">
            <text:p>1.2252774391</text:p>
          </table:table-cell>
          <table:table-cell table:formula="of:=([.BC107]+[.BC94])*100/[.BC107]-100" office:value-type="float" office:value="1.46361363063313" calcext:value-type="float">
            <text:p>1.4636136306</text:p>
          </table:table-cell>
          <table:table-cell table:formula="of:=([.BD107]+[.BD94])*100/[.BD107]-100" office:value-type="float" office:value="0.978325437574881" calcext:value-type="float">
            <text:p>0.9783254376</text:p>
          </table:table-cell>
          <table:table-cell table:style-name="ce2" table:formula="of:=([.BE107]+[.BE94])*100/[.BE107]-100" office:value-type="float" office:value="1.33258260753402" calcext:value-type="float">
            <text:p>1.3325826075</text:p>
          </table:table-cell>
          <table:table-cell table:number-columns-repeated="19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table:number-columns-repeated="68"/>
          <table:table-cell table:formula="of:=([.BQ111]-[.BQ100])*100/[.BQ100]" office:value-type="float" office:value="1.66067729172395" calcext:value-type="float">
            <text:p>1.6606772917</text:p>
          </table:table-cell>
          <table:table-cell table:formula="of:=([.BR111]-[.BR100])*100/[.BR100]" office:value-type="float" office:value="1.37979141719086" calcext:value-type="float">
            <text:p>1.3797914172</text:p>
          </table:table-cell>
          <table:table-cell table:formula="of:=([.BS111]-[.BS100])*100/[.BS100]" office:value-type="float" office:value="1.36377521705725" calcext:value-type="float">
            <text:p>1.3637752171</text:p>
          </table:table-cell>
          <table:table-cell table:formula="of:=([.BT111]-[.BT100])*100/[.BT100]" office:value-type="float" office:value="1.34884316883291" calcext:value-type="float">
            <text:p>1.3488431688</text:p>
          </table:table-cell>
          <table:table-cell table:formula="of:=([.BU111]-[.BU100])*100/[.BU100]" office:value-type="float" office:value="2.00630399802517" calcext:value-type="float">
            <text:p>2.006303998</text:p>
          </table:table-cell>
          <table:table-cell table:formula="of:=([.BV111]-[.BV100])*100/[.BV100]" office:value-type="float" office:value="1.52633089482388" calcext:value-type="float">
            <text:p>1.5263308948</text:p>
          </table:table-cell>
          <table:table-cell table:formula="of:=([.BW111]-[.BW100])*100/[.BW100]" office:value-type="float" office:value="1.22278935951096" calcext:value-type="float">
            <text:p>1.2227893595</text:p>
          </table:table-cell>
          <table:table-cell table:formula="of:=([.BX111]-[.BX100])*100/[.BX100]" office:value-type="float" office:value="1.55436270564986" calcext:value-type="float">
            <text:p>1.5543627056</text:p>
          </table:table-cell>
        </table:table-row>
        <table:table-row table:style-name="ro1">
          <table:table-cell table:number-columns-repeated="68"/>
          <table:table-cell table:formula="of:=([.BQ112]-[.BQ101])*100/[.BQ101]" office:value-type="float" office:value="1.37979141719083" calcext:value-type="float">
            <text:p>1.3797914172</text:p>
          </table:table-cell>
          <table:table-cell table:formula="of:=([.BR112]-[.BR101])*100/[.BR101]" office:value-type="float" office:value="0.751991872255083" calcext:value-type="float">
            <text:p>0.7519918723</text:p>
          </table:table-cell>
          <table:table-cell table:formula="of:=([.BS112]-[.BS101])*100/[.BS101]" office:value-type="float" office:value="0.736448339181389" calcext:value-type="float">
            <text:p>0.7364483392</text:p>
          </table:table-cell>
          <table:table-cell table:formula="of:=([.BT112]-[.BT101])*100/[.BT101]" office:value-type="float" office:value="0.723053264626922" calcext:value-type="float">
            <text:p>0.7230532646</text:p>
          </table:table-cell>
          <table:table-cell table:formula="of:=([.BU112]-[.BU101])*100/[.BU101]" office:value-type="float" office:value="1.75165955964923" calcext:value-type="float">
            <text:p>1.7516595596</text:p>
          </table:table-cell>
          <table:table-cell table:formula="of:=([.BV112]-[.BV101])*100/[.BV101]" office:value-type="float" office:value="1.90757004605219" calcext:value-type="float">
            <text:p>1.9075700461</text:p>
          </table:table-cell>
          <table:table-cell table:formula="of:=([.BW112]-[.BW101])*100/[.BW101]" office:value-type="float" office:value="0.613357045811882" calcext:value-type="float">
            <text:p>0.6133570458</text:p>
          </table:table-cell>
          <table:table-cell table:formula="of:=([.BX112]-[.BX101])*100/[.BX101]" office:value-type="float" office:value="1.06468580319114" calcext:value-type="float">
            <text:p>1.0646858032</text:p>
          </table:table-cell>
        </table:table-row>
        <table:table-row table:style-name="ro1">
          <table:table-cell table:number-columns-repeated="68"/>
          <table:table-cell table:formula="of:=([.BQ113]-[.BQ102])*100/[.BQ102]" office:value-type="float" office:value="1.36377521705725" calcext:value-type="float">
            <text:p>1.3637752171</text:p>
          </table:table-cell>
          <table:table-cell table:formula="of:=([.BR113]-[.BR102])*100/[.BR102]" office:value-type="float" office:value="0.736448339181389" calcext:value-type="float">
            <text:p>0.7364483392</text:p>
          </table:table-cell>
          <table:table-cell table:formula="of:=([.BS113]-[.BS102])*100/[.BS102]" office:value-type="float" office:value="0.718008338765955" calcext:value-type="float">
            <text:p>0.7180083388</text:p>
          </table:table-cell>
          <table:table-cell table:formula="of:=([.BT113]-[.BT102])*100/[.BT102]" office:value-type="float" office:value="0.702892651512996" calcext:value-type="float">
            <text:p>0.7028926515</text:p>
          </table:table-cell>
          <table:table-cell table:formula="of:=([.BU113]-[.BU102])*100/[.BU102]" office:value-type="float" office:value="-1.40545207775085" calcext:value-type="float">
            <text:p>-1.4054520778</text:p>
          </table:table-cell>
          <table:table-cell table:formula="of:=([.BV113]-[.BV102])*100/[.BV102]" office:value-type="float" office:value="4.53105243746329" calcext:value-type="float">
            <text:p>4.5310524375</text:p>
          </table:table-cell>
          <table:table-cell table:formula="of:=([.BW113]-[.BW102])*100/[.BW102]" office:value-type="float" office:value="0.621707992877" calcext:value-type="float">
            <text:p>0.6217079929</text:p>
          </table:table-cell>
          <table:table-cell table:formula="of:=([.BX113]-[.BX102])*100/[.BX102]" office:value-type="float" office:value="1.0536693222898" calcext:value-type="float">
            <text:p>1.0536693223</text:p>
          </table:table-cell>
        </table:table-row>
        <table:table-row table:style-name="ro1">
          <table:table-cell table:number-columns-repeated="68"/>
          <table:table-cell table:formula="of:=([.BQ114]-[.BQ103])*100/[.BQ103]" office:value-type="float" office:value="1.34884316883268" calcext:value-type="float">
            <text:p>1.3488431688</text:p>
          </table:table-cell>
          <table:table-cell table:formula="of:=([.BR114]-[.BR103])*100/[.BR103]" office:value-type="float" office:value="0.723053264626768" calcext:value-type="float">
            <text:p>0.7230532646</text:p>
          </table:table-cell>
          <table:table-cell table:formula="of:=([.BS114]-[.BS103])*100/[.BS103]" office:value-type="float" office:value="0.702892651512873" calcext:value-type="float">
            <text:p>0.7028926515</text:p>
          </table:table-cell>
          <table:table-cell table:formula="of:=([.BT114]-[.BT103])*100/[.BT103]" office:value-type="float" office:value="0.686473401682444" calcext:value-type="float">
            <text:p>0.6864734017</text:p>
          </table:table-cell>
          <table:table-cell table:formula="of:=([.BU114]-[.BU103])*100/[.BU103]" office:value-type="float" office:value="-0.810880373777567" calcext:value-type="float">
            <text:p>-0.8108803738</text:p>
          </table:table-cell>
          <table:table-cell table:formula="of:=([.BV114]-[.BV103])*100/[.BV103]" office:value-type="float" office:value="20.7420519821488" calcext:value-type="float">
            <text:p>20.7420519821</text:p>
          </table:table-cell>
          <table:table-cell table:formula="of:=([.BW114]-[.BW103])*100/[.BW103]" office:value-type="float" office:value="0.599893213467503" calcext:value-type="float">
            <text:p>0.5998932135</text:p>
          </table:table-cell>
          <table:table-cell table:formula="of:=([.BX114]-[.BX103])*100/[.BX103]" office:value-type="float" office:value="1.04396272476545" calcext:value-type="float">
            <text:p>1.0439627248</text:p>
          </table:table-cell>
        </table:table-row>
        <table:table-row table:style-name="ro1">
          <table:table-cell table:number-columns-repeated="68"/>
          <table:table-cell table:formula="of:=([.BQ115]-[.BQ104])*100/[.BQ104]" office:value-type="float" office:value="2.00630399802521" calcext:value-type="float">
            <text:p>2.006303998</text:p>
          </table:table-cell>
          <table:table-cell table:formula="of:=([.BR115]-[.BR104])*100/[.BR104]" office:value-type="float" office:value="1.75165955964947" calcext:value-type="float">
            <text:p>1.7516595596</text:p>
          </table:table-cell>
          <table:table-cell table:formula="of:=([.BS115]-[.BS104])*100/[.BS104]" office:value-type="float" office:value="-1.40545207775087" calcext:value-type="float">
            <text:p>-1.4054520778</text:p>
          </table:table-cell>
          <table:table-cell table:formula="of:=([.BT115]-[.BT104])*100/[.BT104]" office:value-type="float" office:value="-0.810880373777617" calcext:value-type="float">
            <text:p>-0.8108803738</text:p>
          </table:table-cell>
          <table:table-cell table:formula="of:=([.BU115]-[.BU104])*100/[.BU104]" office:value-type="float" office:value="0.00243255565795597" calcext:value-type="float">
            <text:p>0.0024325557</text:p>
          </table:table-cell>
          <table:table-cell table:formula="of:=([.BV115]-[.BV104])*100/[.BV104]" office:value-type="float" office:value="0.0211374354656554" calcext:value-type="float">
            <text:p>0.0211374355</text:p>
          </table:table-cell>
          <table:table-cell table:formula="of:=([.BW115]-[.BW104])*100/[.BW104]" office:value-type="float" office:value="0.0185803965570258" calcext:value-type="float">
            <text:p>0.0185803966</text:p>
          </table:table-cell>
          <table:table-cell table:formula="of:=([.BX115]-[.BX104])*100/[.BX104]" office:value-type="float" office:value="1.22527743909845" calcext:value-type="float">
            <text:p>1.2252774391</text:p>
          </table:table-cell>
        </table:table-row>
        <table:table-row table:style-name="ro1">
          <table:table-cell table:number-columns-repeated="68"/>
          <table:table-cell table:formula="of:=([.BQ116]-[.BQ105])*100/[.BQ105]" office:value-type="float" office:value="1.5263308948239" calcext:value-type="float">
            <text:p>1.5263308948</text:p>
          </table:table-cell>
          <table:table-cell table:formula="of:=([.BR116]-[.BR105])*100/[.BR105]" office:value-type="float" office:value="1.90757004605238" calcext:value-type="float">
            <text:p>1.9075700461</text:p>
          </table:table-cell>
          <table:table-cell table:formula="of:=([.BS116]-[.BS105])*100/[.BS105]" office:value-type="float" office:value="4.53105243746355" calcext:value-type="float">
            <text:p>4.5310524375</text:p>
          </table:table-cell>
          <table:table-cell table:formula="of:=([.BT116]-[.BT105])*100/[.BT105]" office:value-type="float" office:value="20.7420519821524" calcext:value-type="float">
            <text:p>20.7420519822</text:p>
          </table:table-cell>
          <table:table-cell table:formula="of:=([.BU116]-[.BU105])*100/[.BU105]" office:value-type="float" office:value="0.0211374354656554" calcext:value-type="float">
            <text:p>0.0211374355</text:p>
          </table:table-cell>
          <table:table-cell table:formula="of:=([.BV116]-[.BV105])*100/[.BV105]" office:value-type="float" office:value="0.17014311998197" calcext:value-type="float">
            <text:p>0.17014312</text:p>
          </table:table-cell>
          <table:table-cell table:formula="of:=([.BW116]-[.BW105])*100/[.BW105]" office:value-type="float" office:value="0.0767247072144613" calcext:value-type="float">
            <text:p>0.0767247072</text:p>
          </table:table-cell>
          <table:table-cell table:formula="of:=([.BX116]-[.BX105])*100/[.BX105]" office:value-type="float" office:value="1.46361363063316" calcext:value-type="float">
            <text:p>1.4636136306</text:p>
          </table:table-cell>
        </table:table-row>
        <table:table-row table:style-name="ro1">
          <table:table-cell table:number-columns-repeated="68"/>
          <table:table-cell table:formula="of:=([.BQ117]-[.BQ106])*100/[.BQ106]" office:value-type="float" office:value="1.222789359511" calcext:value-type="float">
            <text:p>1.2227893595</text:p>
          </table:table-cell>
          <table:table-cell table:formula="of:=([.BR117]-[.BR106])*100/[.BR106]" office:value-type="float" office:value="0.613357045811954" calcext:value-type="float">
            <text:p>0.6133570458</text:p>
          </table:table-cell>
          <table:table-cell table:formula="of:=([.BS117]-[.BS106])*100/[.BS106]" office:value-type="float" office:value="0.621707992877071" calcext:value-type="float">
            <text:p>0.6217079929</text:p>
          </table:table-cell>
          <table:table-cell table:formula="of:=([.BT117]-[.BT106])*100/[.BT106]" office:value-type="float" office:value="0.599893213467711" calcext:value-type="float">
            <text:p>0.5998932135</text:p>
          </table:table-cell>
          <table:table-cell table:formula="of:=([.BU117]-[.BU106])*100/[.BU106]" office:value-type="float" office:value="0.0185803965570258" calcext:value-type="float">
            <text:p>0.0185803966</text:p>
          </table:table-cell>
          <table:table-cell table:formula="of:=([.BV117]-[.BV106])*100/[.BV106]" office:value-type="float" office:value="0.0767247072144433" calcext:value-type="float">
            <text:p>0.0767247072</text:p>
          </table:table-cell>
          <table:table-cell table:formula="of:=([.BW117]-[.BW106])*100/[.BW106]" office:value-type="float" office:value="0.0667367120345588" calcext:value-type="float">
            <text:p>0.066736712</text:p>
          </table:table-cell>
          <table:table-cell table:formula="of:=([.BX117]-[.BX106])*100/[.BX106]" office:value-type="float" office:value="0.97832543757483" calcext:value-type="float">
            <text:p>0.9783254376</text:p>
          </table:table-cell>
        </table:table-row>
        <table:table-row table:style-name="ro1">
          <table:table-cell table:number-columns-repeated="49"/>
          <table:table-cell table:style-name="ce2" office:value-type="float" office:value="0.75199187225509" calcext:value-type="float">
            <text:p>0.7519918723</text:p>
          </table:table-cell>
          <table:table-cell office:value-type="float" office:value="0.736448339181393" calcext:value-type="float">
            <text:p>0.7364483392</text:p>
          </table:table-cell>
          <table:table-cell office:value-type="float" office:value="0.723053264626927" calcext:value-type="float">
            <text:p>0.7230532646</text:p>
          </table:table-cell>
          <table:table-cell office:value-type="float" office:value="1.37979141719084" calcext:value-type="float">
            <text:p>1.3797914172</text:p>
          </table:table-cell>
          <table:table-cell office:value-type="float" office:value="1.75165955964921" calcext:value-type="float">
            <text:p>1.7516595596</text:p>
          </table:table-cell>
          <table:table-cell office:value-type="float" office:value="1.9075700460522" calcext:value-type="float">
            <text:p>1.9075700461</text:p>
          </table:table-cell>
          <table:table-cell office:value-type="float" office:value="0.613357045811895" calcext:value-type="float">
            <text:p>0.6133570458</text:p>
          </table:table-cell>
          <table:table-cell office:value-type="float" office:value="1.06468580319114" calcext:value-type="float">
            <text:p>1.0646858032</text:p>
          </table:table-cell>
          <table:table-cell table:number-columns-repeated="11"/>
          <table:table-cell table:formula="of:=([.BQ118]-[.BQ107])*100/[.BQ107]" office:value-type="float" office:value="1.55436270564989" calcext:value-type="float">
            <text:p>1.5543627056</text:p>
          </table:table-cell>
          <table:table-cell table:formula="of:=([.BR118]-[.BR107])*100/[.BR107]" office:value-type="float" office:value="1.06468580319123" calcext:value-type="float">
            <text:p>1.0646858032</text:p>
          </table:table-cell>
          <table:table-cell table:formula="of:=([.BS118]-[.BS107])*100/[.BS107]" office:value-type="float" office:value="1.05366932228989" calcext:value-type="float">
            <text:p>1.0536693223</text:p>
          </table:table-cell>
          <table:table-cell table:formula="of:=([.BT118]-[.BT107])*100/[.BT107]" office:value-type="float" office:value="1.04396272476571" calcext:value-type="float">
            <text:p>1.0439627248</text:p>
          </table:table-cell>
          <table:table-cell table:formula="of:=([.BU118]-[.BU107])*100/[.BU107]" office:value-type="float" office:value="1.2252774390984" calcext:value-type="float">
            <text:p>1.2252774391</text:p>
          </table:table-cell>
          <table:table-cell table:formula="of:=([.BV118]-[.BV107])*100/[.BV107]" office:value-type="float" office:value="1.46361363063313" calcext:value-type="float">
            <text:p>1.4636136306</text:p>
          </table:table-cell>
          <table:table-cell table:formula="of:=([.BW118]-[.BW107])*100/[.BW107]" office:value-type="float" office:value="0.978325437574885" calcext:value-type="float">
            <text:p>0.9783254376</text:p>
          </table:table-cell>
          <table:table-cell table:formula="of:=([.BX118]-[.BX107])*100/[.BX107]" office:value-type="float" office:value="1.33258260753402" calcext:value-type="float">
            <text:p>1.3325826075</text:p>
          </table:table-cell>
        </table:table-row>
        <table:table-row table:style-name="ro1">
          <table:table-cell table:number-columns-repeated="49"/>
          <table:table-cell office:value-type="float" office:value="0.736448339181393" calcext:value-type="float">
            <text:p>0.7364483392</text:p>
          </table:table-cell>
          <table:table-cell table:style-name="ce2" office:value-type="float" office:value="0.718008338765955" calcext:value-type="float">
            <text:p>0.7180083388</text:p>
          </table:table-cell>
          <table:table-cell office:value-type="float" office:value="0.702892651512997" calcext:value-type="float">
            <text:p>0.7028926515</text:p>
          </table:table-cell>
          <table:table-cell office:value-type="float" office:value="1.36377521705725" calcext:value-type="float">
            <text:p>1.3637752171</text:p>
          </table:table-cell>
          <table:table-cell office:value-type="float" office:value="-1.40545207775085" calcext:value-type="float">
            <text:p>-1.4054520778</text:p>
          </table:table-cell>
          <table:table-cell office:value-type="float" office:value="4.53105243746326" calcext:value-type="float">
            <text:p>4.5310524375</text:p>
          </table:table-cell>
          <table:table-cell office:value-type="float" office:value="0.621707992876992" calcext:value-type="float">
            <text:p>0.6217079929</text:p>
          </table:table-cell>
          <table:table-cell office:value-type="float" office:value="1.05366932228981" calcext:value-type="float">
            <text:p>1.0536693223</text:p>
          </table:table-cell>
          <table:table-cell table:number-columns-repeated="19"/>
        </table:table-row>
        <table:table-row table:style-name="ro1">
          <table:table-cell table:number-columns-repeated="49"/>
          <table:table-cell office:value-type="float" office:value="0.723053264626799" calcext:value-type="float">
            <text:p>0.7230532646</text:p>
          </table:table-cell>
          <table:table-cell office:value-type="float" office:value="0.702892651512869" calcext:value-type="float">
            <text:p>0.7028926515</text:p>
          </table:table-cell>
          <table:table-cell table:style-name="ce2" office:value-type="float" office:value="0.686473401682449" calcext:value-type="float">
            <text:p>0.6864734017</text:p>
          </table:table-cell>
          <table:table-cell office:value-type="float" office:value="1.34884316883267" calcext:value-type="float">
            <text:p>1.3488431688</text:p>
          </table:table-cell>
          <table:table-cell office:value-type="float" office:value="-0.810880373777579" calcext:value-type="float">
            <text:p>-0.8108803738</text:p>
          </table:table-cell>
          <table:table-cell office:value-type="float" office:value="20.7420519821487" calcext:value-type="float">
            <text:p>20.7420519821</text:p>
          </table:table-cell>
          <table:table-cell office:value-type="float" office:value="0.59989321346751" calcext:value-type="float">
            <text:p>0.5998932135</text:p>
          </table:table-cell>
          <table:table-cell office:value-type="float" office:value="1.04396272476545" calcext:value-type="float">
            <text:p>1.0439627248</text:p>
          </table:table-cell>
          <table:table-cell table:number-columns-repeated="19"/>
        </table:table-row>
        <table:table-row table:style-name="ro1">
          <table:table-cell table:number-columns-repeated="49"/>
          <table:table-cell office:value-type="float" office:value="1.37979141719086" calcext:value-type="float">
            <text:p>1.3797914172</text:p>
          </table:table-cell>
          <table:table-cell office:value-type="float" office:value="1.36377521705725" calcext:value-type="float">
            <text:p>1.3637752171</text:p>
          </table:table-cell>
          <table:table-cell office:value-type="float" office:value="1.3488431688329" calcext:value-type="float">
            <text:p>1.3488431688</text:p>
          </table:table-cell>
          <table:table-cell table:style-name="ce2" office:value-type="float" office:value="1.66067729172394" calcext:value-type="float">
            <text:p>1.6606772917</text:p>
          </table:table-cell>
          <table:table-cell office:value-type="float" office:value="2.00630399802517" calcext:value-type="float">
            <text:p>2.006303998</text:p>
          </table:table-cell>
          <table:table-cell office:value-type="float" office:value="1.52633089482389" calcext:value-type="float">
            <text:p>1.5263308948</text:p>
          </table:table-cell>
          <table:table-cell office:value-type="float" office:value="1.22278935951096" calcext:value-type="float">
            <text:p>1.2227893595</text:p>
          </table:table-cell>
          <table:table-cell office:value-type="float" office:value="1.55436270564985" calcext:value-type="float">
            <text:p>1.5543627056</text:p>
          </table:table-cell>
          <table:table-cell table:number-columns-repeated="19"/>
        </table:table-row>
        <table:table-row table:style-name="ro1">
          <table:table-cell table:number-columns-repeated="49"/>
          <table:table-cell office:value-type="float" office:value="1.75165955964947" calcext:value-type="float">
            <text:p>1.7516595596</text:p>
          </table:table-cell>
          <table:table-cell office:value-type="float" office:value="-1.40545207775087" calcext:value-type="float">
            <text:p>-1.4054520778</text:p>
          </table:table-cell>
          <table:table-cell office:value-type="float" office:value="-0.810880373777607" calcext:value-type="float">
            <text:p>-0.8108803738</text:p>
          </table:table-cell>
          <table:table-cell office:value-type="float" office:value="2.00630399802522" calcext:value-type="float">
            <text:p>2.006303998</text:p>
          </table:table-cell>
          <table:table-cell table:style-name="ce2" office:value-type="float" office:value="0.00243255565796119" calcext:value-type="float">
            <text:p>0.0024325557</text:p>
          </table:table-cell>
          <table:table-cell office:value-type="float" office:value="0.0211374354656471" calcext:value-type="float">
            <text:p>0.0211374355</text:p>
          </table:table-cell>
          <table:table-cell office:value-type="float" office:value="0.0185803965570273" calcext:value-type="float">
            <text:p>0.0185803966</text:p>
          </table:table-cell>
          <table:table-cell office:value-type="float" office:value="1.22527743909845" calcext:value-type="float">
            <text:p>1.2252774391</text:p>
          </table:table-cell>
          <table:table-cell table:number-columns-repeated="19"/>
        </table:table-row>
        <table:table-row table:style-name="ro1">
          <table:table-cell table:number-columns-repeated="49"/>
          <table:table-cell office:value-type="float" office:value="1.90757004605238" calcext:value-type="float">
            <text:p>1.9075700461</text:p>
          </table:table-cell>
          <table:table-cell office:value-type="float" office:value="4.53105243746353" calcext:value-type="float">
            <text:p>4.5310524375</text:p>
          </table:table-cell>
          <table:table-cell office:value-type="float" office:value="20.7420519821524" calcext:value-type="float">
            <text:p>20.7420519822</text:p>
          </table:table-cell>
          <table:table-cell office:value-type="float" office:value="1.5263308948239" calcext:value-type="float">
            <text:p>1.5263308948</text:p>
          </table:table-cell>
          <table:table-cell office:value-type="float" office:value="0.0211374354656471" calcext:value-type="float">
            <text:p>0.0211374355</text:p>
          </table:table-cell>
          <table:table-cell table:style-name="ce2" office:value-type="float" office:value="0.170143119981987" calcext:value-type="float">
            <text:p>0.17014312</text:p>
          </table:table-cell>
          <table:table-cell office:value-type="float" office:value="0.0767247072144528" calcext:value-type="float">
            <text:p>0.0767247072</text:p>
          </table:table-cell>
          <table:table-cell office:value-type="float" office:value="1.46361363063315" calcext:value-type="float">
            <text:p>1.4636136306</text:p>
          </table:table-cell>
          <table:table-cell table:number-columns-repeated="19"/>
        </table:table-row>
        <table:table-row table:style-name="ro1">
          <table:table-cell table:number-columns-repeated="49"/>
          <table:table-cell office:value-type="float" office:value="0.613357045811952" calcext:value-type="float">
            <text:p>0.6133570458</text:p>
          </table:table-cell>
          <table:table-cell office:value-type="float" office:value="0.621707992877077" calcext:value-type="float">
            <text:p>0.6217079929</text:p>
          </table:table-cell>
          <table:table-cell office:value-type="float" office:value="0.599893213467709" calcext:value-type="float">
            <text:p>0.5998932135</text:p>
          </table:table-cell>
          <table:table-cell office:value-type="float" office:value="1.222789359511" calcext:value-type="float">
            <text:p>1.2227893595</text:p>
          </table:table-cell>
          <table:table-cell office:value-type="float" office:value="0.0185803965570273" calcext:value-type="float">
            <text:p>0.0185803966</text:p>
          </table:table-cell>
          <table:table-cell office:value-type="float" office:value="0.0767247072144386" calcext:value-type="float">
            <text:p>0.0767247072</text:p>
          </table:table-cell>
          <table:table-cell table:style-name="ce2" office:value-type="float" office:value="0.0667367120345546" calcext:value-type="float">
            <text:p>0.066736712</text:p>
          </table:table-cell>
          <table:table-cell office:value-type="float" office:value="0.978325437574824" calcext:value-type="float">
            <text:p>0.9783254376</text:p>
          </table:table-cell>
          <table:table-cell table:number-columns-repeated="19"/>
        </table:table-row>
        <table:table-row table:style-name="ro1">
          <table:table-cell table:number-columns-repeated="49"/>
          <table:table-cell office:value-type="float" office:value="1.06468580319122" calcext:value-type="float">
            <text:p>1.0646858032</text:p>
          </table:table-cell>
          <table:table-cell office:value-type="float" office:value="1.05366932228989" calcext:value-type="float">
            <text:p>1.0536693223</text:p>
          </table:table-cell>
          <table:table-cell office:value-type="float" office:value="1.04396272476571" calcext:value-type="float">
            <text:p>1.0439627248</text:p>
          </table:table-cell>
          <table:table-cell office:value-type="float" office:value="1.55436270564989" calcext:value-type="float">
            <text:p>1.5543627056</text:p>
          </table:table-cell>
          <table:table-cell office:value-type="float" office:value="1.22527743909839" calcext:value-type="float">
            <text:p>1.2252774391</text:p>
          </table:table-cell>
          <table:table-cell office:value-type="float" office:value="1.46361363063313" calcext:value-type="float">
            <text:p>1.4636136306</text:p>
          </table:table-cell>
          <table:table-cell office:value-type="float" office:value="0.978325437574881" calcext:value-type="float">
            <text:p>0.9783254376</text:p>
          </table:table-cell>
          <table:table-cell table:style-name="ce2" office:value-type="float" office:value="1.33258260753402" calcext:value-type="float">
            <text:p>1.3325826075</text:p>
          </table:table-cell>
          <table:table-cell table:number-columns-repeated="19"/>
        </table:table-row>
        <table:table-row table:style-name="ro1" table:number-rows-repeated="3">
          <table:table-cell table:number-columns-repeated="76"/>
        </table:table-row>
        <table:table-row table:style-name="ro1">
          <table:table-cell table:number-columns-repeated="49"/>
          <table:table-cell office:value-type="string" calcext:value-type="string">
            <text:p>Alpha_1</text:p>
          </table:table-cell>
          <table:table-cell office:value-type="string" calcext:value-type="string">
            <text:p>Alpha_2</text:p>
          </table:table-cell>
          <table:table-cell office:value-type="string" calcext:value-type="string">
            <text:p>Alpha_3</text:p>
          </table:table-cell>
          <table:table-cell office:value-type="string" calcext:value-type="string">
            <text:p>Alpha_4</text:p>
          </table:table-cell>
          <table:table-cell table:number-columns-repeated="23"/>
        </table:table-row>
        <table:table-row table:style-name="ro1">
          <table:table-cell table:number-columns-repeated="48"/>
          <table:table-cell office:value-type="string" calcext:value-type="string">
            <text:p>Alpha_1</text:p>
          </table:table-cell>
          <table:table-cell table:style-name="ce2" office:value-type="float" office:value="1.66067729172394" calcext:value-type="float">
            <text:p>1.6606772917</text:p>
          </table:table-cell>
          <table:table-cell table:number-columns-repeated="26"/>
        </table:table-row>
        <table:table-row table:style-name="ro1">
          <table:table-cell table:number-columns-repeated="48"/>
          <table:table-cell office:value-type="string" calcext:value-type="string">
            <text:p>Alpha_2</text:p>
          </table:table-cell>
          <table:table-cell office:value-type="float" office:value="1.37979141719086" calcext:value-type="float">
            <text:p>1.3797914172</text:p>
          </table:table-cell>
          <table:table-cell table:style-name="ce2" office:value-type="float" office:value="0.718008338765955" calcext:value-type="float">
            <text:p>0.7180083388</text:p>
          </table:table-cell>
          <table:table-cell table:number-columns-repeated="25"/>
        </table:table-row>
        <table:table-row table:style-name="ro1">
          <table:table-cell table:number-columns-repeated="48"/>
          <table:table-cell office:value-type="string" calcext:value-type="string">
            <text:p>Alpha_3</text:p>
          </table:table-cell>
          <table:table-cell office:value-type="float" office:value="1.36377521705725" calcext:value-type="float">
            <text:p>1.3637752171</text:p>
          </table:table-cell>
          <table:table-cell/>
          <table:table-cell table:style-name="ce2" office:value-type="float" office:value="0.686473401682449" calcext:value-type="float">
            <text:p>0.6864734017</text:p>
          </table:table-cell>
          <table:table-cell table:style-name="ce4"/>
          <table:table-cell table:number-columns-repeated="23"/>
        </table:table-row>
        <table:table-row table:style-name="ro1">
          <table:table-cell table:number-columns-repeated="48"/>
          <table:table-cell office:value-type="string" calcext:value-type="string">
            <text:p>Alpha_4</text:p>
          </table:table-cell>
          <table:table-cell table:number-columns-repeated="3"/>
          <table:table-cell table:style-name="ce2" office:value-type="float" office:value="0.75199187225509" calcext:value-type="float">
            <text:p>0.7519918723</text:p>
          </table:table-cell>
          <table:table-cell table:number-columns-repeated="23"/>
        </table:table-row>
        <table:table-row table:style-name="ro1">
          <table:table-cell table:number-columns-repeated="53"/>
          <table:table-cell table:style-name="ce2" office:value-type="float" office:value="0.00243255565796119" calcext:value-type="float">
            <text:p>0.0024325557</text:p>
          </table:table-cell>
          <table:table-cell table:number-columns-repeated="22"/>
        </table:table-row>
        <table:table-row table:style-name="ro1">
          <table:table-cell table:number-columns-repeated="54"/>
          <table:table-cell table:style-name="ce2" office:value-type="float" office:value="0.170143119981987" calcext:value-type="float">
            <text:p>0.17014312</text:p>
          </table:table-cell>
          <table:table-cell table:number-columns-repeated="21"/>
        </table:table-row>
        <table:table-row table:style-name="ro1">
          <table:table-cell table:number-columns-repeated="55"/>
          <table:table-cell table:style-name="ce2" office:value-type="float" office:value="0.0667367120345546" calcext:value-type="float">
            <text:p>0.066736712</text:p>
          </table:table-cell>
          <table:table-cell table:number-columns-repeated="20"/>
        </table:table-row>
        <table:table-row table:style-name="ro1">
          <table:table-cell table:number-columns-repeated="56"/>
          <table:table-cell table:style-name="ce2" office:value-type="float" office:value="1.33258260753402" calcext:value-type="float">
            <text:p>1.3325826075</text:p>
          </table:table-cell>
          <table:table-cell table:number-columns-repeated="19"/>
        </table:table-row>
        <table:table-row table:style-name="ro1" table:number-rows-repeated="4">
          <table:table-cell table:number-columns-repeated="76"/>
        </table:table-row>
        <table:table-row table:style-name="ro1">
          <table:table-cell table:number-columns-repeated="49"/>
          <table:table-cell office:value-type="string" calcext:value-type="string">
            <text:p>Alpha_2</text:p>
          </table:table-cell>
          <table:table-cell office:value-type="string" calcext:value-type="string">
            <text:p>Alpha_3</text:p>
          </table:table-cell>
          <table:table-cell office:value-type="string" calcext:value-type="string">
            <text:p>Alpha_4</text:p>
          </table:table-cell>
          <table:table-cell office:value-type="string" calcext:value-type="string">
            <text:p>Alpha_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_0</text:p>
          </table:table-cell>
          <table:table-cell table:number-columns-repeated="19"/>
        </table:table-row>
        <table:table-row table:style-name="ro1">
          <table:table-cell table:number-columns-repeated="76"/>
        </table:table-row>
        <table:table-row table:style-name="ro1">
          <table:table-cell table:number-columns-repeated="48"/>
          <table:table-cell office:value-type="string" calcext:value-type="string">
            <text:p>Alpha_1</text:p>
          </table:table-cell>
          <table:table-cell office:value-type="float" office:value="1.37979141719086" calcext:value-type="float">
            <text:p>1.3797914172</text:p>
          </table:table-cell>
          <table:table-cell office:value-type="float" office:value="1.36377521705724" calcext:value-type="float">
            <text:p>1.3637752171</text:p>
          </table:table-cell>
          <table:table-cell office:value-type="float" office:value="1.34884316883291" calcext:value-type="float">
            <text:p>1.3488431688</text:p>
          </table:table-cell>
          <table:table-cell office:value-type="float" office:value="1.66067729172394" calcext:value-type="float">
            <text:p>1.6606772917</text:p>
          </table:table-cell>
          <table:table-cell office:value-type="float" office:value="2.00630399802517" calcext:value-type="float">
            <text:p>2.006303998</text:p>
          </table:table-cell>
          <table:table-cell office:value-type="float" office:value="1.52633089482389" calcext:value-type="float">
            <text:p>1.5263308948</text:p>
          </table:table-cell>
          <table:table-cell office:value-type="float" office:value="1.22278935951096" calcext:value-type="float">
            <text:p>1.2227893595</text:p>
          </table:table-cell>
          <table:table-cell office:value-type="float" office:value="1.55436270564985" calcext:value-type="float">
            <text:p>1.5543627056</text:p>
          </table:table-cell>
          <table:table-cell table:number-columns-repeated="19"/>
        </table:table-row>
        <table:table-row table:style-name="ro1">
          <table:table-cell table:number-columns-repeated="48"/>
          <table:table-cell office:value-type="string" calcext:value-type="string">
            <text:p>Alpha_2</text:p>
          </table:table-cell>
          <table:table-cell office:value-type="float" office:value="0.75199187225509" calcext:value-type="float">
            <text:p>0.7519918723</text:p>
          </table:table-cell>
          <table:table-cell office:value-type="float" office:value="0.736448339181393" calcext:value-type="float">
            <text:p>0.7364483392</text:p>
          </table:table-cell>
          <table:table-cell office:value-type="float" office:value="0.723053264626927" calcext:value-type="float">
            <text:p>0.7230532646</text:p>
          </table:table-cell>
          <table:table-cell office:value-type="float" office:value="1.37979141719083" calcext:value-type="float">
            <text:p>1.3797914172</text:p>
          </table:table-cell>
          <table:table-cell office:value-type="float" office:value="1.75165955964923" calcext:value-type="float">
            <text:p>1.7516595596</text:p>
          </table:table-cell>
          <table:table-cell office:value-type="float" office:value="1.9075700460522" calcext:value-type="float">
            <text:p>1.9075700461</text:p>
          </table:table-cell>
          <table:table-cell office:value-type="float" office:value="0.613357045811895" calcext:value-type="float">
            <text:p>0.6133570458</text:p>
          </table:table-cell>
          <table:table-cell office:value-type="float" office:value="1.06468580319114" calcext:value-type="float">
            <text:p>1.0646858032</text:p>
          </table:table-cell>
          <table:table-cell table:number-columns-repeated="19"/>
        </table:table-row>
        <table:table-row table:style-name="ro1">
          <table:table-cell table:number-columns-repeated="48"/>
          <table:table-cell office:value-type="string" calcext:value-type="string">
            <text:p>Alpha_3</text:p>
          </table:table-cell>
          <table:table-cell office:value-type="float" office:value="0.736448339181393" calcext:value-type="float">
            <text:p>0.7364483392</text:p>
          </table:table-cell>
          <table:table-cell office:value-type="float" office:value="0.718008338765955" calcext:value-type="float">
            <text:p>0.7180083388</text:p>
          </table:table-cell>
          <table:table-cell office:value-type="float" office:value="0.702892651512997" calcext:value-type="float">
            <text:p>0.7028926515</text:p>
          </table:table-cell>
          <table:table-cell office:value-type="float" office:value="1.36377521705724" calcext:value-type="float">
            <text:p>1.3637752171</text:p>
          </table:table-cell>
          <table:table-cell office:value-type="float" office:value="-1.40545207775085" calcext:value-type="float">
            <text:p>-1.4054520778</text:p>
          </table:table-cell>
          <table:table-cell office:value-type="float" office:value="4.53105243746327" calcext:value-type="float">
            <text:p>4.5310524375</text:p>
          </table:table-cell>
          <table:table-cell office:value-type="float" office:value="0.621707992877006" calcext:value-type="float">
            <text:p>0.6217079929</text:p>
          </table:table-cell>
          <table:table-cell office:value-type="float" office:value="1.05366932228981" calcext:value-type="float">
            <text:p>1.0536693223</text:p>
          </table:table-cell>
          <table:table-cell table:number-columns-repeated="19"/>
        </table:table-row>
        <table:table-row table:style-name="ro1">
          <table:table-cell table:number-columns-repeated="48"/>
          <table:table-cell office:value-type="string" calcext:value-type="string">
            <text:p>Alpha_4</text:p>
          </table:table-cell>
          <table:table-cell office:value-type="float" office:value="0.723053264626799" calcext:value-type="float">
            <text:p>0.7230532646</text:p>
          </table:table-cell>
          <table:table-cell office:value-type="float" office:value="0.702892651512883" calcext:value-type="float">
            <text:p>0.7028926515</text:p>
          </table:table-cell>
          <table:table-cell office:value-type="float" office:value="0.686473401682449" calcext:value-type="float">
            <text:p>0.6864734017</text:p>
          </table:table-cell>
          <table:table-cell office:value-type="float" office:value="1.34884316883267" calcext:value-type="float">
            <text:p>1.3488431688</text:p>
          </table:table-cell>
          <table:table-cell office:value-type="float" office:value="-0.810880373777565" calcext:value-type="float">
            <text:p>-0.8108803738</text:p>
          </table:table-cell>
          <table:table-cell office:value-type="float" office:value="20.7420519821488" calcext:value-type="float">
            <text:p>20.7420519821</text:p>
          </table:table-cell>
          <table:table-cell office:value-type="float" office:value="0.599893213467496" calcext:value-type="float">
            <text:p>0.5998932135</text:p>
          </table:table-cell>
          <table:table-cell office:value-type="float" office:value="1.04396272476545" calcext:value-type="float">
            <text:p>1.0439627248</text:p>
          </table:table-cell>
          <table:table-cell table:number-columns-repeated="19"/>
        </table:table-row>
        <table:table-row table:style-name="ro1">
          <table:table-cell table:number-columns-repeated="48"/>
          <table:table-cell office:value-type="string" calcext:value-type="string">
            <text:p>d</text:p>
          </table:table-cell>
          <table:table-cell office:value-type="float" office:value="1.75165955964947" calcext:value-type="float">
            <text:p>1.7516595596</text:p>
          </table:table-cell>
          <table:table-cell office:value-type="float" office:value="-1.40545207775087" calcext:value-type="float">
            <text:p>-1.4054520778</text:p>
          </table:table-cell>
          <table:table-cell office:value-type="float" office:value="-0.810880373777607" calcext:value-type="float">
            <text:p>-0.8108803738</text:p>
          </table:table-cell>
          <table:table-cell office:value-type="float" office:value="2.00630399802522" calcext:value-type="float">
            <text:p>2.006303998</text:p>
          </table:table-cell>
          <table:table-cell office:value-type="float" office:value="0.00243255565796119" calcext:value-type="float">
            <text:p>0.0024325557</text:p>
          </table:table-cell>
          <table:table-cell office:value-type="float" office:value="0.0211374354656613" calcext:value-type="float">
            <text:p>0.0211374355</text:p>
          </table:table-cell>
          <table:table-cell office:value-type="float" office:value="0.0185803965570273" calcext:value-type="float">
            <text:p>0.0185803966</text:p>
          </table:table-cell>
          <table:table-cell office:value-type="float" office:value="1.22527743909846" calcext:value-type="float">
            <text:p>1.2252774391</text:p>
          </table:table-cell>
          <table:table-cell table:number-columns-repeated="19"/>
        </table:table-row>
        <table:table-row table:style-name="ro1">
          <table:table-cell table:number-columns-repeated="48"/>
          <table:table-cell office:value-type="string" calcext:value-type="string">
            <text:p>e</text:p>
          </table:table-cell>
          <table:table-cell office:value-type="float" office:value="1.90757004605238" calcext:value-type="float">
            <text:p>1.9075700461</text:p>
          </table:table-cell>
          <table:table-cell office:value-type="float" office:value="4.53105243746356" calcext:value-type="float">
            <text:p>4.5310524375</text:p>
          </table:table-cell>
          <table:table-cell office:value-type="float" office:value="20.7420519821525" calcext:value-type="float">
            <text:p>20.7420519822</text:p>
          </table:table-cell>
          <table:table-cell office:value-type="float" office:value="1.5263308948239" calcext:value-type="float">
            <text:p>1.5263308948</text:p>
          </table:table-cell>
          <table:table-cell office:value-type="float" office:value="0.0211374354656613" calcext:value-type="float">
            <text:p>0.0211374355</text:p>
          </table:table-cell>
          <table:table-cell office:value-type="float" office:value="0.170143119981987" calcext:value-type="float">
            <text:p>0.17014312</text:p>
          </table:table-cell>
          <table:table-cell office:value-type="float" office:value="0.0767247072144528" calcext:value-type="float">
            <text:p>0.0767247072</text:p>
          </table:table-cell>
          <table:table-cell office:value-type="float" office:value="1.46361363063316" calcext:value-type="float">
            <text:p>1.4636136306</text:p>
          </table:table-cell>
          <table:table-cell table:number-columns-repeated="19"/>
        </table:table-row>
        <table:table-row table:style-name="ro1">
          <table:table-cell table:number-columns-repeated="48"/>
          <table:table-cell office:value-type="string" calcext:value-type="string">
            <text:p>f</text:p>
          </table:table-cell>
          <table:table-cell office:value-type="float" office:value="0.613357045811952" calcext:value-type="float">
            <text:p>0.6133570458</text:p>
          </table:table-cell>
          <table:table-cell office:value-type="float" office:value="0.621707992877077" calcext:value-type="float">
            <text:p>0.6217079929</text:p>
          </table:table-cell>
          <table:table-cell office:value-type="float" office:value="0.599893213467709" calcext:value-type="float">
            <text:p>0.5998932135</text:p>
          </table:table-cell>
          <table:table-cell office:value-type="float" office:value="1.222789359511" calcext:value-type="float">
            <text:p>1.2227893595</text:p>
          </table:table-cell>
          <table:table-cell office:value-type="float" office:value="0.0185803965570273" calcext:value-type="float">
            <text:p>0.0185803966</text:p>
          </table:table-cell>
          <table:table-cell office:value-type="float" office:value="0.0767247072144386" calcext:value-type="float">
            <text:p>0.0767247072</text:p>
          </table:table-cell>
          <table:table-cell office:value-type="float" office:value="0.0667367120345546" calcext:value-type="float">
            <text:p>0.066736712</text:p>
          </table:table-cell>
          <table:table-cell office:value-type="float" office:value="0.978325437574839" calcext:value-type="float">
            <text:p>0.9783254376</text:p>
          </table:table-cell>
          <table:table-cell table:number-columns-repeated="19"/>
        </table:table-row>
        <table:table-row table:style-name="ro1">
          <table:table-cell table:number-columns-repeated="48"/>
          <table:table-cell office:value-type="string" calcext:value-type="string">
            <text:p>X_0</text:p>
          </table:table-cell>
          <table:table-cell office:value-type="float" office:value="1.06468580319124" calcext:value-type="float">
            <text:p>1.0646858032</text:p>
          </table:table-cell>
          <table:table-cell office:value-type="float" office:value="1.05366932228988" calcext:value-type="float">
            <text:p>1.0536693223</text:p>
          </table:table-cell>
          <table:table-cell office:value-type="float" office:value="1.04396272476571" calcext:value-type="float">
            <text:p>1.0439627248</text:p>
          </table:table-cell>
          <table:table-cell office:value-type="float" office:value="1.55436270564987" calcext:value-type="float">
            <text:p>1.5543627056</text:p>
          </table:table-cell>
          <table:table-cell office:value-type="float" office:value="1.22527743909841" calcext:value-type="float">
            <text:p>1.2252774391</text:p>
          </table:table-cell>
          <table:table-cell office:value-type="float" office:value="1.46361363063313" calcext:value-type="float">
            <text:p>1.4636136306</text:p>
          </table:table-cell>
          <table:table-cell office:value-type="float" office:value="0.978325437574895" calcext:value-type="float">
            <text:p>0.9783254376</text:p>
          </table:table-cell>
          <table:table-cell office:value-type="float" office:value="1.33258260753402" calcext:value-type="float">
            <text:p>1.3325826075</text:p>
          </table:table-cell>
          <table:table-cell table:number-columns-repeated="19"/>
        </table:table-row>
        <table:table-row table:style-name="ro1" table:number-rows-repeated="4">
          <table:table-cell table:number-columns-repeated="76"/>
        </table:table-row>
        <table:table-row table:style-name="ro1">
          <table:table-cell table:number-columns-repeated="49"/>
          <table:table-cell office:value-type="string" calcext:value-type="string">
            <text:p>Alpha_1</text:p>
          </table:table-cell>
          <table:table-cell office:value-type="string" calcext:value-type="string">
            <text:p>Alpha_2</text:p>
          </table:table-cell>
          <table:table-cell office:value-type="string" calcext:value-type="string">
            <text:p>Alpha_3</text:p>
          </table:table-cell>
          <table:table-cell office:value-type="string" calcext:value-type="string">
            <text:p>Alpha_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_0</text:p>
          </table:table-cell>
          <table:table-cell table:number-columns-repeated="19"/>
        </table:table-row>
        <table:table-row table:style-name="ro1">
          <table:table-cell table:number-columns-repeated="76"/>
        </table:table-row>
        <table:table-row table:style-name="ro1">
          <table:table-cell table:number-columns-repeated="49"/>
          <table:table-cell table:style-name="ce10" office:value-type="float" office:value="1.66067729172394" calcext:value-type="float">
            <text:p>1.66</text:p>
          </table:table-cell>
          <table:table-cell table:style-name="ce10" office:value-type="float" office:value="1.37979141719086" calcext:value-type="float">
            <text:p>1.38</text:p>
          </table:table-cell>
          <table:table-cell table:style-name="ce10" office:value-type="float" office:value="1.36377521705724" calcext:value-type="float">
            <text:p>1.36</text:p>
          </table:table-cell>
          <table:table-cell table:style-name="ce10" office:value-type="float" office:value="1.34884316883291" calcext:value-type="float">
            <text:p>1.35</text:p>
          </table:table-cell>
          <table:table-cell table:style-name="ce10" office:value-type="float" office:value="2.00630399802517" calcext:value-type="float">
            <text:p>2.01</text:p>
          </table:table-cell>
          <table:table-cell table:style-name="ce10" office:value-type="float" office:value="1.52633089482389" calcext:value-type="float">
            <text:p>1.53</text:p>
          </table:table-cell>
          <table:table-cell table:style-name="ce10" office:value-type="float" office:value="1.22278935951096" calcext:value-type="float">
            <text:p>1.22</text:p>
          </table:table-cell>
          <table:table-cell table:style-name="ce10" office:value-type="float" office:value="1.55436270564985" calcext:value-type="float">
            <text:p>1.55</text:p>
          </table:table-cell>
          <table:table-cell table:number-columns-repeated="19"/>
        </table:table-row>
        <table:table-row table:style-name="ro1">
          <table:table-cell table:number-columns-repeated="49"/>
          <table:table-cell table:style-name="ce10" office:value-type="float" office:value="1.37979141719083" calcext:value-type="float">
            <text:p>1.38</text:p>
          </table:table-cell>
          <table:table-cell table:style-name="ce10" office:value-type="float" office:value="0.75199187225509" calcext:value-type="float">
            <text:p>0.75</text:p>
          </table:table-cell>
          <table:table-cell table:style-name="ce10" office:value-type="float" office:value="0.736448339181393" calcext:value-type="float">
            <text:p>0.74</text:p>
          </table:table-cell>
          <table:table-cell table:style-name="ce10" office:value-type="float" office:value="0.723053264626927" calcext:value-type="float">
            <text:p>0.72</text:p>
          </table:table-cell>
          <table:table-cell table:style-name="ce10" office:value-type="float" office:value="1.75165955964923" calcext:value-type="float">
            <text:p>1.75</text:p>
          </table:table-cell>
          <table:table-cell table:style-name="ce10" office:value-type="float" office:value="1.9075700460522" calcext:value-type="float">
            <text:p>1.91</text:p>
          </table:table-cell>
          <table:table-cell table:style-name="ce10" office:value-type="float" office:value="0.613357045811895" calcext:value-type="float">
            <text:p>0.61</text:p>
          </table:table-cell>
          <table:table-cell table:style-name="ce10" office:value-type="float" office:value="1.06468580319114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49"/>
          <table:table-cell table:style-name="ce10" office:value-type="float" office:value="1.36377521705724" calcext:value-type="float">
            <text:p>1.36</text:p>
          </table:table-cell>
          <table:table-cell table:style-name="ce10" office:value-type="float" office:value="0.736448339181393" calcext:value-type="float">
            <text:p>0.74</text:p>
          </table:table-cell>
          <table:table-cell table:style-name="ce10" office:value-type="float" office:value="0.718008338765955" calcext:value-type="float">
            <text:p>0.72</text:p>
          </table:table-cell>
          <table:table-cell table:style-name="ce10" office:value-type="float" office:value="0.702892651512997" calcext:value-type="float">
            <text:p>0.70</text:p>
          </table:table-cell>
          <table:table-cell table:style-name="ce10" office:value-type="float" office:value="-1.40545207775085" calcext:value-type="float">
            <text:p>-1.41</text:p>
          </table:table-cell>
          <table:table-cell table:style-name="ce10" office:value-type="float" office:value="4.53105243746327" calcext:value-type="float">
            <text:p>4.53</text:p>
          </table:table-cell>
          <table:table-cell table:style-name="ce10" office:value-type="float" office:value="0.621707992877006" calcext:value-type="float">
            <text:p>0.62</text:p>
          </table:table-cell>
          <table:table-cell table:style-name="ce10" office:value-type="float" office:value="1.05366932228981" calcext:value-type="float">
            <text:p>1.05</text:p>
          </table:table-cell>
          <table:table-cell table:number-columns-repeated="19"/>
        </table:table-row>
        <table:table-row table:style-name="ro1">
          <table:table-cell table:number-columns-repeated="49"/>
          <table:table-cell table:style-name="ce10" office:value-type="float" office:value="1.34884316883267" calcext:value-type="float">
            <text:p>1.35</text:p>
          </table:table-cell>
          <table:table-cell table:style-name="ce10" office:value-type="float" office:value="0.723053264626799" calcext:value-type="float">
            <text:p>0.72</text:p>
          </table:table-cell>
          <table:table-cell table:style-name="ce10" office:value-type="float" office:value="0.702892651512883" calcext:value-type="float">
            <text:p>0.70</text:p>
          </table:table-cell>
          <table:table-cell table:style-name="ce10" office:value-type="float" office:value="0.686473401682449" calcext:value-type="float">
            <text:p>0.69</text:p>
          </table:table-cell>
          <table:table-cell table:style-name="ce10" office:value-type="float" office:value="-0.810880373777565" calcext:value-type="float">
            <text:p>-0.81</text:p>
          </table:table-cell>
          <table:table-cell table:style-name="ce10" office:value-type="float" office:value="20.7420519821488" calcext:value-type="float">
            <text:p>20.74</text:p>
          </table:table-cell>
          <table:table-cell table:style-name="ce10" office:value-type="float" office:value="0.599893213467496" calcext:value-type="float">
            <text:p>0.60</text:p>
          </table:table-cell>
          <table:table-cell table:style-name="ce10" office:value-type="float" office:value="1.04396272476545" calcext:value-type="float">
            <text:p>1.04</text:p>
          </table:table-cell>
          <table:table-cell table:number-columns-repeated="19"/>
        </table:table-row>
        <table:table-row table:style-name="ro1">
          <table:table-cell table:number-columns-repeated="49"/>
          <table:table-cell table:style-name="ce10" office:value-type="float" office:value="2.00630399802522" calcext:value-type="float">
            <text:p>2.01</text:p>
          </table:table-cell>
          <table:table-cell table:style-name="ce10" office:value-type="float" office:value="1.75165955964947" calcext:value-type="float">
            <text:p>1.75</text:p>
          </table:table-cell>
          <table:table-cell table:style-name="ce10" office:value-type="float" office:value="-1.40545207775087" calcext:value-type="float">
            <text:p>-1.41</text:p>
          </table:table-cell>
          <table:table-cell table:style-name="ce10" office:value-type="float" office:value="-0.810880373777607" calcext:value-type="float">
            <text:p>-0.81</text:p>
          </table:table-cell>
          <table:table-cell table:style-name="ce11" office:value-type="float" office:value="0.00243255565796119" calcext:value-type="float">
            <text:p>0.002</text:p>
          </table:table-cell>
          <table:table-cell table:style-name="ce10" office:value-type="float" office:value="0.0211374354656613" calcext:value-type="float">
            <text:p>0.02</text:p>
          </table:table-cell>
          <table:table-cell table:style-name="ce10" office:value-type="float" office:value="0.0185803965570273" calcext:value-type="float">
            <text:p>0.02</text:p>
          </table:table-cell>
          <table:table-cell table:style-name="ce10" office:value-type="float" office:value="1.22527743909846" calcext:value-type="float">
            <text:p>1.23</text:p>
          </table:table-cell>
          <table:table-cell table:number-columns-repeated="19"/>
        </table:table-row>
        <table:table-row table:style-name="ro1">
          <table:table-cell table:number-columns-repeated="49"/>
          <table:table-cell table:style-name="ce10" office:value-type="float" office:value="1.5263308948239" calcext:value-type="float">
            <text:p>1.53</text:p>
          </table:table-cell>
          <table:table-cell table:style-name="ce10" office:value-type="float" office:value="1.90757004605238" calcext:value-type="float">
            <text:p>1.91</text:p>
          </table:table-cell>
          <table:table-cell table:style-name="ce10" office:value-type="float" office:value="4.53105243746356" calcext:value-type="float">
            <text:p>4.53</text:p>
          </table:table-cell>
          <table:table-cell table:style-name="ce10" office:value-type="float" office:value="20.7420519821525" calcext:value-type="float">
            <text:p>20.74</text:p>
          </table:table-cell>
          <table:table-cell table:style-name="ce10" office:value-type="float" office:value="0.0211374354656613" calcext:value-type="float">
            <text:p>0.02</text:p>
          </table:table-cell>
          <table:table-cell table:style-name="ce10" office:value-type="float" office:value="0.170143119981987" calcext:value-type="float">
            <text:p>0.17</text:p>
          </table:table-cell>
          <table:table-cell table:style-name="ce10" office:value-type="float" office:value="0.0767247072144528" calcext:value-type="float">
            <text:p>0.08</text:p>
          </table:table-cell>
          <table:table-cell table:style-name="ce10" office:value-type="float" office:value="1.46361363063316" calcext:value-type="float">
            <text:p>1.46</text:p>
          </table:table-cell>
          <table:table-cell table:number-columns-repeated="19"/>
        </table:table-row>
        <table:table-row table:style-name="ro1">
          <table:table-cell table:number-columns-repeated="49"/>
          <table:table-cell table:style-name="ce10" office:value-type="float" office:value="1.222789359511" calcext:value-type="float">
            <text:p>1.22</text:p>
          </table:table-cell>
          <table:table-cell table:style-name="ce10" office:value-type="float" office:value="0.613357045811952" calcext:value-type="float">
            <text:p>0.61</text:p>
          </table:table-cell>
          <table:table-cell table:style-name="ce10" office:value-type="float" office:value="0.621707992877077" calcext:value-type="float">
            <text:p>0.62</text:p>
          </table:table-cell>
          <table:table-cell table:style-name="ce10" office:value-type="float" office:value="0.599893213467709" calcext:value-type="float">
            <text:p>0.60</text:p>
          </table:table-cell>
          <table:table-cell table:style-name="ce10" office:value-type="float" office:value="0.0185803965570273" calcext:value-type="float">
            <text:p>0.02</text:p>
          </table:table-cell>
          <table:table-cell table:style-name="ce10" office:value-type="float" office:value="0.0767247072144386" calcext:value-type="float">
            <text:p>0.08</text:p>
          </table:table-cell>
          <table:table-cell table:style-name="ce10" office:value-type="float" office:value="0.0667367120345546" calcext:value-type="float">
            <text:p>0.07</text:p>
          </table:table-cell>
          <table:table-cell table:style-name="ce10" office:value-type="float" office:value="0.978325437574839" calcext:value-type="float">
            <text:p>0.98</text:p>
          </table:table-cell>
          <table:table-cell table:number-columns-repeated="19"/>
        </table:table-row>
        <table:table-row table:style-name="ro1">
          <table:table-cell table:number-columns-repeated="49"/>
          <table:table-cell table:style-name="ce10" office:value-type="float" office:value="1.55436270564987" calcext:value-type="float">
            <text:p>1.55</text:p>
          </table:table-cell>
          <table:table-cell table:style-name="ce10" office:value-type="float" office:value="1.06468580319124" calcext:value-type="float">
            <text:p>1.06</text:p>
          </table:table-cell>
          <table:table-cell table:style-name="ce10" office:value-type="float" office:value="1.05366932228988" calcext:value-type="float">
            <text:p>1.05</text:p>
          </table:table-cell>
          <table:table-cell table:style-name="ce10" office:value-type="float" office:value="1.04396272476571" calcext:value-type="float">
            <text:p>1.04</text:p>
          </table:table-cell>
          <table:table-cell table:style-name="ce10" office:value-type="float" office:value="1.22527743909841" calcext:value-type="float">
            <text:p>1.23</text:p>
          </table:table-cell>
          <table:table-cell table:style-name="ce10" office:value-type="float" office:value="1.46361363063313" calcext:value-type="float">
            <text:p>1.46</text:p>
          </table:table-cell>
          <table:table-cell table:style-name="ce10" office:value-type="float" office:value="0.978325437574895" calcext:value-type="float">
            <text:p>0.98</text:p>
          </table:table-cell>
          <table:table-cell table:style-name="ce10" office:value-type="float" office:value="1.33258260753402" calcext:value-type="float">
            <text:p>1.3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4" number:min-integer-digits="1" number:min-exponent-digits="3"/>
    </number:number-style>
    <number:currency-style style:name="N123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3P0"/>
    </number:currency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1" number:min-integer-digits="1"/>
    </number:number-style>
    <number:time-style style:name="N135">
      <number:hours number:style="long"/>
    </number:time-style>
    <number:date-style style:name="N136">
      <number:month number:style="long"/>
    </number:date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integer-digits="3" number:min-exponent-digits="1"/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number-style style:name="N171">
      <number:number number:decimal-places="0" number:min-integer-digits="5"/>
    </number:number-style>
    <number:percentage-style style:name="N172">
      <number:number number:decimal-places="1" number:min-integer-digits="1"/>
      <number:text>%</number:text>
    </number:percentage-style>
    <number:number-style style:name="N173">
      <number:number number:decimal-places="13" number:min-integer-digits="1"/>
    </number:number-style>
    <number:number-style style:name="N174">
      <number:number number:decimal-places="14" number:min-integer-digits="1"/>
    </number:number-style>
    <number:number-style style:name="N175">
      <number:number number:decimal-places="15" number:min-integer-digits="1"/>
    </number:number-style>
    <number:number-style style:name="N176">
      <number:number number:decimal-places="16" number:min-integer-digits="1"/>
    </number:number-style>
    <number:number-style style:name="N177">
      <number:number number:decimal-places="0" number:min-integer-digits="0"/>
    </number:number-style>
    <number:number-style style:name="N178">
      <number:number number:decimal-places="1" number:min-integer-digits="0" number:decimal-replacement=""/>
      <number:text> m</number:text>
    </number:number-style>
    <number:number-style style:name="N179">
      <number:number number:decimal-places="3" number:min-integer-digits="0"/>
      <number:text> m</number:text>
    </number:number-style>
    <number:number-style style:name="N180">
      <number:number number:decimal-places="3" number:min-integer-digits="1"/>
      <number:text> m</number:text>
    </number:number-style>
    <number:number-style style:name="N181">
      <number:number number:decimal-places="3" number:min-integer-digits="1"/>
      <number:text> (13)</number:text>
    </number:number-style>
    <number:number-style style:name="N182">
      <number:number number:decimal-places="3" number:min-integer-digits="1"/>
      <number:text> (=I2)</number:text>
    </number:number-style>
    <number:number-style style:name="N183">
      <number:number number:decimal-places="0" number:min-integer-digits="0" number:grouping="true"/>
    </number:number-style>
    <number:currency-style style:name="N184">
      <number:number number:decimal-places="1" number:min-integer-digits="0" number:decimal-replacement=""/>
      <number:text> </number:text>
      <number:currency-symbol/>
      <number:text>pm$ </number:text>
    </number:currency-style>
    <number:number-style style:name="N185">
      <number:number number:decimal-places="1" number:min-integer-digits="0" number:decimal-replacement=""/>
      <number:text> </number:text>
    </number:number-style>
    <number:number-style style:name="N186">
      <number:number number:decimal-places="1" number:min-integer-digits="1"/>
      <number:text> =I</number:text>
    </number:number-style>
    <number:number-style style:name="N187">
      <number:number number:decimal-places="2" number:min-integer-digits="0" number:decimal-replacement=""/>
    </number:number-style>
    <number:number-style style:name="N188">
      <number:scientific-number number:decimal-places="5" number:min-integer-digits="1" number:min-exponent-digits="3"/>
    </number:number-style>
    <number:number-style style:name="N189">
      <number:scientific-number number:decimal-places="3" number:min-integer-digits="1" number:min-exponent-digits="3"/>
    </number:number-style>
    <number:number-style style:name="N190">
      <number:scientific-number number:decimal-places="3" number:min-integer-digits="1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04:44:11.693135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03:10:50.055019395</meta:creation-date>
    <dc:date>2015-03-01T06:06:37.850161118</dc:date>
    <meta:editing-duration>P1DT4H35M5S</meta:editing-duration>
    <meta:editing-cycles>20</meta:editing-cycles>
    <meta:generator>LibreOffice/4.3.0.4$Linux_X86_64 LibreOffice_project/62ad5818884a2fc2e5780dd45466868d41009ec0</meta:generator>
    <meta:document-statistic meta:table-count="3" meta:cell-count="74096" meta:object-count="0"/>
  </office:meta>
</office:document-meta>
</file>